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0.831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0.642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0.97cm"/>
    </style:style>
    <style:style style:name="co9" style:family="table-column">
      <style:table-column-properties fo:break-before="auto" style:column-width="0.804cm"/>
    </style:style>
    <style:style style:name="co10" style:family="table-column">
      <style:table-column-properties fo:break-before="auto" style:column-width="0.915cm"/>
    </style:style>
    <style:style style:name="co11" style:family="table-column">
      <style:table-column-properties fo:break-before="auto" style:column-width="0.61cm"/>
    </style:style>
    <style:style style:name="co12" style:family="table-column">
      <style:table-column-properties fo:break-before="auto" style:column-width="0.4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  <style:style style:name="ce7" style:family="table-cell" style:parent-style-name="Default">
      <style:text-properties style:font-name="Calibri" fo:font-size="9pt" style:font-size-asian="9pt" style:font-size-complex="9pt"/>
    </style:style>
    <style:style style:name="ce8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83caff"/>
      <style:text-properties style:font-name="Calibri" fo:font-size="9pt" style:font-size-asian="9pt" style:font-size-complex="9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>
            <text:p>s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ce1" office:value-type="string">
            <text:p>c</text:p>
          </table:table-cell>
          <table:table-cell table:number-columns-repeated="2"/>
          <table:table-cell table:style-name="ce1" office:value-type="string">
            <text:p>C</text:p>
          </table:table-cell>
        </table:table-row>
        <table:table-row table:style-name="ro1">
          <table:table-cell table:style-name="ce3" office:value-type="string">
            <text:p>40,22</text:p>
          </table:table-cell>
          <table:table-cell office:value-type="float" office:value="7">
            <text:p>7</text:p>
          </table:table-cell>
          <table:table-cell/>
          <table:table-cell table:style-name="ce4" office:value-type="string">
            <text:p>34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4,36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4,3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34,8</text:p>
          </table:table-cell>
          <table:table-cell office:value-type="float" office:value="26">
            <text:p>26</text:p>
          </table:table-cell>
          <table:table-cell/>
          <table:table-cell table:style-name="ce4" office:value-type="string">
            <text:p>30,2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5,30</text:p>
          </table:table-cell>
          <table:table-cell office:value-type="float" office:value="34">
            <text:p>34</text:p>
          </table:table-cell>
          <table:table-cell/>
          <table:table-cell table:style-name="ce4" office:value-type="string">
            <text:p>36,2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24,14</text:p>
          </table:table-cell>
          <table:table-cell office:value-type="float" office:value="12">
            <text:p>12</text:p>
          </table:table-cell>
          <table:table-cell/>
          <table:table-cell table:style-name="ce4" office:value-type="string">
            <text:p>15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3,20</text:p>
          </table:table-cell>
          <table:table-cell office:value-type="float" office:value="26">
            <text:p>26</text:p>
          </table:table-cell>
          <table:table-cell/>
          <table:table-cell table:style-name="ce4" office:value-type="string">
            <text:p>10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2</text:p>
          </table:table-cell>
          <table:table-cell office:value-type="float" office:value="33">
            <text:p>33</text:p>
          </table:table-cell>
          <table:table-cell/>
          <table:table-cell table:style-name="ce4" office:value-type="string">
            <text:p>38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8,10</text:p>
          </table:table-cell>
          <table:table-cell office:value-type="float" office:value="39">
            <text:p>39</text:p>
          </table:table-cell>
          <table:table-cell/>
          <table:table-cell table:style-name="ce4" office:value-type="string">
            <text:p>39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40</text:p>
          </table:table-cell>
          <table:table-cell office:value-type="float" office:value="29">
            <text:p>29</text:p>
          </table:table-cell>
          <table:table-cell/>
          <table:table-cell table:style-name="ce4" office:value-type="string">
            <text:p>24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0,29</text:p>
          </table:table-cell>
          <table:table-cell office:value-type="float" office:value="5">
            <text:p>5</text:p>
          </table:table-cell>
          <table:table-cell/>
          <table:table-cell table:style-name="ce4" office:value-type="string">
            <text:p>12,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35</text:p>
          </table:table-cell>
          <table:table-cell office:value-type="float" office:value="34">
            <text:p>34</text:p>
          </table:table-cell>
          <table:table-cell/>
          <table:table-cell table:style-name="ce4" office:value-type="string">
            <text:p>36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38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6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22</text:p>
          </table:table-cell>
          <table:table-cell office:value-type="float" office:value="14">
            <text:p>14</text:p>
          </table:table-cell>
          <table:table-cell/>
          <table:table-cell table:style-name="ce4" office:value-type="string">
            <text:p>30,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3,34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29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38</text:p>
          </table:table-cell>
          <table:table-cell office:value-type="float" office:value="21">
            <text:p>21</text:p>
          </table:table-cell>
          <table:table-cell/>
          <table:table-cell table:style-name="ce4" office:value-type="string">
            <text:p>5,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2,12</text:p>
          </table:table-cell>
          <table:table-cell office:value-type="float" office:value="31">
            <text:p>31</text:p>
          </table:table-cell>
          <table:table-cell/>
          <table:table-cell table:style-name="ce4" office:value-type="string">
            <text:p>9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4,3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36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4,21</text:p>
          </table:table-cell>
          <table:table-cell office:value-type="float" office:value="11">
            <text:p>11</text:p>
          </table:table-cell>
          <table:table-cell/>
          <table:table-cell table:style-name="ce4" office:value-type="string">
            <text:p>33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1</text:p>
          </table:table-cell>
          <table:table-cell office:value-type="float" office:value="34">
            <text:p>34</text:p>
          </table:table-cell>
          <table:table-cell/>
          <table:table-cell table:style-name="ce4" office:value-type="string">
            <text:p>23,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8,1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26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33</text:p>
          </table:table-cell>
          <table:table-cell office:value-type="float" office:value="39">
            <text:p>39</text:p>
          </table:table-cell>
          <table:table-cell/>
          <table:table-cell table:style-name="ce4" office:value-type="string">
            <text:p>18,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5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18,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29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36,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2,7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33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4,26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15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4,28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4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9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38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6</text:p>
          </table:table-cell>
          <table:table-cell office:value-type="float" office:value="37">
            <text:p>37</text:p>
          </table:table-cell>
          <table:table-cell/>
          <table:table-cell table:style-name="ce4" office:value-type="string">
            <text:p>20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8,22</text:p>
          </table:table-cell>
          <table:table-cell office:value-type="float" office:value="16">
            <text:p>16</text:p>
          </table:table-cell>
          <table:table-cell/>
          <table:table-cell table:style-name="ce4" office:value-type="string">
            <text:p>30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5,3</text:p>
          </table:table-cell>
          <table:table-cell office:value-type="float" office:value="38">
            <text:p>38</text:p>
          </table:table-cell>
          <table:table-cell/>
          <table:table-cell table:style-name="ce4" office:value-type="string">
            <text:p>38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8,24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26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0,11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5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7</text:p>
          </table:table-cell>
          <table:table-cell office:value-type="float" office:value="17">
            <text:p>17</text:p>
          </table:table-cell>
          <table:table-cell/>
          <table:table-cell table:style-name="ce4" office:value-type="string">
            <text:p>8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4</text:p>
          </table:table-cell>
          <table:table-cell office:value-type="float" office:value="25">
            <text:p>25</text:p>
          </table:table-cell>
          <table:table-cell/>
          <table:table-cell table:style-name="ce4" office:value-type="string">
            <text:p>26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20</text:p>
          </table:table-cell>
          <table:table-cell office:value-type="float" office:value="30">
            <text:p>30</text:p>
          </table:table-cell>
          <table:table-cell/>
          <table:table-cell table:style-name="ce4" office:value-type="string">
            <text:p>17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2,30</text:p>
          </table:table-cell>
          <table:table-cell office:value-type="float" office:value="8">
            <text:p>8</text:p>
          </table:table-cell>
          <table:table-cell/>
          <table:table-cell table:style-name="ce4" office:value-type="string">
            <text:p>17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32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24,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4,21</text:p>
          </table:table-cell>
          <table:table-cell office:value-type="float" office:value="37">
            <text:p>37</text:p>
          </table:table-cell>
          <table:table-cell/>
          <table:table-cell table:style-name="ce4" office:value-type="string">
            <text:p>39,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26</text:p>
          </table:table-cell>
          <table:table-cell office:value-type="float" office:value="33">
            <text:p>33</text:p>
          </table:table-cell>
          <table:table-cell/>
          <table:table-cell table:style-name="ce4" office:value-type="string">
            <text:p>30,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8,9</text:p>
          </table:table-cell>
          <table:table-cell office:value-type="float" office:value="36">
            <text:p>36</text:p>
          </table:table-cell>
          <table:table-cell/>
          <table:table-cell table:style-name="ce4" office:value-type="string">
            <text:p>28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5,4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7,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24</text:p>
          </table:table-cell>
          <table:table-cell office:value-type="float" office:value="20">
            <text:p>20</text:p>
          </table:table-cell>
          <table:table-cell/>
          <table:table-cell table:style-name="ce4" office:value-type="string">
            <text:p>4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9,6</text:p>
          </table:table-cell>
          <table:table-cell office:value-type="float" office:value="27">
            <text:p>27</text:p>
          </table:table-cell>
          <table:table-cell/>
          <table:table-cell table:style-name="ce4" office:value-type="string">
            <text:p>14,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39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25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7,33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13,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5</text:p>
          </table:table-cell>
          <table:table-cell office:value-type="float" office:value="34">
            <text:p>34</text:p>
          </table:table-cell>
          <table:table-cell/>
          <table:table-cell table:style-name="ce4" office:value-type="string">
            <text:p>27,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5,13</text:p>
          </table:table-cell>
          <table:table-cell office:value-type="float" office:value="9">
            <text:p>9</text:p>
          </table:table-cell>
          <table:table-cell/>
          <table:table-cell table:style-name="ce4" office:value-type="string">
            <text:p>37,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7</text:p>
          </table:table-cell>
          <table:table-cell office:value-type="float" office:value="35">
            <text:p>35</text:p>
          </table:table-cell>
          <table:table-cell/>
          <table:table-cell table:style-name="ce4" office:value-type="string">
            <text:p>16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9,9</text:p>
          </table:table-cell>
          <table:table-cell office:value-type="float" office:value="12">
            <text:p>12</text:p>
          </table:table-cell>
          <table:table-cell/>
          <table:table-cell table:style-name="ce4" office:value-type="string">
            <text:p>11,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9,15</text:p>
          </table:table-cell>
          <table:table-cell office:value-type="float" office:value="30">
            <text:p>30</text:p>
          </table:table-cell>
          <table:table-cell/>
          <table:table-cell table:style-name="ce4" office:value-type="string">
            <text:p>33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32</text:p>
          </table:table-cell>
          <table:table-cell office:value-type="float" office:value="24">
            <text:p>24</text:p>
          </table:table-cell>
          <table:table-cell/>
          <table:table-cell table:style-name="ce4" office:value-type="string">
            <text:p>16,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7,37</text:p>
          </table:table-cell>
          <table:table-cell office:value-type="float" office:value="33">
            <text:p>33</text:p>
          </table:table-cell>
          <table:table-cell/>
          <table:table-cell table:style-name="ce4" office:value-type="string">
            <text:p>24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2</text:p>
          </table:table-cell>
          <table:table-cell office:value-type="float" office:value="27">
            <text:p>27</text:p>
          </table:table-cell>
          <table:table-cell/>
          <table:table-cell table:style-name="ce4" office:value-type="string">
            <text:p>18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5,22</text:p>
          </table:table-cell>
          <table:table-cell office:value-type="float" office:value="20">
            <text:p>20</text:p>
          </table:table-cell>
          <table:table-cell/>
          <table:table-cell table:style-name="ce4" office:value-type="string">
            <text:p>14,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3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30,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9,24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23,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0,35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34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2,8</text:p>
          </table:table-cell>
          <table:table-cell office:value-type="float" office:value="6">
            <text:p>6</text:p>
          </table:table-cell>
          <table:table-cell/>
          <table:table-cell table:style-name="ce4" office:value-type="string">
            <text:p>36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5,5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21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28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28,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6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40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9,17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30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9,29</text:p>
          </table:table-cell>
          <table:table-cell office:value-type="float" office:value="39">
            <text:p>39</text:p>
          </table:table-cell>
          <table:table-cell/>
          <table:table-cell table:style-name="ce4" office:value-type="string">
            <text:p>2,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8</text:p>
          </table:table-cell>
          <table:table-cell office:value-type="float" office:value="7">
            <text:p>7</text:p>
          </table:table-cell>
          <table:table-cell/>
          <table:table-cell table:style-name="ce4" office:value-type="string">
            <text:p>28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7,23</text:p>
          </table:table-cell>
          <table:table-cell office:value-type="float" office:value="5">
            <text:p>5</text:p>
          </table:table-cell>
          <table:table-cell/>
          <table:table-cell table:style-name="ce4" office:value-type="string">
            <text:p>13,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4</text:p>
          </table:table-cell>
          <table:table-cell office:value-type="float" office:value="10">
            <text:p>10</text:p>
          </table:table-cell>
          <table:table-cell/>
          <table:table-cell table:style-name="ce4" office:value-type="string">
            <text:p>38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2,15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37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35</text:p>
          </table:table-cell>
          <table:table-cell office:value-type="float" office:value="20">
            <text:p>20</text:p>
          </table:table-cell>
          <table:table-cell/>
          <table:table-cell table:style-name="ce4" office:value-type="string">
            <text:p>32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2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36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9,14</text:p>
          </table:table-cell>
          <table:table-cell office:value-type="float" office:value="26">
            <text:p>26</text:p>
          </table:table-cell>
          <table:table-cell/>
          <table:table-cell table:style-name="ce4" office:value-type="string">
            <text:p>40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6,1</text:p>
          </table:table-cell>
          <table:table-cell office:value-type="float" office:value="36">
            <text:p>36</text:p>
          </table:table-cell>
          <table:table-cell/>
          <table:table-cell table:style-name="ce4" office:value-type="string">
            <text:p>14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9,20</text:p>
          </table:table-cell>
          <table:table-cell office:value-type="float" office:value="17">
            <text:p>17</text:p>
          </table:table-cell>
          <table:table-cell/>
          <table:table-cell table:style-name="ce4" office:value-type="string">
            <text:p>27,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9,34</text:p>
          </table:table-cell>
          <table:table-cell office:value-type="float" office:value="9">
            <text:p>9</text:p>
          </table:table-cell>
          <table:table-cell/>
          <table:table-cell table:style-name="ce4" office:value-type="string">
            <text:p>8,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27</text:p>
          </table:table-cell>
          <table:table-cell office:value-type="float" office:value="29">
            <text:p>29</text:p>
          </table:table-cell>
          <table:table-cell/>
          <table:table-cell table:style-name="ce4" office:value-type="string">
            <text:p>25,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7,8</text:p>
          </table:table-cell>
          <table:table-cell office:value-type="float" office:value="5">
            <text:p>5</text:p>
          </table:table-cell>
          <table:table-cell/>
          <table:table-cell table:style-name="ce4" office:value-type="string">
            <text:p>20,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3</text:p>
          </table:table-cell>
          <table:table-cell office:value-type="float" office:value="7">
            <text:p>7</text:p>
          </table:table-cell>
          <table:table-cell/>
          <table:table-cell table:style-name="ce4" office:value-type="string">
            <text:p>4,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2,6</text:p>
          </table:table-cell>
          <table:table-cell office:value-type="float" office:value="21">
            <text:p>21</text:p>
          </table:table-cell>
          <table:table-cell/>
          <table:table-cell table:style-name="ce4" office:value-type="string">
            <text:p>21,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0</text:p>
          </table:table-cell>
          <table:table-cell office:value-type="float" office:value="21">
            <text:p>21</text:p>
          </table:table-cell>
          <table:table-cell/>
          <table:table-cell table:style-name="ce4" office:value-type="string">
            <text:p>18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5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8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6,18</text:p>
          </table:table-cell>
          <table:table-cell office:value-type="float" office:value="36">
            <text:p>36</text:p>
          </table:table-cell>
          <table:table-cell/>
          <table:table-cell table:style-name="ce4" office:value-type="string">
            <text:p>6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6</text:p>
          </table:table-cell>
          <table:table-cell office:value-type="float" office:value="24">
            <text:p>24</text:p>
          </table:table-cell>
          <table:table-cell/>
          <table:table-cell table:style-name="ce4" office:value-type="string">
            <text:p>6,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6,8</text:p>
          </table:table-cell>
          <table:table-cell office:value-type="float" office:value="29">
            <text:p>29</text:p>
          </table:table-cell>
          <table:table-cell/>
          <table:table-cell table:style-name="ce4" office:value-type="string">
            <text:p>11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7,1</text:p>
          </table:table-cell>
          <table:table-cell office:value-type="float" office:value="31">
            <text:p>31</text:p>
          </table:table-cell>
          <table:table-cell/>
          <table:table-cell table:style-name="ce4" office:value-type="string">
            <text:p>26,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10</text:p>
          </table:table-cell>
          <table:table-cell office:value-type="float" office:value="30">
            <text:p>30</text:p>
          </table:table-cell>
          <table:table-cell/>
          <table:table-cell table:style-name="ce4" office:value-type="string">
            <text:p>11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32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27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2,29</text:p>
          </table:table-cell>
          <table:table-cell office:value-type="float" office:value="26">
            <text:p>26</text:p>
          </table:table-cell>
          <table:table-cell/>
          <table:table-cell table:style-name="ce4" office:value-type="string">
            <text:p>31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8,39</text:p>
          </table:table-cell>
          <table:table-cell office:value-type="float" office:value="11">
            <text:p>11</text:p>
          </table:table-cell>
          <table:table-cell/>
          <table:table-cell table:style-name="ce4" office:value-type="string">
            <text:p>31,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3</text:p>
          </table:table-cell>
          <table:table-cell office:value-type="float" office:value="10">
            <text:p>10</text:p>
          </table:table-cell>
          <table:table-cell/>
          <table:table-cell table:style-name="ce4" office:value-type="string">
            <text:p>9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12</text:p>
          </table:table-cell>
          <table:table-cell office:value-type="float" office:value="24">
            <text:p>24</text:p>
          </table:table-cell>
          <table:table-cell/>
          <table:table-cell table:style-name="ce4" office:value-type="string">
            <text:p>36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6,25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16,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6,19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1,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8</text:p>
          </table:table-cell>
          <table:table-cell office:value-type="float" office:value="21">
            <text:p>21</text:p>
          </table:table-cell>
          <table:table-cell/>
          <table:table-cell table:style-name="ce4" office:value-type="string">
            <text:p>33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4,37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20,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0,31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37,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17</text:p>
          </table:table-cell>
          <table:table-cell office:value-type="float" office:value="6">
            <text:p>6</text:p>
          </table:table-cell>
          <table:table-cell/>
          <table:table-cell table:style-name="ce4" office:value-type="string">
            <text:p>26,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3,36</text:p>
          </table:table-cell>
          <table:table-cell office:value-type="float" office:value="15">
            <text:p>15</text:p>
          </table:table-cell>
          <table:table-cell/>
          <table:table-cell table:style-name="ce4" office:value-type="string">
            <text:p>28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36</text:p>
          </table:table-cell>
          <table:table-cell office:value-type="float" office:value="30">
            <text:p>30</text:p>
          </table:table-cell>
          <table:table-cell/>
          <table:table-cell table:style-name="ce4" office:value-type="string">
            <text:p>22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2,20</text:p>
          </table:table-cell>
          <table:table-cell office:value-type="float" office:value="25">
            <text:p>25</text:p>
          </table:table-cell>
          <table:table-cell/>
          <table:table-cell table:style-name="ce4" office:value-type="string">
            <text:p>4,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1,36</text:p>
          </table:table-cell>
          <table:table-cell office:value-type="float" office:value="8">
            <text:p>8</text:p>
          </table:table-cell>
          <table:table-cell/>
          <table:table-cell table:style-name="ce4" office:value-type="string">
            <text:p>15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5,33</text:p>
          </table:table-cell>
          <table:table-cell office:value-type="float" office:value="14">
            <text:p>14</text:p>
          </table:table-cell>
          <table:table-cell/>
          <table:table-cell table:style-name="ce4" office:value-type="string">
            <text:p>25,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29</text:p>
          </table:table-cell>
          <table:table-cell office:value-type="float" office:value="31">
            <text:p>31</text:p>
          </table:table-cell>
          <table:table-cell/>
          <table:table-cell table:style-name="ce4" office:value-type="string">
            <text:p>11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3,11</text:p>
          </table:table-cell>
          <table:table-cell office:value-type="float" office:value="38">
            <text:p>38</text:p>
          </table:table-cell>
          <table:table-cell/>
          <table:table-cell table:style-name="ce4" office:value-type="string">
            <text:p>24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23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18,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25</text:p>
          </table:table-cell>
          <table:table-cell office:value-type="float" office:value="21">
            <text:p>21</text:p>
          </table:table-cell>
          <table:table-cell/>
          <table:table-cell table:style-name="ce4" office:value-type="string">
            <text:p>9,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3</text:p>
          </table:table-cell>
          <table:table-cell office:value-type="float" office:value="6">
            <text:p>6</text:p>
          </table:table-cell>
          <table:table-cell/>
          <table:table-cell table:style-name="ce4" office:value-type="string">
            <text:p>31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24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16,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31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3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8,40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37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5,38</text:p>
          </table:table-cell>
          <table:table-cell office:value-type="float" office:value="25">
            <text:p>25</text:p>
          </table:table-cell>
          <table:table-cell/>
          <table:table-cell table:style-name="ce4" office:value-type="string">
            <text:p>33,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1,7</text:p>
          </table:table-cell>
          <table:table-cell office:value-type="float" office:value="12">
            <text:p>12</text:p>
          </table:table-cell>
          <table:table-cell/>
          <table:table-cell table:style-name="ce4" office:value-type="string">
            <text:p>20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4</text:p>
          </table:table-cell>
          <table:table-cell office:value-type="float" office:value="11">
            <text:p>11</text:p>
          </table:table-cell>
          <table:table-cell/>
          <table:table-cell table:style-name="ce4" office:value-type="string">
            <text:p>14,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30</text:p>
          </table:table-cell>
          <table:table-cell office:value-type="float" office:value="33">
            <text:p>33</text:p>
          </table:table-cell>
          <table:table-cell/>
          <table:table-cell table:style-name="ce4" office:value-type="string">
            <text:p>27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6,15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23,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7,14</text:p>
          </table:table-cell>
          <table:table-cell office:value-type="float" office:value="40">
            <text:p>40</text:p>
          </table:table-cell>
          <table:table-cell/>
          <table:table-cell table:style-name="ce4" office:value-type="string">
            <text:p>17,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0,9</text:p>
          </table:table-cell>
          <table:table-cell office:value-type="float" office:value="36">
            <text:p>36</text:p>
          </table:table-cell>
          <table:table-cell/>
          <table:table-cell table:style-name="ce4" office:value-type="string">
            <text:p>30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39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4,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8,39</text:p>
          </table:table-cell>
          <table:table-cell office:value-type="float" office:value="14">
            <text:p>14</text:p>
          </table:table-cell>
          <table:table-cell/>
          <table:table-cell table:style-name="ce4" office:value-type="string">
            <text:p>31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2,34</text:p>
          </table:table-cell>
          <table:table-cell office:value-type="float" office:value="14">
            <text:p>14</text:p>
          </table:table-cell>
          <table:table-cell/>
          <table:table-cell table:style-name="ce4" office:value-type="string">
            <text:p>31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0,34</text:p>
          </table:table-cell>
          <table:table-cell office:value-type="float" office:value="8">
            <text:p>8</text:p>
          </table:table-cell>
          <table:table-cell/>
          <table:table-cell table:style-name="ce4" office:value-type="string">
            <text:p>25,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3,5</text:p>
          </table:table-cell>
          <table:table-cell office:value-type="float" office:value="37">
            <text:p>37</text:p>
          </table:table-cell>
          <table:table-cell/>
          <table:table-cell table:style-name="ce4" office:value-type="string">
            <text:p>22,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5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10,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,2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6,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21</text:p>
          </table:table-cell>
          <table:table-cell office:value-type="float" office:value="29">
            <text:p>29</text:p>
          </table:table-cell>
          <table:table-cell/>
          <table:table-cell table:style-name="ce4" office:value-type="string">
            <text:p>27,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9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22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1,19</text:p>
          </table:table-cell>
          <table:table-cell office:value-type="float" office:value="6">
            <text:p>6</text:p>
          </table:table-cell>
          <table:table-cell/>
          <table:table-cell table:style-name="ce4" office:value-type="string">
            <text:p>27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1,9</text:p>
          </table:table-cell>
          <table:table-cell office:value-type="float" office:value="16">
            <text:p>16</text:p>
          </table:table-cell>
          <table:table-cell/>
          <table:table-cell table:style-name="ce4" office:value-type="string">
            <text:p>32,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9,32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39,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5,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7,28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,2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1,2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1,1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7,3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1,36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33,23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9,30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34,14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5,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3,2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,2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8,1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40,23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1,27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4,3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6,35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2,1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9,7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7,1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4,15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3,1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3,5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1,36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8,39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7,1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6,39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2,13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4,2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38,28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,1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7,1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22,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34,2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4,29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13,5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8,23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5,2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8,25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40,12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6,2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22,31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5,1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8,16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4,3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4,2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9,15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6,1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7,32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0,2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25,1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9,8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16,3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9,36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4,3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7,3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3,10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35,3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5,21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,1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4,1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9,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9,23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2,37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2,3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5,4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0,3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7,29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2,9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5,3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1,3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,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6,7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19,2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0,5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3,2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3,34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4,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6,20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1,30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9,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6,14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5,32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7,1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3,1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0,3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2,7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4,10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6,19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,23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39,6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6,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,1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5,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6,3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0,3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2,3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8,33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8,23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1,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4,1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6,16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2,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5,12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30,28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0,18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3,3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0,4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32,2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1,3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5,3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8,24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8,30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3,1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4,20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6,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6,2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7,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0,7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8,19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1,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8,5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3,3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2,17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5,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7,23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,2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7,1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0,14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0,3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6,23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8,32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2,3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1,2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8,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40,3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1,1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8,12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3,4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12,8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5,1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,1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6,1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1,18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8,5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1,8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7,37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9,35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9,2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2,7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5,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37,25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4,2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3,22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5,37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6,1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31,27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40,17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1,1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1,39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9,2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34,15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5,1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7,2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4,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7,2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,31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40,2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1,26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4,38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8,33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2,11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9,6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4,6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5,2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7,11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3,18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38,26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8,4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1,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40,3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21,3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8,4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7,1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9,3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6,24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2,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4,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4,2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0,22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3,1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,1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,39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40,6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4,2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7,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6,3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2,5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4,24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4,3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0,17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8,2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40,13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4,1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7,6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6,2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2,34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4,19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37,3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0,24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8,15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5,1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8,1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4,26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9,14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6,13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9,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5,3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9,34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3,1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38,6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25,19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4,1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6,4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9,17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34,3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7,2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7,4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3,5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5,30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,3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9,26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4,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9,22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2,3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2,3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5,23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7,28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3,2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3,4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5,2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11,3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9,1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9,2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7,2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20,6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3,2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3,3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5,12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1,2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6,2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,2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9,18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5,3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9,36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7,36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7,14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0,13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3,16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6,4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0,39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32,24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8,39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8,3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4,11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6,28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1,22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39,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6,22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5,4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2,1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4,3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5,2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0,26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7,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6,35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11,5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4,18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6,27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2,28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4,3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0,19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6,26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2,22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1,3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8,2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8,3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33,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4,2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6,2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6,24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7,1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0,4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0,26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,34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6,2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8,16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8,6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4,2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6,9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2,1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,2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0,33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6,20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2,36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1,2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1,14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8,13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3,27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9,3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9,1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2,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37,3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27,25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0,4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,16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5,3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6,15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7,36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1,3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3,2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9,2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5,2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7,2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7,3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3,31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3,2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40,18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5,1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4,1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7,23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3,2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3,30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28,1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1,25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8,34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7,26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6,34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2,8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9,5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5,27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7,1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8,27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,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8,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1,3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7,1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9,34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3,3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6,25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9,14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0,23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8,18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,12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,3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40,7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22,2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2,36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4,2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4,31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10,3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3,3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8,2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6,33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7,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6,2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9,2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2,3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4,1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0,2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5,1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5,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4,27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6,4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9,13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9,1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2,2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5,36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9,3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3,1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35,24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25,18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,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9,28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4,2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6,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,4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7,26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3,4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0,11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5,27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1,24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,2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4,9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9,3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9,2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5,2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7,1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3,29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5,2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1,17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9,18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6,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9,24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5,37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9,30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5,3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0,7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2,2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3,32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1,22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6,2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,28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5,3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5,24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0,16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17,13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3,19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32,25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8,3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4,8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,2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6,23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,12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4,3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5,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7,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6,3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32,16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14,1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6,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6,3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,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4,4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5,10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30,2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6,27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32,23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5,34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4,26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6,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12,20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,30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,37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8,1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1,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8,7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3,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4,29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5,6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7,21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0,1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6,21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8,3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2,3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1,23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8,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40,3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1,13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9,3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2,10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7,30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,1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27,24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,19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6,12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1,2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33,19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9,2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37,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4,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7,17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3,3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,24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6,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31,5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40,19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1,31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7,2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3,2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36,3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9,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4,13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5,2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3,2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,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31,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1,24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8,35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7,2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9,4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6,3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2,9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9,4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4,4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37,9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3,1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8,24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3,6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8,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1,11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40,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1,3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7,1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9,33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6,2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9,13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4,31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24,25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3,9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8,1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3,15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8,2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26,39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2,2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2,37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4,22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8,10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5,7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8,2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4,3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6,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9,5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0,6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5,18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38,13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5,8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8,1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9,12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16,15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9,1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2,2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5,35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9,3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4,40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5,27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1,8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9,3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9,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6,6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7,2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3,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5,26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1,27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4,1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9,3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9,24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2,32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22,39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7,4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3,38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5,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1,1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,26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6,2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9,23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5,36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9,33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7,33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7,1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3,2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5,1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36,2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,19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9,1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6,13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9,3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5,7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7,3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0,17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7,1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0,1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3,18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2,26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8,32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8,1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4,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6,30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9,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6,20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0,2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0,2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2,1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8,2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1,7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14,16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6,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2,3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,4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30,3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0,2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6,24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5,3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8,2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8,1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4,27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2,21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7,13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0,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0,36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,36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8,36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8,1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1,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7,2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,22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30,13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0,35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2,3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1,22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8,9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40,38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3,2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5,1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,1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5,33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6,13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3,1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9,2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2,2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5,23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7,6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13,29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6,4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36,3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4,1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3,2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8,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1,13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40,27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21,3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7,2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6,36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9,1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4,5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7,8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4,19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3,1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8,25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,9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8,7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1,1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,35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1,32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4,4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29,3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3,37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16,27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4,28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4,26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0,21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3,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8,1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3,1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,36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4,2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6,3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7,1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6,18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2,2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2,38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4,23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0,28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3,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5,6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8,21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4,32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4,30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16,9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9,4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2,1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5,2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5,15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4,5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29,11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9,1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5,34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9,3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3,9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10,14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5,26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38,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6,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9,18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,38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9,4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34,32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7,2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0,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5,3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1,2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9,23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4,11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9,2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,3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2,36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0,3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3,3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5,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1,1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9,12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6,3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5,39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9,3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5,29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7,32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7,1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0,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3,20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2,4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14,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6,1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5,6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0,2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0,8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2,27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8,20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11,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6,31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6,21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4,3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5,1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0,25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7,4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0,23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6,3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2,1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8,2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1,6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4,17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6,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26,2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2,31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,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5,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0,30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6,2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5,36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8,2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8,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3,1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2,22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,2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7,12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30,11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0,37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,39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8,37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31,40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8,1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40,32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8,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7,1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,23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7,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2,39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1,17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18,6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40,39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1,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33,2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9,38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5,9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37,2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27,26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,21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6,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1,3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8,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1,20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1,34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3,17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9,24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2,3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7,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3,26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6,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40,21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1,29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7,30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6,3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5,3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4,13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3,21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8,9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40,28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8,3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7,2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9,3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33,3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6,3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6,4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2,15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9,10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34,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4,2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8,30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,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40,3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7,12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3,36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16,2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2,40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4,27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0,18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3,7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38,17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40,10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1,4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4,16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6,37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7,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2,25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0,29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38,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4,33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5,2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25,14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4,6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9,12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5,3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9,3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4,3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7,38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3,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5,29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5,2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,14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2,34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34,3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7,3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3,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5,2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1,2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,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9,22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9,2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9,26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2,3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5,1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7,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3,3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35,11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1,1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,24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9,1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5,28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7,3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7,9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8,4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,17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39,4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9,4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30,23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7,2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20,9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0,3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2,2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8,3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8,2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4,15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6,1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,11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0,1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6,39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8,2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6,7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6,29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2,24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0,1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0,3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3,33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3,3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6,3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31,34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8,3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36,14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2,29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0,8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,38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6,1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8,38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40,33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8,1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33,6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2,14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5,3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,2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6,8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31,16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8,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1,1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3,3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9,33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9,2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2,5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27,29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25,39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6,3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1,2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1,19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3,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6,40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9,3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7,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4,7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3,27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5,40</text:p>
          </table:table-cell>
          <table:table-cell office:value-type="float" office:value="12">
            <text:p>12</text:p>
          </table:table-cell>
          <table:table-cell table:number-columns-repeated="3"/>
        </table:table-row>
      </table:table>
      <table:table table:name="Solucao" table:style-name="ta2" table:print="false">
        <table:table-column table:style-name="co2" table:number-columns-repeated="4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4" table:default-cell-style-name="ce6"/>
        <table:table-column table:style-name="co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7"/>
        <table:table-column table:style-name="co8" table:default-cell-style-name="ce7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5" table:default-cell-style-name="ce6"/>
        <table:table-column table:style-name="co12" table:default-cell-style-name="ce6"/>
        <table:table-column table:style-name="co10" table:default-cell-style-name="ce6"/>
        <table:table-column table:style-name="co9" table:default-cell-style-name="ce6"/>
        <table:table-column table:style-name="co9" table:number-columns-repeated="2" table:default-cell-style-name="ce7"/>
        <table:table-column table:style-name="co5" table:default-cell-style-name="ce7"/>
        <table:table-column table:style-name="co1" table:number-columns-repeated="1000" table:default-cell-style-name="ce7"/>
        <table:table-row table:style-name="ro2">
          <table:table-cell table:style-name="ce5" office:value-type="string">
            <text:p>Origem</text:p>
          </table:table-cell>
          <table:table-cell table:style-name="ce5" office:value-type="string">
            <text:p>Destino</text:p>
          </table:table-cell>
          <table:table-cell table:style-name="ce5" office:value-type="string">
            <text:p>Custo</text:p>
          </table:table-cell>
          <table:table-cell table:style-name="ce5" office:value-type="string">
            <text:p>Presente?</text:p>
          </table:table-cell>
          <table:table-cell/>
          <table:table-cell table:style-name="ce5" office:value-type="string" table:number-columns-spanned="2" table:number-rows-spanned="1">
            <text:p>Duplas Proibidas</text:p>
          </table:table-cell>
          <table:covered-table-cell table:style-name="ce8"/>
          <table:table-cell/>
          <table:table-cell table:style-name="ce8" office:value-type="string">
            <text:p>Vértices</text:p>
          </table:table-cell>
          <table:table-cell/>
          <table:table-cell table:style-name="ce5" office:value-type="string" table:number-columns-spanned="3" table:number-rows-spanned="1">
            <text:p>Conservação do fluxo</text:p>
          </table:table-cell>
          <table:covered-table-cell table:number-columns-repeated="2" table:style-name="ce6"/>
          <table:table-cell table:style-name="ce7"/>
          <table:table-cell table:style-name="ce5" office:value-type="string" table:number-columns-spanned="5" table:number-rows-spanned="1">
            <text:p>Restrição de duplas</text:p>
          </table:table-cell>
          <table:covered-table-cell table:number-columns-repeated="4"/>
          <table:table-cell/>
          <table:table-cell table:style-name="ce5" office:value-type="string" table:number-columns-spanned="4" table:number-rows-spanned="1">
            <text:p>Origem/Destino</text:p>
          </table:table-cell>
          <table:covered-table-cell table:number-columns-repeated="2" table:style-name="ce6"/>
          <table:covered-table-cell/>
          <table:table-cell/>
          <table:table-cell table:style-name="ce10" office:value-type="string">
            <text:p>Fç Obj. - min:</text:p>
          </table:table-cell>
          <table:table-cell table:style-name="ce11" table:formula="of:=SUMPRODUCT([.$C$2:.$C$1038];[.$D$2:.$D$1038])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formula="of:=VALUE(LEFT([Entrada.A6];SEARCH(&quot;,&quot;;[Entrada.A6])-1))" office:value-type="float" office:value="40">
            <text:p>40</text:p>
          </table:table-cell>
          <table:table-cell table:formula="of:=VALUE(MID([Entrada.A6];SEARCH(&quot;,&quot;;[Entrada.A6])+1;100))" office:value-type="float" office:value="22">
            <text:p>22</text:p>
          </table:table-cell>
          <table:table-cell table:formula="of:=[Entrada.B6]" office:value-type="float" office:value="7">
            <text:p>7</text:p>
          </table:table-cell>
          <table:table-cell table:number-columns-repeated="2"/>
          <table:table-cell table:formula="of:=VALUE(LEFT([Entrada.D6];SEARCH(&quot;,&quot;;[Entrada.D6])-1))" office:value-type="float" office:value="34">
            <text:p>34</text:p>
          </table:table-cell>
          <table:table-cell table:formula="of:=VALUE(MID([Entrada.D6];SEARCH(&quot;,&quot;;[Entrada.D6])+1;100))" office:value-type="float" office:value="17">
            <text:p>17</text:p>
          </table:table-cell>
          <table:table-cell/>
          <table:table-cell table:formula="of:=MAX([.A2:.B1038])"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SUMIF([.$A$2:.$A$1038];[.J2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2];[.$D$2:.$D$1038])" office:value-type="float" office:value="0">
            <text:p>0</text:p>
          </table:table-cell>
          <table:table-cell table:style-name="ce7"/>
          <table:table-cell table:formula="of:=SUMIF([.$A$2:.$A$1038];[.F2];[.$D$2:.$D$1038])+SUMIF([.$B$2:.$B$1038];[.F2];[.$D$2:.$D$1038])" office:value-type="float" office:value="0">
            <text:p>0</text:p>
          </table:table-cell>
          <table:table-cell table:formula="of:=SUMIF([.$A$2:.$A$1038];[.G2];[.$D$2:.$D$1038])+SUMIF([.$B$2:.$B$1038];[.G2];[.$D$2:.$D$1038])" office:value-type="float" office:value="0">
            <text:p>0</text:p>
          </table:table-cell>
          <table:table-cell table:style-name="ce7" table:formula="of:=[.P2]+[.O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style-name="ce9" table:formula="of:=[Entrada.B1]" office:value-type="float" office:value="10">
            <text:p>10</text:p>
          </table:table-cell>
          <table:table-cell table:style-name="ce6" table:formula="of:=SUMIF([.$A$2:.$A$1038];[.U2];[.$D$2:.$D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formula="of:=VALUE(LEFT([Entrada.A7];SEARCH(&quot;,&quot;;[Entrada.A7])-1))" office:value-type="float" office:value="4">
            <text:p>4</text:p>
          </table:table-cell>
          <table:table-cell table:formula="of:=VALUE(MID([Entrada.A7];SEARCH(&quot;,&quot;;[Entrada.A7])+1;100))" office:value-type="float" office:value="36">
            <text:p>36</text:p>
          </table:table-cell>
          <table:table-cell table:formula="of:=[Entrada.B7]" office:value-type="float" office:value="19">
            <text:p>19</text:p>
          </table:table-cell>
          <table:table-cell table:number-columns-repeated="2"/>
          <table:table-cell table:formula="of:=VALUE(LEFT([Entrada.D7];SEARCH(&quot;,&quot;;[Entrada.D7])-1))" office:value-type="float" office:value="4">
            <text:p>4</text:p>
          </table:table-cell>
          <table:table-cell table:formula="of:=VALUE(MID([Entrada.D7];SEARCH(&quot;,&quot;;[Entrada.D7])+1;100))" office:value-type="float" office:value="33">
            <text:p>33</text:p>
          </table:table-cell>
          <table:table-cell table:number-columns-repeated="2"/>
          <table:table-cell table:formula="of:=[.J2]+1" office:value-type="float" office:value="2">
            <text:p>2</text:p>
          </table:table-cell>
          <table:table-cell table:formula="of:=SUMIF([.$A$2:.$A$1038];[.J3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3];[.$D$2:.$D$1038])" office:value-type="float" office:value="0">
            <text:p>0</text:p>
          </table:table-cell>
          <table:table-cell table:style-name="ce7"/>
          <table:table-cell table:formula="of:=SUMIF([.$A$2:.$A$1038];[.F3];[.$D$2:.$D$1038])+SUMIF([.$B$2:.$B$1038];[.F3];[.$D$2:.$D$1038])" office:value-type="float" office:value="0">
            <text:p>0</text:p>
          </table:table-cell>
          <table:table-cell table:formula="of:=SUMIF([.$A$2:.$A$1038];[.G3];[.$D$2:.$D$1038])+SUMIF([.$B$2:.$B$1038];[.G3];[.$D$2:.$D$1038])" office:value-type="float" office:value="0">
            <text:p>0</text:p>
          </table:table-cell>
          <table:table-cell table:style-name="ce7" table:formula="of:=[.P3]+[.O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style-name="ce9" table:formula="of:=[Entrada.B2]" office:value-type="float" office:value="20">
            <text:p>20</text:p>
          </table:table-cell>
          <table:table-cell table:style-name="ce6" table:formula="of:=SUMIF([.$B$2:.$B$1038];32;[.$D$2:.$D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[.X2]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formula="of:=VALUE(LEFT([Entrada.A8];SEARCH(&quot;,&quot;;[Entrada.A8])-1))" office:value-type="float" office:value="34">
            <text:p>34</text:p>
          </table:table-cell>
          <table:table-cell table:formula="of:=VALUE(MID([Entrada.A8];SEARCH(&quot;,&quot;;[Entrada.A8])+1;100))" office:value-type="float" office:value="8">
            <text:p>8</text:p>
          </table:table-cell>
          <table:table-cell table:formula="of:=[Entrada.B8]" office:value-type="float" office:value="26">
            <text:p>26</text:p>
          </table:table-cell>
          <table:table-cell table:number-columns-repeated="2"/>
          <table:table-cell table:formula="of:=VALUE(LEFT([Entrada.D8];SEARCH(&quot;,&quot;;[Entrada.D8])-1))" office:value-type="float" office:value="30">
            <text:p>30</text:p>
          </table:table-cell>
          <table:table-cell table:formula="of:=VALUE(MID([Entrada.D8];SEARCH(&quot;,&quot;;[Entrada.D8])+1;100))" office:value-type="float" office:value="21">
            <text:p>21</text:p>
          </table:table-cell>
          <table:table-cell table:number-columns-repeated="2"/>
          <table:table-cell table:formula="of:=[.J3]+1" office:value-type="float" office:value="3">
            <text:p>3</text:p>
          </table:table-cell>
          <table:table-cell table:formula="of:=SUMIF([.$A$2:.$A$1038];[.J4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4];[.$D$2:.$D$1038])" office:value-type="float" office:value="0">
            <text:p>0</text:p>
          </table:table-cell>
          <table:table-cell table:style-name="ce7"/>
          <table:table-cell table:formula="of:=SUMIF([.$A$2:.$A$1038];[.F4];[.$D$2:.$D$1038])+SUMIF([.$B$2:.$B$1038];[.F4];[.$D$2:.$D$1038])" office:value-type="float" office:value="0">
            <text:p>0</text:p>
          </table:table-cell>
          <table:table-cell table:formula="of:=SUMIF([.$A$2:.$A$1038];[.G4];[.$D$2:.$D$1038])+SUMIF([.$B$2:.$B$1038];[.G4];[.$D$2:.$D$1038])" office:value-type="float" office:value="0">
            <text:p>0</text:p>
          </table:table-cell>
          <table:table-cell table:style-name="ce7" table:formula="of:=[.P4]+[.O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number-columns-repeated="2"/>
          <table:table-cell table:number-columns-repeated="1001"/>
        </table:table-row>
        <table:table-row table:style-name="ro2">
          <table:table-cell table:formula="of:=VALUE(LEFT([Entrada.A9];SEARCH(&quot;,&quot;;[Entrada.A9])-1))" office:value-type="float" office:value="15">
            <text:p>15</text:p>
          </table:table-cell>
          <table:table-cell table:formula="of:=VALUE(MID([Entrada.A9];SEARCH(&quot;,&quot;;[Entrada.A9])+1;100))" office:value-type="float" office:value="30">
            <text:p>30</text:p>
          </table:table-cell>
          <table:table-cell table:formula="of:=[Entrada.B9]" office:value-type="float" office:value="34">
            <text:p>34</text:p>
          </table:table-cell>
          <table:table-cell table:number-columns-repeated="2"/>
          <table:table-cell table:formula="of:=VALUE(LEFT([Entrada.D9];SEARCH(&quot;,&quot;;[Entrada.D9])-1))" office:value-type="float" office:value="36">
            <text:p>36</text:p>
          </table:table-cell>
          <table:table-cell table:formula="of:=VALUE(MID([Entrada.D9];SEARCH(&quot;,&quot;;[Entrada.D9])+1;100))" office:value-type="float" office:value="29">
            <text:p>29</text:p>
          </table:table-cell>
          <table:table-cell table:number-columns-repeated="2"/>
          <table:table-cell table:formula="of:=[.J4]+1" office:value-type="float" office:value="4">
            <text:p>4</text:p>
          </table:table-cell>
          <table:table-cell table:formula="of:=SUMIF([.$A$2:.$A$1038];[.J5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5];[.$D$2:.$D$1038])" office:value-type="float" office:value="0">
            <text:p>0</text:p>
          </table:table-cell>
          <table:table-cell table:style-name="ce7"/>
          <table:table-cell table:formula="of:=SUMIF([.$A$2:.$A$1038];[.F5];[.$D$2:.$D$1038])+SUMIF([.$B$2:.$B$1038];[.F5];[.$D$2:.$D$1038])" office:value-type="float" office:value="0">
            <text:p>0</text:p>
          </table:table-cell>
          <table:table-cell table:formula="of:=SUMIF([.$A$2:.$A$1038];[.G5];[.$D$2:.$D$1038])+SUMIF([.$B$2:.$B$1038];[.G5];[.$D$2:.$D$1038])" office:value-type="float" office:value="0">
            <text:p>0</text:p>
          </table:table-cell>
          <table:table-cell table:style-name="ce7" table:formula="of:=[.P5]+[.O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0];SEARCH(&quot;,&quot;;[Entrada.A10])-1))" office:value-type="float" office:value="24">
            <text:p>24</text:p>
          </table:table-cell>
          <table:table-cell table:formula="of:=VALUE(MID([Entrada.A10];SEARCH(&quot;,&quot;;[Entrada.A10])+1;100))" office:value-type="float" office:value="14">
            <text:p>14</text:p>
          </table:table-cell>
          <table:table-cell table:formula="of:=[Entrada.B10]" office:value-type="float" office:value="12">
            <text:p>12</text:p>
          </table:table-cell>
          <table:table-cell table:number-columns-repeated="2"/>
          <table:table-cell table:formula="of:=VALUE(LEFT([Entrada.D10];SEARCH(&quot;,&quot;;[Entrada.D10])-1))" office:value-type="float" office:value="15">
            <text:p>15</text:p>
          </table:table-cell>
          <table:table-cell table:formula="of:=VALUE(MID([Entrada.D10];SEARCH(&quot;,&quot;;[Entrada.D10])+1;100))" office:value-type="float" office:value="38">
            <text:p>38</text:p>
          </table:table-cell>
          <table:table-cell table:number-columns-repeated="2"/>
          <table:table-cell table:formula="of:=[.J5]+1" office:value-type="float" office:value="5">
            <text:p>5</text:p>
          </table:table-cell>
          <table:table-cell table:formula="of:=SUMIF([.$A$2:.$A$1038];[.J6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6];[.$D$2:.$D$1038])" office:value-type="float" office:value="0">
            <text:p>0</text:p>
          </table:table-cell>
          <table:table-cell/>
          <table:table-cell table:formula="of:=SUMIF([.$A$2:.$A$1038];[.F6];[.$D$2:.$D$1038])+SUMIF([.$B$2:.$B$1038];[.F6];[.$D$2:.$D$1038])" office:value-type="float" office:value="0">
            <text:p>0</text:p>
          </table:table-cell>
          <table:table-cell table:formula="of:=SUMIF([.$A$2:.$A$1038];[.G6];[.$D$2:.$D$1038])+SUMIF([.$B$2:.$B$1038];[.G6];[.$D$2:.$D$1038])" office:value-type="float" office:value="0">
            <text:p>0</text:p>
          </table:table-cell>
          <table:table-cell table:style-name="ce7" table:formula="of:=[.P6]+[.O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1];SEARCH(&quot;,&quot;;[Entrada.A11])-1))" office:value-type="float" office:value="13">
            <text:p>13</text:p>
          </table:table-cell>
          <table:table-cell table:formula="of:=VALUE(MID([Entrada.A11];SEARCH(&quot;,&quot;;[Entrada.A11])+1;100))" office:value-type="float" office:value="20">
            <text:p>20</text:p>
          </table:table-cell>
          <table:table-cell table:formula="of:=[Entrada.B11]" office:value-type="float" office:value="26">
            <text:p>26</text:p>
          </table:table-cell>
          <table:table-cell table:number-columns-repeated="2"/>
          <table:table-cell table:formula="of:=VALUE(LEFT([Entrada.D11];SEARCH(&quot;,&quot;;[Entrada.D11])-1))" office:value-type="float" office:value="10">
            <text:p>10</text:p>
          </table:table-cell>
          <table:table-cell table:formula="of:=VALUE(MID([Entrada.D11];SEARCH(&quot;,&quot;;[Entrada.D11])+1;100))" office:value-type="float" office:value="20">
            <text:p>20</text:p>
          </table:table-cell>
          <table:table-cell table:number-columns-repeated="2"/>
          <table:table-cell table:formula="of:=[.J6]+1" office:value-type="float" office:value="6">
            <text:p>6</text:p>
          </table:table-cell>
          <table:table-cell table:formula="of:=SUMIF([.$A$2:.$A$1038];[.J7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7];[.$D$2:.$D$1038])" office:value-type="float" office:value="0">
            <text:p>0</text:p>
          </table:table-cell>
          <table:table-cell/>
          <table:table-cell table:formula="of:=SUMIF([.$A$2:.$A$1038];[.F7];[.$D$2:.$D$1038])+SUMIF([.$B$2:.$B$1038];[.F7];[.$D$2:.$D$1038])" office:value-type="float" office:value="0">
            <text:p>0</text:p>
          </table:table-cell>
          <table:table-cell table:formula="of:=SUMIF([.$A$2:.$A$1038];[.G7];[.$D$2:.$D$1038])+SUMIF([.$B$2:.$B$1038];[.G7];[.$D$2:.$D$1038])" office:value-type="float" office:value="0">
            <text:p>0</text:p>
          </table:table-cell>
          <table:table-cell table:style-name="ce7" table:formula="of:=[.P7]+[.O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2];SEARCH(&quot;,&quot;;[Entrada.A12])-1))" office:value-type="float" office:value="3">
            <text:p>3</text:p>
          </table:table-cell>
          <table:table-cell table:formula="of:=VALUE(MID([Entrada.A12];SEARCH(&quot;,&quot;;[Entrada.A12])+1;100))" office:value-type="float" office:value="2">
            <text:p>2</text:p>
          </table:table-cell>
          <table:table-cell table:formula="of:=[Entrada.B12]" office:value-type="float" office:value="33">
            <text:p>33</text:p>
          </table:table-cell>
          <table:table-cell table:number-columns-repeated="2"/>
          <table:table-cell table:formula="of:=VALUE(LEFT([Entrada.D12];SEARCH(&quot;,&quot;;[Entrada.D12])-1))" office:value-type="float" office:value="38">
            <text:p>38</text:p>
          </table:table-cell>
          <table:table-cell table:formula="of:=VALUE(MID([Entrada.D12];SEARCH(&quot;,&quot;;[Entrada.D12])+1;100))" office:value-type="float" office:value="4">
            <text:p>4</text:p>
          </table:table-cell>
          <table:table-cell table:number-columns-repeated="2"/>
          <table:table-cell table:formula="of:=[.J7]+1" office:value-type="float" office:value="7">
            <text:p>7</text:p>
          </table:table-cell>
          <table:table-cell table:formula="of:=SUMIF([.$A$2:.$A$1038];[.J8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8];[.$D$2:.$D$1038])" office:value-type="float" office:value="0">
            <text:p>0</text:p>
          </table:table-cell>
          <table:table-cell/>
          <table:table-cell table:formula="of:=SUMIF([.$A$2:.$A$1038];[.F8];[.$D$2:.$D$1038])+SUMIF([.$B$2:.$B$1038];[.F8];[.$D$2:.$D$1038])" office:value-type="float" office:value="0">
            <text:p>0</text:p>
          </table:table-cell>
          <table:table-cell table:formula="of:=SUMIF([.$A$2:.$A$1038];[.G8];[.$D$2:.$D$1038])+SUMIF([.$B$2:.$B$1038];[.G8];[.$D$2:.$D$1038])" office:value-type="float" office:value="0">
            <text:p>0</text:p>
          </table:table-cell>
          <table:table-cell table:style-name="ce7" table:formula="of:=[.P8]+[.O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3];SEARCH(&quot;,&quot;;[Entrada.A13])-1))" office:value-type="float" office:value="28">
            <text:p>28</text:p>
          </table:table-cell>
          <table:table-cell table:formula="of:=VALUE(MID([Entrada.A13];SEARCH(&quot;,&quot;;[Entrada.A13])+1;100))" office:value-type="float" office:value="10">
            <text:p>10</text:p>
          </table:table-cell>
          <table:table-cell table:formula="of:=[Entrada.B13]" office:value-type="float" office:value="39">
            <text:p>39</text:p>
          </table:table-cell>
          <table:table-cell table:number-columns-repeated="2"/>
          <table:table-cell table:formula="of:=VALUE(LEFT([Entrada.D13];SEARCH(&quot;,&quot;;[Entrada.D13])-1))" office:value-type="float" office:value="39">
            <text:p>39</text:p>
          </table:table-cell>
          <table:table-cell table:formula="of:=VALUE(MID([Entrada.D13];SEARCH(&quot;,&quot;;[Entrada.D13])+1;100))" office:value-type="float" office:value="7">
            <text:p>7</text:p>
          </table:table-cell>
          <table:table-cell table:number-columns-repeated="2"/>
          <table:table-cell table:formula="of:=[.J8]+1" office:value-type="float" office:value="8">
            <text:p>8</text:p>
          </table:table-cell>
          <table:table-cell table:formula="of:=SUMIF([.$A$2:.$A$1038];[.J9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9];[.$D$2:.$D$1038])" office:value-type="float" office:value="0">
            <text:p>0</text:p>
          </table:table-cell>
          <table:table-cell table:style-name="ce7"/>
          <table:table-cell table:formula="of:=SUMIF([.$A$2:.$A$1038];[.F9];[.$D$2:.$D$1038])+SUMIF([.$B$2:.$B$1038];[.F9];[.$D$2:.$D$1038])" office:value-type="float" office:value="0">
            <text:p>0</text:p>
          </table:table-cell>
          <table:table-cell table:formula="of:=SUMIF([.$A$2:.$A$1038];[.G9];[.$D$2:.$D$1038])+SUMIF([.$B$2:.$B$1038];[.G9];[.$D$2:.$D$1038])" office:value-type="float" office:value="0">
            <text:p>0</text:p>
          </table:table-cell>
          <table:table-cell table:style-name="ce7" table:formula="of:=[.P9]+[.O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4];SEARCH(&quot;,&quot;;[Entrada.A14])-1))" office:value-type="float" office:value="1">
            <text:p>1</text:p>
          </table:table-cell>
          <table:table-cell table:formula="of:=VALUE(MID([Entrada.A14];SEARCH(&quot;,&quot;;[Entrada.A14])+1;100))" office:value-type="float" office:value="40">
            <text:p>40</text:p>
          </table:table-cell>
          <table:table-cell table:formula="of:=[Entrada.B14]" office:value-type="float" office:value="29">
            <text:p>29</text:p>
          </table:table-cell>
          <table:table-cell table:number-columns-repeated="2"/>
          <table:table-cell table:formula="of:=VALUE(LEFT([Entrada.D14];SEARCH(&quot;,&quot;;[Entrada.D14])-1))" office:value-type="float" office:value="24">
            <text:p>24</text:p>
          </table:table-cell>
          <table:table-cell table:formula="of:=VALUE(MID([Entrada.D14];SEARCH(&quot;,&quot;;[Entrada.D14])+1;100))" office:value-type="float" office:value="8">
            <text:p>8</text:p>
          </table:table-cell>
          <table:table-cell table:number-columns-repeated="2"/>
          <table:table-cell table:formula="of:=[.J9]+1" office:value-type="float" office:value="9">
            <text:p>9</text:p>
          </table:table-cell>
          <table:table-cell table:formula="of:=SUMIF([.$A$2:.$A$1038];[.J10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10];[.$D$2:.$D$1038])" office:value-type="float" office:value="0">
            <text:p>0</text:p>
          </table:table-cell>
          <table:table-cell table:style-name="ce7"/>
          <table:table-cell table:formula="of:=SUMIF([.$A$2:.$A$1038];[.F10];[.$D$2:.$D$1038])+SUMIF([.$B$2:.$B$1038];[.F10];[.$D$2:.$D$1038])" office:value-type="float" office:value="0">
            <text:p>0</text:p>
          </table:table-cell>
          <table:table-cell table:formula="of:=SUMIF([.$A$2:.$A$1038];[.G10];[.$D$2:.$D$1038])+SUMIF([.$B$2:.$B$1038];[.G10];[.$D$2:.$D$1038])" office:value-type="float" office:value="0">
            <text:p>0</text:p>
          </table:table-cell>
          <table:table-cell table:style-name="ce7" table:formula="of:=[.P10]+[.O1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5];SEARCH(&quot;,&quot;;[Entrada.A15])-1))" office:value-type="float" office:value="40">
            <text:p>40</text:p>
          </table:table-cell>
          <table:table-cell table:formula="of:=VALUE(MID([Entrada.A15];SEARCH(&quot;,&quot;;[Entrada.A15])+1;100))" office:value-type="float" office:value="29">
            <text:p>29</text:p>
          </table:table-cell>
          <table:table-cell table:formula="of:=[Entrada.B15]" office:value-type="float" office:value="5">
            <text:p>5</text:p>
          </table:table-cell>
          <table:table-cell table:number-columns-repeated="2"/>
          <table:table-cell table:formula="of:=VALUE(LEFT([Entrada.D15];SEARCH(&quot;,&quot;;[Entrada.D15])-1))" office:value-type="float" office:value="12">
            <text:p>12</text:p>
          </table:table-cell>
          <table:table-cell table:formula="of:=VALUE(MID([Entrada.D15];SEARCH(&quot;,&quot;;[Entrada.D15])+1;100))" office:value-type="float" office:value="27">
            <text:p>27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style-name="ce6" table:number-columns-repeated="2"/>
          <table:table-cell table:style-name="ce7"/>
          <table:table-cell table:formula="of:=SUMIF([.$A$2:.$A$1038];[.F11];[.$D$2:.$D$1038])+SUMIF([.$B$2:.$B$1038];[.F11];[.$D$2:.$D$1038])" office:value-type="float" office:value="0">
            <text:p>0</text:p>
          </table:table-cell>
          <table:table-cell table:formula="of:=SUMIF([.$A$2:.$A$1038];[.G11];[.$D$2:.$D$1038])+SUMIF([.$B$2:.$B$1038];[.G11];[.$D$2:.$D$1038])" office:value-type="float" office:value="0">
            <text:p>0</text:p>
          </table:table-cell>
          <table:table-cell table:style-name="ce7" table:formula="of:=[.P11]+[.O1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6];SEARCH(&quot;,&quot;;[Entrada.A16])-1))" office:value-type="float" office:value="4">
            <text:p>4</text:p>
          </table:table-cell>
          <table:table-cell table:formula="of:=VALUE(MID([Entrada.A16];SEARCH(&quot;,&quot;;[Entrada.A16])+1;100))" office:value-type="float" office:value="35">
            <text:p>35</text:p>
          </table:table-cell>
          <table:table-cell table:formula="of:=[Entrada.B16]" office:value-type="float" office:value="34">
            <text:p>34</text:p>
          </table:table-cell>
          <table:table-cell table:number-columns-repeated="2"/>
          <table:table-cell table:formula="of:=VALUE(LEFT([Entrada.D16];SEARCH(&quot;,&quot;;[Entrada.D16])-1))" office:value-type="float" office:value="36">
            <text:p>36</text:p>
          </table:table-cell>
          <table:table-cell table:formula="of:=VALUE(MID([Entrada.D16];SEARCH(&quot;,&quot;;[Entrada.D16])+1;100))" office:value-type="float" office:value="13">
            <text:p>13</text:p>
          </table:table-cell>
          <table:table-cell table:number-columns-repeated="2"/>
          <table:table-cell table:formula="of:=[.J11]+1" office:value-type="float" office:value="11">
            <text:p>11</text:p>
          </table:table-cell>
          <table:table-cell table:formula="of:=SUMIF([.$A$2:.$A$1038];[.J12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12];[.$D$2:.$D$1038])" office:value-type="float" office:value="0">
            <text:p>0</text:p>
          </table:table-cell>
          <table:table-cell table:style-name="ce7"/>
          <table:table-cell table:formula="of:=SUMIF([.$A$2:.$A$1038];[.F12];[.$D$2:.$D$1038])+SUMIF([.$B$2:.$B$1038];[.F12];[.$D$2:.$D$1038])" office:value-type="float" office:value="0">
            <text:p>0</text:p>
          </table:table-cell>
          <table:table-cell table:formula="of:=SUMIF([.$A$2:.$A$1038];[.G12];[.$D$2:.$D$1038])+SUMIF([.$B$2:.$B$1038];[.G12];[.$D$2:.$D$1038])" office:value-type="float" office:value="0">
            <text:p>0</text:p>
          </table:table-cell>
          <table:table-cell table:style-name="ce7" table:formula="of:=[.P12]+[.O1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7];SEARCH(&quot;,&quot;;[Entrada.A17])-1))" office:value-type="float" office:value="8">
            <text:p>8</text:p>
          </table:table-cell>
          <table:table-cell table:formula="of:=VALUE(MID([Entrada.A17];SEARCH(&quot;,&quot;;[Entrada.A17])+1;100))" office:value-type="float" office:value="38">
            <text:p>38</text:p>
          </table:table-cell>
          <table:table-cell table:formula="of:=[Entrada.B17]" office:value-type="float" office:value="18">
            <text:p>18</text:p>
          </table:table-cell>
          <table:table-cell table:number-columns-repeated="2"/>
          <table:table-cell table:formula="of:=VALUE(LEFT([Entrada.D17];SEARCH(&quot;,&quot;;[Entrada.D17])-1))" office:value-type="float" office:value="6">
            <text:p>6</text:p>
          </table:table-cell>
          <table:table-cell table:formula="of:=VALUE(MID([Entrada.D17];SEARCH(&quot;,&quot;;[Entrada.D17])+1;100))" office:value-type="float" office:value="19">
            <text:p>19</text:p>
          </table:table-cell>
          <table:table-cell table:number-columns-repeated="2"/>
          <table:table-cell table:formula="of:=[.J12]+1" office:value-type="float" office:value="12">
            <text:p>12</text:p>
          </table:table-cell>
          <table:table-cell table:formula="of:=SUMIF([.$A$2:.$A$1038];[.J13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13];[.$D$2:.$D$1038])" office:value-type="float" office:value="0">
            <text:p>0</text:p>
          </table:table-cell>
          <table:table-cell/>
          <table:table-cell table:formula="of:=SUMIF([.$A$2:.$A$1038];[.F13];[.$D$2:.$D$1038])+SUMIF([.$B$2:.$B$1038];[.F13];[.$D$2:.$D$1038])" office:value-type="float" office:value="0">
            <text:p>0</text:p>
          </table:table-cell>
          <table:table-cell table:formula="of:=SUMIF([.$A$2:.$A$1038];[.G13];[.$D$2:.$D$1038])+SUMIF([.$B$2:.$B$1038];[.G13];[.$D$2:.$D$1038])" office:value-type="float" office:value="0">
            <text:p>0</text:p>
          </table:table-cell>
          <table:table-cell table:style-name="ce7" table:formula="of:=[.P13]+[.O1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8];SEARCH(&quot;,&quot;;[Entrada.A18])-1))" office:value-type="float" office:value="7">
            <text:p>7</text:p>
          </table:table-cell>
          <table:table-cell table:formula="of:=VALUE(MID([Entrada.A18];SEARCH(&quot;,&quot;;[Entrada.A18])+1;100))" office:value-type="float" office:value="22">
            <text:p>22</text:p>
          </table:table-cell>
          <table:table-cell table:formula="of:=[Entrada.B18]" office:value-type="float" office:value="14">
            <text:p>14</text:p>
          </table:table-cell>
          <table:table-cell table:style-name="ce7"/>
          <table:table-cell/>
          <table:table-cell table:formula="of:=VALUE(LEFT([Entrada.D18];SEARCH(&quot;,&quot;;[Entrada.D18])-1))" office:value-type="float" office:value="30">
            <text:p>30</text:p>
          </table:table-cell>
          <table:table-cell table:formula="of:=VALUE(MID([Entrada.D18];SEARCH(&quot;,&quot;;[Entrada.D18])+1;100))" office:value-type="float" office:value="27">
            <text:p>27</text:p>
          </table:table-cell>
          <table:table-cell table:number-columns-repeated="2"/>
          <table:table-cell table:formula="of:=[.J13]+1" office:value-type="float" office:value="13">
            <text:p>13</text:p>
          </table:table-cell>
          <table:table-cell table:formula="of:=SUMIF([.$A$2:.$A$1038];[.J14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14];[.$D$2:.$D$1038])" office:value-type="float" office:value="0">
            <text:p>0</text:p>
          </table:table-cell>
          <table:table-cell/>
          <table:table-cell table:formula="of:=SUMIF([.$A$2:.$A$1038];[.F14];[.$D$2:.$D$1038])+SUMIF([.$B$2:.$B$1038];[.F14];[.$D$2:.$D$1038])" office:value-type="float" office:value="0">
            <text:p>0</text:p>
          </table:table-cell>
          <table:table-cell table:formula="of:=SUMIF([.$A$2:.$A$1038];[.G14];[.$D$2:.$D$1038])+SUMIF([.$B$2:.$B$1038];[.G14];[.$D$2:.$D$1038])" office:value-type="float" office:value="0">
            <text:p>0</text:p>
          </table:table-cell>
          <table:table-cell table:style-name="ce7" table:formula="of:=[.P14]+[.O1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9];SEARCH(&quot;,&quot;;[Entrada.A19])-1))" office:value-type="float" office:value="33">
            <text:p>33</text:p>
          </table:table-cell>
          <table:table-cell table:formula="of:=VALUE(MID([Entrada.A19];SEARCH(&quot;,&quot;;[Entrada.A19])+1;100))" office:value-type="float" office:value="34">
            <text:p>34</text:p>
          </table:table-cell>
          <table:table-cell table:formula="of:=[Entrada.B19]" office:value-type="float" office:value="22">
            <text:p>22</text:p>
          </table:table-cell>
          <table:table-cell table:style-name="ce7"/>
          <table:table-cell/>
          <table:table-cell table:formula="of:=VALUE(LEFT([Entrada.D19];SEARCH(&quot;,&quot;;[Entrada.D19])-1))" office:value-type="float" office:value="29">
            <text:p>29</text:p>
          </table:table-cell>
          <table:table-cell table:formula="of:=VALUE(MID([Entrada.D19];SEARCH(&quot;,&quot;;[Entrada.D19])+1;100))" office:value-type="float" office:value="17">
            <text:p>17</text:p>
          </table:table-cell>
          <table:table-cell table:number-columns-repeated="2"/>
          <table:table-cell table:formula="of:=[.J14]+1" office:value-type="float" office:value="14">
            <text:p>14</text:p>
          </table:table-cell>
          <table:table-cell table:formula="of:=SUMIF([.$A$2:.$A$1038];[.J15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15];[.$D$2:.$D$1038])" office:value-type="float" office:value="0">
            <text:p>0</text:p>
          </table:table-cell>
          <table:table-cell/>
          <table:table-cell table:formula="of:=SUMIF([.$A$2:.$A$1038];[.F15];[.$D$2:.$D$1038])+SUMIF([.$B$2:.$B$1038];[.F15];[.$D$2:.$D$1038])" office:value-type="float" office:value="0">
            <text:p>0</text:p>
          </table:table-cell>
          <table:table-cell table:formula="of:=SUMIF([.$A$2:.$A$1038];[.G15];[.$D$2:.$D$1038])+SUMIF([.$B$2:.$B$1038];[.G15];[.$D$2:.$D$1038])" office:value-type="float" office:value="0">
            <text:p>0</text:p>
          </table:table-cell>
          <table:table-cell table:style-name="ce7" table:formula="of:=[.P15]+[.O1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20];SEARCH(&quot;,&quot;;[Entrada.A20])-1))" office:value-type="float" office:value="16">
            <text:p>16</text:p>
          </table:table-cell>
          <table:table-cell table:formula="of:=VALUE(MID([Entrada.A20];SEARCH(&quot;,&quot;;[Entrada.A20])+1;100))" office:value-type="float" office:value="38">
            <text:p>38</text:p>
          </table:table-cell>
          <table:table-cell table:formula="of:=[Entrada.B20]" office:value-type="float" office:value="21">
            <text:p>21</text:p>
          </table:table-cell>
          <table:table-cell table:style-name="ce7"/>
          <table:table-cell/>
          <table:table-cell table:formula="of:=VALUE(LEFT([Entrada.D20];SEARCH(&quot;,&quot;;[Entrada.D20])-1))" office:value-type="float" office:value="5">
            <text:p>5</text:p>
          </table:table-cell>
          <table:table-cell table:formula="of:=VALUE(MID([Entrada.D20];SEARCH(&quot;,&quot;;[Entrada.D20])+1;100))" office:value-type="float" office:value="21">
            <text:p>21</text:p>
          </table:table-cell>
          <table:table-cell table:number-columns-repeated="2"/>
          <table:table-cell table:formula="of:=[.J15]+1" office:value-type="float" office:value="15">
            <text:p>15</text:p>
          </table:table-cell>
          <table:table-cell table:formula="of:=SUMIF([.$A$2:.$A$1038];[.J16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16];[.$D$2:.$D$1038])" office:value-type="float" office:value="0">
            <text:p>0</text:p>
          </table:table-cell>
          <table:table-cell/>
          <table:table-cell table:formula="of:=SUMIF([.$A$2:.$A$1038];[.F16];[.$D$2:.$D$1038])+SUMIF([.$B$2:.$B$1038];[.F16];[.$D$2:.$D$1038])" office:value-type="float" office:value="0">
            <text:p>0</text:p>
          </table:table-cell>
          <table:table-cell table:formula="of:=SUMIF([.$A$2:.$A$1038];[.G16];[.$D$2:.$D$1038])+SUMIF([.$B$2:.$B$1038];[.G16];[.$D$2:.$D$1038])" office:value-type="float" office:value="0">
            <text:p>0</text:p>
          </table:table-cell>
          <table:table-cell table:style-name="ce7" table:formula="of:=[.P16]+[.O1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21];SEARCH(&quot;,&quot;;[Entrada.A21])-1))" office:value-type="float" office:value="22">
            <text:p>22</text:p>
          </table:table-cell>
          <table:table-cell table:formula="of:=VALUE(MID([Entrada.A21];SEARCH(&quot;,&quot;;[Entrada.A21])+1;100))" office:value-type="float" office:value="12">
            <text:p>12</text:p>
          </table:table-cell>
          <table:table-cell table:formula="of:=[Entrada.B21]" office:value-type="float" office:value="31">
            <text:p>31</text:p>
          </table:table-cell>
          <table:table-cell table:style-name="ce7"/>
          <table:table-cell/>
          <table:table-cell table:formula="of:=VALUE(LEFT([Entrada.D21];SEARCH(&quot;,&quot;;[Entrada.D21])-1))" office:value-type="float" office:value="9">
            <text:p>9</text:p>
          </table:table-cell>
          <table:table-cell table:formula="of:=VALUE(MID([Entrada.D21];SEARCH(&quot;,&quot;;[Entrada.D21])+1;100))" office:value-type="float" office:value="17">
            <text:p>17</text:p>
          </table:table-cell>
          <table:table-cell table:number-columns-repeated="2"/>
          <table:table-cell table:formula="of:=[.J16]+1" office:value-type="float" office:value="16">
            <text:p>16</text:p>
          </table:table-cell>
          <table:table-cell table:formula="of:=SUMIF([.$A$2:.$A$1038];[.J17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17];[.$D$2:.$D$1038])" office:value-type="float" office:value="0">
            <text:p>0</text:p>
          </table:table-cell>
          <table:table-cell/>
          <table:table-cell table:formula="of:=SUMIF([.$A$2:.$A$1038];[.F17];[.$D$2:.$D$1038])+SUMIF([.$B$2:.$B$1038];[.F17];[.$D$2:.$D$1038])" office:value-type="float" office:value="0">
            <text:p>0</text:p>
          </table:table-cell>
          <table:table-cell table:formula="of:=SUMIF([.$A$2:.$A$1038];[.G17];[.$D$2:.$D$1038])+SUMIF([.$B$2:.$B$1038];[.G17];[.$D$2:.$D$1038])" office:value-type="float" office:value="0">
            <text:p>0</text:p>
          </table:table-cell>
          <table:table-cell table:style-name="ce7" table:formula="of:=[.P17]+[.O1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22];SEARCH(&quot;,&quot;;[Entrada.A22])-1))" office:value-type="float" office:value="34">
            <text:p>34</text:p>
          </table:table-cell>
          <table:table-cell table:formula="of:=VALUE(MID([Entrada.A22];SEARCH(&quot;,&quot;;[Entrada.A22])+1;100))" office:value-type="float" office:value="3">
            <text:p>3</text:p>
          </table:table-cell>
          <table:table-cell table:formula="of:=[Entrada.B22]" office:value-type="float" office:value="18">
            <text:p>18</text:p>
          </table:table-cell>
          <table:table-cell table:style-name="ce7"/>
          <table:table-cell/>
          <table:table-cell table:formula="of:=VALUE(LEFT([Entrada.D22];SEARCH(&quot;,&quot;;[Entrada.D22])-1))" office:value-type="float" office:value="36">
            <text:p>36</text:p>
          </table:table-cell>
          <table:table-cell table:formula="of:=VALUE(MID([Entrada.D22];SEARCH(&quot;,&quot;;[Entrada.D22])+1;100))" office:value-type="float" office:value="12">
            <text:p>12</text:p>
          </table:table-cell>
          <table:table-cell table:number-columns-repeated="2"/>
          <table:table-cell table:formula="of:=[.J17]+1" office:value-type="float" office:value="17">
            <text:p>17</text:p>
          </table:table-cell>
          <table:table-cell table:formula="of:=SUMIF([.$A$2:.$A$1038];[.J18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18];[.$D$2:.$D$1038])" office:value-type="float" office:value="0">
            <text:p>0</text:p>
          </table:table-cell>
          <table:table-cell/>
          <table:table-cell table:formula="of:=SUMIF([.$A$2:.$A$1038];[.F18];[.$D$2:.$D$1038])+SUMIF([.$B$2:.$B$1038];[.F18];[.$D$2:.$D$1038])" office:value-type="float" office:value="0">
            <text:p>0</text:p>
          </table:table-cell>
          <table:table-cell table:formula="of:=SUMIF([.$A$2:.$A$1038];[.G18];[.$D$2:.$D$1038])+SUMIF([.$B$2:.$B$1038];[.G18];[.$D$2:.$D$1038])" office:value-type="float" office:value="0">
            <text:p>0</text:p>
          </table:table-cell>
          <table:table-cell table:style-name="ce7" table:formula="of:=[.P18]+[.O1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23];SEARCH(&quot;,&quot;;[Entrada.A23])-1))" office:value-type="float" office:value="24">
            <text:p>24</text:p>
          </table:table-cell>
          <table:table-cell table:formula="of:=VALUE(MID([Entrada.A23];SEARCH(&quot;,&quot;;[Entrada.A23])+1;100))" office:value-type="float" office:value="21">
            <text:p>21</text:p>
          </table:table-cell>
          <table:table-cell table:formula="of:=[Entrada.B23]" office:value-type="float" office:value="11">
            <text:p>11</text:p>
          </table:table-cell>
          <table:table-cell table:number-columns-repeated="2"/>
          <table:table-cell table:formula="of:=VALUE(LEFT([Entrada.D23];SEARCH(&quot;,&quot;;[Entrada.D23])-1))" office:value-type="float" office:value="33">
            <text:p>33</text:p>
          </table:table-cell>
          <table:table-cell table:formula="of:=VALUE(MID([Entrada.D23];SEARCH(&quot;,&quot;;[Entrada.D23])+1;100))" office:value-type="float" office:value="8">
            <text:p>8</text:p>
          </table:table-cell>
          <table:table-cell table:number-columns-repeated="2"/>
          <table:table-cell table:formula="of:=[.J18]+1" office:value-type="float" office:value="18">
            <text:p>18</text:p>
          </table:table-cell>
          <table:table-cell table:formula="of:=SUMIF([.$A$2:.$A$1038];[.J19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19];[.$D$2:.$D$1038])" office:value-type="float" office:value="0">
            <text:p>0</text:p>
          </table:table-cell>
          <table:table-cell/>
          <table:table-cell table:formula="of:=SUMIF([.$A$2:.$A$1038];[.F19];[.$D$2:.$D$1038])+SUMIF([.$B$2:.$B$1038];[.F19];[.$D$2:.$D$1038])" office:value-type="float" office:value="0">
            <text:p>0</text:p>
          </table:table-cell>
          <table:table-cell table:formula="of:=SUMIF([.$A$2:.$A$1038];[.G19];[.$D$2:.$D$1038])+SUMIF([.$B$2:.$B$1038];[.G19];[.$D$2:.$D$1038])" office:value-type="float" office:value="0">
            <text:p>0</text:p>
          </table:table-cell>
          <table:table-cell table:style-name="ce7" table:formula="of:=[.P19]+[.O1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24];SEARCH(&quot;,&quot;;[Entrada.A24])-1))" office:value-type="float" office:value="3">
            <text:p>3</text:p>
          </table:table-cell>
          <table:table-cell table:formula="of:=VALUE(MID([Entrada.A24];SEARCH(&quot;,&quot;;[Entrada.A24])+1;100))" office:value-type="float" office:value="11">
            <text:p>11</text:p>
          </table:table-cell>
          <table:table-cell table:formula="of:=[Entrada.B24]" office:value-type="float" office:value="34">
            <text:p>34</text:p>
          </table:table-cell>
          <table:table-cell table:number-columns-repeated="2"/>
          <table:table-cell table:formula="of:=VALUE(LEFT([Entrada.D24];SEARCH(&quot;,&quot;;[Entrada.D24])-1))" office:value-type="float" office:value="23">
            <text:p>23</text:p>
          </table:table-cell>
          <table:table-cell table:formula="of:=VALUE(MID([Entrada.D24];SEARCH(&quot;,&quot;;[Entrada.D24])+1;100))" office:value-type="float" office:value="40">
            <text:p>40</text:p>
          </table:table-cell>
          <table:table-cell table:number-columns-repeated="2"/>
          <table:table-cell table:formula="of:=[.J19]+1" office:value-type="float" office:value="19">
            <text:p>19</text:p>
          </table:table-cell>
          <table:table-cell table:formula="of:=SUMIF([.$A$2:.$A$1038];[.J20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20];[.$D$2:.$D$1038])" office:value-type="float" office:value="0">
            <text:p>0</text:p>
          </table:table-cell>
          <table:table-cell/>
          <table:table-cell table:formula="of:=SUMIF([.$A$2:.$A$1038];[.F20];[.$D$2:.$D$1038])+SUMIF([.$B$2:.$B$1038];[.F20];[.$D$2:.$D$1038])" office:value-type="float" office:value="0">
            <text:p>0</text:p>
          </table:table-cell>
          <table:table-cell table:formula="of:=SUMIF([.$A$2:.$A$1038];[.G20];[.$D$2:.$D$1038])+SUMIF([.$B$2:.$B$1038];[.G20];[.$D$2:.$D$1038])" office:value-type="float" office:value="0">
            <text:p>0</text:p>
          </table:table-cell>
          <table:table-cell table:style-name="ce7" table:formula="of:=[.P20]+[.O2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25];SEARCH(&quot;,&quot;;[Entrada.A25])-1))" office:value-type="float" office:value="28">
            <text:p>28</text:p>
          </table:table-cell>
          <table:table-cell table:formula="of:=VALUE(MID([Entrada.A25];SEARCH(&quot;,&quot;;[Entrada.A25])+1;100))" office:value-type="float" office:value="1">
            <text:p>1</text:p>
          </table:table-cell>
          <table:table-cell table:formula="of:=[Entrada.B25]" office:value-type="float" office:value="18">
            <text:p>18</text:p>
          </table:table-cell>
          <table:table-cell table:number-columns-repeated="2"/>
          <table:table-cell table:formula="of:=VALUE(LEFT([Entrada.D25];SEARCH(&quot;,&quot;;[Entrada.D25])-1))" office:value-type="float" office:value="26">
            <text:p>26</text:p>
          </table:table-cell>
          <table:table-cell table:formula="of:=VALUE(MID([Entrada.D25];SEARCH(&quot;,&quot;;[Entrada.D25])+1;100))" office:value-type="float" office:value="38">
            <text:p>38</text:p>
          </table:table-cell>
          <table:table-cell table:number-columns-repeated="2"/>
          <table:table-cell table:formula="of:=[.J20]+1" office:value-type="float" office:value="20">
            <text:p>20</text:p>
          </table:table-cell>
          <table:table-cell/>
          <table:table-cell table:style-name="ce6" table:number-columns-repeated="2"/>
          <table:table-cell/>
          <table:table-cell table:formula="of:=SUMIF([.$A$2:.$A$1038];[.F21];[.$D$2:.$D$1038])+SUMIF([.$B$2:.$B$1038];[.F21];[.$D$2:.$D$1038])" office:value-type="float" office:value="0">
            <text:p>0</text:p>
          </table:table-cell>
          <table:table-cell table:formula="of:=SUMIF([.$A$2:.$A$1038];[.G21];[.$D$2:.$D$1038])+SUMIF([.$B$2:.$B$1038];[.G21];[.$D$2:.$D$1038])" office:value-type="float" office:value="0">
            <text:p>0</text:p>
          </table:table-cell>
          <table:table-cell table:style-name="ce7" table:formula="of:=[.P21]+[.O2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26];SEARCH(&quot;,&quot;;[Entrada.A26])-1))" office:value-type="float" office:value="1">
            <text:p>1</text:p>
          </table:table-cell>
          <table:table-cell table:formula="of:=VALUE(MID([Entrada.A26];SEARCH(&quot;,&quot;;[Entrada.A26])+1;100))" office:value-type="float" office:value="33">
            <text:p>33</text:p>
          </table:table-cell>
          <table:table-cell table:formula="of:=[Entrada.B26]" office:value-type="float" office:value="39">
            <text:p>39</text:p>
          </table:table-cell>
          <table:table-cell table:number-columns-repeated="2"/>
          <table:table-cell table:formula="of:=VALUE(LEFT([Entrada.D26];SEARCH(&quot;,&quot;;[Entrada.D26])-1))" office:value-type="float" office:value="18">
            <text:p>18</text:p>
          </table:table-cell>
          <table:table-cell table:formula="of:=VALUE(MID([Entrada.D26];SEARCH(&quot;,&quot;;[Entrada.D26])+1;100))" office:value-type="float" office:value="31">
            <text:p>31</text:p>
          </table:table-cell>
          <table:table-cell table:number-columns-repeated="2"/>
          <table:table-cell table:formula="of:=[.J21]+1" office:value-type="float" office:value="21">
            <text:p>21</text:p>
          </table:table-cell>
          <table:table-cell table:formula="of:=SUMIF([.$A$2:.$A$1038];[.J22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22];[.$D$2:.$D$1038])" office:value-type="float" office:value="0">
            <text:p>0</text:p>
          </table:table-cell>
          <table:table-cell/>
          <table:table-cell table:formula="of:=SUMIF([.$A$2:.$A$1038];[.F22];[.$D$2:.$D$1038])+SUMIF([.$B$2:.$B$1038];[.F22];[.$D$2:.$D$1038])" office:value-type="float" office:value="0">
            <text:p>0</text:p>
          </table:table-cell>
          <table:table-cell table:formula="of:=SUMIF([.$A$2:.$A$1038];[.G22];[.$D$2:.$D$1038])+SUMIF([.$B$2:.$B$1038];[.G22];[.$D$2:.$D$1038])" office:value-type="float" office:value="0">
            <text:p>0</text:p>
          </table:table-cell>
          <table:table-cell table:style-name="ce7" table:formula="of:=[.P22]+[.O2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27];SEARCH(&quot;,&quot;;[Entrada.A27])-1))" office:value-type="float" office:value="7">
            <text:p>7</text:p>
          </table:table-cell>
          <table:table-cell table:formula="of:=VALUE(MID([Entrada.A27];SEARCH(&quot;,&quot;;[Entrada.A27])+1;100))" office:value-type="float" office:value="15">
            <text:p>15</text:p>
          </table:table-cell>
          <table:table-cell table:formula="of:=[Entrada.B27]" office:value-type="float" office:value="32">
            <text:p>32</text:p>
          </table:table-cell>
          <table:table-cell table:number-columns-repeated="2"/>
          <table:table-cell table:formula="of:=VALUE(LEFT([Entrada.D27];SEARCH(&quot;,&quot;;[Entrada.D27])-1))" office:value-type="float" office:value="18">
            <text:p>18</text:p>
          </table:table-cell>
          <table:table-cell table:formula="of:=VALUE(MID([Entrada.D27];SEARCH(&quot;,&quot;;[Entrada.D27])+1;100))" office:value-type="float" office:value="37">
            <text:p>37</text:p>
          </table:table-cell>
          <table:table-cell table:number-columns-repeated="2"/>
          <table:table-cell table:formula="of:=[.J22]+1" office:value-type="float" office:value="22">
            <text:p>22</text:p>
          </table:table-cell>
          <table:table-cell table:formula="of:=SUMIF([.$A$2:.$A$1038];[.J23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23];[.$D$2:.$D$1038])" office:value-type="float" office:value="0">
            <text:p>0</text:p>
          </table:table-cell>
          <table:table-cell/>
          <table:table-cell table:formula="of:=SUMIF([.$A$2:.$A$1038];[.F23];[.$D$2:.$D$1038])+SUMIF([.$B$2:.$B$1038];[.F23];[.$D$2:.$D$1038])" office:value-type="float" office:value="0">
            <text:p>0</text:p>
          </table:table-cell>
          <table:table-cell table:formula="of:=SUMIF([.$A$2:.$A$1038];[.G23];[.$D$2:.$D$1038])+SUMIF([.$B$2:.$B$1038];[.G23];[.$D$2:.$D$1038])" office:value-type="float" office:value="0">
            <text:p>0</text:p>
          </table:table-cell>
          <table:table-cell table:style-name="ce7" table:formula="of:=[.P23]+[.O2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28];SEARCH(&quot;,&quot;;[Entrada.A28])-1))" office:value-type="float" office:value="16">
            <text:p>16</text:p>
          </table:table-cell>
          <table:table-cell table:formula="of:=VALUE(MID([Entrada.A28];SEARCH(&quot;,&quot;;[Entrada.A28])+1;100))" office:value-type="float" office:value="29">
            <text:p>29</text:p>
          </table:table-cell>
          <table:table-cell table:formula="of:=[Entrada.B28]" office:value-type="float" office:value="28">
            <text:p>28</text:p>
          </table:table-cell>
          <table:table-cell table:number-columns-repeated="2"/>
          <table:table-cell table:formula="of:=VALUE(LEFT([Entrada.D28];SEARCH(&quot;,&quot;;[Entrada.D28])-1))" office:value-type="float" office:value="36">
            <text:p>36</text:p>
          </table:table-cell>
          <table:table-cell table:formula="of:=VALUE(MID([Entrada.D28];SEARCH(&quot;,&quot;;[Entrada.D28])+1;100))" office:value-type="float" office:value="26">
            <text:p>26</text:p>
          </table:table-cell>
          <table:table-cell table:number-columns-repeated="2"/>
          <table:table-cell table:formula="of:=[.J23]+1" office:value-type="float" office:value="23">
            <text:p>23</text:p>
          </table:table-cell>
          <table:table-cell table:formula="of:=SUMIF([.$A$2:.$A$1038];[.J24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24];[.$D$2:.$D$1038])" office:value-type="float" office:value="0">
            <text:p>0</text:p>
          </table:table-cell>
          <table:table-cell/>
          <table:table-cell table:formula="of:=SUMIF([.$A$2:.$A$1038];[.F24];[.$D$2:.$D$1038])+SUMIF([.$B$2:.$B$1038];[.F24];[.$D$2:.$D$1038])" office:value-type="float" office:value="0">
            <text:p>0</text:p>
          </table:table-cell>
          <table:table-cell table:formula="of:=SUMIF([.$A$2:.$A$1038];[.G24];[.$D$2:.$D$1038])+SUMIF([.$B$2:.$B$1038];[.G24];[.$D$2:.$D$1038])" office:value-type="float" office:value="0">
            <text:p>0</text:p>
          </table:table-cell>
          <table:table-cell table:style-name="ce7" table:formula="of:=[.P24]+[.O2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29];SEARCH(&quot;,&quot;;[Entrada.A29])-1))" office:value-type="float" office:value="22">
            <text:p>22</text:p>
          </table:table-cell>
          <table:table-cell table:formula="of:=VALUE(MID([Entrada.A29];SEARCH(&quot;,&quot;;[Entrada.A29])+1;100))" office:value-type="float" office:value="7">
            <text:p>7</text:p>
          </table:table-cell>
          <table:table-cell table:formula="of:=[Entrada.B29]" office:value-type="float" office:value="22">
            <text:p>22</text:p>
          </table:table-cell>
          <table:table-cell table:number-columns-repeated="2"/>
          <table:table-cell table:formula="of:=VALUE(LEFT([Entrada.D29];SEARCH(&quot;,&quot;;[Entrada.D29])-1))" office:value-type="float" office:value="33">
            <text:p>33</text:p>
          </table:table-cell>
          <table:table-cell table:formula="of:=VALUE(MID([Entrada.D29];SEARCH(&quot;,&quot;;[Entrada.D29])+1;100))" office:value-type="float" office:value="7">
            <text:p>7</text:p>
          </table:table-cell>
          <table:table-cell table:number-columns-repeated="2"/>
          <table:table-cell table:formula="of:=[.J24]+1" office:value-type="float" office:value="24">
            <text:p>24</text:p>
          </table:table-cell>
          <table:table-cell table:formula="of:=SUMIF([.$A$2:.$A$1038];[.J25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25];[.$D$2:.$D$1038])" office:value-type="float" office:value="0">
            <text:p>0</text:p>
          </table:table-cell>
          <table:table-cell/>
          <table:table-cell table:formula="of:=SUMIF([.$A$2:.$A$1038];[.F25];[.$D$2:.$D$1038])+SUMIF([.$B$2:.$B$1038];[.F25];[.$D$2:.$D$1038])" office:value-type="float" office:value="0">
            <text:p>0</text:p>
          </table:table-cell>
          <table:table-cell table:formula="of:=SUMIF([.$A$2:.$A$1038];[.G25];[.$D$2:.$D$1038])+SUMIF([.$B$2:.$B$1038];[.G25];[.$D$2:.$D$1038])" office:value-type="float" office:value="0">
            <text:p>0</text:p>
          </table:table-cell>
          <table:table-cell table:style-name="ce7" table:formula="of:=[.P25]+[.O2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30];SEARCH(&quot;,&quot;;[Entrada.A30])-1))" office:value-type="float" office:value="34">
            <text:p>34</text:p>
          </table:table-cell>
          <table:table-cell table:formula="of:=VALUE(MID([Entrada.A30];SEARCH(&quot;,&quot;;[Entrada.A30])+1;100))" office:value-type="float" office:value="26">
            <text:p>26</text:p>
          </table:table-cell>
          <table:table-cell table:formula="of:=[Entrada.B30]" office:value-type="float" office:value="32">
            <text:p>32</text:p>
          </table:table-cell>
          <table:table-cell table:number-columns-repeated="2"/>
          <table:table-cell table:formula="of:=VALUE(LEFT([Entrada.D30];SEARCH(&quot;,&quot;;[Entrada.D30])-1))" office:value-type="float" office:value="15">
            <text:p>15</text:p>
          </table:table-cell>
          <table:table-cell table:formula="of:=VALUE(MID([Entrada.D30];SEARCH(&quot;,&quot;;[Entrada.D30])+1;100))" office:value-type="float" office:value="7">
            <text:p>7</text:p>
          </table:table-cell>
          <table:table-cell table:number-columns-repeated="2"/>
          <table:table-cell table:formula="of:=[.J25]+1" office:value-type="float" office:value="25">
            <text:p>25</text:p>
          </table:table-cell>
          <table:table-cell table:formula="of:=SUMIF([.$A$2:.$A$1038];[.J26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26];[.$D$2:.$D$1038])" office:value-type="float" office:value="0">
            <text:p>0</text:p>
          </table:table-cell>
          <table:table-cell/>
          <table:table-cell table:formula="of:=SUMIF([.$A$2:.$A$1038];[.F26];[.$D$2:.$D$1038])+SUMIF([.$B$2:.$B$1038];[.F26];[.$D$2:.$D$1038])" office:value-type="float" office:value="0">
            <text:p>0</text:p>
          </table:table-cell>
          <table:table-cell table:formula="of:=SUMIF([.$A$2:.$A$1038];[.G26];[.$D$2:.$D$1038])+SUMIF([.$B$2:.$B$1038];[.G26];[.$D$2:.$D$1038])" office:value-type="float" office:value="0">
            <text:p>0</text:p>
          </table:table-cell>
          <table:table-cell table:style-name="ce7" table:formula="of:=[.P26]+[.O2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31];SEARCH(&quot;,&quot;;[Entrada.A31])-1))" office:value-type="float" office:value="24">
            <text:p>24</text:p>
          </table:table-cell>
          <table:table-cell table:formula="of:=VALUE(MID([Entrada.A31];SEARCH(&quot;,&quot;;[Entrada.A31])+1;100))" office:value-type="float" office:value="28">
            <text:p>28</text:p>
          </table:table-cell>
          <table:table-cell table:formula="of:=[Entrada.B31]" office:value-type="float" office:value="23">
            <text:p>23</text:p>
          </table:table-cell>
          <table:table-cell table:number-columns-repeated="2"/>
          <table:table-cell table:formula="of:=VALUE(LEFT([Entrada.D31];SEARCH(&quot;,&quot;;[Entrada.D31])-1))" office:value-type="float" office:value="4">
            <text:p>4</text:p>
          </table:table-cell>
          <table:table-cell table:formula="of:=VALUE(MID([Entrada.D31];SEARCH(&quot;,&quot;;[Entrada.D31])+1;100))" office:value-type="float" office:value="12">
            <text:p>12</text:p>
          </table:table-cell>
          <table:table-cell table:number-columns-repeated="2"/>
          <table:table-cell table:formula="of:=[.J26]+1" office:value-type="float" office:value="26">
            <text:p>26</text:p>
          </table:table-cell>
          <table:table-cell table:formula="of:=SUMIF([.$A$2:.$A$1038];[.J27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27];[.$D$2:.$D$1038])" office:value-type="float" office:value="0">
            <text:p>0</text:p>
          </table:table-cell>
          <table:table-cell/>
          <table:table-cell table:formula="of:=SUMIF([.$A$2:.$A$1038];[.F27];[.$D$2:.$D$1038])+SUMIF([.$B$2:.$B$1038];[.F27];[.$D$2:.$D$1038])" office:value-type="float" office:value="0">
            <text:p>0</text:p>
          </table:table-cell>
          <table:table-cell table:formula="of:=SUMIF([.$A$2:.$A$1038];[.G27];[.$D$2:.$D$1038])+SUMIF([.$B$2:.$B$1038];[.G27];[.$D$2:.$D$1038])" office:value-type="float" office:value="0">
            <text:p>0</text:p>
          </table:table-cell>
          <table:table-cell table:style-name="ce7" table:formula="of:=[.P27]+[.O2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32];SEARCH(&quot;,&quot;;[Entrada.A32])-1))" office:value-type="float" office:value="10">
            <text:p>10</text:p>
          </table:table-cell>
          <table:table-cell table:formula="of:=VALUE(MID([Entrada.A32];SEARCH(&quot;,&quot;;[Entrada.A32])+1;100))" office:value-type="float" office:value="19">
            <text:p>19</text:p>
          </table:table-cell>
          <table:table-cell table:formula="of:=[Entrada.B32]" office:value-type="float" office:value="23">
            <text:p>23</text:p>
          </table:table-cell>
          <table:table-cell table:number-columns-repeated="2"/>
          <table:table-cell table:formula="of:=VALUE(LEFT([Entrada.D32];SEARCH(&quot;,&quot;;[Entrada.D32])-1))" office:value-type="float" office:value="38">
            <text:p>38</text:p>
          </table:table-cell>
          <table:table-cell table:formula="of:=VALUE(MID([Entrada.D32];SEARCH(&quot;,&quot;;[Entrada.D32])+1;100))" office:value-type="float" office:value="14">
            <text:p>14</text:p>
          </table:table-cell>
          <table:table-cell table:number-columns-repeated="2"/>
          <table:table-cell table:formula="of:=[.J27]+1" office:value-type="float" office:value="27">
            <text:p>27</text:p>
          </table:table-cell>
          <table:table-cell table:formula="of:=SUMIF([.$A$2:.$A$1038];[.J28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28];[.$D$2:.$D$1038])" office:value-type="float" office:value="0">
            <text:p>0</text:p>
          </table:table-cell>
          <table:table-cell/>
          <table:table-cell table:formula="of:=SUMIF([.$A$2:.$A$1038];[.F28];[.$D$2:.$D$1038])+SUMIF([.$B$2:.$B$1038];[.F28];[.$D$2:.$D$1038])" office:value-type="float" office:value="0">
            <text:p>0</text:p>
          </table:table-cell>
          <table:table-cell table:formula="of:=SUMIF([.$A$2:.$A$1038];[.G28];[.$D$2:.$D$1038])+SUMIF([.$B$2:.$B$1038];[.G28];[.$D$2:.$D$1038])" office:value-type="float" office:value="0">
            <text:p>0</text:p>
          </table:table-cell>
          <table:table-cell table:style-name="ce7" table:formula="of:=[.P28]+[.O2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33];SEARCH(&quot;,&quot;;[Entrada.A33])-1))" office:value-type="float" office:value="13">
            <text:p>13</text:p>
          </table:table-cell>
          <table:table-cell table:formula="of:=VALUE(MID([Entrada.A33];SEARCH(&quot;,&quot;;[Entrada.A33])+1;100))" office:value-type="float" office:value="6">
            <text:p>6</text:p>
          </table:table-cell>
          <table:table-cell table:formula="of:=[Entrada.B33]" office:value-type="float" office:value="37">
            <text:p>37</text:p>
          </table:table-cell>
          <table:table-cell table:number-columns-repeated="2"/>
          <table:table-cell table:formula="of:=VALUE(LEFT([Entrada.D33];SEARCH(&quot;,&quot;;[Entrada.D33])-1))" office:value-type="float" office:value="20">
            <text:p>20</text:p>
          </table:table-cell>
          <table:table-cell table:formula="of:=VALUE(MID([Entrada.D33];SEARCH(&quot;,&quot;;[Entrada.D33])+1;100))" office:value-type="float" office:value="12">
            <text:p>12</text:p>
          </table:table-cell>
          <table:table-cell table:number-columns-repeated="2"/>
          <table:table-cell table:formula="of:=[.J28]+1" office:value-type="float" office:value="28">
            <text:p>28</text:p>
          </table:table-cell>
          <table:table-cell table:formula="of:=SUMIF([.$A$2:.$A$1038];[.J29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29];[.$D$2:.$D$1038])" office:value-type="float" office:value="0">
            <text:p>0</text:p>
          </table:table-cell>
          <table:table-cell/>
          <table:table-cell table:formula="of:=SUMIF([.$A$2:.$A$1038];[.F29];[.$D$2:.$D$1038])+SUMIF([.$B$2:.$B$1038];[.F29];[.$D$2:.$D$1038])" office:value-type="float" office:value="0">
            <text:p>0</text:p>
          </table:table-cell>
          <table:table-cell table:formula="of:=SUMIF([.$A$2:.$A$1038];[.G29];[.$D$2:.$D$1038])+SUMIF([.$B$2:.$B$1038];[.G29];[.$D$2:.$D$1038])" office:value-type="float" office:value="0">
            <text:p>0</text:p>
          </table:table-cell>
          <table:table-cell table:style-name="ce7" table:formula="of:=[.P29]+[.O2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34];SEARCH(&quot;,&quot;;[Entrada.A34])-1))" office:value-type="float" office:value="38">
            <text:p>38</text:p>
          </table:table-cell>
          <table:table-cell table:formula="of:=VALUE(MID([Entrada.A34];SEARCH(&quot;,&quot;;[Entrada.A34])+1;100))" office:value-type="float" office:value="22">
            <text:p>22</text:p>
          </table:table-cell>
          <table:table-cell table:formula="of:=[Entrada.B34]" office:value-type="float" office:value="16">
            <text:p>16</text:p>
          </table:table-cell>
          <table:table-cell table:number-columns-repeated="2"/>
          <table:table-cell table:formula="of:=VALUE(LEFT([Entrada.D34];SEARCH(&quot;,&quot;;[Entrada.D34])-1))" office:value-type="float" office:value="30">
            <text:p>30</text:p>
          </table:table-cell>
          <table:table-cell table:formula="of:=VALUE(MID([Entrada.D34];SEARCH(&quot;,&quot;;[Entrada.D34])+1;100))" office:value-type="float" office:value="5">
            <text:p>5</text:p>
          </table:table-cell>
          <table:table-cell table:number-columns-repeated="2"/>
          <table:table-cell table:formula="of:=[.J29]+1" office:value-type="float" office:value="29">
            <text:p>29</text:p>
          </table:table-cell>
          <table:table-cell table:formula="of:=SUMIF([.$A$2:.$A$1038];[.J30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30];[.$D$2:.$D$1038])" office:value-type="float" office:value="0">
            <text:p>0</text:p>
          </table:table-cell>
          <table:table-cell/>
          <table:table-cell table:formula="of:=SUMIF([.$A$2:.$A$1038];[.F30];[.$D$2:.$D$1038])+SUMIF([.$B$2:.$B$1038];[.F30];[.$D$2:.$D$1038])" office:value-type="float" office:value="0">
            <text:p>0</text:p>
          </table:table-cell>
          <table:table-cell table:formula="of:=SUMIF([.$A$2:.$A$1038];[.G30];[.$D$2:.$D$1038])+SUMIF([.$B$2:.$B$1038];[.G30];[.$D$2:.$D$1038])" office:value-type="float" office:value="0">
            <text:p>0</text:p>
          </table:table-cell>
          <table:table-cell table:style-name="ce7" table:formula="of:=[.P30]+[.O3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35];SEARCH(&quot;,&quot;;[Entrada.A35])-1))" office:value-type="float" office:value="25">
            <text:p>25</text:p>
          </table:table-cell>
          <table:table-cell table:formula="of:=VALUE(MID([Entrada.A35];SEARCH(&quot;,&quot;;[Entrada.A35])+1;100))" office:value-type="float" office:value="3">
            <text:p>3</text:p>
          </table:table-cell>
          <table:table-cell table:formula="of:=[Entrada.B35]" office:value-type="float" office:value="38">
            <text:p>38</text:p>
          </table:table-cell>
          <table:table-cell table:number-columns-repeated="2"/>
          <table:table-cell table:formula="of:=VALUE(LEFT([Entrada.D35];SEARCH(&quot;,&quot;;[Entrada.D35])-1))" office:value-type="float" office:value="38">
            <text:p>38</text:p>
          </table:table-cell>
          <table:table-cell table:formula="of:=VALUE(MID([Entrada.D35];SEARCH(&quot;,&quot;;[Entrada.D35])+1;100))" office:value-type="float" office:value="3">
            <text:p>3</text:p>
          </table:table-cell>
          <table:table-cell table:number-columns-repeated="2"/>
          <table:table-cell office:value-type="float" office:value="30">
            <text:p>30</text:p>
          </table:table-cell>
          <table:table-cell table:formula="of:=SUMIF([.$A$2:.$A$1038];[.J31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31];[.$D$2:.$D$1038])" office:value-type="float" office:value="0">
            <text:p>0</text:p>
          </table:table-cell>
          <table:table-cell/>
          <table:table-cell table:formula="of:=SUMIF([.$A$2:.$A$1038];[.F31];[.$D$2:.$D$1038])+SUMIF([.$B$2:.$B$1038];[.F31];[.$D$2:.$D$1038])" office:value-type="float" office:value="0">
            <text:p>0</text:p>
          </table:table-cell>
          <table:table-cell table:formula="of:=SUMIF([.$A$2:.$A$1038];[.G31];[.$D$2:.$D$1038])+SUMIF([.$B$2:.$B$1038];[.G31];[.$D$2:.$D$1038])" office:value-type="float" office:value="0">
            <text:p>0</text:p>
          </table:table-cell>
          <table:table-cell table:style-name="ce7" table:formula="of:=[.P31]+[.O3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36];SEARCH(&quot;,&quot;;[Entrada.A36])-1))" office:value-type="float" office:value="28">
            <text:p>28</text:p>
          </table:table-cell>
          <table:table-cell table:formula="of:=VALUE(MID([Entrada.A36];SEARCH(&quot;,&quot;;[Entrada.A36])+1;100))" office:value-type="float" office:value="24">
            <text:p>24</text:p>
          </table:table-cell>
          <table:table-cell table:formula="of:=[Entrada.B36]" office:value-type="float" office:value="13">
            <text:p>13</text:p>
          </table:table-cell>
          <table:table-cell table:number-columns-repeated="2"/>
          <table:table-cell table:formula="of:=VALUE(LEFT([Entrada.D36];SEARCH(&quot;,&quot;;[Entrada.D36])-1))" office:value-type="float" office:value="26">
            <text:p>26</text:p>
          </table:table-cell>
          <table:table-cell table:formula="of:=VALUE(MID([Entrada.D36];SEARCH(&quot;,&quot;;[Entrada.D36])+1;100))" office:value-type="float" office:value="12">
            <text:p>12</text:p>
          </table:table-cell>
          <table:table-cell table:number-columns-repeated="2"/>
          <table:table-cell table:formula="of:=[.J31]+1" office:value-type="float" office:value="31">
            <text:p>31</text:p>
          </table:table-cell>
          <table:table-cell table:formula="of:=SUMIF([.$A$2:.$A$1038];[.J32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32];[.$D$2:.$D$1038])" office:value-type="float" office:value="0">
            <text:p>0</text:p>
          </table:table-cell>
          <table:table-cell/>
          <table:table-cell table:formula="of:=SUMIF([.$A$2:.$A$1038];[.F32];[.$D$2:.$D$1038])+SUMIF([.$B$2:.$B$1038];[.F32];[.$D$2:.$D$1038])" office:value-type="float" office:value="0">
            <text:p>0</text:p>
          </table:table-cell>
          <table:table-cell table:formula="of:=SUMIF([.$A$2:.$A$1038];[.G32];[.$D$2:.$D$1038])+SUMIF([.$B$2:.$B$1038];[.G32];[.$D$2:.$D$1038])" office:value-type="float" office:value="0">
            <text:p>0</text:p>
          </table:table-cell>
          <table:table-cell table:style-name="ce7" table:formula="of:=[.P32]+[.O3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37];SEARCH(&quot;,&quot;;[Entrada.A37])-1))" office:value-type="float" office:value="40">
            <text:p>40</text:p>
          </table:table-cell>
          <table:table-cell table:formula="of:=VALUE(MID([Entrada.A37];SEARCH(&quot;,&quot;;[Entrada.A37])+1;100))" office:value-type="float" office:value="11">
            <text:p>11</text:p>
          </table:table-cell>
          <table:table-cell table:formula="of:=[Entrada.B37]" office:value-type="float" office:value="18">
            <text:p>18</text:p>
          </table:table-cell>
          <table:table-cell table:number-columns-repeated="2"/>
          <table:table-cell table:formula="of:=VALUE(LEFT([Entrada.D37];SEARCH(&quot;,&quot;;[Entrada.D37])-1))" office:value-type="float" office:value="5">
            <text:p>5</text:p>
          </table:table-cell>
          <table:table-cell table:formula="of:=VALUE(MID([Entrada.D37];SEARCH(&quot;,&quot;;[Entrada.D37])+1;100))" office:value-type="float" office:value="38">
            <text:p>38</text:p>
          </table:table-cell>
          <table:table-cell table:number-columns-repeated="2"/>
          <table:table-cell table:formula="of:=[.J32]+1" office:value-type="float" office:value="32">
            <text:p>32</text:p>
          </table:table-cell>
          <table:table-cell table:formula="of:=SUMIF([.$A$2:.$A$1038];[.J33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33];[.$D$2:.$D$1038])" office:value-type="float" office:value="0">
            <text:p>0</text:p>
          </table:table-cell>
          <table:table-cell/>
          <table:table-cell table:formula="of:=SUMIF([.$A$2:.$A$1038];[.F33];[.$D$2:.$D$1038])+SUMIF([.$B$2:.$B$1038];[.F33];[.$D$2:.$D$1038])" office:value-type="float" office:value="0">
            <text:p>0</text:p>
          </table:table-cell>
          <table:table-cell table:formula="of:=SUMIF([.$A$2:.$A$1038];[.G33];[.$D$2:.$D$1038])+SUMIF([.$B$2:.$B$1038];[.G33];[.$D$2:.$D$1038])" office:value-type="float" office:value="0">
            <text:p>0</text:p>
          </table:table-cell>
          <table:table-cell table:style-name="ce7" table:formula="of:=[.P33]+[.O3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38];SEARCH(&quot;,&quot;;[Entrada.A38])-1))" office:value-type="float" office:value="4">
            <text:p>4</text:p>
          </table:table-cell>
          <table:table-cell table:formula="of:=VALUE(MID([Entrada.A38];SEARCH(&quot;,&quot;;[Entrada.A38])+1;100))" office:value-type="float" office:value="17">
            <text:p>17</text:p>
          </table:table-cell>
          <table:table-cell table:formula="of:=[Entrada.B38]" office:value-type="float" office:value="17">
            <text:p>17</text:p>
          </table:table-cell>
          <table:table-cell table:number-columns-repeated="2"/>
          <table:table-cell table:formula="of:=VALUE(LEFT([Entrada.D38];SEARCH(&quot;,&quot;;[Entrada.D38])-1))" office:value-type="float" office:value="8">
            <text:p>8</text:p>
          </table:table-cell>
          <table:table-cell table:formula="of:=VALUE(MID([Entrada.D38];SEARCH(&quot;,&quot;;[Entrada.D38])+1;100))" office:value-type="float" office:value="15">
            <text:p>15</text:p>
          </table:table-cell>
          <table:table-cell table:number-columns-repeated="2"/>
          <table:table-cell table:formula="of:=[.J33]+1" office:value-type="float" office:value="33">
            <text:p>33</text:p>
          </table:table-cell>
          <table:table-cell table:formula="of:=SUMIF([.$A$2:.$A$1038];[.J34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34];[.$D$2:.$D$1038])" office:value-type="float" office:value="0">
            <text:p>0</text:p>
          </table:table-cell>
          <table:table-cell/>
          <table:table-cell table:formula="of:=SUMIF([.$A$2:.$A$1038];[.F34];[.$D$2:.$D$1038])+SUMIF([.$B$2:.$B$1038];[.F34];[.$D$2:.$D$1038])" office:value-type="float" office:value="0">
            <text:p>0</text:p>
          </table:table-cell>
          <table:table-cell table:formula="of:=SUMIF([.$A$2:.$A$1038];[.G34];[.$D$2:.$D$1038])+SUMIF([.$B$2:.$B$1038];[.G34];[.$D$2:.$D$1038])" office:value-type="float" office:value="0">
            <text:p>0</text:p>
          </table:table-cell>
          <table:table-cell table:style-name="ce7" table:formula="of:=[.P34]+[.O3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39];SEARCH(&quot;,&quot;;[Entrada.A39])-1))" office:value-type="float" office:value="7">
            <text:p>7</text:p>
          </table:table-cell>
          <table:table-cell table:formula="of:=VALUE(MID([Entrada.A39];SEARCH(&quot;,&quot;;[Entrada.A39])+1;100))" office:value-type="float" office:value="4">
            <text:p>4</text:p>
          </table:table-cell>
          <table:table-cell table:formula="of:=[Entrada.B39]" office:value-type="float" office:value="25">
            <text:p>25</text:p>
          </table:table-cell>
          <table:table-cell table:number-columns-repeated="2"/>
          <table:table-cell table:formula="of:=VALUE(LEFT([Entrada.D39];SEARCH(&quot;,&quot;;[Entrada.D39])-1))" office:value-type="float" office:value="26">
            <text:p>26</text:p>
          </table:table-cell>
          <table:table-cell table:formula="of:=VALUE(MID([Entrada.D39];SEARCH(&quot;,&quot;;[Entrada.D39])+1;100))" office:value-type="float" office:value="6">
            <text:p>6</text:p>
          </table:table-cell>
          <table:table-cell table:number-columns-repeated="2"/>
          <table:table-cell table:formula="of:=[.J34]+1" office:value-type="float" office:value="34">
            <text:p>34</text:p>
          </table:table-cell>
          <table:table-cell table:formula="of:=SUMIF([.$A$2:.$A$1038];[.J35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35];[.$D$2:.$D$1038])" office:value-type="float" office:value="0">
            <text:p>0</text:p>
          </table:table-cell>
          <table:table-cell/>
          <table:table-cell table:formula="of:=SUMIF([.$A$2:.$A$1038];[.F35];[.$D$2:.$D$1038])+SUMIF([.$B$2:.$B$1038];[.F35];[.$D$2:.$D$1038])" office:value-type="float" office:value="0">
            <text:p>0</text:p>
          </table:table-cell>
          <table:table-cell table:formula="of:=SUMIF([.$A$2:.$A$1038];[.G35];[.$D$2:.$D$1038])+SUMIF([.$B$2:.$B$1038];[.G35];[.$D$2:.$D$1038])" office:value-type="float" office:value="0">
            <text:p>0</text:p>
          </table:table-cell>
          <table:table-cell table:style-name="ce7" table:formula="of:=[.P35]+[.O3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40];SEARCH(&quot;,&quot;;[Entrada.A40])-1))" office:value-type="float" office:value="16">
            <text:p>16</text:p>
          </table:table-cell>
          <table:table-cell table:formula="of:=VALUE(MID([Entrada.A40];SEARCH(&quot;,&quot;;[Entrada.A40])+1;100))" office:value-type="float" office:value="20">
            <text:p>20</text:p>
          </table:table-cell>
          <table:table-cell table:formula="of:=[Entrada.B40]" office:value-type="float" office:value="30">
            <text:p>30</text:p>
          </table:table-cell>
          <table:table-cell table:number-columns-repeated="2"/>
          <table:table-cell table:formula="of:=VALUE(LEFT([Entrada.D40];SEARCH(&quot;,&quot;;[Entrada.D40])-1))" office:value-type="float" office:value="17">
            <text:p>17</text:p>
          </table:table-cell>
          <table:table-cell table:formula="of:=VALUE(MID([Entrada.D40];SEARCH(&quot;,&quot;;[Entrada.D40])+1;100))" office:value-type="float" office:value="5">
            <text:p>5</text:p>
          </table:table-cell>
          <table:table-cell table:number-columns-repeated="2"/>
          <table:table-cell table:formula="of:=[.J35]+1" office:value-type="float" office:value="35">
            <text:p>35</text:p>
          </table:table-cell>
          <table:table-cell table:formula="of:=SUMIF([.$A$2:.$A$1038];[.J36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36];[.$D$2:.$D$1038])" office:value-type="float" office:value="0">
            <text:p>0</text:p>
          </table:table-cell>
          <table:table-cell/>
          <table:table-cell table:formula="of:=SUMIF([.$A$2:.$A$1038];[.F36];[.$D$2:.$D$1038])+SUMIF([.$B$2:.$B$1038];[.F36];[.$D$2:.$D$1038])" office:value-type="float" office:value="0">
            <text:p>0</text:p>
          </table:table-cell>
          <table:table-cell table:formula="of:=SUMIF([.$A$2:.$A$1038];[.G36];[.$D$2:.$D$1038])+SUMIF([.$B$2:.$B$1038];[.G36];[.$D$2:.$D$1038])" office:value-type="float" office:value="0">
            <text:p>0</text:p>
          </table:table-cell>
          <table:table-cell table:style-name="ce7" table:formula="of:=[.P36]+[.O3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41];SEARCH(&quot;,&quot;;[Entrada.A41])-1))" office:value-type="float" office:value="22">
            <text:p>22</text:p>
          </table:table-cell>
          <table:table-cell table:formula="of:=VALUE(MID([Entrada.A41];SEARCH(&quot;,&quot;;[Entrada.A41])+1;100))" office:value-type="float" office:value="30">
            <text:p>30</text:p>
          </table:table-cell>
          <table:table-cell table:formula="of:=[Entrada.B41]" office:value-type="float" office:value="8">
            <text:p>8</text:p>
          </table:table-cell>
          <table:table-cell table:number-columns-repeated="2"/>
          <table:table-cell table:formula="of:=VALUE(LEFT([Entrada.D41];SEARCH(&quot;,&quot;;[Entrada.D41])-1))" office:value-type="float" office:value="17">
            <text:p>17</text:p>
          </table:table-cell>
          <table:table-cell table:formula="of:=VALUE(MID([Entrada.D41];SEARCH(&quot;,&quot;;[Entrada.D41])+1;100))" office:value-type="float" office:value="18">
            <text:p>18</text:p>
          </table:table-cell>
          <table:table-cell table:number-columns-repeated="2"/>
          <table:table-cell table:formula="of:=[.J36]+1" office:value-type="float" office:value="36">
            <text:p>36</text:p>
          </table:table-cell>
          <table:table-cell table:formula="of:=SUMIF([.$A$2:.$A$1038];[.J37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37];[.$D$2:.$D$1038])" office:value-type="float" office:value="0">
            <text:p>0</text:p>
          </table:table-cell>
          <table:table-cell/>
          <table:table-cell table:formula="of:=SUMIF([.$A$2:.$A$1038];[.F37];[.$D$2:.$D$1038])+SUMIF([.$B$2:.$B$1038];[.F37];[.$D$2:.$D$1038])" office:value-type="float" office:value="0">
            <text:p>0</text:p>
          </table:table-cell>
          <table:table-cell table:formula="of:=SUMIF([.$A$2:.$A$1038];[.G37];[.$D$2:.$D$1038])+SUMIF([.$B$2:.$B$1038];[.G37];[.$D$2:.$D$1038])" office:value-type="float" office:value="0">
            <text:p>0</text:p>
          </table:table-cell>
          <table:table-cell table:style-name="ce7" table:formula="of:=[.P37]+[.O3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42];SEARCH(&quot;,&quot;;[Entrada.A42])-1))" office:value-type="float" office:value="12">
            <text:p>12</text:p>
          </table:table-cell>
          <table:table-cell table:formula="of:=VALUE(MID([Entrada.A42];SEARCH(&quot;,&quot;;[Entrada.A42])+1;100))" office:value-type="float" office:value="32">
            <text:p>32</text:p>
          </table:table-cell>
          <table:table-cell table:formula="of:=[Entrada.B42]" office:value-type="float" office:value="23">
            <text:p>23</text:p>
          </table:table-cell>
          <table:table-cell table:number-columns-repeated="2"/>
          <table:table-cell table:formula="of:=VALUE(LEFT([Entrada.D42];SEARCH(&quot;,&quot;;[Entrada.D42])-1))" office:value-type="float" office:value="24">
            <text:p>24</text:p>
          </table:table-cell>
          <table:table-cell table:formula="of:=VALUE(MID([Entrada.D42];SEARCH(&quot;,&quot;;[Entrada.D42])+1;100))" office:value-type="float" office:value="36">
            <text:p>36</text:p>
          </table:table-cell>
          <table:table-cell table:number-columns-repeated="2"/>
          <table:table-cell table:formula="of:=[.J37]+1" office:value-type="float" office:value="37">
            <text:p>37</text:p>
          </table:table-cell>
          <table:table-cell table:formula="of:=SUMIF([.$A$2:.$A$1038];[.J38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38];[.$D$2:.$D$1038])" office:value-type="float" office:value="0">
            <text:p>0</text:p>
          </table:table-cell>
          <table:table-cell/>
          <table:table-cell table:formula="of:=SUMIF([.$A$2:.$A$1038];[.F38];[.$D$2:.$D$1038])+SUMIF([.$B$2:.$B$1038];[.F38];[.$D$2:.$D$1038])" office:value-type="float" office:value="0">
            <text:p>0</text:p>
          </table:table-cell>
          <table:table-cell table:formula="of:=SUMIF([.$A$2:.$A$1038];[.G38];[.$D$2:.$D$1038])+SUMIF([.$B$2:.$B$1038];[.G38];[.$D$2:.$D$1038])" office:value-type="float" office:value="0">
            <text:p>0</text:p>
          </table:table-cell>
          <table:table-cell table:style-name="ce7" table:formula="of:=[.P38]+[.O3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43];SEARCH(&quot;,&quot;;[Entrada.A43])-1))" office:value-type="float" office:value="34">
            <text:p>34</text:p>
          </table:table-cell>
          <table:table-cell table:formula="of:=VALUE(MID([Entrada.A43];SEARCH(&quot;,&quot;;[Entrada.A43])+1;100))" office:value-type="float" office:value="21">
            <text:p>21</text:p>
          </table:table-cell>
          <table:table-cell table:formula="of:=[Entrada.B43]" office:value-type="float" office:value="37">
            <text:p>37</text:p>
          </table:table-cell>
          <table:table-cell table:number-columns-repeated="2"/>
          <table:table-cell table:formula="of:=VALUE(LEFT([Entrada.D43];SEARCH(&quot;,&quot;;[Entrada.D43])-1))" office:value-type="float" office:value="39">
            <text:p>39</text:p>
          </table:table-cell>
          <table:table-cell table:formula="of:=VALUE(MID([Entrada.D43];SEARCH(&quot;,&quot;;[Entrada.D43])+1;100))" office:value-type="float" office:value="29">
            <text:p>29</text:p>
          </table:table-cell>
          <table:table-cell table:number-columns-repeated="2"/>
          <table:table-cell table:formula="of:=[.J38]+1" office:value-type="float" office:value="38">
            <text:p>38</text:p>
          </table:table-cell>
          <table:table-cell table:formula="of:=SUMIF([.$A$2:.$A$1038];[.J39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39];[.$D$2:.$D$1038])" office:value-type="float" office:value="0">
            <text:p>0</text:p>
          </table:table-cell>
          <table:table-cell/>
          <table:table-cell table:formula="of:=SUMIF([.$A$2:.$A$1038];[.F39];[.$D$2:.$D$1038])+SUMIF([.$B$2:.$B$1038];[.F39];[.$D$2:.$D$1038])" office:value-type="float" office:value="0">
            <text:p>0</text:p>
          </table:table-cell>
          <table:table-cell table:formula="of:=SUMIF([.$A$2:.$A$1038];[.G39];[.$D$2:.$D$1038])+SUMIF([.$B$2:.$B$1038];[.G39];[.$D$2:.$D$1038])" office:value-type="float" office:value="0">
            <text:p>0</text:p>
          </table:table-cell>
          <table:table-cell table:style-name="ce7" table:formula="of:=[.P39]+[.O3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44];SEARCH(&quot;,&quot;;[Entrada.A44])-1))" office:value-type="float" office:value="10">
            <text:p>10</text:p>
          </table:table-cell>
          <table:table-cell table:formula="of:=VALUE(MID([Entrada.A44];SEARCH(&quot;,&quot;;[Entrada.A44])+1;100))" office:value-type="float" office:value="26">
            <text:p>26</text:p>
          </table:table-cell>
          <table:table-cell table:formula="of:=[Entrada.B44]" office:value-type="float" office:value="33">
            <text:p>33</text:p>
          </table:table-cell>
          <table:table-cell table:number-columns-repeated="2"/>
          <table:table-cell table:formula="of:=VALUE(LEFT([Entrada.D44];SEARCH(&quot;,&quot;;[Entrada.D44])-1))" office:value-type="float" office:value="30">
            <text:p>30</text:p>
          </table:table-cell>
          <table:table-cell table:formula="of:=VALUE(MID([Entrada.D44];SEARCH(&quot;,&quot;;[Entrada.D44])+1;100))" office:value-type="float" office:value="29">
            <text:p>29</text:p>
          </table:table-cell>
          <table:table-cell table:number-columns-repeated="2"/>
          <table:table-cell table:formula="of:=[.J39]+1" office:value-type="float" office:value="39">
            <text:p>39</text:p>
          </table:table-cell>
          <table:table-cell table:formula="of:=SUMIF([.$A$2:.$A$1038];[.J40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40];[.$D$2:.$D$1038])" office:value-type="float" office:value="0">
            <text:p>0</text:p>
          </table:table-cell>
          <table:table-cell/>
          <table:table-cell table:formula="of:=SUMIF([.$A$2:.$A$1038];[.F40];[.$D$2:.$D$1038])+SUMIF([.$B$2:.$B$1038];[.F40];[.$D$2:.$D$1038])" office:value-type="float" office:value="0">
            <text:p>0</text:p>
          </table:table-cell>
          <table:table-cell table:formula="of:=SUMIF([.$A$2:.$A$1038];[.G40];[.$D$2:.$D$1038])+SUMIF([.$B$2:.$B$1038];[.G40];[.$D$2:.$D$1038])" office:value-type="float" office:value="0">
            <text:p>0</text:p>
          </table:table-cell>
          <table:table-cell table:style-name="ce7" table:formula="of:=[.P40]+[.O4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45];SEARCH(&quot;,&quot;;[Entrada.A45])-1))" office:value-type="float" office:value="38">
            <text:p>38</text:p>
          </table:table-cell>
          <table:table-cell table:formula="of:=VALUE(MID([Entrada.A45];SEARCH(&quot;,&quot;;[Entrada.A45])+1;100))" office:value-type="float" office:value="9">
            <text:p>9</text:p>
          </table:table-cell>
          <table:table-cell table:formula="of:=[Entrada.B45]" office:value-type="float" office:value="36">
            <text:p>36</text:p>
          </table:table-cell>
          <table:table-cell table:number-columns-repeated="2"/>
          <table:table-cell table:formula="of:=VALUE(LEFT([Entrada.D45];SEARCH(&quot;,&quot;;[Entrada.D45])-1))" office:value-type="float" office:value="28">
            <text:p>28</text:p>
          </table:table-cell>
          <table:table-cell table:formula="of:=VALUE(MID([Entrada.D45];SEARCH(&quot;,&quot;;[Entrada.D45])+1;100))" office:value-type="float" office:value="15">
            <text:p>15</text:p>
          </table:table-cell>
          <table:table-cell table:number-columns-repeated="2"/>
          <table:table-cell table:formula="of:=[.J40]+1" office:value-type="float" office:value="40">
            <text:p>40</text:p>
          </table:table-cell>
          <table:table-cell table:formula="of:=SUMIF([.$A$2:.$A$1038];[.J41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IF([.$B$2:.$B$1038];[.J41];[.$D$2:.$D$1038])" office:value-type="float" office:value="0">
            <text:p>0</text:p>
          </table:table-cell>
          <table:table-cell/>
          <table:table-cell table:formula="of:=SUMIF([.$A$2:.$A$1038];[.F41];[.$D$2:.$D$1038])+SUMIF([.$B$2:.$B$1038];[.F41];[.$D$2:.$D$1038])" office:value-type="float" office:value="0">
            <text:p>0</text:p>
          </table:table-cell>
          <table:table-cell table:formula="of:=SUMIF([.$A$2:.$A$1038];[.G41];[.$D$2:.$D$1038])+SUMIF([.$B$2:.$B$1038];[.G41];[.$D$2:.$D$1038])" office:value-type="float" office:value="0">
            <text:p>0</text:p>
          </table:table-cell>
          <table:table-cell table:style-name="ce7" table:formula="of:=[.P41]+[.O4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46];SEARCH(&quot;,&quot;;[Entrada.A46])-1))" office:value-type="float" office:value="25">
            <text:p>25</text:p>
          </table:table-cell>
          <table:table-cell table:formula="of:=VALUE(MID([Entrada.A46];SEARCH(&quot;,&quot;;[Entrada.A46])+1;100))" office:value-type="float" office:value="4">
            <text:p>4</text:p>
          </table:table-cell>
          <table:table-cell table:formula="of:=[Entrada.B46]" office:value-type="float" office:value="19">
            <text:p>19</text:p>
          </table:table-cell>
          <table:table-cell table:number-columns-repeated="2"/>
          <table:table-cell table:formula="of:=VALUE(LEFT([Entrada.D46];SEARCH(&quot;,&quot;;[Entrada.D46])-1))" office:value-type="float" office:value="7">
            <text:p>7</text:p>
          </table:table-cell>
          <table:table-cell table:formula="of:=VALUE(MID([Entrada.D46];SEARCH(&quot;,&quot;;[Entrada.D46])+1;100))" office:value-type="float" office:value="25">
            <text:p>25</text:p>
          </table:table-cell>
          <table:table-cell table:number-columns-repeated="7"/>
          <table:table-cell table:formula="of:=SUMIF([.$A$2:.$A$1038];[.F42];[.$D$2:.$D$1038])+SUMIF([.$B$2:.$B$1038];[.F42];[.$D$2:.$D$1038])" office:value-type="float" office:value="0">
            <text:p>0</text:p>
          </table:table-cell>
          <table:table-cell table:formula="of:=SUMIF([.$A$2:.$A$1038];[.G42];[.$D$2:.$D$1038])+SUMIF([.$B$2:.$B$1038];[.G42];[.$D$2:.$D$1038])" office:value-type="float" office:value="0">
            <text:p>0</text:p>
          </table:table-cell>
          <table:table-cell table:style-name="ce7" table:formula="of:=[.P42]+[.O4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47];SEARCH(&quot;,&quot;;[Entrada.A47])-1))" office:value-type="float" office:value="4">
            <text:p>4</text:p>
          </table:table-cell>
          <table:table-cell table:formula="of:=VALUE(MID([Entrada.A47];SEARCH(&quot;,&quot;;[Entrada.A47])+1;100))" office:value-type="float" office:value="24">
            <text:p>24</text:p>
          </table:table-cell>
          <table:table-cell table:formula="of:=[Entrada.B47]" office:value-type="float" office:value="20">
            <text:p>20</text:p>
          </table:table-cell>
          <table:table-cell table:number-columns-repeated="2"/>
          <table:table-cell table:formula="of:=VALUE(LEFT([Entrada.D47];SEARCH(&quot;,&quot;;[Entrada.D47])-1))" office:value-type="float" office:value="4">
            <text:p>4</text:p>
          </table:table-cell>
          <table:table-cell table:formula="of:=VALUE(MID([Entrada.D47];SEARCH(&quot;,&quot;;[Entrada.D47])+1;100))" office:value-type="float" office:value="3">
            <text:p>3</text:p>
          </table:table-cell>
          <table:table-cell table:number-columns-repeated="7"/>
          <table:table-cell table:formula="of:=SUMIF([.$A$2:.$A$1038];[.F43];[.$D$2:.$D$1038])+SUMIF([.$B$2:.$B$1038];[.F43];[.$D$2:.$D$1038])" office:value-type="float" office:value="0">
            <text:p>0</text:p>
          </table:table-cell>
          <table:table-cell table:formula="of:=SUMIF([.$A$2:.$A$1038];[.G43];[.$D$2:.$D$1038])+SUMIF([.$B$2:.$B$1038];[.G43];[.$D$2:.$D$1038])" office:value-type="float" office:value="0">
            <text:p>0</text:p>
          </table:table-cell>
          <table:table-cell table:style-name="ce7" table:formula="of:=[.P43]+[.O4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48];SEARCH(&quot;,&quot;;[Entrada.A48])-1))" office:value-type="float" office:value="19">
            <text:p>19</text:p>
          </table:table-cell>
          <table:table-cell table:formula="of:=VALUE(MID([Entrada.A48];SEARCH(&quot;,&quot;;[Entrada.A48])+1;100))" office:value-type="float" office:value="6">
            <text:p>6</text:p>
          </table:table-cell>
          <table:table-cell table:formula="of:=[Entrada.B48]" office:value-type="float" office:value="27">
            <text:p>27</text:p>
          </table:table-cell>
          <table:table-cell table:number-columns-repeated="2"/>
          <table:table-cell table:formula="of:=VALUE(LEFT([Entrada.D48];SEARCH(&quot;,&quot;;[Entrada.D48])-1))" office:value-type="float" office:value="14">
            <text:p>14</text:p>
          </table:table-cell>
          <table:table-cell table:formula="of:=VALUE(MID([Entrada.D48];SEARCH(&quot;,&quot;;[Entrada.D48])+1;100))" office:value-type="float" office:value="36">
            <text:p>36</text:p>
          </table:table-cell>
          <table:table-cell table:number-columns-repeated="7"/>
          <table:table-cell table:formula="of:=SUMIF([.$A$2:.$A$1038];[.F44];[.$D$2:.$D$1038])+SUMIF([.$B$2:.$B$1038];[.F44];[.$D$2:.$D$1038])" office:value-type="float" office:value="0">
            <text:p>0</text:p>
          </table:table-cell>
          <table:table-cell table:formula="of:=SUMIF([.$A$2:.$A$1038];[.G44];[.$D$2:.$D$1038])+SUMIF([.$B$2:.$B$1038];[.G44];[.$D$2:.$D$1038])" office:value-type="float" office:value="0">
            <text:p>0</text:p>
          </table:table-cell>
          <table:table-cell table:style-name="ce7" table:formula="of:=[.P44]+[.O4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49];SEARCH(&quot;,&quot;;[Entrada.A49])-1))" office:value-type="float" office:value="5">
            <text:p>5</text:p>
          </table:table-cell>
          <table:table-cell table:formula="of:=VALUE(MID([Entrada.A49];SEARCH(&quot;,&quot;;[Entrada.A49])+1;100))" office:value-type="float" office:value="39">
            <text:p>39</text:p>
          </table:table-cell>
          <table:table-cell table:formula="of:=[Entrada.B49]" office:value-type="float" office:value="32">
            <text:p>32</text:p>
          </table:table-cell>
          <table:table-cell table:number-columns-repeated="2"/>
          <table:table-cell table:formula="of:=VALUE(LEFT([Entrada.D49];SEARCH(&quot;,&quot;;[Entrada.D49])-1))" office:value-type="float" office:value="25">
            <text:p>25</text:p>
          </table:table-cell>
          <table:table-cell table:formula="of:=VALUE(MID([Entrada.D49];SEARCH(&quot;,&quot;;[Entrada.D49])+1;100))" office:value-type="float" office:value="11">
            <text:p>11</text:p>
          </table:table-cell>
          <table:table-cell table:number-columns-repeated="7"/>
          <table:table-cell table:formula="of:=SUMIF([.$A$2:.$A$1038];[.F45];[.$D$2:.$D$1038])+SUMIF([.$B$2:.$B$1038];[.F45];[.$D$2:.$D$1038])" office:value-type="float" office:value="0">
            <text:p>0</text:p>
          </table:table-cell>
          <table:table-cell table:formula="of:=SUMIF([.$A$2:.$A$1038];[.G45];[.$D$2:.$D$1038])+SUMIF([.$B$2:.$B$1038];[.G45];[.$D$2:.$D$1038])" office:value-type="float" office:value="0">
            <text:p>0</text:p>
          </table:table-cell>
          <table:table-cell table:style-name="ce7" table:formula="of:=[.P45]+[.O4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50];SEARCH(&quot;,&quot;;[Entrada.A50])-1))" office:value-type="float" office:value="37">
            <text:p>37</text:p>
          </table:table-cell>
          <table:table-cell table:formula="of:=VALUE(MID([Entrada.A50];SEARCH(&quot;,&quot;;[Entrada.A50])+1;100))" office:value-type="float" office:value="33">
            <text:p>33</text:p>
          </table:table-cell>
          <table:table-cell table:formula="of:=[Entrada.B50]" office:value-type="float" office:value="4">
            <text:p>4</text:p>
          </table:table-cell>
          <table:table-cell table:number-columns-repeated="2"/>
          <table:table-cell table:formula="of:=VALUE(LEFT([Entrada.D50];SEARCH(&quot;,&quot;;[Entrada.D50])-1))" office:value-type="float" office:value="13">
            <text:p>13</text:p>
          </table:table-cell>
          <table:table-cell table:formula="of:=VALUE(MID([Entrada.D50];SEARCH(&quot;,&quot;;[Entrada.D50])+1;100))" office:value-type="float" office:value="39">
            <text:p>39</text:p>
          </table:table-cell>
          <table:table-cell table:number-columns-repeated="7"/>
          <table:table-cell table:formula="of:=SUMIF([.$A$2:.$A$1038];[.F46];[.$D$2:.$D$1038])+SUMIF([.$B$2:.$B$1038];[.F46];[.$D$2:.$D$1038])" office:value-type="float" office:value="0">
            <text:p>0</text:p>
          </table:table-cell>
          <table:table-cell table:formula="of:=SUMIF([.$A$2:.$A$1038];[.G46];[.$D$2:.$D$1038])+SUMIF([.$B$2:.$B$1038];[.G46];[.$D$2:.$D$1038])" office:value-type="float" office:value="0">
            <text:p>0</text:p>
          </table:table-cell>
          <table:table-cell table:style-name="ce7" table:formula="of:=[.P46]+[.O4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51];SEARCH(&quot;,&quot;;[Entrada.A51])-1))" office:value-type="float" office:value="10">
            <text:p>10</text:p>
          </table:table-cell>
          <table:table-cell table:formula="of:=VALUE(MID([Entrada.A51];SEARCH(&quot;,&quot;;[Entrada.A51])+1;100))" office:value-type="float" office:value="5">
            <text:p>5</text:p>
          </table:table-cell>
          <table:table-cell table:formula="of:=[Entrada.B51]" office:value-type="float" office:value="34">
            <text:p>34</text:p>
          </table:table-cell>
          <table:table-cell table:number-columns-repeated="2"/>
          <table:table-cell table:formula="of:=VALUE(LEFT([Entrada.D51];SEARCH(&quot;,&quot;;[Entrada.D51])-1))" office:value-type="float" office:value="27">
            <text:p>27</text:p>
          </table:table-cell>
          <table:table-cell table:formula="of:=VALUE(MID([Entrada.D51];SEARCH(&quot;,&quot;;[Entrada.D51])+1;100))" office:value-type="float" office:value="37">
            <text:p>37</text:p>
          </table:table-cell>
          <table:table-cell table:number-columns-repeated="7"/>
          <table:table-cell table:formula="of:=SUMIF([.$A$2:.$A$1038];[.F47];[.$D$2:.$D$1038])+SUMIF([.$B$2:.$B$1038];[.F47];[.$D$2:.$D$1038])" office:value-type="float" office:value="0">
            <text:p>0</text:p>
          </table:table-cell>
          <table:table-cell table:formula="of:=SUMIF([.$A$2:.$A$1038];[.G47];[.$D$2:.$D$1038])+SUMIF([.$B$2:.$B$1038];[.G47];[.$D$2:.$D$1038])" office:value-type="float" office:value="0">
            <text:p>0</text:p>
          </table:table-cell>
          <table:table-cell table:style-name="ce7" table:formula="of:=[.P47]+[.O4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52];SEARCH(&quot;,&quot;;[Entrada.A52])-1))" office:value-type="float" office:value="25">
            <text:p>25</text:p>
          </table:table-cell>
          <table:table-cell table:formula="of:=VALUE(MID([Entrada.A52];SEARCH(&quot;,&quot;;[Entrada.A52])+1;100))" office:value-type="float" office:value="13">
            <text:p>13</text:p>
          </table:table-cell>
          <table:table-cell table:formula="of:=[Entrada.B52]" office:value-type="float" office:value="9">
            <text:p>9</text:p>
          </table:table-cell>
          <table:table-cell table:number-columns-repeated="2"/>
          <table:table-cell table:formula="of:=VALUE(LEFT([Entrada.D52];SEARCH(&quot;,&quot;;[Entrada.D52])-1))" office:value-type="float" office:value="37">
            <text:p>37</text:p>
          </table:table-cell>
          <table:table-cell table:formula="of:=VALUE(MID([Entrada.D52];SEARCH(&quot;,&quot;;[Entrada.D52])+1;100))" office:value-type="float" office:value="34">
            <text:p>34</text:p>
          </table:table-cell>
          <table:table-cell table:number-columns-repeated="7"/>
          <table:table-cell table:formula="of:=SUMIF([.$A$2:.$A$1038];[.F48];[.$D$2:.$D$1038])+SUMIF([.$B$2:.$B$1038];[.F48];[.$D$2:.$D$1038])" office:value-type="float" office:value="0">
            <text:p>0</text:p>
          </table:table-cell>
          <table:table-cell table:formula="of:=SUMIF([.$A$2:.$A$1038];[.G48];[.$D$2:.$D$1038])+SUMIF([.$B$2:.$B$1038];[.G48];[.$D$2:.$D$1038])" office:value-type="float" office:value="0">
            <text:p>0</text:p>
          </table:table-cell>
          <table:table-cell table:style-name="ce7" table:formula="of:=[.P48]+[.O4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53];SEARCH(&quot;,&quot;;[Entrada.A53])-1))" office:value-type="float" office:value="4">
            <text:p>4</text:p>
          </table:table-cell>
          <table:table-cell table:formula="of:=VALUE(MID([Entrada.A53];SEARCH(&quot;,&quot;;[Entrada.A53])+1;100))" office:value-type="float" office:value="7">
            <text:p>7</text:p>
          </table:table-cell>
          <table:table-cell table:formula="of:=[Entrada.B53]" office:value-type="float" office:value="35">
            <text:p>35</text:p>
          </table:table-cell>
          <table:table-cell table:number-columns-repeated="2"/>
          <table:table-cell table:formula="of:=VALUE(LEFT([Entrada.D53];SEARCH(&quot;,&quot;;[Entrada.D53])-1))" office:value-type="float" office:value="16">
            <text:p>16</text:p>
          </table:table-cell>
          <table:table-cell table:formula="of:=VALUE(MID([Entrada.D53];SEARCH(&quot;,&quot;;[Entrada.D53])+1;100))" office:value-type="float" office:value="19">
            <text:p>19</text:p>
          </table:table-cell>
          <table:table-cell table:number-columns-repeated="7"/>
          <table:table-cell table:formula="of:=SUMIF([.$A$2:.$A$1038];[.F49];[.$D$2:.$D$1038])+SUMIF([.$B$2:.$B$1038];[.F49];[.$D$2:.$D$1038])" office:value-type="float" office:value="0">
            <text:p>0</text:p>
          </table:table-cell>
          <table:table-cell table:formula="of:=SUMIF([.$A$2:.$A$1038];[.G49];[.$D$2:.$D$1038])+SUMIF([.$B$2:.$B$1038];[.G49];[.$D$2:.$D$1038])" office:value-type="float" office:value="0">
            <text:p>0</text:p>
          </table:table-cell>
          <table:table-cell table:style-name="ce7" table:formula="of:=[.P49]+[.O4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54];SEARCH(&quot;,&quot;;[Entrada.A54])-1))" office:value-type="float" office:value="29">
            <text:p>29</text:p>
          </table:table-cell>
          <table:table-cell table:formula="of:=VALUE(MID([Entrada.A54];SEARCH(&quot;,&quot;;[Entrada.A54])+1;100))" office:value-type="float" office:value="9">
            <text:p>9</text:p>
          </table:table-cell>
          <table:table-cell table:formula="of:=[Entrada.B54]" office:value-type="float" office:value="12">
            <text:p>12</text:p>
          </table:table-cell>
          <table:table-cell table:number-columns-repeated="2"/>
          <table:table-cell table:formula="of:=VALUE(LEFT([Entrada.D54];SEARCH(&quot;,&quot;;[Entrada.D54])-1))" office:value-type="float" office:value="11">
            <text:p>11</text:p>
          </table:table-cell>
          <table:table-cell table:formula="of:=VALUE(MID([Entrada.D54];SEARCH(&quot;,&quot;;[Entrada.D54])+1;100))" office:value-type="float" office:value="40">
            <text:p>40</text:p>
          </table:table-cell>
          <table:table-cell table:number-columns-repeated="7"/>
          <table:table-cell table:formula="of:=SUMIF([.$A$2:.$A$1038];[.F50];[.$D$2:.$D$1038])+SUMIF([.$B$2:.$B$1038];[.F50];[.$D$2:.$D$1038])" office:value-type="float" office:value="0">
            <text:p>0</text:p>
          </table:table-cell>
          <table:table-cell table:formula="of:=SUMIF([.$A$2:.$A$1038];[.G50];[.$D$2:.$D$1038])+SUMIF([.$B$2:.$B$1038];[.G50];[.$D$2:.$D$1038])" office:value-type="float" office:value="0">
            <text:p>0</text:p>
          </table:table-cell>
          <table:table-cell table:style-name="ce7" table:formula="of:=[.P50]+[.O5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55];SEARCH(&quot;,&quot;;[Entrada.A55])-1))" office:value-type="float" office:value="19">
            <text:p>19</text:p>
          </table:table-cell>
          <table:table-cell table:formula="of:=VALUE(MID([Entrada.A55];SEARCH(&quot;,&quot;;[Entrada.A55])+1;100))" office:value-type="float" office:value="15">
            <text:p>15</text:p>
          </table:table-cell>
          <table:table-cell table:formula="of:=[Entrada.B55]" office:value-type="float" office:value="30">
            <text:p>30</text:p>
          </table:table-cell>
          <table:table-cell table:number-columns-repeated="2"/>
          <table:table-cell table:formula="of:=VALUE(LEFT([Entrada.D55];SEARCH(&quot;,&quot;;[Entrada.D55])-1))" office:value-type="float" office:value="33">
            <text:p>33</text:p>
          </table:table-cell>
          <table:table-cell table:formula="of:=VALUE(MID([Entrada.D55];SEARCH(&quot;,&quot;;[Entrada.D55])+1;100))" office:value-type="float" office:value="38">
            <text:p>38</text:p>
          </table:table-cell>
          <table:table-cell table:number-columns-repeated="7"/>
          <table:table-cell table:formula="of:=SUMIF([.$A$2:.$A$1038];[.F51];[.$D$2:.$D$1038])+SUMIF([.$B$2:.$B$1038];[.F51];[.$D$2:.$D$1038])" office:value-type="float" office:value="0">
            <text:p>0</text:p>
          </table:table-cell>
          <table:table-cell table:formula="of:=SUMIF([.$A$2:.$A$1038];[.G51];[.$D$2:.$D$1038])+SUMIF([.$B$2:.$B$1038];[.G51];[.$D$2:.$D$1038])" office:value-type="float" office:value="0">
            <text:p>0</text:p>
          </table:table-cell>
          <table:table-cell table:style-name="ce7" table:formula="of:=[.P51]+[.O5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56];SEARCH(&quot;,&quot;;[Entrada.A56])-1))" office:value-type="float" office:value="5">
            <text:p>5</text:p>
          </table:table-cell>
          <table:table-cell table:formula="of:=VALUE(MID([Entrada.A56];SEARCH(&quot;,&quot;;[Entrada.A56])+1;100))" office:value-type="float" office:value="32">
            <text:p>32</text:p>
          </table:table-cell>
          <table:table-cell table:formula="of:=[Entrada.B56]" office:value-type="float" office:value="24">
            <text:p>24</text:p>
          </table:table-cell>
          <table:table-cell table:number-columns-repeated="2"/>
          <table:table-cell table:formula="of:=VALUE(LEFT([Entrada.D56];SEARCH(&quot;,&quot;;[Entrada.D56])-1))" office:value-type="float" office:value="16">
            <text:p>16</text:p>
          </table:table-cell>
          <table:table-cell table:formula="of:=VALUE(MID([Entrada.D56];SEARCH(&quot;,&quot;;[Entrada.D56])+1;100))" office:value-type="float" office:value="1">
            <text:p>1</text:p>
          </table:table-cell>
          <table:table-cell table:number-columns-repeated="7"/>
          <table:table-cell table:formula="of:=SUMIF([.$A$2:.$A$1038];[.F52];[.$D$2:.$D$1038])+SUMIF([.$B$2:.$B$1038];[.F52];[.$D$2:.$D$1038])" office:value-type="float" office:value="0">
            <text:p>0</text:p>
          </table:table-cell>
          <table:table-cell table:formula="of:=SUMIF([.$A$2:.$A$1038];[.G52];[.$D$2:.$D$1038])+SUMIF([.$B$2:.$B$1038];[.G52];[.$D$2:.$D$1038])" office:value-type="float" office:value="0">
            <text:p>0</text:p>
          </table:table-cell>
          <table:table-cell table:style-name="ce7" table:formula="of:=[.P52]+[.O5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57];SEARCH(&quot;,&quot;;[Entrada.A57])-1))" office:value-type="float" office:value="17">
            <text:p>17</text:p>
          </table:table-cell>
          <table:table-cell table:formula="of:=VALUE(MID([Entrada.A57];SEARCH(&quot;,&quot;;[Entrada.A57])+1;100))" office:value-type="float" office:value="37">
            <text:p>37</text:p>
          </table:table-cell>
          <table:table-cell table:formula="of:=[Entrada.B57]" office:value-type="float" office:value="33">
            <text:p>33</text:p>
          </table:table-cell>
          <table:table-cell table:number-columns-repeated="2"/>
          <table:table-cell table:formula="of:=VALUE(LEFT([Entrada.D57];SEARCH(&quot;,&quot;;[Entrada.D57])-1))" office:value-type="float" office:value="24">
            <text:p>24</text:p>
          </table:table-cell>
          <table:table-cell table:formula="of:=VALUE(MID([Entrada.D57];SEARCH(&quot;,&quot;;[Entrada.D57])+1;100))" office:value-type="float" office:value="16">
            <text:p>16</text:p>
          </table:table-cell>
          <table:table-cell table:number-columns-repeated="7"/>
          <table:table-cell table:formula="of:=SUMIF([.$A$2:.$A$1038];[.F53];[.$D$2:.$D$1038])+SUMIF([.$B$2:.$B$1038];[.F53];[.$D$2:.$D$1038])" office:value-type="float" office:value="0">
            <text:p>0</text:p>
          </table:table-cell>
          <table:table-cell table:formula="of:=SUMIF([.$A$2:.$A$1038];[.G53];[.$D$2:.$D$1038])+SUMIF([.$B$2:.$B$1038];[.G53];[.$D$2:.$D$1038])" office:value-type="float" office:value="0">
            <text:p>0</text:p>
          </table:table-cell>
          <table:table-cell table:style-name="ce7" table:formula="of:=[.P53]+[.O5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58];SEARCH(&quot;,&quot;;[Entrada.A58])-1))" office:value-type="float" office:value="10">
            <text:p>10</text:p>
          </table:table-cell>
          <table:table-cell table:formula="of:=VALUE(MID([Entrada.A58];SEARCH(&quot;,&quot;;[Entrada.A58])+1;100))" office:value-type="float" office:value="12">
            <text:p>12</text:p>
          </table:table-cell>
          <table:table-cell table:formula="of:=[Entrada.B58]" office:value-type="float" office:value="27">
            <text:p>27</text:p>
          </table:table-cell>
          <table:table-cell table:number-columns-repeated="2"/>
          <table:table-cell table:formula="of:=VALUE(LEFT([Entrada.D58];SEARCH(&quot;,&quot;;[Entrada.D58])-1))" office:value-type="float" office:value="18">
            <text:p>18</text:p>
          </table:table-cell>
          <table:table-cell table:formula="of:=VALUE(MID([Entrada.D58];SEARCH(&quot;,&quot;;[Entrada.D58])+1;100))" office:value-type="float" office:value="4">
            <text:p>4</text:p>
          </table:table-cell>
          <table:table-cell table:number-columns-repeated="7"/>
          <table:table-cell table:formula="of:=SUMIF([.$A$2:.$A$1038];[.F54];[.$D$2:.$D$1038])+SUMIF([.$B$2:.$B$1038];[.F54];[.$D$2:.$D$1038])" office:value-type="float" office:value="0">
            <text:p>0</text:p>
          </table:table-cell>
          <table:table-cell table:formula="of:=SUMIF([.$A$2:.$A$1038];[.G54];[.$D$2:.$D$1038])+SUMIF([.$B$2:.$B$1038];[.G54];[.$D$2:.$D$1038])" office:value-type="float" office:value="0">
            <text:p>0</text:p>
          </table:table-cell>
          <table:table-cell table:style-name="ce7" table:formula="of:=[.P54]+[.O5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59];SEARCH(&quot;,&quot;;[Entrada.A59])-1))" office:value-type="float" office:value="25">
            <text:p>25</text:p>
          </table:table-cell>
          <table:table-cell table:formula="of:=VALUE(MID([Entrada.A59];SEARCH(&quot;,&quot;;[Entrada.A59])+1;100))" office:value-type="float" office:value="22">
            <text:p>22</text:p>
          </table:table-cell>
          <table:table-cell table:formula="of:=[Entrada.B59]" office:value-type="float" office:value="20">
            <text:p>20</text:p>
          </table:table-cell>
          <table:table-cell table:number-columns-repeated="2"/>
          <table:table-cell table:formula="of:=VALUE(LEFT([Entrada.D59];SEARCH(&quot;,&quot;;[Entrada.D59])-1))" office:value-type="float" office:value="14">
            <text:p>14</text:p>
          </table:table-cell>
          <table:table-cell table:formula="of:=VALUE(MID([Entrada.D59];SEARCH(&quot;,&quot;;[Entrada.D59])+1;100))" office:value-type="float" office:value="1">
            <text:p>1</text:p>
          </table:table-cell>
          <table:table-cell table:number-columns-repeated="7"/>
          <table:table-cell table:formula="of:=SUMIF([.$A$2:.$A$1038];[.F55];[.$D$2:.$D$1038])+SUMIF([.$B$2:.$B$1038];[.F55];[.$D$2:.$D$1038])" office:value-type="float" office:value="0">
            <text:p>0</text:p>
          </table:table-cell>
          <table:table-cell table:formula="of:=SUMIF([.$A$2:.$A$1038];[.G55];[.$D$2:.$D$1038])+SUMIF([.$B$2:.$B$1038];[.G55];[.$D$2:.$D$1038])" office:value-type="float" office:value="0">
            <text:p>0</text:p>
          </table:table-cell>
          <table:table-cell table:style-name="ce7" table:formula="of:=[.P55]+[.O5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60];SEARCH(&quot;,&quot;;[Entrada.A60])-1))" office:value-type="float" office:value="1">
            <text:p>1</text:p>
          </table:table-cell>
          <table:table-cell table:formula="of:=VALUE(MID([Entrada.A60];SEARCH(&quot;,&quot;;[Entrada.A60])+1;100))" office:value-type="float" office:value="13">
            <text:p>13</text:p>
          </table:table-cell>
          <table:table-cell table:formula="of:=[Entrada.B60]" office:value-type="float" office:value="32">
            <text:p>32</text:p>
          </table:table-cell>
          <table:table-cell table:number-columns-repeated="2"/>
          <table:table-cell table:formula="of:=VALUE(LEFT([Entrada.D60];SEARCH(&quot;,&quot;;[Entrada.D60])-1))" office:value-type="float" office:value="30">
            <text:p>30</text:p>
          </table:table-cell>
          <table:table-cell table:formula="of:=VALUE(MID([Entrada.D60];SEARCH(&quot;,&quot;;[Entrada.D60])+1;100))" office:value-type="float" office:value="33">
            <text:p>33</text:p>
          </table:table-cell>
          <table:table-cell table:number-columns-repeated="7"/>
          <table:table-cell table:formula="of:=SUMIF([.$A$2:.$A$1038];[.F56];[.$D$2:.$D$1038])+SUMIF([.$B$2:.$B$1038];[.F56];[.$D$2:.$D$1038])" office:value-type="float" office:value="0">
            <text:p>0</text:p>
          </table:table-cell>
          <table:table-cell table:formula="of:=SUMIF([.$A$2:.$A$1038];[.G56];[.$D$2:.$D$1038])+SUMIF([.$B$2:.$B$1038];[.G56];[.$D$2:.$D$1038])" office:value-type="float" office:value="0">
            <text:p>0</text:p>
          </table:table-cell>
          <table:table-cell table:style-name="ce7" table:formula="of:=[.P56]+[.O5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61];SEARCH(&quot;,&quot;;[Entrada.A61])-1))" office:value-type="float" office:value="39">
            <text:p>39</text:p>
          </table:table-cell>
          <table:table-cell table:formula="of:=VALUE(MID([Entrada.A61];SEARCH(&quot;,&quot;;[Entrada.A61])+1;100))" office:value-type="float" office:value="24">
            <text:p>24</text:p>
          </table:table-cell>
          <table:table-cell table:formula="of:=[Entrada.B61]" office:value-type="float" office:value="22">
            <text:p>22</text:p>
          </table:table-cell>
          <table:table-cell table:number-columns-repeated="2"/>
          <table:table-cell table:formula="of:=VALUE(LEFT([Entrada.D61];SEARCH(&quot;,&quot;;[Entrada.D61])-1))" office:value-type="float" office:value="23">
            <text:p>23</text:p>
          </table:table-cell>
          <table:table-cell table:formula="of:=VALUE(MID([Entrada.D61];SEARCH(&quot;,&quot;;[Entrada.D61])+1;100))" office:value-type="float" office:value="22">
            <text:p>22</text:p>
          </table:table-cell>
          <table:table-cell table:number-columns-repeated="7"/>
          <table:table-cell table:formula="of:=SUMIF([.$A$2:.$A$1038];[.F57];[.$D$2:.$D$1038])+SUMIF([.$B$2:.$B$1038];[.F57];[.$D$2:.$D$1038])" office:value-type="float" office:value="0">
            <text:p>0</text:p>
          </table:table-cell>
          <table:table-cell table:formula="of:=SUMIF([.$A$2:.$A$1038];[.G57];[.$D$2:.$D$1038])+SUMIF([.$B$2:.$B$1038];[.G57];[.$D$2:.$D$1038])" office:value-type="float" office:value="0">
            <text:p>0</text:p>
          </table:table-cell>
          <table:table-cell table:style-name="ce7" table:formula="of:=[.P57]+[.O5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62];SEARCH(&quot;,&quot;;[Entrada.A62])-1))" office:value-type="float" office:value="30">
            <text:p>30</text:p>
          </table:table-cell>
          <table:table-cell table:formula="of:=VALUE(MID([Entrada.A62];SEARCH(&quot;,&quot;;[Entrada.A62])+1;100))" office:value-type="float" office:value="35">
            <text:p>35</text:p>
          </table:table-cell>
          <table:table-cell table:formula="of:=[Entrada.B62]" office:value-type="float" office:value="23">
            <text:p>23</text:p>
          </table:table-cell>
          <table:table-cell table:number-columns-repeated="2"/>
          <table:table-cell table:formula="of:=VALUE(LEFT([Entrada.D62];SEARCH(&quot;,&quot;;[Entrada.D62])-1))" office:value-type="float" office:value="34">
            <text:p>34</text:p>
          </table:table-cell>
          <table:table-cell table:formula="of:=VALUE(MID([Entrada.D62];SEARCH(&quot;,&quot;;[Entrada.D62])+1;100))" office:value-type="float" office:value="12">
            <text:p>12</text:p>
          </table:table-cell>
          <table:table-cell table:number-columns-repeated="7"/>
          <table:table-cell table:formula="of:=SUMIF([.$A$2:.$A$1038];[.F58];[.$D$2:.$D$1038])+SUMIF([.$B$2:.$B$1038];[.F58];[.$D$2:.$D$1038])" office:value-type="float" office:value="0">
            <text:p>0</text:p>
          </table:table-cell>
          <table:table-cell table:formula="of:=SUMIF([.$A$2:.$A$1038];[.G58];[.$D$2:.$D$1038])+SUMIF([.$B$2:.$B$1038];[.G58];[.$D$2:.$D$1038])" office:value-type="float" office:value="0">
            <text:p>0</text:p>
          </table:table-cell>
          <table:table-cell table:style-name="ce7" table:formula="of:=[.P58]+[.O5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63];SEARCH(&quot;,&quot;;[Entrada.A63])-1))" office:value-type="float" office:value="32">
            <text:p>32</text:p>
          </table:table-cell>
          <table:table-cell table:formula="of:=VALUE(MID([Entrada.A63];SEARCH(&quot;,&quot;;[Entrada.A63])+1;100))" office:value-type="float" office:value="8">
            <text:p>8</text:p>
          </table:table-cell>
          <table:table-cell table:formula="of:=[Entrada.B63]" office:value-type="float" office:value="6">
            <text:p>6</text:p>
          </table:table-cell>
          <table:table-cell table:number-columns-repeated="2"/>
          <table:table-cell table:formula="of:=VALUE(LEFT([Entrada.D63];SEARCH(&quot;,&quot;;[Entrada.D63])-1))" office:value-type="float" office:value="36">
            <text:p>36</text:p>
          </table:table-cell>
          <table:table-cell table:formula="of:=VALUE(MID([Entrada.D63];SEARCH(&quot;,&quot;;[Entrada.D63])+1;100))" office:value-type="float" office:value="17">
            <text:p>17</text:p>
          </table:table-cell>
          <table:table-cell table:number-columns-repeated="7"/>
          <table:table-cell table:formula="of:=SUMIF([.$A$2:.$A$1038];[.F59];[.$D$2:.$D$1038])+SUMIF([.$B$2:.$B$1038];[.F59];[.$D$2:.$D$1038])" office:value-type="float" office:value="0">
            <text:p>0</text:p>
          </table:table-cell>
          <table:table-cell table:formula="of:=SUMIF([.$A$2:.$A$1038];[.G59];[.$D$2:.$D$1038])+SUMIF([.$B$2:.$B$1038];[.G59];[.$D$2:.$D$1038])" office:value-type="float" office:value="0">
            <text:p>0</text:p>
          </table:table-cell>
          <table:table-cell table:style-name="ce7" table:formula="of:=[.P59]+[.O5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64];SEARCH(&quot;,&quot;;[Entrada.A64])-1))" office:value-type="float" office:value="35">
            <text:p>35</text:p>
          </table:table-cell>
          <table:table-cell table:formula="of:=VALUE(MID([Entrada.A64];SEARCH(&quot;,&quot;;[Entrada.A64])+1;100))" office:value-type="float" office:value="5">
            <text:p>5</text:p>
          </table:table-cell>
          <table:table-cell table:formula="of:=[Entrada.B64]" office:value-type="float" office:value="32">
            <text:p>32</text:p>
          </table:table-cell>
          <table:table-cell table:number-columns-repeated="2"/>
          <table:table-cell table:formula="of:=VALUE(LEFT([Entrada.D64];SEARCH(&quot;,&quot;;[Entrada.D64])-1))" office:value-type="float" office:value="21">
            <text:p>21</text:p>
          </table:table-cell>
          <table:table-cell table:formula="of:=VALUE(MID([Entrada.D64];SEARCH(&quot;,&quot;;[Entrada.D64])+1;100))" office:value-type="float" office:value="2">
            <text:p>2</text:p>
          </table:table-cell>
          <table:table-cell table:number-columns-repeated="7"/>
          <table:table-cell table:formula="of:=SUMIF([.$A$2:.$A$1038];[.F60];[.$D$2:.$D$1038])+SUMIF([.$B$2:.$B$1038];[.F60];[.$D$2:.$D$1038])" office:value-type="float" office:value="0">
            <text:p>0</text:p>
          </table:table-cell>
          <table:table-cell table:formula="of:=SUMIF([.$A$2:.$A$1038];[.G60];[.$D$2:.$D$1038])+SUMIF([.$B$2:.$B$1038];[.G60];[.$D$2:.$D$1038])" office:value-type="float" office:value="0">
            <text:p>0</text:p>
          </table:table-cell>
          <table:table-cell table:style-name="ce7" table:formula="of:=[.P60]+[.O6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65];SEARCH(&quot;,&quot;;[Entrada.A65])-1))" office:value-type="float" office:value="11">
            <text:p>11</text:p>
          </table:table-cell>
          <table:table-cell table:formula="of:=VALUE(MID([Entrada.A65];SEARCH(&quot;,&quot;;[Entrada.A65])+1;100))" office:value-type="float" office:value="28">
            <text:p>28</text:p>
          </table:table-cell>
          <table:table-cell table:formula="of:=[Entrada.B65]" office:value-type="float" office:value="13">
            <text:p>13</text:p>
          </table:table-cell>
          <table:table-cell table:number-columns-repeated="2"/>
          <table:table-cell table:formula="of:=VALUE(LEFT([Entrada.D65];SEARCH(&quot;,&quot;;[Entrada.D65])-1))" office:value-type="float" office:value="28">
            <text:p>28</text:p>
          </table:table-cell>
          <table:table-cell table:formula="of:=VALUE(MID([Entrada.D65];SEARCH(&quot;,&quot;;[Entrada.D65])+1;100))" office:value-type="float" office:value="33">
            <text:p>33</text:p>
          </table:table-cell>
          <table:table-cell table:number-columns-repeated="7"/>
          <table:table-cell table:formula="of:=SUMIF([.$A$2:.$A$1038];[.F61];[.$D$2:.$D$1038])+SUMIF([.$B$2:.$B$1038];[.F61];[.$D$2:.$D$1038])" office:value-type="float" office:value="0">
            <text:p>0</text:p>
          </table:table-cell>
          <table:table-cell table:formula="of:=SUMIF([.$A$2:.$A$1038];[.G61];[.$D$2:.$D$1038])+SUMIF([.$B$2:.$B$1038];[.G61];[.$D$2:.$D$1038])" office:value-type="float" office:value="0">
            <text:p>0</text:p>
          </table:table-cell>
          <table:table-cell table:style-name="ce7" table:formula="of:=[.P61]+[.O6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66];SEARCH(&quot;,&quot;;[Entrada.A66])-1))" office:value-type="float" office:value="1">
            <text:p>1</text:p>
          </table:table-cell>
          <table:table-cell table:formula="of:=VALUE(MID([Entrada.A66];SEARCH(&quot;,&quot;;[Entrada.A66])+1;100))" office:value-type="float" office:value="6">
            <text:p>6</text:p>
          </table:table-cell>
          <table:table-cell table:formula="of:=[Entrada.B66]" office:value-type="float" office:value="22">
            <text:p>22</text:p>
          </table:table-cell>
          <table:table-cell table:number-columns-repeated="2"/>
          <table:table-cell table:formula="of:=VALUE(LEFT([Entrada.D66];SEARCH(&quot;,&quot;;[Entrada.D66])-1))" office:value-type="float" office:value="40">
            <text:p>40</text:p>
          </table:table-cell>
          <table:table-cell table:formula="of:=VALUE(MID([Entrada.D66];SEARCH(&quot;,&quot;;[Entrada.D66])+1;100))" office:value-type="float" office:value="20">
            <text:p>20</text:p>
          </table:table-cell>
          <table:table-cell table:number-columns-repeated="7"/>
          <table:table-cell table:formula="of:=SUMIF([.$A$2:.$A$1038];[.F62];[.$D$2:.$D$1038])+SUMIF([.$B$2:.$B$1038];[.F62];[.$D$2:.$D$1038])" office:value-type="float" office:value="0">
            <text:p>0</text:p>
          </table:table-cell>
          <table:table-cell table:formula="of:=SUMIF([.$A$2:.$A$1038];[.G62];[.$D$2:.$D$1038])+SUMIF([.$B$2:.$B$1038];[.G62];[.$D$2:.$D$1038])" office:value-type="float" office:value="0">
            <text:p>0</text:p>
          </table:table-cell>
          <table:table-cell table:style-name="ce7" table:formula="of:=[.P62]+[.O6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67];SEARCH(&quot;,&quot;;[Entrada.A67])-1))" office:value-type="float" office:value="39">
            <text:p>39</text:p>
          </table:table-cell>
          <table:table-cell table:formula="of:=VALUE(MID([Entrada.A67];SEARCH(&quot;,&quot;;[Entrada.A67])+1;100))" office:value-type="float" office:value="17">
            <text:p>17</text:p>
          </table:table-cell>
          <table:table-cell table:formula="of:=[Entrada.B67]" office:value-type="float" office:value="28">
            <text:p>28</text:p>
          </table:table-cell>
          <table:table-cell table:number-columns-repeated="2"/>
          <table:table-cell table:formula="of:=VALUE(LEFT([Entrada.D67];SEARCH(&quot;,&quot;;[Entrada.D67])-1))" office:value-type="float" office:value="30">
            <text:p>30</text:p>
          </table:table-cell>
          <table:table-cell table:formula="of:=VALUE(MID([Entrada.D67];SEARCH(&quot;,&quot;;[Entrada.D67])+1;100))" office:value-type="float" office:value="38">
            <text:p>38</text:p>
          </table:table-cell>
          <table:table-cell table:number-columns-repeated="7"/>
          <table:table-cell table:formula="of:=SUMIF([.$A$2:.$A$1038];[.F63];[.$D$2:.$D$1038])+SUMIF([.$B$2:.$B$1038];[.F63];[.$D$2:.$D$1038])" office:value-type="float" office:value="0">
            <text:p>0</text:p>
          </table:table-cell>
          <table:table-cell table:formula="of:=SUMIF([.$A$2:.$A$1038];[.G63];[.$D$2:.$D$1038])+SUMIF([.$B$2:.$B$1038];[.G63];[.$D$2:.$D$1038])" office:value-type="float" office:value="0">
            <text:p>0</text:p>
          </table:table-cell>
          <table:table-cell table:style-name="ce7" table:formula="of:=[.P63]+[.O6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68];SEARCH(&quot;,&quot;;[Entrada.A68])-1))" office:value-type="float" office:value="19">
            <text:p>19</text:p>
          </table:table-cell>
          <table:table-cell table:formula="of:=VALUE(MID([Entrada.A68];SEARCH(&quot;,&quot;;[Entrada.A68])+1;100))" office:value-type="float" office:value="29">
            <text:p>29</text:p>
          </table:table-cell>
          <table:table-cell table:formula="of:=[Entrada.B68]" office:value-type="float" office:value="39">
            <text:p>39</text:p>
          </table:table-cell>
          <table:table-cell table:number-columns-repeated="2"/>
          <table:table-cell table:formula="of:=VALUE(LEFT([Entrada.D68];SEARCH(&quot;,&quot;;[Entrada.D68])-1))" office:value-type="float" office:value="2">
            <text:p>2</text:p>
          </table:table-cell>
          <table:table-cell table:formula="of:=VALUE(MID([Entrada.D68];SEARCH(&quot;,&quot;;[Entrada.D68])+1;100))" office:value-type="float" office:value="35">
            <text:p>35</text:p>
          </table:table-cell>
          <table:table-cell table:number-columns-repeated="7"/>
          <table:table-cell table:formula="of:=SUMIF([.$A$2:.$A$1038];[.F64];[.$D$2:.$D$1038])+SUMIF([.$B$2:.$B$1038];[.F64];[.$D$2:.$D$1038])" office:value-type="float" office:value="0">
            <text:p>0</text:p>
          </table:table-cell>
          <table:table-cell table:formula="of:=SUMIF([.$A$2:.$A$1038];[.G64];[.$D$2:.$D$1038])+SUMIF([.$B$2:.$B$1038];[.G64];[.$D$2:.$D$1038])" office:value-type="float" office:value="0">
            <text:p>0</text:p>
          </table:table-cell>
          <table:table-cell table:style-name="ce7" table:formula="of:=[.P64]+[.O6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69];SEARCH(&quot;,&quot;;[Entrada.A69])-1))" office:value-type="float" office:value="5">
            <text:p>5</text:p>
          </table:table-cell>
          <table:table-cell table:formula="of:=VALUE(MID([Entrada.A69];SEARCH(&quot;,&quot;;[Entrada.A69])+1;100))" office:value-type="float" office:value="18">
            <text:p>18</text:p>
          </table:table-cell>
          <table:table-cell table:formula="of:=[Entrada.B69]" office:value-type="float" office:value="7">
            <text:p>7</text:p>
          </table:table-cell>
          <table:table-cell table:number-columns-repeated="2"/>
          <table:table-cell table:formula="of:=VALUE(LEFT([Entrada.D69];SEARCH(&quot;,&quot;;[Entrada.D69])-1))" office:value-type="float" office:value="28">
            <text:p>28</text:p>
          </table:table-cell>
          <table:table-cell table:formula="of:=VALUE(MID([Entrada.D69];SEARCH(&quot;,&quot;;[Entrada.D69])+1;100))" office:value-type="float" office:value="18">
            <text:p>18</text:p>
          </table:table-cell>
          <table:table-cell table:number-columns-repeated="7"/>
          <table:table-cell table:formula="of:=SUMIF([.$A$2:.$A$1038];[.F65];[.$D$2:.$D$1038])+SUMIF([.$B$2:.$B$1038];[.F65];[.$D$2:.$D$1038])" office:value-type="float" office:value="0">
            <text:p>0</text:p>
          </table:table-cell>
          <table:table-cell table:formula="of:=SUMIF([.$A$2:.$A$1038];[.G65];[.$D$2:.$D$1038])+SUMIF([.$B$2:.$B$1038];[.G65];[.$D$2:.$D$1038])" office:value-type="float" office:value="0">
            <text:p>0</text:p>
          </table:table-cell>
          <table:table-cell table:style-name="ce7" table:formula="of:=[.P65]+[.O6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70];SEARCH(&quot;,&quot;;[Entrada.A70])-1))" office:value-type="float" office:value="17">
            <text:p>17</text:p>
          </table:table-cell>
          <table:table-cell table:formula="of:=VALUE(MID([Entrada.A70];SEARCH(&quot;,&quot;;[Entrada.A70])+1;100))" office:value-type="float" office:value="23">
            <text:p>23</text:p>
          </table:table-cell>
          <table:table-cell table:formula="of:=[Entrada.B70]" office:value-type="float" office:value="5">
            <text:p>5</text:p>
          </table:table-cell>
          <table:table-cell table:number-columns-repeated="2"/>
          <table:table-cell table:formula="of:=VALUE(LEFT([Entrada.D70];SEARCH(&quot;,&quot;;[Entrada.D70])-1))" office:value-type="float" office:value="13">
            <text:p>13</text:p>
          </table:table-cell>
          <table:table-cell table:formula="of:=VALUE(MID([Entrada.D70];SEARCH(&quot;,&quot;;[Entrada.D70])+1;100))" office:value-type="float" office:value="25">
            <text:p>25</text:p>
          </table:table-cell>
          <table:table-cell table:number-columns-repeated="7"/>
          <table:table-cell table:formula="of:=SUMIF([.$A$2:.$A$1038];[.F66];[.$D$2:.$D$1038])+SUMIF([.$B$2:.$B$1038];[.F66];[.$D$2:.$D$1038])" office:value-type="float" office:value="0">
            <text:p>0</text:p>
          </table:table-cell>
          <table:table-cell table:formula="of:=SUMIF([.$A$2:.$A$1038];[.G66];[.$D$2:.$D$1038])+SUMIF([.$B$2:.$B$1038];[.G66];[.$D$2:.$D$1038])" office:value-type="float" office:value="0">
            <text:p>0</text:p>
          </table:table-cell>
          <table:table-cell table:style-name="ce7" table:formula="of:=[.P66]+[.O6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71];SEARCH(&quot;,&quot;;[Entrada.A71])-1))" office:value-type="float" office:value="20">
            <text:p>20</text:p>
          </table:table-cell>
          <table:table-cell table:formula="of:=VALUE(MID([Entrada.A71];SEARCH(&quot;,&quot;;[Entrada.A71])+1;100))" office:value-type="float" office:value="4">
            <text:p>4</text:p>
          </table:table-cell>
          <table:table-cell table:formula="of:=[Entrada.B71]" office:value-type="float" office:value="10">
            <text:p>10</text:p>
          </table:table-cell>
          <table:table-cell table:number-columns-repeated="2"/>
          <table:table-cell table:formula="of:=VALUE(LEFT([Entrada.D71];SEARCH(&quot;,&quot;;[Entrada.D71])-1))" office:value-type="float" office:value="38">
            <text:p>38</text:p>
          </table:table-cell>
          <table:table-cell table:formula="of:=VALUE(MID([Entrada.D71];SEARCH(&quot;,&quot;;[Entrada.D71])+1;100))" office:value-type="float" office:value="2">
            <text:p>2</text:p>
          </table:table-cell>
          <table:table-cell table:number-columns-repeated="7"/>
          <table:table-cell table:formula="of:=SUMIF([.$A$2:.$A$1038];[.F67];[.$D$2:.$D$1038])+SUMIF([.$B$2:.$B$1038];[.F67];[.$D$2:.$D$1038])" office:value-type="float" office:value="0">
            <text:p>0</text:p>
          </table:table-cell>
          <table:table-cell table:formula="of:=SUMIF([.$A$2:.$A$1038];[.G67];[.$D$2:.$D$1038])+SUMIF([.$B$2:.$B$1038];[.G67];[.$D$2:.$D$1038])" office:value-type="float" office:value="0">
            <text:p>0</text:p>
          </table:table-cell>
          <table:table-cell table:style-name="ce7" table:formula="of:=[.P67]+[.O6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72];SEARCH(&quot;,&quot;;[Entrada.A72])-1))" office:value-type="float" office:value="32">
            <text:p>32</text:p>
          </table:table-cell>
          <table:table-cell table:formula="of:=VALUE(MID([Entrada.A72];SEARCH(&quot;,&quot;;[Entrada.A72])+1;100))" office:value-type="float" office:value="15">
            <text:p>15</text:p>
          </table:table-cell>
          <table:table-cell table:formula="of:=[Entrada.B72]" office:value-type="float" office:value="19">
            <text:p>19</text:p>
          </table:table-cell>
          <table:table-cell table:number-columns-repeated="2"/>
          <table:table-cell table:formula="of:=VALUE(LEFT([Entrada.D72];SEARCH(&quot;,&quot;;[Entrada.D72])-1))" office:value-type="float" office:value="37">
            <text:p>37</text:p>
          </table:table-cell>
          <table:table-cell table:formula="of:=VALUE(MID([Entrada.D72];SEARCH(&quot;,&quot;;[Entrada.D72])+1;100))" office:value-type="float" office:value="16">
            <text:p>16</text:p>
          </table:table-cell>
          <table:table-cell table:number-columns-repeated="7"/>
          <table:table-cell table:formula="of:=SUMIF([.$A$2:.$A$1038];[.F68];[.$D$2:.$D$1038])+SUMIF([.$B$2:.$B$1038];[.F68];[.$D$2:.$D$1038])" office:value-type="float" office:value="0">
            <text:p>0</text:p>
          </table:table-cell>
          <table:table-cell table:formula="of:=SUMIF([.$A$2:.$A$1038];[.G68];[.$D$2:.$D$1038])+SUMIF([.$B$2:.$B$1038];[.G68];[.$D$2:.$D$1038])" office:value-type="float" office:value="0">
            <text:p>0</text:p>
          </table:table-cell>
          <table:table-cell table:style-name="ce7" table:formula="of:=[.P68]+[.O6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73];SEARCH(&quot;,&quot;;[Entrada.A73])-1))" office:value-type="float" office:value="13">
            <text:p>13</text:p>
          </table:table-cell>
          <table:table-cell table:formula="of:=VALUE(MID([Entrada.A73];SEARCH(&quot;,&quot;;[Entrada.A73])+1;100))" office:value-type="float" office:value="35">
            <text:p>35</text:p>
          </table:table-cell>
          <table:table-cell table:formula="of:=[Entrada.B73]" office:value-type="float" office:value="20">
            <text:p>20</text:p>
          </table:table-cell>
          <table:table-cell table:number-columns-repeated="2"/>
          <table:table-cell table:formula="of:=VALUE(LEFT([Entrada.D73];SEARCH(&quot;,&quot;;[Entrada.D73])-1))" office:value-type="float" office:value="32">
            <text:p>32</text:p>
          </table:table-cell>
          <table:table-cell table:formula="of:=VALUE(MID([Entrada.D73];SEARCH(&quot;,&quot;;[Entrada.D73])+1;100))" office:value-type="float" office:value="13">
            <text:p>13</text:p>
          </table:table-cell>
          <table:table-cell table:number-columns-repeated="7"/>
          <table:table-cell table:formula="of:=SUMIF([.$A$2:.$A$1038];[.F69];[.$D$2:.$D$1038])+SUMIF([.$B$2:.$B$1038];[.F69];[.$D$2:.$D$1038])" office:value-type="float" office:value="0">
            <text:p>0</text:p>
          </table:table-cell>
          <table:table-cell table:formula="of:=SUMIF([.$A$2:.$A$1038];[.G69];[.$D$2:.$D$1038])+SUMIF([.$B$2:.$B$1038];[.G69];[.$D$2:.$D$1038])" office:value-type="float" office:value="0">
            <text:p>0</text:p>
          </table:table-cell>
          <table:table-cell table:style-name="ce7" table:formula="of:=[.P69]+[.O6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74];SEARCH(&quot;,&quot;;[Entrada.A74])-1))" office:value-type="float" office:value="14">
            <text:p>14</text:p>
          </table:table-cell>
          <table:table-cell table:formula="of:=VALUE(MID([Entrada.A74];SEARCH(&quot;,&quot;;[Entrada.A74])+1;100))" office:value-type="float" office:value="2">
            <text:p>2</text:p>
          </table:table-cell>
          <table:table-cell table:formula="of:=[Entrada.B74]" office:value-type="float" office:value="19">
            <text:p>19</text:p>
          </table:table-cell>
          <table:table-cell table:number-columns-repeated="2"/>
          <table:table-cell table:formula="of:=VALUE(LEFT([Entrada.D74];SEARCH(&quot;,&quot;;[Entrada.D74])-1))" office:value-type="float" office:value="36">
            <text:p>36</text:p>
          </table:table-cell>
          <table:table-cell table:formula="of:=VALUE(MID([Entrada.D74];SEARCH(&quot;,&quot;;[Entrada.D74])+1;100))" office:value-type="float" office:value="11">
            <text:p>11</text:p>
          </table:table-cell>
          <table:table-cell table:number-columns-repeated="7"/>
          <table:table-cell table:formula="of:=SUMIF([.$A$2:.$A$1038];[.F70];[.$D$2:.$D$1038])+SUMIF([.$B$2:.$B$1038];[.F70];[.$D$2:.$D$1038])" office:value-type="float" office:value="0">
            <text:p>0</text:p>
          </table:table-cell>
          <table:table-cell table:formula="of:=SUMIF([.$A$2:.$A$1038];[.G70];[.$D$2:.$D$1038])+SUMIF([.$B$2:.$B$1038];[.G70];[.$D$2:.$D$1038])" office:value-type="float" office:value="0">
            <text:p>0</text:p>
          </table:table-cell>
          <table:table-cell table:style-name="ce7" table:formula="of:=[.P70]+[.O7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75];SEARCH(&quot;,&quot;;[Entrada.A75])-1))" office:value-type="float" office:value="39">
            <text:p>39</text:p>
          </table:table-cell>
          <table:table-cell table:formula="of:=VALUE(MID([Entrada.A75];SEARCH(&quot;,&quot;;[Entrada.A75])+1;100))" office:value-type="float" office:value="14">
            <text:p>14</text:p>
          </table:table-cell>
          <table:table-cell table:formula="of:=[Entrada.B75]" office:value-type="float" office:value="26">
            <text:p>26</text:p>
          </table:table-cell>
          <table:table-cell table:number-columns-repeated="2"/>
          <table:table-cell table:formula="of:=VALUE(LEFT([Entrada.D75];SEARCH(&quot;,&quot;;[Entrada.D75])-1))" office:value-type="float" office:value="40">
            <text:p>40</text:p>
          </table:table-cell>
          <table:table-cell table:formula="of:=VALUE(MID([Entrada.D75];SEARCH(&quot;,&quot;;[Entrada.D75])+1;100))" office:value-type="float" office:value="9">
            <text:p>9</text:p>
          </table:table-cell>
          <table:table-cell table:number-columns-repeated="7"/>
          <table:table-cell table:formula="of:=SUMIF([.$A$2:.$A$1038];[.F71];[.$D$2:.$D$1038])+SUMIF([.$B$2:.$B$1038];[.F71];[.$D$2:.$D$1038])" office:value-type="float" office:value="0">
            <text:p>0</text:p>
          </table:table-cell>
          <table:table-cell table:formula="of:=SUMIF([.$A$2:.$A$1038];[.G71];[.$D$2:.$D$1038])+SUMIF([.$B$2:.$B$1038];[.G71];[.$D$2:.$D$1038])" office:value-type="float" office:value="0">
            <text:p>0</text:p>
          </table:table-cell>
          <table:table-cell table:style-name="ce7" table:formula="of:=[.P71]+[.O7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76];SEARCH(&quot;,&quot;;[Entrada.A76])-1))" office:value-type="float" office:value="26">
            <text:p>26</text:p>
          </table:table-cell>
          <table:table-cell table:formula="of:=VALUE(MID([Entrada.A76];SEARCH(&quot;,&quot;;[Entrada.A76])+1;100))" office:value-type="float" office:value="1">
            <text:p>1</text:p>
          </table:table-cell>
          <table:table-cell table:formula="of:=[Entrada.B76]" office:value-type="float" office:value="36">
            <text:p>36</text:p>
          </table:table-cell>
          <table:table-cell table:number-columns-repeated="2"/>
          <table:table-cell table:formula="of:=VALUE(LEFT([Entrada.D76];SEARCH(&quot;,&quot;;[Entrada.D76])-1))" office:value-type="float" office:value="14">
            <text:p>14</text:p>
          </table:table-cell>
          <table:table-cell table:formula="of:=VALUE(MID([Entrada.D76];SEARCH(&quot;,&quot;;[Entrada.D76])+1;100))" office:value-type="float" office:value="4">
            <text:p>4</text:p>
          </table:table-cell>
          <table:table-cell table:number-columns-repeated="7"/>
          <table:table-cell table:formula="of:=SUMIF([.$A$2:.$A$1038];[.F72];[.$D$2:.$D$1038])+SUMIF([.$B$2:.$B$1038];[.F72];[.$D$2:.$D$1038])" office:value-type="float" office:value="0">
            <text:p>0</text:p>
          </table:table-cell>
          <table:table-cell table:formula="of:=SUMIF([.$A$2:.$A$1038];[.G72];[.$D$2:.$D$1038])+SUMIF([.$B$2:.$B$1038];[.G72];[.$D$2:.$D$1038])" office:value-type="float" office:value="0">
            <text:p>0</text:p>
          </table:table-cell>
          <table:table-cell table:style-name="ce7" table:formula="of:=[.P72]+[.O7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77];SEARCH(&quot;,&quot;;[Entrada.A77])-1))" office:value-type="float" office:value="29">
            <text:p>29</text:p>
          </table:table-cell>
          <table:table-cell table:formula="of:=VALUE(MID([Entrada.A77];SEARCH(&quot;,&quot;;[Entrada.A77])+1;100))" office:value-type="float" office:value="20">
            <text:p>20</text:p>
          </table:table-cell>
          <table:table-cell table:formula="of:=[Entrada.B77]" office:value-type="float" office:value="17">
            <text:p>17</text:p>
          </table:table-cell>
          <table:table-cell table:number-columns-repeated="2"/>
          <table:table-cell table:formula="of:=VALUE(LEFT([Entrada.D77];SEARCH(&quot;,&quot;;[Entrada.D77])-1))" office:value-type="float" office:value="27">
            <text:p>27</text:p>
          </table:table-cell>
          <table:table-cell table:formula="of:=VALUE(MID([Entrada.D77];SEARCH(&quot;,&quot;;[Entrada.D77])+1;100))" office:value-type="float" office:value="34">
            <text:p>34</text:p>
          </table:table-cell>
          <table:table-cell table:number-columns-repeated="7"/>
          <table:table-cell table:formula="of:=SUMIF([.$A$2:.$A$1038];[.F73];[.$D$2:.$D$1038])+SUMIF([.$B$2:.$B$1038];[.F73];[.$D$2:.$D$1038])" office:value-type="float" office:value="0">
            <text:p>0</text:p>
          </table:table-cell>
          <table:table-cell table:formula="of:=SUMIF([.$A$2:.$A$1038];[.G73];[.$D$2:.$D$1038])+SUMIF([.$B$2:.$B$1038];[.G73];[.$D$2:.$D$1038])" office:value-type="float" office:value="0">
            <text:p>0</text:p>
          </table:table-cell>
          <table:table-cell table:style-name="ce7" table:formula="of:=[.P73]+[.O7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78];SEARCH(&quot;,&quot;;[Entrada.A78])-1))" office:value-type="float" office:value="19">
            <text:p>19</text:p>
          </table:table-cell>
          <table:table-cell table:formula="of:=VALUE(MID([Entrada.A78];SEARCH(&quot;,&quot;;[Entrada.A78])+1;100))" office:value-type="float" office:value="34">
            <text:p>34</text:p>
          </table:table-cell>
          <table:table-cell table:formula="of:=[Entrada.B78]" office:value-type="float" office:value="9">
            <text:p>9</text:p>
          </table:table-cell>
          <table:table-cell table:number-columns-repeated="2"/>
          <table:table-cell table:formula="of:=VALUE(LEFT([Entrada.D78];SEARCH(&quot;,&quot;;[Entrada.D78])-1))" office:value-type="float" office:value="8">
            <text:p>8</text:p>
          </table:table-cell>
          <table:table-cell table:formula="of:=VALUE(MID([Entrada.D78];SEARCH(&quot;,&quot;;[Entrada.D78])+1;100))" office:value-type="float" office:value="25">
            <text:p>25</text:p>
          </table:table-cell>
          <table:table-cell table:number-columns-repeated="7"/>
          <table:table-cell table:formula="of:=SUMIF([.$A$2:.$A$1038];[.F74];[.$D$2:.$D$1038])+SUMIF([.$B$2:.$B$1038];[.F74];[.$D$2:.$D$1038])" office:value-type="float" office:value="0">
            <text:p>0</text:p>
          </table:table-cell>
          <table:table-cell table:formula="of:=SUMIF([.$A$2:.$A$1038];[.G74];[.$D$2:.$D$1038])+SUMIF([.$B$2:.$B$1038];[.G74];[.$D$2:.$D$1038])" office:value-type="float" office:value="0">
            <text:p>0</text:p>
          </table:table-cell>
          <table:table-cell table:style-name="ce7" table:formula="of:=[.P74]+[.O7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79];SEARCH(&quot;,&quot;;[Entrada.A79])-1))" office:value-type="float" office:value="5">
            <text:p>5</text:p>
          </table:table-cell>
          <table:table-cell table:formula="of:=VALUE(MID([Entrada.A79];SEARCH(&quot;,&quot;;[Entrada.A79])+1;100))" office:value-type="float" office:value="27">
            <text:p>27</text:p>
          </table:table-cell>
          <table:table-cell table:formula="of:=[Entrada.B79]" office:value-type="float" office:value="29">
            <text:p>29</text:p>
          </table:table-cell>
          <table:table-cell table:number-columns-repeated="2"/>
          <table:table-cell table:formula="of:=VALUE(LEFT([Entrada.D79];SEARCH(&quot;,&quot;;[Entrada.D79])-1))" office:value-type="float" office:value="25">
            <text:p>25</text:p>
          </table:table-cell>
          <table:table-cell table:formula="of:=VALUE(MID([Entrada.D79];SEARCH(&quot;,&quot;;[Entrada.D79])+1;100))" office:value-type="float" office:value="24">
            <text:p>24</text:p>
          </table:table-cell>
          <table:table-cell table:number-columns-repeated="7"/>
          <table:table-cell table:formula="of:=SUMIF([.$A$2:.$A$1038];[.F75];[.$D$2:.$D$1038])+SUMIF([.$B$2:.$B$1038];[.F75];[.$D$2:.$D$1038])" office:value-type="float" office:value="0">
            <text:p>0</text:p>
          </table:table-cell>
          <table:table-cell table:formula="of:=SUMIF([.$A$2:.$A$1038];[.G75];[.$D$2:.$D$1038])+SUMIF([.$B$2:.$B$1038];[.G75];[.$D$2:.$D$1038])" office:value-type="float" office:value="0">
            <text:p>0</text:p>
          </table:table-cell>
          <table:table-cell table:style-name="ce7" table:formula="of:=[.P75]+[.O7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80];SEARCH(&quot;,&quot;;[Entrada.A80])-1))" office:value-type="float" office:value="17">
            <text:p>17</text:p>
          </table:table-cell>
          <table:table-cell table:formula="of:=VALUE(MID([Entrada.A80];SEARCH(&quot;,&quot;;[Entrada.A80])+1;100))" office:value-type="float" office:value="8">
            <text:p>8</text:p>
          </table:table-cell>
          <table:table-cell table:formula="of:=[Entrada.B80]" office:value-type="float" office:value="5">
            <text:p>5</text:p>
          </table:table-cell>
          <table:table-cell table:number-columns-repeated="2"/>
          <table:table-cell table:formula="of:=VALUE(LEFT([Entrada.D80];SEARCH(&quot;,&quot;;[Entrada.D80])-1))" office:value-type="float" office:value="20">
            <text:p>20</text:p>
          </table:table-cell>
          <table:table-cell table:formula="of:=VALUE(MID([Entrada.D80];SEARCH(&quot;,&quot;;[Entrada.D80])+1;100))" office:value-type="float" office:value="28">
            <text:p>28</text:p>
          </table:table-cell>
          <table:table-cell table:number-columns-repeated="7"/>
          <table:table-cell table:formula="of:=SUMIF([.$A$2:.$A$1038];[.F76];[.$D$2:.$D$1038])+SUMIF([.$B$2:.$B$1038];[.F76];[.$D$2:.$D$1038])" office:value-type="float" office:value="0">
            <text:p>0</text:p>
          </table:table-cell>
          <table:table-cell table:formula="of:=SUMIF([.$A$2:.$A$1038];[.G76];[.$D$2:.$D$1038])+SUMIF([.$B$2:.$B$1038];[.G76];[.$D$2:.$D$1038])" office:value-type="float" office:value="0">
            <text:p>0</text:p>
          </table:table-cell>
          <table:table-cell table:style-name="ce7" table:formula="of:=[.P76]+[.O7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81];SEARCH(&quot;,&quot;;[Entrada.A81])-1))" office:value-type="float" office:value="20">
            <text:p>20</text:p>
          </table:table-cell>
          <table:table-cell table:formula="of:=VALUE(MID([Entrada.A81];SEARCH(&quot;,&quot;;[Entrada.A81])+1;100))" office:value-type="float" office:value="3">
            <text:p>3</text:p>
          </table:table-cell>
          <table:table-cell table:formula="of:=[Entrada.B81]" office:value-type="float" office:value="7">
            <text:p>7</text:p>
          </table:table-cell>
          <table:table-cell table:number-columns-repeated="2"/>
          <table:table-cell table:formula="of:=VALUE(LEFT([Entrada.D81];SEARCH(&quot;,&quot;;[Entrada.D81])-1))" office:value-type="float" office:value="4">
            <text:p>4</text:p>
          </table:table-cell>
          <table:table-cell table:formula="of:=VALUE(MID([Entrada.D81];SEARCH(&quot;,&quot;;[Entrada.D81])+1;100))" office:value-type="float" office:value="29">
            <text:p>29</text:p>
          </table:table-cell>
          <table:table-cell table:number-columns-repeated="7"/>
          <table:table-cell table:formula="of:=SUMIF([.$A$2:.$A$1038];[.F77];[.$D$2:.$D$1038])+SUMIF([.$B$2:.$B$1038];[.F77];[.$D$2:.$D$1038])" office:value-type="float" office:value="0">
            <text:p>0</text:p>
          </table:table-cell>
          <table:table-cell table:formula="of:=SUMIF([.$A$2:.$A$1038];[.G77];[.$D$2:.$D$1038])+SUMIF([.$B$2:.$B$1038];[.G77];[.$D$2:.$D$1038])" office:value-type="float" office:value="0">
            <text:p>0</text:p>
          </table:table-cell>
          <table:table-cell table:style-name="ce7" table:formula="of:=[.P77]+[.O7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82];SEARCH(&quot;,&quot;;[Entrada.A82])-1))" office:value-type="float" office:value="32">
            <text:p>32</text:p>
          </table:table-cell>
          <table:table-cell table:formula="of:=VALUE(MID([Entrada.A82];SEARCH(&quot;,&quot;;[Entrada.A82])+1;100))" office:value-type="float" office:value="6">
            <text:p>6</text:p>
          </table:table-cell>
          <table:table-cell table:formula="of:=[Entrada.B82]" office:value-type="float" office:value="21">
            <text:p>21</text:p>
          </table:table-cell>
          <table:table-cell table:number-columns-repeated="2"/>
          <table:table-cell table:formula="of:=VALUE(LEFT([Entrada.D82];SEARCH(&quot;,&quot;;[Entrada.D82])-1))" office:value-type="float" office:value="21">
            <text:p>21</text:p>
          </table:table-cell>
          <table:table-cell table:formula="of:=VALUE(MID([Entrada.D82];SEARCH(&quot;,&quot;;[Entrada.D82])+1;100))" office:value-type="float" office:value="23">
            <text:p>23</text:p>
          </table:table-cell>
          <table:table-cell table:number-columns-repeated="7"/>
          <table:table-cell table:formula="of:=SUMIF([.$A$2:.$A$1038];[.F78];[.$D$2:.$D$1038])+SUMIF([.$B$2:.$B$1038];[.F78];[.$D$2:.$D$1038])" office:value-type="float" office:value="0">
            <text:p>0</text:p>
          </table:table-cell>
          <table:table-cell table:formula="of:=SUMIF([.$A$2:.$A$1038];[.G78];[.$D$2:.$D$1038])+SUMIF([.$B$2:.$B$1038];[.G78];[.$D$2:.$D$1038])" office:value-type="float" office:value="0">
            <text:p>0</text:p>
          </table:table-cell>
          <table:table-cell table:style-name="ce7" table:formula="of:=[.P78]+[.O7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83];SEARCH(&quot;,&quot;;[Entrada.A83])-1))" office:value-type="float" office:value="11">
            <text:p>11</text:p>
          </table:table-cell>
          <table:table-cell table:formula="of:=VALUE(MID([Entrada.A83];SEARCH(&quot;,&quot;;[Entrada.A83])+1;100))" office:value-type="float" office:value="10">
            <text:p>10</text:p>
          </table:table-cell>
          <table:table-cell table:formula="of:=[Entrada.B83]" office:value-type="float" office:value="21">
            <text:p>21</text:p>
          </table:table-cell>
          <table:table-cell table:number-columns-repeated="2"/>
          <table:table-cell table:formula="of:=VALUE(LEFT([Entrada.D83];SEARCH(&quot;,&quot;;[Entrada.D83])-1))" office:value-type="float" office:value="18">
            <text:p>18</text:p>
          </table:table-cell>
          <table:table-cell table:formula="of:=VALUE(MID([Entrada.D83];SEARCH(&quot;,&quot;;[Entrada.D83])+1;100))" office:value-type="float" office:value="12">
            <text:p>12</text:p>
          </table:table-cell>
          <table:table-cell table:number-columns-repeated="7"/>
          <table:table-cell table:formula="of:=SUMIF([.$A$2:.$A$1038];[.F79];[.$D$2:.$D$1038])+SUMIF([.$B$2:.$B$1038];[.F79];[.$D$2:.$D$1038])" office:value-type="float" office:value="0">
            <text:p>0</text:p>
          </table:table-cell>
          <table:table-cell table:formula="of:=SUMIF([.$A$2:.$A$1038];[.G79];[.$D$2:.$D$1038])+SUMIF([.$B$2:.$B$1038];[.G79];[.$D$2:.$D$1038])" office:value-type="float" office:value="0">
            <text:p>0</text:p>
          </table:table-cell>
          <table:table-cell table:style-name="ce7" table:formula="of:=[.P79]+[.O7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84];SEARCH(&quot;,&quot;;[Entrada.A84])-1))" office:value-type="float" office:value="14">
            <text:p>14</text:p>
          </table:table-cell>
          <table:table-cell table:formula="of:=VALUE(MID([Entrada.A84];SEARCH(&quot;,&quot;;[Entrada.A84])+1;100))" office:value-type="float" office:value="5">
            <text:p>5</text:p>
          </table:table-cell>
          <table:table-cell table:formula="of:=[Entrada.B84]" office:value-type="float" office:value="32">
            <text:p>32</text:p>
          </table:table-cell>
          <table:table-cell table:number-columns-repeated="2"/>
          <table:table-cell table:formula="of:=VALUE(LEFT([Entrada.D84];SEARCH(&quot;,&quot;;[Entrada.D84])-1))" office:value-type="float" office:value="8">
            <text:p>8</text:p>
          </table:table-cell>
          <table:table-cell table:formula="of:=VALUE(MID([Entrada.D84];SEARCH(&quot;,&quot;;[Entrada.D84])+1;100))" office:value-type="float" office:value="17">
            <text:p>17</text:p>
          </table:table-cell>
          <table:table-cell table:number-columns-repeated="7"/>
          <table:table-cell table:formula="of:=SUMIF([.$A$2:.$A$1038];[.F80];[.$D$2:.$D$1038])+SUMIF([.$B$2:.$B$1038];[.F80];[.$D$2:.$D$1038])" office:value-type="float" office:value="0">
            <text:p>0</text:p>
          </table:table-cell>
          <table:table-cell table:formula="of:=SUMIF([.$A$2:.$A$1038];[.G80];[.$D$2:.$D$1038])+SUMIF([.$B$2:.$B$1038];[.G80];[.$D$2:.$D$1038])" office:value-type="float" office:value="0">
            <text:p>0</text:p>
          </table:table-cell>
          <table:table-cell table:style-name="ce7" table:formula="of:=[.P80]+[.O8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85];SEARCH(&quot;,&quot;;[Entrada.A85])-1))" office:value-type="float" office:value="36">
            <text:p>36</text:p>
          </table:table-cell>
          <table:table-cell table:formula="of:=VALUE(MID([Entrada.A85];SEARCH(&quot;,&quot;;[Entrada.A85])+1;100))" office:value-type="float" office:value="18">
            <text:p>18</text:p>
          </table:table-cell>
          <table:table-cell table:formula="of:=[Entrada.B85]" office:value-type="float" office:value="36">
            <text:p>36</text:p>
          </table:table-cell>
          <table:table-cell table:number-columns-repeated="2"/>
          <table:table-cell table:formula="of:=VALUE(LEFT([Entrada.D85];SEARCH(&quot;,&quot;;[Entrada.D85])-1))" office:value-type="float" office:value="6">
            <text:p>6</text:p>
          </table:table-cell>
          <table:table-cell table:formula="of:=VALUE(MID([Entrada.D85];SEARCH(&quot;,&quot;;[Entrada.D85])+1;100))" office:value-type="float" office:value="18">
            <text:p>18</text:p>
          </table:table-cell>
          <table:table-cell table:number-columns-repeated="7"/>
          <table:table-cell table:formula="of:=SUMIF([.$A$2:.$A$1038];[.F81];[.$D$2:.$D$1038])+SUMIF([.$B$2:.$B$1038];[.F81];[.$D$2:.$D$1038])" office:value-type="float" office:value="0">
            <text:p>0</text:p>
          </table:table-cell>
          <table:table-cell table:formula="of:=SUMIF([.$A$2:.$A$1038];[.G81];[.$D$2:.$D$1038])+SUMIF([.$B$2:.$B$1038];[.G81];[.$D$2:.$D$1038])" office:value-type="float" office:value="0">
            <text:p>0</text:p>
          </table:table-cell>
          <table:table-cell table:style-name="ce7" table:formula="of:=[.P81]+[.O8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86];SEARCH(&quot;,&quot;;[Entrada.A86])-1))" office:value-type="float" office:value="1">
            <text:p>1</text:p>
          </table:table-cell>
          <table:table-cell table:formula="of:=VALUE(MID([Entrada.A86];SEARCH(&quot;,&quot;;[Entrada.A86])+1;100))" office:value-type="float" office:value="16">
            <text:p>16</text:p>
          </table:table-cell>
          <table:table-cell table:formula="of:=[Entrada.B86]" office:value-type="float" office:value="24">
            <text:p>24</text:p>
          </table:table-cell>
          <table:table-cell table:number-columns-repeated="2"/>
          <table:table-cell table:formula="of:=VALUE(LEFT([Entrada.D86];SEARCH(&quot;,&quot;;[Entrada.D86])-1))" office:value-type="float" office:value="6">
            <text:p>6</text:p>
          </table:table-cell>
          <table:table-cell table:formula="of:=VALUE(MID([Entrada.D86];SEARCH(&quot;,&quot;;[Entrada.D86])+1;100))" office:value-type="float" office:value="28">
            <text:p>28</text:p>
          </table:table-cell>
          <table:table-cell table:number-columns-repeated="7"/>
          <table:table-cell table:formula="of:=SUMIF([.$A$2:.$A$1038];[.F82];[.$D$2:.$D$1038])+SUMIF([.$B$2:.$B$1038];[.F82];[.$D$2:.$D$1038])" office:value-type="float" office:value="0">
            <text:p>0</text:p>
          </table:table-cell>
          <table:table-cell table:formula="of:=SUMIF([.$A$2:.$A$1038];[.G82];[.$D$2:.$D$1038])+SUMIF([.$B$2:.$B$1038];[.G82];[.$D$2:.$D$1038])" office:value-type="float" office:value="0">
            <text:p>0</text:p>
          </table:table-cell>
          <table:table-cell table:style-name="ce7" table:formula="of:=[.P82]+[.O8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87];SEARCH(&quot;,&quot;;[Entrada.A87])-1))" office:value-type="float" office:value="26">
            <text:p>26</text:p>
          </table:table-cell>
          <table:table-cell table:formula="of:=VALUE(MID([Entrada.A87];SEARCH(&quot;,&quot;;[Entrada.A87])+1;100))" office:value-type="float" office:value="8">
            <text:p>8</text:p>
          </table:table-cell>
          <table:table-cell table:formula="of:=[Entrada.B87]" office:value-type="float" office:value="29">
            <text:p>29</text:p>
          </table:table-cell>
          <table:table-cell table:number-columns-repeated="2"/>
          <table:table-cell table:formula="of:=VALUE(LEFT([Entrada.D87];SEARCH(&quot;,&quot;;[Entrada.D87])-1))" office:value-type="float" office:value="11">
            <text:p>11</text:p>
          </table:table-cell>
          <table:table-cell table:formula="of:=VALUE(MID([Entrada.D87];SEARCH(&quot;,&quot;;[Entrada.D87])+1;100))" office:value-type="float" office:value="38">
            <text:p>38</text:p>
          </table:table-cell>
          <table:table-cell table:number-columns-repeated="7"/>
          <table:table-cell table:formula="of:=SUMIF([.$A$2:.$A$1038];[.F83];[.$D$2:.$D$1038])+SUMIF([.$B$2:.$B$1038];[.F83];[.$D$2:.$D$1038])" office:value-type="float" office:value="0">
            <text:p>0</text:p>
          </table:table-cell>
          <table:table-cell table:formula="of:=SUMIF([.$A$2:.$A$1038];[.G83];[.$D$2:.$D$1038])+SUMIF([.$B$2:.$B$1038];[.G83];[.$D$2:.$D$1038])" office:value-type="float" office:value="0">
            <text:p>0</text:p>
          </table:table-cell>
          <table:table-cell table:style-name="ce7" table:formula="of:=[.P83]+[.O8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88];SEARCH(&quot;,&quot;;[Entrada.A88])-1))" office:value-type="float" office:value="17">
            <text:p>17</text:p>
          </table:table-cell>
          <table:table-cell table:formula="of:=VALUE(MID([Entrada.A88];SEARCH(&quot;,&quot;;[Entrada.A88])+1;100))" office:value-type="float" office:value="1">
            <text:p>1</text:p>
          </table:table-cell>
          <table:table-cell table:formula="of:=[Entrada.B88]" office:value-type="float" office:value="31">
            <text:p>31</text:p>
          </table:table-cell>
          <table:table-cell table:number-columns-repeated="2"/>
          <table:table-cell table:formula="of:=VALUE(LEFT([Entrada.D88];SEARCH(&quot;,&quot;;[Entrada.D88])-1))" office:value-type="float" office:value="26">
            <text:p>26</text:p>
          </table:table-cell>
          <table:table-cell table:formula="of:=VALUE(MID([Entrada.D88];SEARCH(&quot;,&quot;;[Entrada.D88])+1;100))" office:value-type="float" office:value="32">
            <text:p>32</text:p>
          </table:table-cell>
          <table:table-cell table:number-columns-repeated="7"/>
          <table:table-cell table:formula="of:=SUMIF([.$A$2:.$A$1038];[.F84];[.$D$2:.$D$1038])+SUMIF([.$B$2:.$B$1038];[.F84];[.$D$2:.$D$1038])" office:value-type="float" office:value="0">
            <text:p>0</text:p>
          </table:table-cell>
          <table:table-cell table:formula="of:=SUMIF([.$A$2:.$A$1038];[.G84];[.$D$2:.$D$1038])+SUMIF([.$B$2:.$B$1038];[.G84];[.$D$2:.$D$1038])" office:value-type="float" office:value="0">
            <text:p>0</text:p>
          </table:table-cell>
          <table:table-cell table:style-name="ce7" table:formula="of:=[.P84]+[.O8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89];SEARCH(&quot;,&quot;;[Entrada.A89])-1))" office:value-type="float" office:value="20">
            <text:p>20</text:p>
          </table:table-cell>
          <table:table-cell table:formula="of:=VALUE(MID([Entrada.A89];SEARCH(&quot;,&quot;;[Entrada.A89])+1;100))" office:value-type="float" office:value="10">
            <text:p>10</text:p>
          </table:table-cell>
          <table:table-cell table:formula="of:=[Entrada.B89]" office:value-type="float" office:value="30">
            <text:p>30</text:p>
          </table:table-cell>
          <table:table-cell table:number-columns-repeated="2"/>
          <table:table-cell table:formula="of:=VALUE(LEFT([Entrada.D89];SEARCH(&quot;,&quot;;[Entrada.D89])-1))" office:value-type="float" office:value="11">
            <text:p>11</text:p>
          </table:table-cell>
          <table:table-cell table:formula="of:=VALUE(MID([Entrada.D89];SEARCH(&quot;,&quot;;[Entrada.D89])+1;100))" office:value-type="float" office:value="20">
            <text:p>20</text:p>
          </table:table-cell>
          <table:table-cell table:number-columns-repeated="7"/>
          <table:table-cell table:formula="of:=SUMIF([.$A$2:.$A$1038];[.F85];[.$D$2:.$D$1038])+SUMIF([.$B$2:.$B$1038];[.F85];[.$D$2:.$D$1038])" office:value-type="float" office:value="0">
            <text:p>0</text:p>
          </table:table-cell>
          <table:table-cell table:formula="of:=SUMIF([.$A$2:.$A$1038];[.G85];[.$D$2:.$D$1038])+SUMIF([.$B$2:.$B$1038];[.G85];[.$D$2:.$D$1038])" office:value-type="float" office:value="0">
            <text:p>0</text:p>
          </table:table-cell>
          <table:table-cell table:style-name="ce7" table:formula="of:=[.P85]+[.O8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90];SEARCH(&quot;,&quot;;[Entrada.A90])-1))" office:value-type="float" office:value="10">
            <text:p>10</text:p>
          </table:table-cell>
          <table:table-cell table:formula="of:=VALUE(MID([Entrada.A90];SEARCH(&quot;,&quot;;[Entrada.A90])+1;100))" office:value-type="float" office:value="32">
            <text:p>32</text:p>
          </table:table-cell>
          <table:table-cell table:formula="of:=[Entrada.B90]" office:value-type="float" office:value="28">
            <text:p>28</text:p>
          </table:table-cell>
          <table:table-cell table:number-columns-repeated="2"/>
          <table:table-cell table:formula="of:=VALUE(LEFT([Entrada.D90];SEARCH(&quot;,&quot;;[Entrada.D90])-1))" office:value-type="float" office:value="27">
            <text:p>27</text:p>
          </table:table-cell>
          <table:table-cell table:formula="of:=VALUE(MID([Entrada.D90];SEARCH(&quot;,&quot;;[Entrada.D90])+1;100))" office:value-type="float" office:value="3">
            <text:p>3</text:p>
          </table:table-cell>
          <table:table-cell table:number-columns-repeated="7"/>
          <table:table-cell table:formula="of:=SUMIF([.$A$2:.$A$1038];[.F86];[.$D$2:.$D$1038])+SUMIF([.$B$2:.$B$1038];[.F86];[.$D$2:.$D$1038])" office:value-type="float" office:value="0">
            <text:p>0</text:p>
          </table:table-cell>
          <table:table-cell table:formula="of:=SUMIF([.$A$2:.$A$1038];[.G86];[.$D$2:.$D$1038])+SUMIF([.$B$2:.$B$1038];[.G86];[.$D$2:.$D$1038])" office:value-type="float" office:value="0">
            <text:p>0</text:p>
          </table:table-cell>
          <table:table-cell table:style-name="ce7" table:formula="of:=[.P86]+[.O8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91];SEARCH(&quot;,&quot;;[Entrada.A91])-1))" office:value-type="float" office:value="32">
            <text:p>32</text:p>
          </table:table-cell>
          <table:table-cell table:formula="of:=VALUE(MID([Entrada.A91];SEARCH(&quot;,&quot;;[Entrada.A91])+1;100))" office:value-type="float" office:value="29">
            <text:p>29</text:p>
          </table:table-cell>
          <table:table-cell table:formula="of:=[Entrada.B91]" office:value-type="float" office:value="26">
            <text:p>26</text:p>
          </table:table-cell>
          <table:table-cell table:number-columns-repeated="2"/>
          <table:table-cell table:formula="of:=VALUE(LEFT([Entrada.D91];SEARCH(&quot;,&quot;;[Entrada.D91])-1))" office:value-type="float" office:value="31">
            <text:p>31</text:p>
          </table:table-cell>
          <table:table-cell table:formula="of:=VALUE(MID([Entrada.D91];SEARCH(&quot;,&quot;;[Entrada.D91])+1;100))" office:value-type="float" office:value="4">
            <text:p>4</text:p>
          </table:table-cell>
          <table:table-cell table:number-columns-repeated="7"/>
          <table:table-cell table:formula="of:=SUMIF([.$A$2:.$A$1038];[.F87];[.$D$2:.$D$1038])+SUMIF([.$B$2:.$B$1038];[.F87];[.$D$2:.$D$1038])" office:value-type="float" office:value="0">
            <text:p>0</text:p>
          </table:table-cell>
          <table:table-cell table:formula="of:=SUMIF([.$A$2:.$A$1038];[.G87];[.$D$2:.$D$1038])+SUMIF([.$B$2:.$B$1038];[.G87];[.$D$2:.$D$1038])" office:value-type="float" office:value="0">
            <text:p>0</text:p>
          </table:table-cell>
          <table:table-cell table:style-name="ce7" table:formula="of:=[.P87]+[.O8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92];SEARCH(&quot;,&quot;;[Entrada.A92])-1))" office:value-type="float" office:value="38">
            <text:p>38</text:p>
          </table:table-cell>
          <table:table-cell table:formula="of:=VALUE(MID([Entrada.A92];SEARCH(&quot;,&quot;;[Entrada.A92])+1;100))" office:value-type="float" office:value="39">
            <text:p>39</text:p>
          </table:table-cell>
          <table:table-cell table:formula="of:=[Entrada.B92]" office:value-type="float" office:value="11">
            <text:p>11</text:p>
          </table:table-cell>
          <table:table-cell table:number-columns-repeated="2"/>
          <table:table-cell table:formula="of:=VALUE(LEFT([Entrada.D92];SEARCH(&quot;,&quot;;[Entrada.D92])-1))" office:value-type="float" office:value="31">
            <text:p>31</text:p>
          </table:table-cell>
          <table:table-cell table:formula="of:=VALUE(MID([Entrada.D92];SEARCH(&quot;,&quot;;[Entrada.D92])+1;100))" office:value-type="float" office:value="28">
            <text:p>28</text:p>
          </table:table-cell>
          <table:table-cell table:number-columns-repeated="7"/>
          <table:table-cell table:formula="of:=SUMIF([.$A$2:.$A$1038];[.F88];[.$D$2:.$D$1038])+SUMIF([.$B$2:.$B$1038];[.F88];[.$D$2:.$D$1038])" office:value-type="float" office:value="0">
            <text:p>0</text:p>
          </table:table-cell>
          <table:table-cell table:formula="of:=SUMIF([.$A$2:.$A$1038];[.G88];[.$D$2:.$D$1038])+SUMIF([.$B$2:.$B$1038];[.G88];[.$D$2:.$D$1038])" office:value-type="float" office:value="0">
            <text:p>0</text:p>
          </table:table-cell>
          <table:table-cell table:style-name="ce7" table:formula="of:=[.P88]+[.O8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93];SEARCH(&quot;,&quot;;[Entrada.A93])-1))" office:value-type="float" office:value="11">
            <text:p>11</text:p>
          </table:table-cell>
          <table:table-cell table:formula="of:=VALUE(MID([Entrada.A93];SEARCH(&quot;,&quot;;[Entrada.A93])+1;100))" office:value-type="float" office:value="3">
            <text:p>3</text:p>
          </table:table-cell>
          <table:table-cell table:formula="of:=[Entrada.B93]" office:value-type="float" office:value="10">
            <text:p>10</text:p>
          </table:table-cell>
          <table:table-cell table:number-columns-repeated="2"/>
          <table:table-cell table:formula="of:=VALUE(LEFT([Entrada.D93];SEARCH(&quot;,&quot;;[Entrada.D93])-1))" office:value-type="float" office:value="9">
            <text:p>9</text:p>
          </table:table-cell>
          <table:table-cell table:formula="of:=VALUE(MID([Entrada.D93];SEARCH(&quot;,&quot;;[Entrada.D93])+1;100))" office:value-type="float" office:value="8">
            <text:p>8</text:p>
          </table:table-cell>
          <table:table-cell table:number-columns-repeated="7"/>
          <table:table-cell table:formula="of:=SUMIF([.$A$2:.$A$1038];[.F89];[.$D$2:.$D$1038])+SUMIF([.$B$2:.$B$1038];[.F89];[.$D$2:.$D$1038])" office:value-type="float" office:value="0">
            <text:p>0</text:p>
          </table:table-cell>
          <table:table-cell table:formula="of:=SUMIF([.$A$2:.$A$1038];[.G89];[.$D$2:.$D$1038])+SUMIF([.$B$2:.$B$1038];[.G89];[.$D$2:.$D$1038])" office:value-type="float" office:value="0">
            <text:p>0</text:p>
          </table:table-cell>
          <table:table-cell table:style-name="ce7" table:formula="of:=[.P89]+[.O8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94];SEARCH(&quot;,&quot;;[Entrada.A94])-1))" office:value-type="float" office:value="14">
            <text:p>14</text:p>
          </table:table-cell>
          <table:table-cell table:formula="of:=VALUE(MID([Entrada.A94];SEARCH(&quot;,&quot;;[Entrada.A94])+1;100))" office:value-type="float" office:value="12">
            <text:p>12</text:p>
          </table:table-cell>
          <table:table-cell table:formula="of:=[Entrada.B94]" office:value-type="float" office:value="24">
            <text:p>24</text:p>
          </table:table-cell>
          <table:table-cell table:number-columns-repeated="2"/>
          <table:table-cell table:formula="of:=VALUE(LEFT([Entrada.D94];SEARCH(&quot;,&quot;;[Entrada.D94])-1))" office:value-type="float" office:value="36">
            <text:p>36</text:p>
          </table:table-cell>
          <table:table-cell table:formula="of:=VALUE(MID([Entrada.D94];SEARCH(&quot;,&quot;;[Entrada.D94])+1;100))" office:value-type="float" office:value="10">
            <text:p>10</text:p>
          </table:table-cell>
          <table:table-cell table:number-columns-repeated="7"/>
          <table:table-cell table:formula="of:=SUMIF([.$A$2:.$A$1038];[.F90];[.$D$2:.$D$1038])+SUMIF([.$B$2:.$B$1038];[.F90];[.$D$2:.$D$1038])" office:value-type="float" office:value="0">
            <text:p>0</text:p>
          </table:table-cell>
          <table:table-cell table:formula="of:=SUMIF([.$A$2:.$A$1038];[.G90];[.$D$2:.$D$1038])+SUMIF([.$B$2:.$B$1038];[.G90];[.$D$2:.$D$1038])" office:value-type="float" office:value="0">
            <text:p>0</text:p>
          </table:table-cell>
          <table:table-cell table:style-name="ce7" table:formula="of:=[.P90]+[.O9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95];SEARCH(&quot;,&quot;;[Entrada.A95])-1))" office:value-type="float" office:value="36">
            <text:p>36</text:p>
          </table:table-cell>
          <table:table-cell table:formula="of:=VALUE(MID([Entrada.A95];SEARCH(&quot;,&quot;;[Entrada.A95])+1;100))" office:value-type="float" office:value="25">
            <text:p>25</text:p>
          </table:table-cell>
          <table:table-cell table:formula="of:=[Entrada.B95]" office:value-type="float" office:value="28">
            <text:p>28</text:p>
          </table:table-cell>
          <table:table-cell table:number-columns-repeated="2"/>
          <table:table-cell table:formula="of:=VALUE(LEFT([Entrada.D95];SEARCH(&quot;,&quot;;[Entrada.D95])-1))" office:value-type="float" office:value="16">
            <text:p>16</text:p>
          </table:table-cell>
          <table:table-cell table:formula="of:=VALUE(MID([Entrada.D95];SEARCH(&quot;,&quot;;[Entrada.D95])+1;100))" office:value-type="float" office:value="32">
            <text:p>32</text:p>
          </table:table-cell>
          <table:table-cell table:number-columns-repeated="7"/>
          <table:table-cell table:formula="of:=SUMIF([.$A$2:.$A$1038];[.F91];[.$D$2:.$D$1038])+SUMIF([.$B$2:.$B$1038];[.F91];[.$D$2:.$D$1038])" office:value-type="float" office:value="0">
            <text:p>0</text:p>
          </table:table-cell>
          <table:table-cell table:formula="of:=SUMIF([.$A$2:.$A$1038];[.G91];[.$D$2:.$D$1038])+SUMIF([.$B$2:.$B$1038];[.G91];[.$D$2:.$D$1038])" office:value-type="float" office:value="0">
            <text:p>0</text:p>
          </table:table-cell>
          <table:table-cell table:style-name="ce7" table:formula="of:=[.P91]+[.O9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96];SEARCH(&quot;,&quot;;[Entrada.A96])-1))" office:value-type="float" office:value="26">
            <text:p>26</text:p>
          </table:table-cell>
          <table:table-cell table:formula="of:=VALUE(MID([Entrada.A96];SEARCH(&quot;,&quot;;[Entrada.A96])+1;100))" office:value-type="float" office:value="19">
            <text:p>19</text:p>
          </table:table-cell>
          <table:table-cell table:formula="of:=[Entrada.B96]" office:value-type="float" office:value="23">
            <text:p>23</text:p>
          </table:table-cell>
          <table:table-cell table:number-columns-repeated="2"/>
          <table:table-cell table:formula="of:=VALUE(LEFT([Entrada.D96];SEARCH(&quot;,&quot;;[Entrada.D96])-1))" office:value-type="float" office:value="1">
            <text:p>1</text:p>
          </table:table-cell>
          <table:table-cell table:formula="of:=VALUE(MID([Entrada.D96];SEARCH(&quot;,&quot;;[Entrada.D96])+1;100))" office:value-type="float" office:value="31">
            <text:p>31</text:p>
          </table:table-cell>
          <table:table-cell table:number-columns-repeated="7"/>
          <table:table-cell table:formula="of:=SUMIF([.$A$2:.$A$1038];[.F92];[.$D$2:.$D$1038])+SUMIF([.$B$2:.$B$1038];[.F92];[.$D$2:.$D$1038])" office:value-type="float" office:value="0">
            <text:p>0</text:p>
          </table:table-cell>
          <table:table-cell table:formula="of:=SUMIF([.$A$2:.$A$1038];[.G92];[.$D$2:.$D$1038])+SUMIF([.$B$2:.$B$1038];[.G92];[.$D$2:.$D$1038])" office:value-type="float" office:value="0">
            <text:p>0</text:p>
          </table:table-cell>
          <table:table-cell table:style-name="ce7" table:formula="of:=[.P92]+[.O9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97];SEARCH(&quot;,&quot;;[Entrada.A97])-1))" office:value-type="float" office:value="2">
            <text:p>2</text:p>
          </table:table-cell>
          <table:table-cell table:formula="of:=VALUE(MID([Entrada.A97];SEARCH(&quot;,&quot;;[Entrada.A97])+1;100))" office:value-type="float" office:value="8">
            <text:p>8</text:p>
          </table:table-cell>
          <table:table-cell table:formula="of:=[Entrada.B97]" office:value-type="float" office:value="21">
            <text:p>21</text:p>
          </table:table-cell>
          <table:table-cell table:number-columns-repeated="2"/>
          <table:table-cell table:formula="of:=VALUE(LEFT([Entrada.D97];SEARCH(&quot;,&quot;;[Entrada.D97])-1))" office:value-type="float" office:value="33">
            <text:p>33</text:p>
          </table:table-cell>
          <table:table-cell table:formula="of:=VALUE(MID([Entrada.D97];SEARCH(&quot;,&quot;;[Entrada.D97])+1;100))" office:value-type="float" office:value="15">
            <text:p>15</text:p>
          </table:table-cell>
          <table:table-cell table:number-columns-repeated="7"/>
          <table:table-cell table:formula="of:=SUMIF([.$A$2:.$A$1038];[.F93];[.$D$2:.$D$1038])+SUMIF([.$B$2:.$B$1038];[.F93];[.$D$2:.$D$1038])" office:value-type="float" office:value="0">
            <text:p>0</text:p>
          </table:table-cell>
          <table:table-cell table:formula="of:=SUMIF([.$A$2:.$A$1038];[.G93];[.$D$2:.$D$1038])+SUMIF([.$B$2:.$B$1038];[.G93];[.$D$2:.$D$1038])" office:value-type="float" office:value="0">
            <text:p>0</text:p>
          </table:table-cell>
          <table:table-cell table:style-name="ce7" table:formula="of:=[.P93]+[.O9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98];SEARCH(&quot;,&quot;;[Entrada.A98])-1))" office:value-type="float" office:value="24">
            <text:p>24</text:p>
          </table:table-cell>
          <table:table-cell table:formula="of:=VALUE(MID([Entrada.A98];SEARCH(&quot;,&quot;;[Entrada.A98])+1;100))" office:value-type="float" office:value="37">
            <text:p>37</text:p>
          </table:table-cell>
          <table:table-cell table:formula="of:=[Entrada.B98]" office:value-type="float" office:value="23">
            <text:p>23</text:p>
          </table:table-cell>
          <table:table-cell table:number-columns-repeated="2"/>
          <table:table-cell table:formula="of:=VALUE(LEFT([Entrada.D98];SEARCH(&quot;,&quot;;[Entrada.D98])-1))" office:value-type="float" office:value="20">
            <text:p>20</text:p>
          </table:table-cell>
          <table:table-cell table:formula="of:=VALUE(MID([Entrada.D98];SEARCH(&quot;,&quot;;[Entrada.D98])+1;100))" office:value-type="float" office:value="21">
            <text:p>21</text:p>
          </table:table-cell>
          <table:table-cell table:number-columns-repeated="7"/>
          <table:table-cell table:formula="of:=SUMIF([.$A$2:.$A$1038];[.F94];[.$D$2:.$D$1038])+SUMIF([.$B$2:.$B$1038];[.F94];[.$D$2:.$D$1038])" office:value-type="float" office:value="0">
            <text:p>0</text:p>
          </table:table-cell>
          <table:table-cell table:formula="of:=SUMIF([.$A$2:.$A$1038];[.G94];[.$D$2:.$D$1038])+SUMIF([.$B$2:.$B$1038];[.G94];[.$D$2:.$D$1038])" office:value-type="float" office:value="0">
            <text:p>0</text:p>
          </table:table-cell>
          <table:table-cell table:style-name="ce7" table:formula="of:=[.P94]+[.O9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99];SEARCH(&quot;,&quot;;[Entrada.A99])-1))" office:value-type="float" office:value="30">
            <text:p>30</text:p>
          </table:table-cell>
          <table:table-cell table:formula="of:=VALUE(MID([Entrada.A99];SEARCH(&quot;,&quot;;[Entrada.A99])+1;100))" office:value-type="float" office:value="31">
            <text:p>31</text:p>
          </table:table-cell>
          <table:table-cell table:formula="of:=[Entrada.B99]" office:value-type="float" office:value="22">
            <text:p>22</text:p>
          </table:table-cell>
          <table:table-cell table:number-columns-repeated="2"/>
          <table:table-cell table:formula="of:=VALUE(LEFT([Entrada.D99];SEARCH(&quot;,&quot;;[Entrada.D99])-1))" office:value-type="float" office:value="37">
            <text:p>37</text:p>
          </table:table-cell>
          <table:table-cell table:formula="of:=VALUE(MID([Entrada.D99];SEARCH(&quot;,&quot;;[Entrada.D99])+1;100))" office:value-type="float" office:value="39">
            <text:p>39</text:p>
          </table:table-cell>
          <table:table-cell table:number-columns-repeated="7"/>
          <table:table-cell table:formula="of:=SUMIF([.$A$2:.$A$1038];[.F95];[.$D$2:.$D$1038])+SUMIF([.$B$2:.$B$1038];[.F95];[.$D$2:.$D$1038])" office:value-type="float" office:value="0">
            <text:p>0</text:p>
          </table:table-cell>
          <table:table-cell table:formula="of:=SUMIF([.$A$2:.$A$1038];[.G95];[.$D$2:.$D$1038])+SUMIF([.$B$2:.$B$1038];[.G95];[.$D$2:.$D$1038])" office:value-type="float" office:value="0">
            <text:p>0</text:p>
          </table:table-cell>
          <table:table-cell table:style-name="ce7" table:formula="of:=[.P95]+[.O9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00];SEARCH(&quot;,&quot;;[Entrada.A100])-1))" office:value-type="float" office:value="20">
            <text:p>20</text:p>
          </table:table-cell>
          <table:table-cell table:formula="of:=VALUE(MID([Entrada.A100];SEARCH(&quot;,&quot;;[Entrada.A100])+1;100))" office:value-type="float" office:value="17">
            <text:p>17</text:p>
          </table:table-cell>
          <table:table-cell table:formula="of:=[Entrada.B100]" office:value-type="float" office:value="6">
            <text:p>6</text:p>
          </table:table-cell>
          <table:table-cell table:number-columns-repeated="2"/>
          <table:table-cell table:formula="of:=VALUE(LEFT([Entrada.D100];SEARCH(&quot;,&quot;;[Entrada.D100])-1))" office:value-type="float" office:value="26">
            <text:p>26</text:p>
          </table:table-cell>
          <table:table-cell table:formula="of:=VALUE(MID([Entrada.D100];SEARCH(&quot;,&quot;;[Entrada.D100])+1;100))" office:value-type="float" office:value="25">
            <text:p>25</text:p>
          </table:table-cell>
          <table:table-cell table:number-columns-repeated="7"/>
          <table:table-cell table:formula="of:=SUMIF([.$A$2:.$A$1038];[.F96];[.$D$2:.$D$1038])+SUMIF([.$B$2:.$B$1038];[.F96];[.$D$2:.$D$1038])" office:value-type="float" office:value="0">
            <text:p>0</text:p>
          </table:table-cell>
          <table:table-cell table:formula="of:=SUMIF([.$A$2:.$A$1038];[.G96];[.$D$2:.$D$1038])+SUMIF([.$B$2:.$B$1038];[.G96];[.$D$2:.$D$1038])" office:value-type="float" office:value="0">
            <text:p>0</text:p>
          </table:table-cell>
          <table:table-cell table:style-name="ce7" table:formula="of:=[.P96]+[.O9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01];SEARCH(&quot;,&quot;;[Entrada.A101])-1))" office:value-type="float" office:value="23">
            <text:p>23</text:p>
          </table:table-cell>
          <table:table-cell table:formula="of:=VALUE(MID([Entrada.A101];SEARCH(&quot;,&quot;;[Entrada.A101])+1;100))" office:value-type="float" office:value="36">
            <text:p>36</text:p>
          </table:table-cell>
          <table:table-cell table:formula="of:=[Entrada.B101]" office:value-type="float" office:value="15">
            <text:p>15</text:p>
          </table:table-cell>
          <table:table-cell table:number-columns-repeated="2"/>
          <table:table-cell table:formula="of:=VALUE(LEFT([Entrada.D101];SEARCH(&quot;,&quot;;[Entrada.D101])-1))" office:value-type="float" office:value="28">
            <text:p>28</text:p>
          </table:table-cell>
          <table:table-cell table:formula="of:=VALUE(MID([Entrada.D101];SEARCH(&quot;,&quot;;[Entrada.D101])+1;100))" office:value-type="float" office:value="3">
            <text:p>3</text:p>
          </table:table-cell>
          <table:table-cell table:number-columns-repeated="7"/>
          <table:table-cell table:formula="of:=SUMIF([.$A$2:.$A$1038];[.F97];[.$D$2:.$D$1038])+SUMIF([.$B$2:.$B$1038];[.F97];[.$D$2:.$D$1038])" office:value-type="float" office:value="0">
            <text:p>0</text:p>
          </table:table-cell>
          <table:table-cell table:formula="of:=SUMIF([.$A$2:.$A$1038];[.G97];[.$D$2:.$D$1038])+SUMIF([.$B$2:.$B$1038];[.G97];[.$D$2:.$D$1038])" office:value-type="float" office:value="0">
            <text:p>0</text:p>
          </table:table-cell>
          <table:table-cell table:style-name="ce7" table:formula="of:=[.P97]+[.O9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02];SEARCH(&quot;,&quot;;[Entrada.A102])-1))" office:value-type="float" office:value="6">
            <text:p>6</text:p>
          </table:table-cell>
          <table:table-cell table:formula="of:=VALUE(MID([Entrada.A102];SEARCH(&quot;,&quot;;[Entrada.A102])+1;100))" office:value-type="float" office:value="36">
            <text:p>36</text:p>
          </table:table-cell>
          <table:table-cell table:formula="of:=[Entrada.B102]" office:value-type="float" office:value="30">
            <text:p>30</text:p>
          </table:table-cell>
          <table:table-cell table:number-columns-repeated="2"/>
          <table:table-cell table:formula="of:=VALUE(LEFT([Entrada.D102];SEARCH(&quot;,&quot;;[Entrada.D102])-1))" office:value-type="float" office:value="22">
            <text:p>22</text:p>
          </table:table-cell>
          <table:table-cell table:formula="of:=VALUE(MID([Entrada.D102];SEARCH(&quot;,&quot;;[Entrada.D102])+1;100))" office:value-type="float" office:value="38">
            <text:p>38</text:p>
          </table:table-cell>
          <table:table-cell table:number-columns-repeated="7"/>
          <table:table-cell table:formula="of:=SUMIF([.$A$2:.$A$1038];[.F98];[.$D$2:.$D$1038])+SUMIF([.$B$2:.$B$1038];[.F98];[.$D$2:.$D$1038])" office:value-type="float" office:value="0">
            <text:p>0</text:p>
          </table:table-cell>
          <table:table-cell table:formula="of:=SUMIF([.$A$2:.$A$1038];[.G98];[.$D$2:.$D$1038])+SUMIF([.$B$2:.$B$1038];[.G98];[.$D$2:.$D$1038])" office:value-type="float" office:value="0">
            <text:p>0</text:p>
          </table:table-cell>
          <table:table-cell table:style-name="ce7" table:formula="of:=[.P98]+[.O9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03];SEARCH(&quot;,&quot;;[Entrada.A103])-1))" office:value-type="float" office:value="32">
            <text:p>32</text:p>
          </table:table-cell>
          <table:table-cell table:formula="of:=VALUE(MID([Entrada.A103];SEARCH(&quot;,&quot;;[Entrada.A103])+1;100))" office:value-type="float" office:value="20">
            <text:p>20</text:p>
          </table:table-cell>
          <table:table-cell table:formula="of:=[Entrada.B103]" office:value-type="float" office:value="25">
            <text:p>25</text:p>
          </table:table-cell>
          <table:table-cell table:number-columns-repeated="2"/>
          <table:table-cell table:formula="of:=VALUE(LEFT([Entrada.D103];SEARCH(&quot;,&quot;;[Entrada.D103])-1))" office:value-type="float" office:value="4">
            <text:p>4</text:p>
          </table:table-cell>
          <table:table-cell table:formula="of:=VALUE(MID([Entrada.D103];SEARCH(&quot;,&quot;;[Entrada.D103])+1;100))" office:value-type="float" office:value="22">
            <text:p>22</text:p>
          </table:table-cell>
          <table:table-cell table:number-columns-repeated="7"/>
          <table:table-cell table:formula="of:=SUMIF([.$A$2:.$A$1038];[.F99];[.$D$2:.$D$1038])+SUMIF([.$B$2:.$B$1038];[.F99];[.$D$2:.$D$1038])" office:value-type="float" office:value="0">
            <text:p>0</text:p>
          </table:table-cell>
          <table:table-cell table:formula="of:=SUMIF([.$A$2:.$A$1038];[.G99];[.$D$2:.$D$1038])+SUMIF([.$B$2:.$B$1038];[.G99];[.$D$2:.$D$1038])" office:value-type="float" office:value="0">
            <text:p>0</text:p>
          </table:table-cell>
          <table:table-cell table:style-name="ce7" table:formula="of:=[.P99]+[.O9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04];SEARCH(&quot;,&quot;;[Entrada.A104])-1))" office:value-type="float" office:value="31">
            <text:p>31</text:p>
          </table:table-cell>
          <table:table-cell table:formula="of:=VALUE(MID([Entrada.A104];SEARCH(&quot;,&quot;;[Entrada.A104])+1;100))" office:value-type="float" office:value="36">
            <text:p>36</text:p>
          </table:table-cell>
          <table:table-cell table:formula="of:=[Entrada.B104]" office:value-type="float" office:value="8">
            <text:p>8</text:p>
          </table:table-cell>
          <table:table-cell table:number-columns-repeated="2"/>
          <table:table-cell table:formula="of:=VALUE(LEFT([Entrada.D104];SEARCH(&quot;,&quot;;[Entrada.D104])-1))" office:value-type="float" office:value="15">
            <text:p>15</text:p>
          </table:table-cell>
          <table:table-cell table:formula="of:=VALUE(MID([Entrada.D104];SEARCH(&quot;,&quot;;[Entrada.D104])+1;100))" office:value-type="float" office:value="17">
            <text:p>17</text:p>
          </table:table-cell>
          <table:table-cell table:number-columns-repeated="7"/>
          <table:table-cell table:formula="of:=SUMIF([.$A$2:.$A$1038];[.F100];[.$D$2:.$D$1038])+SUMIF([.$B$2:.$B$1038];[.F100];[.$D$2:.$D$1038])" office:value-type="float" office:value="0">
            <text:p>0</text:p>
          </table:table-cell>
          <table:table-cell table:formula="of:=SUMIF([.$A$2:.$A$1038];[.G100];[.$D$2:.$D$1038])+SUMIF([.$B$2:.$B$1038];[.G100];[.$D$2:.$D$1038])" office:value-type="float" office:value="0">
            <text:p>0</text:p>
          </table:table-cell>
          <table:table-cell table:style-name="ce7" table:formula="of:=[.P100]+[.O10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05];SEARCH(&quot;,&quot;;[Entrada.A105])-1))" office:value-type="float" office:value="35">
            <text:p>35</text:p>
          </table:table-cell>
          <table:table-cell table:formula="of:=VALUE(MID([Entrada.A105];SEARCH(&quot;,&quot;;[Entrada.A105])+1;100))" office:value-type="float" office:value="33">
            <text:p>33</text:p>
          </table:table-cell>
          <table:table-cell table:formula="of:=[Entrada.B105]" office:value-type="float" office:value="14">
            <text:p>14</text:p>
          </table:table-cell>
          <table:table-cell table:number-columns-repeated="2"/>
          <table:table-cell table:formula="of:=VALUE(LEFT([Entrada.D105];SEARCH(&quot;,&quot;;[Entrada.D105])-1))" office:value-type="float" office:value="25">
            <text:p>25</text:p>
          </table:table-cell>
          <table:table-cell table:formula="of:=VALUE(MID([Entrada.D105];SEARCH(&quot;,&quot;;[Entrada.D105])+1;100))" office:value-type="float" office:value="34">
            <text:p>34</text:p>
          </table:table-cell>
          <table:table-cell table:number-columns-repeated="7"/>
          <table:table-cell table:formula="of:=SUMIF([.$A$2:.$A$1038];[.F101];[.$D$2:.$D$1038])+SUMIF([.$B$2:.$B$1038];[.F101];[.$D$2:.$D$1038])" office:value-type="float" office:value="0">
            <text:p>0</text:p>
          </table:table-cell>
          <table:table-cell table:formula="of:=SUMIF([.$A$2:.$A$1038];[.G101];[.$D$2:.$D$1038])+SUMIF([.$B$2:.$B$1038];[.G101];[.$D$2:.$D$1038])" office:value-type="float" office:value="0">
            <text:p>0</text:p>
          </table:table-cell>
          <table:table-cell table:style-name="ce7" table:formula="of:=[.P101]+[.O10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06];SEARCH(&quot;,&quot;;[Entrada.A106])-1))" office:value-type="float" office:value="8">
            <text:p>8</text:p>
          </table:table-cell>
          <table:table-cell table:formula="of:=VALUE(MID([Entrada.A106];SEARCH(&quot;,&quot;;[Entrada.A106])+1;100))" office:value-type="float" office:value="29">
            <text:p>29</text:p>
          </table:table-cell>
          <table:table-cell table:formula="of:=[Entrada.B106]" office:value-type="float" office:value="31">
            <text:p>31</text:p>
          </table:table-cell>
          <table:table-cell table:number-columns-repeated="2"/>
          <table:table-cell table:formula="of:=VALUE(LEFT([Entrada.D106];SEARCH(&quot;,&quot;;[Entrada.D106])-1))" office:value-type="float" office:value="11">
            <text:p>11</text:p>
          </table:table-cell>
          <table:table-cell table:formula="of:=VALUE(MID([Entrada.D106];SEARCH(&quot;,&quot;;[Entrada.D106])+1;100))" office:value-type="float" office:value="12">
            <text:p>12</text:p>
          </table:table-cell>
          <table:table-cell table:number-columns-repeated="7"/>
          <table:table-cell table:formula="of:=SUMIF([.$A$2:.$A$1038];[.F102];[.$D$2:.$D$1038])+SUMIF([.$B$2:.$B$1038];[.F102];[.$D$2:.$D$1038])" office:value-type="float" office:value="0">
            <text:p>0</text:p>
          </table:table-cell>
          <table:table-cell table:formula="of:=SUMIF([.$A$2:.$A$1038];[.G102];[.$D$2:.$D$1038])+SUMIF([.$B$2:.$B$1038];[.G102];[.$D$2:.$D$1038])" office:value-type="float" office:value="0">
            <text:p>0</text:p>
          </table:table-cell>
          <table:table-cell table:style-name="ce7" table:formula="of:=[.P102]+[.O10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07];SEARCH(&quot;,&quot;;[Entrada.A107])-1))" office:value-type="float" office:value="33">
            <text:p>33</text:p>
          </table:table-cell>
          <table:table-cell table:formula="of:=VALUE(MID([Entrada.A107];SEARCH(&quot;,&quot;;[Entrada.A107])+1;100))" office:value-type="float" office:value="11">
            <text:p>11</text:p>
          </table:table-cell>
          <table:table-cell table:formula="of:=[Entrada.B107]" office:value-type="float" office:value="38">
            <text:p>38</text:p>
          </table:table-cell>
          <table:table-cell table:number-columns-repeated="2"/>
          <table:table-cell table:formula="of:=VALUE(LEFT([Entrada.D107];SEARCH(&quot;,&quot;;[Entrada.D107])-1))" office:value-type="float" office:value="24">
            <text:p>24</text:p>
          </table:table-cell>
          <table:table-cell table:formula="of:=VALUE(MID([Entrada.D107];SEARCH(&quot;,&quot;;[Entrada.D107])+1;100))" office:value-type="float" office:value="17">
            <text:p>17</text:p>
          </table:table-cell>
          <table:table-cell table:number-columns-repeated="7"/>
          <table:table-cell table:formula="of:=SUMIF([.$A$2:.$A$1038];[.F103];[.$D$2:.$D$1038])+SUMIF([.$B$2:.$B$1038];[.F103];[.$D$2:.$D$1038])" office:value-type="float" office:value="0">
            <text:p>0</text:p>
          </table:table-cell>
          <table:table-cell table:formula="of:=SUMIF([.$A$2:.$A$1038];[.G103];[.$D$2:.$D$1038])+SUMIF([.$B$2:.$B$1038];[.G103];[.$D$2:.$D$1038])" office:value-type="float" office:value="0">
            <text:p>0</text:p>
          </table:table-cell>
          <table:table-cell table:style-name="ce7" table:formula="of:=[.P103]+[.O10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08];SEARCH(&quot;,&quot;;[Entrada.A108])-1))" office:value-type="float" office:value="14">
            <text:p>14</text:p>
          </table:table-cell>
          <table:table-cell table:formula="of:=VALUE(MID([Entrada.A108];SEARCH(&quot;,&quot;;[Entrada.A108])+1;100))" office:value-type="float" office:value="23">
            <text:p>23</text:p>
          </table:table-cell>
          <table:table-cell table:formula="of:=[Entrada.B108]" office:value-type="float" office:value="19">
            <text:p>19</text:p>
          </table:table-cell>
          <table:table-cell table:number-columns-repeated="2"/>
          <table:table-cell table:formula="of:=VALUE(LEFT([Entrada.D108];SEARCH(&quot;,&quot;;[Entrada.D108])-1))" office:value-type="float" office:value="18">
            <text:p>18</text:p>
          </table:table-cell>
          <table:table-cell table:formula="of:=VALUE(MID([Entrada.D108];SEARCH(&quot;,&quot;;[Entrada.D108])+1;100))" office:value-type="float" office:value="21">
            <text:p>21</text:p>
          </table:table-cell>
          <table:table-cell table:number-columns-repeated="7"/>
          <table:table-cell table:formula="of:=SUMIF([.$A$2:.$A$1038];[.F104];[.$D$2:.$D$1038])+SUMIF([.$B$2:.$B$1038];[.F104];[.$D$2:.$D$1038])" office:value-type="float" office:value="0">
            <text:p>0</text:p>
          </table:table-cell>
          <table:table-cell table:formula="of:=SUMIF([.$A$2:.$A$1038];[.G104];[.$D$2:.$D$1038])+SUMIF([.$B$2:.$B$1038];[.G104];[.$D$2:.$D$1038])" office:value-type="float" office:value="0">
            <text:p>0</text:p>
          </table:table-cell>
          <table:table-cell table:style-name="ce7" table:formula="of:=[.P104]+[.O10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09];SEARCH(&quot;,&quot;;[Entrada.A109])-1))" office:value-type="float" office:value="12">
            <text:p>12</text:p>
          </table:table-cell>
          <table:table-cell table:formula="of:=VALUE(MID([Entrada.A109];SEARCH(&quot;,&quot;;[Entrada.A109])+1;100))" office:value-type="float" office:value="25">
            <text:p>25</text:p>
          </table:table-cell>
          <table:table-cell table:formula="of:=[Entrada.B109]" office:value-type="float" office:value="21">
            <text:p>21</text:p>
          </table:table-cell>
          <table:table-cell table:number-columns-repeated="2"/>
          <table:table-cell table:formula="of:=VALUE(LEFT([Entrada.D109];SEARCH(&quot;,&quot;;[Entrada.D109])-1))" office:value-type="float" office:value="9">
            <text:p>9</text:p>
          </table:table-cell>
          <table:table-cell table:formula="of:=VALUE(MID([Entrada.D109];SEARCH(&quot;,&quot;;[Entrada.D109])+1;100))" office:value-type="float" office:value="37">
            <text:p>37</text:p>
          </table:table-cell>
          <table:table-cell table:number-columns-repeated="7"/>
          <table:table-cell table:formula="of:=SUMIF([.$A$2:.$A$1038];[.F105];[.$D$2:.$D$1038])+SUMIF([.$B$2:.$B$1038];[.F105];[.$D$2:.$D$1038])" office:value-type="float" office:value="0">
            <text:p>0</text:p>
          </table:table-cell>
          <table:table-cell table:formula="of:=SUMIF([.$A$2:.$A$1038];[.G105];[.$D$2:.$D$1038])+SUMIF([.$B$2:.$B$1038];[.G105];[.$D$2:.$D$1038])" office:value-type="float" office:value="0">
            <text:p>0</text:p>
          </table:table-cell>
          <table:table-cell table:style-name="ce7" table:formula="of:=[.P105]+[.O10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10];SEARCH(&quot;,&quot;;[Entrada.A110])-1))" office:value-type="float" office:value="2">
            <text:p>2</text:p>
          </table:table-cell>
          <table:table-cell table:formula="of:=VALUE(MID([Entrada.A110];SEARCH(&quot;,&quot;;[Entrada.A110])+1;100))" office:value-type="float" office:value="3">
            <text:p>3</text:p>
          </table:table-cell>
          <table:table-cell table:formula="of:=[Entrada.B110]" office:value-type="float" office:value="6">
            <text:p>6</text:p>
          </table:table-cell>
          <table:table-cell table:number-columns-repeated="2"/>
          <table:table-cell table:formula="of:=VALUE(LEFT([Entrada.D110];SEARCH(&quot;,&quot;;[Entrada.D110])-1))" office:value-type="float" office:value="31">
            <text:p>31</text:p>
          </table:table-cell>
          <table:table-cell table:formula="of:=VALUE(MID([Entrada.D110];SEARCH(&quot;,&quot;;[Entrada.D110])+1;100))" office:value-type="float" office:value="15">
            <text:p>15</text:p>
          </table:table-cell>
          <table:table-cell table:number-columns-repeated="7"/>
          <table:table-cell table:formula="of:=SUMIF([.$A$2:.$A$1038];[.F106];[.$D$2:.$D$1038])+SUMIF([.$B$2:.$B$1038];[.F106];[.$D$2:.$D$1038])" office:value-type="float" office:value="0">
            <text:p>0</text:p>
          </table:table-cell>
          <table:table-cell table:formula="of:=SUMIF([.$A$2:.$A$1038];[.G106];[.$D$2:.$D$1038])+SUMIF([.$B$2:.$B$1038];[.G106];[.$D$2:.$D$1038])" office:value-type="float" office:value="0">
            <text:p>0</text:p>
          </table:table-cell>
          <table:table-cell table:style-name="ce7" table:formula="of:=[.P106]+[.O10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11];SEARCH(&quot;,&quot;;[Entrada.A111])-1))" office:value-type="float" office:value="20">
            <text:p>20</text:p>
          </table:table-cell>
          <table:table-cell table:formula="of:=VALUE(MID([Entrada.A111];SEARCH(&quot;,&quot;;[Entrada.A111])+1;100))" office:value-type="float" office:value="24">
            <text:p>24</text:p>
          </table:table-cell>
          <table:table-cell table:formula="of:=[Entrada.B111]" office:value-type="float" office:value="13">
            <text:p>13</text:p>
          </table:table-cell>
          <table:table-cell table:number-columns-repeated="2"/>
          <table:table-cell table:formula="of:=VALUE(LEFT([Entrada.D111];SEARCH(&quot;,&quot;;[Entrada.D111])-1))" office:value-type="float" office:value="16">
            <text:p>16</text:p>
          </table:table-cell>
          <table:table-cell table:formula="of:=VALUE(MID([Entrada.D111];SEARCH(&quot;,&quot;;[Entrada.D111])+1;100))" office:value-type="float" office:value="30">
            <text:p>30</text:p>
          </table:table-cell>
          <table:table-cell table:number-columns-repeated="7"/>
          <table:table-cell table:formula="of:=SUMIF([.$A$2:.$A$1038];[.F107];[.$D$2:.$D$1038])+SUMIF([.$B$2:.$B$1038];[.F107];[.$D$2:.$D$1038])" office:value-type="float" office:value="0">
            <text:p>0</text:p>
          </table:table-cell>
          <table:table-cell table:formula="of:=SUMIF([.$A$2:.$A$1038];[.G107];[.$D$2:.$D$1038])+SUMIF([.$B$2:.$B$1038];[.G107];[.$D$2:.$D$1038])" office:value-type="float" office:value="0">
            <text:p>0</text:p>
          </table:table-cell>
          <table:table-cell table:style-name="ce7" table:formula="of:=[.P107]+[.O10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12];SEARCH(&quot;,&quot;;[Entrada.A112])-1))" office:value-type="float" office:value="6">
            <text:p>6</text:p>
          </table:table-cell>
          <table:table-cell table:formula="of:=VALUE(MID([Entrada.A112];SEARCH(&quot;,&quot;;[Entrada.A112])+1;100))" office:value-type="float" office:value="31">
            <text:p>31</text:p>
          </table:table-cell>
          <table:table-cell table:formula="of:=[Entrada.B112]" office:value-type="float" office:value="4">
            <text:p>4</text:p>
          </table:table-cell>
          <table:table-cell table:number-columns-repeated="2"/>
          <table:table-cell table:formula="of:=VALUE(LEFT([Entrada.D112];SEARCH(&quot;,&quot;;[Entrada.D112])-1))" office:value-type="float" office:value="3">
            <text:p>3</text:p>
          </table:table-cell>
          <table:table-cell table:formula="of:=VALUE(MID([Entrada.D112];SEARCH(&quot;,&quot;;[Entrada.D112])+1;100))" office:value-type="float" office:value="17">
            <text:p>17</text:p>
          </table:table-cell>
          <table:table-cell table:number-columns-repeated="7"/>
          <table:table-cell table:formula="of:=SUMIF([.$A$2:.$A$1038];[.F108];[.$D$2:.$D$1038])+SUMIF([.$B$2:.$B$1038];[.F108];[.$D$2:.$D$1038])" office:value-type="float" office:value="0">
            <text:p>0</text:p>
          </table:table-cell>
          <table:table-cell table:formula="of:=SUMIF([.$A$2:.$A$1038];[.G108];[.$D$2:.$D$1038])+SUMIF([.$B$2:.$B$1038];[.G108];[.$D$2:.$D$1038])" office:value-type="float" office:value="0">
            <text:p>0</text:p>
          </table:table-cell>
          <table:table-cell table:style-name="ce7" table:formula="of:=[.P108]+[.O10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13];SEARCH(&quot;,&quot;;[Entrada.A113])-1))" office:value-type="float" office:value="28">
            <text:p>28</text:p>
          </table:table-cell>
          <table:table-cell table:formula="of:=VALUE(MID([Entrada.A113];SEARCH(&quot;,&quot;;[Entrada.A113])+1;100))" office:value-type="float" office:value="40">
            <text:p>40</text:p>
          </table:table-cell>
          <table:table-cell table:formula="of:=[Entrada.B113]" office:value-type="float" office:value="28">
            <text:p>28</text:p>
          </table:table-cell>
          <table:table-cell table:number-columns-repeated="2"/>
          <table:table-cell table:formula="of:=VALUE(LEFT([Entrada.D113];SEARCH(&quot;,&quot;;[Entrada.D113])-1))" office:value-type="float" office:value="37">
            <text:p>37</text:p>
          </table:table-cell>
          <table:table-cell table:formula="of:=VALUE(MID([Entrada.D113];SEARCH(&quot;,&quot;;[Entrada.D113])+1;100))" office:value-type="float" office:value="3">
            <text:p>3</text:p>
          </table:table-cell>
          <table:table-cell table:number-columns-repeated="7"/>
          <table:table-cell table:formula="of:=SUMIF([.$A$2:.$A$1038];[.F109];[.$D$2:.$D$1038])+SUMIF([.$B$2:.$B$1038];[.F109];[.$D$2:.$D$1038])" office:value-type="float" office:value="0">
            <text:p>0</text:p>
          </table:table-cell>
          <table:table-cell table:formula="of:=SUMIF([.$A$2:.$A$1038];[.G109];[.$D$2:.$D$1038])+SUMIF([.$B$2:.$B$1038];[.G109];[.$D$2:.$D$1038])" office:value-type="float" office:value="0">
            <text:p>0</text:p>
          </table:table-cell>
          <table:table-cell table:style-name="ce7" table:formula="of:=[.P109]+[.O10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14];SEARCH(&quot;,&quot;;[Entrada.A114])-1))" office:value-type="float" office:value="35">
            <text:p>35</text:p>
          </table:table-cell>
          <table:table-cell table:formula="of:=VALUE(MID([Entrada.A114];SEARCH(&quot;,&quot;;[Entrada.A114])+1;100))" office:value-type="float" office:value="38">
            <text:p>38</text:p>
          </table:table-cell>
          <table:table-cell table:formula="of:=[Entrada.B114]" office:value-type="float" office:value="25">
            <text:p>25</text:p>
          </table:table-cell>
          <table:table-cell table:number-columns-repeated="2"/>
          <table:table-cell table:formula="of:=VALUE(LEFT([Entrada.D114];SEARCH(&quot;,&quot;;[Entrada.D114])-1))" office:value-type="float" office:value="33">
            <text:p>33</text:p>
          </table:table-cell>
          <table:table-cell table:formula="of:=VALUE(MID([Entrada.D114];SEARCH(&quot;,&quot;;[Entrada.D114])+1;100))" office:value-type="float" office:value="22">
            <text:p>22</text:p>
          </table:table-cell>
          <table:table-cell table:number-columns-repeated="7"/>
          <table:table-cell table:formula="of:=SUMIF([.$A$2:.$A$1038];[.F110];[.$D$2:.$D$1038])+SUMIF([.$B$2:.$B$1038];[.F110];[.$D$2:.$D$1038])" office:value-type="float" office:value="0">
            <text:p>0</text:p>
          </table:table-cell>
          <table:table-cell table:formula="of:=SUMIF([.$A$2:.$A$1038];[.G110];[.$D$2:.$D$1038])+SUMIF([.$B$2:.$B$1038];[.G110];[.$D$2:.$D$1038])" office:value-type="float" office:value="0">
            <text:p>0</text:p>
          </table:table-cell>
          <table:table-cell table:style-name="ce7" table:formula="of:=[.P110]+[.O11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15];SEARCH(&quot;,&quot;;[Entrada.A115])-1))" office:value-type="float" office:value="21">
            <text:p>21</text:p>
          </table:table-cell>
          <table:table-cell table:formula="of:=VALUE(MID([Entrada.A115];SEARCH(&quot;,&quot;;[Entrada.A115])+1;100))" office:value-type="float" office:value="7">
            <text:p>7</text:p>
          </table:table-cell>
          <table:table-cell table:formula="of:=[Entrada.B115]" office:value-type="float" office:value="12">
            <text:p>12</text:p>
          </table:table-cell>
          <table:table-cell table:number-columns-repeated="2"/>
          <table:table-cell table:formula="of:=VALUE(LEFT([Entrada.D115];SEARCH(&quot;,&quot;;[Entrada.D115])-1))" office:value-type="float" office:value="20">
            <text:p>20</text:p>
          </table:table-cell>
          <table:table-cell table:formula="of:=VALUE(MID([Entrada.D115];SEARCH(&quot;,&quot;;[Entrada.D115])+1;100))" office:value-type="float" office:value="14">
            <text:p>14</text:p>
          </table:table-cell>
          <table:table-cell table:number-columns-repeated="7"/>
          <table:table-cell table:formula="of:=SUMIF([.$A$2:.$A$1038];[.F111];[.$D$2:.$D$1038])+SUMIF([.$B$2:.$B$1038];[.F111];[.$D$2:.$D$1038])" office:value-type="float" office:value="0">
            <text:p>0</text:p>
          </table:table-cell>
          <table:table-cell table:formula="of:=SUMIF([.$A$2:.$A$1038];[.G111];[.$D$2:.$D$1038])+SUMIF([.$B$2:.$B$1038];[.G111];[.$D$2:.$D$1038])" office:value-type="float" office:value="0">
            <text:p>0</text:p>
          </table:table-cell>
          <table:table-cell table:style-name="ce7" table:formula="of:=[.P111]+[.O11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16];SEARCH(&quot;,&quot;;[Entrada.A116])-1))" office:value-type="float" office:value="8">
            <text:p>8</text:p>
          </table:table-cell>
          <table:table-cell table:formula="of:=VALUE(MID([Entrada.A116];SEARCH(&quot;,&quot;;[Entrada.A116])+1;100))" office:value-type="float" office:value="4">
            <text:p>4</text:p>
          </table:table-cell>
          <table:table-cell table:formula="of:=[Entrada.B116]" office:value-type="float" office:value="11">
            <text:p>11</text:p>
          </table:table-cell>
          <table:table-cell table:number-columns-repeated="2"/>
          <table:table-cell table:formula="of:=VALUE(LEFT([Entrada.D116];SEARCH(&quot;,&quot;;[Entrada.D116])-1))" office:value-type="float" office:value="14">
            <text:p>14</text:p>
          </table:table-cell>
          <table:table-cell table:formula="of:=VALUE(MID([Entrada.D116];SEARCH(&quot;,&quot;;[Entrada.D116])+1;100))" office:value-type="float" office:value="34">
            <text:p>34</text:p>
          </table:table-cell>
          <table:table-cell table:number-columns-repeated="7"/>
          <table:table-cell table:formula="of:=SUMIF([.$A$2:.$A$1038];[.F112];[.$D$2:.$D$1038])+SUMIF([.$B$2:.$B$1038];[.F112];[.$D$2:.$D$1038])" office:value-type="float" office:value="0">
            <text:p>0</text:p>
          </table:table-cell>
          <table:table-cell table:formula="of:=SUMIF([.$A$2:.$A$1038];[.G112];[.$D$2:.$D$1038])+SUMIF([.$B$2:.$B$1038];[.G112];[.$D$2:.$D$1038])" office:value-type="float" office:value="0">
            <text:p>0</text:p>
          </table:table-cell>
          <table:table-cell table:style-name="ce7" table:formula="of:=[.P112]+[.O11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17];SEARCH(&quot;,&quot;;[Entrada.A117])-1))" office:value-type="float" office:value="14">
            <text:p>14</text:p>
          </table:table-cell>
          <table:table-cell table:formula="of:=VALUE(MID([Entrada.A117];SEARCH(&quot;,&quot;;[Entrada.A117])+1;100))" office:value-type="float" office:value="30">
            <text:p>30</text:p>
          </table:table-cell>
          <table:table-cell table:formula="of:=[Entrada.B117]" office:value-type="float" office:value="33">
            <text:p>33</text:p>
          </table:table-cell>
          <table:table-cell table:number-columns-repeated="2"/>
          <table:table-cell table:formula="of:=VALUE(LEFT([Entrada.D117];SEARCH(&quot;,&quot;;[Entrada.D117])-1))" office:value-type="float" office:value="27">
            <text:p>27</text:p>
          </table:table-cell>
          <table:table-cell table:formula="of:=VALUE(MID([Entrada.D117];SEARCH(&quot;,&quot;;[Entrada.D117])+1;100))" office:value-type="float" office:value="19">
            <text:p>19</text:p>
          </table:table-cell>
          <table:table-cell table:number-columns-repeated="7"/>
          <table:table-cell table:formula="of:=SUMIF([.$A$2:.$A$1038];[.F113];[.$D$2:.$D$1038])+SUMIF([.$B$2:.$B$1038];[.F113];[.$D$2:.$D$1038])" office:value-type="float" office:value="0">
            <text:p>0</text:p>
          </table:table-cell>
          <table:table-cell table:formula="of:=SUMIF([.$A$2:.$A$1038];[.G113];[.$D$2:.$D$1038])+SUMIF([.$B$2:.$B$1038];[.G113];[.$D$2:.$D$1038])" office:value-type="float" office:value="0">
            <text:p>0</text:p>
          </table:table-cell>
          <table:table-cell table:style-name="ce7" table:formula="of:=[.P113]+[.O11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18];SEARCH(&quot;,&quot;;[Entrada.A118])-1))" office:value-type="float" office:value="36">
            <text:p>36</text:p>
          </table:table-cell>
          <table:table-cell table:formula="of:=VALUE(MID([Entrada.A118];SEARCH(&quot;,&quot;;[Entrada.A118])+1;100))" office:value-type="float" office:value="15">
            <text:p>15</text:p>
          </table:table-cell>
          <table:table-cell table:formula="of:=[Entrada.B118]" office:value-type="float" office:value="13">
            <text:p>13</text:p>
          </table:table-cell>
          <table:table-cell table:number-columns-repeated="2"/>
          <table:table-cell table:formula="of:=VALUE(LEFT([Entrada.D118];SEARCH(&quot;,&quot;;[Entrada.D118])-1))" office:value-type="float" office:value="23">
            <text:p>23</text:p>
          </table:table-cell>
          <table:table-cell table:formula="of:=VALUE(MID([Entrada.D118];SEARCH(&quot;,&quot;;[Entrada.D118])+1;100))" office:value-type="float" office:value="32">
            <text:p>32</text:p>
          </table:table-cell>
          <table:table-cell table:number-columns-repeated="7"/>
          <table:table-cell table:formula="of:=SUMIF([.$A$2:.$A$1038];[.F114];[.$D$2:.$D$1038])+SUMIF([.$B$2:.$B$1038];[.F114];[.$D$2:.$D$1038])" office:value-type="float" office:value="0">
            <text:p>0</text:p>
          </table:table-cell>
          <table:table-cell table:formula="of:=SUMIF([.$A$2:.$A$1038];[.G114];[.$D$2:.$D$1038])+SUMIF([.$B$2:.$B$1038];[.G114];[.$D$2:.$D$1038])" office:value-type="float" office:value="0">
            <text:p>0</text:p>
          </table:table-cell>
          <table:table-cell table:style-name="ce7" table:formula="of:=[.P114]+[.O11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19];SEARCH(&quot;,&quot;;[Entrada.A119])-1))" office:value-type="float" office:value="27">
            <text:p>27</text:p>
          </table:table-cell>
          <table:table-cell table:formula="of:=VALUE(MID([Entrada.A119];SEARCH(&quot;,&quot;;[Entrada.A119])+1;100))" office:value-type="float" office:value="14">
            <text:p>14</text:p>
          </table:table-cell>
          <table:table-cell table:formula="of:=[Entrada.B119]" office:value-type="float" office:value="40">
            <text:p>40</text:p>
          </table:table-cell>
          <table:table-cell table:number-columns-repeated="2"/>
          <table:table-cell table:formula="of:=VALUE(LEFT([Entrada.D119];SEARCH(&quot;,&quot;;[Entrada.D119])-1))" office:value-type="float" office:value="17">
            <text:p>17</text:p>
          </table:table-cell>
          <table:table-cell table:formula="of:=VALUE(MID([Entrada.D119];SEARCH(&quot;,&quot;;[Entrada.D119])+1;100))" office:value-type="float" office:value="32">
            <text:p>32</text:p>
          </table:table-cell>
          <table:table-cell table:number-columns-repeated="7"/>
          <table:table-cell table:formula="of:=SUMIF([.$A$2:.$A$1038];[.F115];[.$D$2:.$D$1038])+SUMIF([.$B$2:.$B$1038];[.F115];[.$D$2:.$D$1038])" office:value-type="float" office:value="0">
            <text:p>0</text:p>
          </table:table-cell>
          <table:table-cell table:formula="of:=SUMIF([.$A$2:.$A$1038];[.G115];[.$D$2:.$D$1038])+SUMIF([.$B$2:.$B$1038];[.G115];[.$D$2:.$D$1038])" office:value-type="float" office:value="0">
            <text:p>0</text:p>
          </table:table-cell>
          <table:table-cell table:style-name="ce7" table:formula="of:=[.P115]+[.O11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20];SEARCH(&quot;,&quot;;[Entrada.A120])-1))" office:value-type="float" office:value="30">
            <text:p>30</text:p>
          </table:table-cell>
          <table:table-cell table:formula="of:=VALUE(MID([Entrada.A120];SEARCH(&quot;,&quot;;[Entrada.A120])+1;100))" office:value-type="float" office:value="9">
            <text:p>9</text:p>
          </table:table-cell>
          <table:table-cell table:formula="of:=[Entrada.B120]" office:value-type="float" office:value="36">
            <text:p>36</text:p>
          </table:table-cell>
          <table:table-cell table:number-columns-repeated="2"/>
          <table:table-cell table:formula="of:=VALUE(LEFT([Entrada.D120];SEARCH(&quot;,&quot;;[Entrada.D120])-1))" office:value-type="float" office:value="30">
            <text:p>30</text:p>
          </table:table-cell>
          <table:table-cell table:formula="of:=VALUE(MID([Entrada.D120];SEARCH(&quot;,&quot;;[Entrada.D120])+1;100))" office:value-type="float" office:value="15">
            <text:p>15</text:p>
          </table:table-cell>
          <table:table-cell table:number-columns-repeated="7"/>
          <table:table-cell table:formula="of:=SUMIF([.$A$2:.$A$1038];[.F116];[.$D$2:.$D$1038])+SUMIF([.$B$2:.$B$1038];[.F116];[.$D$2:.$D$1038])" office:value-type="float" office:value="0">
            <text:p>0</text:p>
          </table:table-cell>
          <table:table-cell table:formula="of:=SUMIF([.$A$2:.$A$1038];[.G116];[.$D$2:.$D$1038])+SUMIF([.$B$2:.$B$1038];[.G116];[.$D$2:.$D$1038])" office:value-type="float" office:value="0">
            <text:p>0</text:p>
          </table:table-cell>
          <table:table-cell table:style-name="ce7" table:formula="of:=[.P116]+[.O11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21];SEARCH(&quot;,&quot;;[Entrada.A121])-1))" office:value-type="float" office:value="20">
            <text:p>20</text:p>
          </table:table-cell>
          <table:table-cell table:formula="of:=VALUE(MID([Entrada.A121];SEARCH(&quot;,&quot;;[Entrada.A121])+1;100))" office:value-type="float" office:value="39">
            <text:p>39</text:p>
          </table:table-cell>
          <table:table-cell table:formula="of:=[Entrada.B121]" office:value-type="float" office:value="4">
            <text:p>4</text:p>
          </table:table-cell>
          <table:table-cell table:number-columns-repeated="2"/>
          <table:table-cell table:formula="of:=VALUE(LEFT([Entrada.D121];SEARCH(&quot;,&quot;;[Entrada.D121])-1))" office:value-type="float" office:value="4">
            <text:p>4</text:p>
          </table:table-cell>
          <table:table-cell table:formula="of:=VALUE(MID([Entrada.D121];SEARCH(&quot;,&quot;;[Entrada.D121])+1;100))" office:value-type="float" office:value="39">
            <text:p>39</text:p>
          </table:table-cell>
          <table:table-cell table:number-columns-repeated="7"/>
          <table:table-cell table:formula="of:=SUMIF([.$A$2:.$A$1038];[.F117];[.$D$2:.$D$1038])+SUMIF([.$B$2:.$B$1038];[.F117];[.$D$2:.$D$1038])" office:value-type="float" office:value="0">
            <text:p>0</text:p>
          </table:table-cell>
          <table:table-cell table:formula="of:=SUMIF([.$A$2:.$A$1038];[.G117];[.$D$2:.$D$1038])+SUMIF([.$B$2:.$B$1038];[.G117];[.$D$2:.$D$1038])" office:value-type="float" office:value="0">
            <text:p>0</text:p>
          </table:table-cell>
          <table:table-cell table:style-name="ce7" table:formula="of:=[.P117]+[.O11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22];SEARCH(&quot;,&quot;;[Entrada.A122])-1))" office:value-type="float" office:value="28">
            <text:p>28</text:p>
          </table:table-cell>
          <table:table-cell table:formula="of:=VALUE(MID([Entrada.A122];SEARCH(&quot;,&quot;;[Entrada.A122])+1;100))" office:value-type="float" office:value="39">
            <text:p>39</text:p>
          </table:table-cell>
          <table:table-cell table:formula="of:=[Entrada.B122]" office:value-type="float" office:value="14">
            <text:p>14</text:p>
          </table:table-cell>
          <table:table-cell table:number-columns-repeated="2"/>
          <table:table-cell table:formula="of:=VALUE(LEFT([Entrada.D122];SEARCH(&quot;,&quot;;[Entrada.D122])-1))" office:value-type="float" office:value="31">
            <text:p>31</text:p>
          </table:table-cell>
          <table:table-cell table:formula="of:=VALUE(MID([Entrada.D122];SEARCH(&quot;,&quot;;[Entrada.D122])+1;100))" office:value-type="float" office:value="7">
            <text:p>7</text:p>
          </table:table-cell>
          <table:table-cell table:number-columns-repeated="7"/>
          <table:table-cell table:formula="of:=SUMIF([.$A$2:.$A$1038];[.F118];[.$D$2:.$D$1038])+SUMIF([.$B$2:.$B$1038];[.F118];[.$D$2:.$D$1038])" office:value-type="float" office:value="0">
            <text:p>0</text:p>
          </table:table-cell>
          <table:table-cell table:formula="of:=SUMIF([.$A$2:.$A$1038];[.G118];[.$D$2:.$D$1038])+SUMIF([.$B$2:.$B$1038];[.G118];[.$D$2:.$D$1038])" office:value-type="float" office:value="0">
            <text:p>0</text:p>
          </table:table-cell>
          <table:table-cell table:style-name="ce7" table:formula="of:=[.P118]+[.O11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23];SEARCH(&quot;,&quot;;[Entrada.A123])-1))" office:value-type="float" office:value="32">
            <text:p>32</text:p>
          </table:table-cell>
          <table:table-cell table:formula="of:=VALUE(MID([Entrada.A123];SEARCH(&quot;,&quot;;[Entrada.A123])+1;100))" office:value-type="float" office:value="34">
            <text:p>34</text:p>
          </table:table-cell>
          <table:table-cell table:formula="of:=[Entrada.B123]" office:value-type="float" office:value="14">
            <text:p>14</text:p>
          </table:table-cell>
          <table:table-cell table:number-columns-repeated="2"/>
          <table:table-cell table:formula="of:=VALUE(LEFT([Entrada.D123];SEARCH(&quot;,&quot;;[Entrada.D123])-1))" office:value-type="float" office:value="31">
            <text:p>31</text:p>
          </table:table-cell>
          <table:table-cell table:formula="of:=VALUE(MID([Entrada.D123];SEARCH(&quot;,&quot;;[Entrada.D123])+1;100))" office:value-type="float" office:value="8">
            <text:p>8</text:p>
          </table:table-cell>
          <table:table-cell table:number-columns-repeated="7"/>
          <table:table-cell table:formula="of:=SUMIF([.$A$2:.$A$1038];[.F119];[.$D$2:.$D$1038])+SUMIF([.$B$2:.$B$1038];[.F119];[.$D$2:.$D$1038])" office:value-type="float" office:value="0">
            <text:p>0</text:p>
          </table:table-cell>
          <table:table-cell table:formula="of:=SUMIF([.$A$2:.$A$1038];[.G119];[.$D$2:.$D$1038])+SUMIF([.$B$2:.$B$1038];[.G119];[.$D$2:.$D$1038])" office:value-type="float" office:value="0">
            <text:p>0</text:p>
          </table:table-cell>
          <table:table-cell table:style-name="ce7" table:formula="of:=[.P119]+[.O11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24];SEARCH(&quot;,&quot;;[Entrada.A124])-1))" office:value-type="float" office:value="40">
            <text:p>40</text:p>
          </table:table-cell>
          <table:table-cell table:formula="of:=VALUE(MID([Entrada.A124];SEARCH(&quot;,&quot;;[Entrada.A124])+1;100))" office:value-type="float" office:value="34">
            <text:p>34</text:p>
          </table:table-cell>
          <table:table-cell table:formula="of:=[Entrada.B124]" office:value-type="float" office:value="8">
            <text:p>8</text:p>
          </table:table-cell>
          <table:table-cell table:number-columns-repeated="2"/>
          <table:table-cell table:formula="of:=VALUE(LEFT([Entrada.D124];SEARCH(&quot;,&quot;;[Entrada.D124])-1))" office:value-type="float" office:value="25">
            <text:p>25</text:p>
          </table:table-cell>
          <table:table-cell table:formula="of:=VALUE(MID([Entrada.D124];SEARCH(&quot;,&quot;;[Entrada.D124])+1;100))" office:value-type="float" office:value="32">
            <text:p>32</text:p>
          </table:table-cell>
          <table:table-cell table:number-columns-repeated="7"/>
          <table:table-cell table:formula="of:=SUMIF([.$A$2:.$A$1038];[.F120];[.$D$2:.$D$1038])+SUMIF([.$B$2:.$B$1038];[.F120];[.$D$2:.$D$1038])" office:value-type="float" office:value="0">
            <text:p>0</text:p>
          </table:table-cell>
          <table:table-cell table:formula="of:=SUMIF([.$A$2:.$A$1038];[.G120];[.$D$2:.$D$1038])+SUMIF([.$B$2:.$B$1038];[.G120];[.$D$2:.$D$1038])" office:value-type="float" office:value="0">
            <text:p>0</text:p>
          </table:table-cell>
          <table:table-cell table:style-name="ce7" table:formula="of:=[.P120]+[.O12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25];SEARCH(&quot;,&quot;;[Entrada.A125])-1))" office:value-type="float" office:value="33">
            <text:p>33</text:p>
          </table:table-cell>
          <table:table-cell table:formula="of:=VALUE(MID([Entrada.A125];SEARCH(&quot;,&quot;;[Entrada.A125])+1;100))" office:value-type="float" office:value="5">
            <text:p>5</text:p>
          </table:table-cell>
          <table:table-cell table:formula="of:=[Entrada.B125]" office:value-type="float" office:value="37">
            <text:p>37</text:p>
          </table:table-cell>
          <table:table-cell table:number-columns-repeated="2"/>
          <table:table-cell table:formula="of:=VALUE(LEFT([Entrada.D125];SEARCH(&quot;,&quot;;[Entrada.D125])-1))" office:value-type="float" office:value="22">
            <text:p>22</text:p>
          </table:table-cell>
          <table:table-cell table:formula="of:=VALUE(MID([Entrada.D125];SEARCH(&quot;,&quot;;[Entrada.D125])+1;100))" office:value-type="float" office:value="1">
            <text:p>1</text:p>
          </table:table-cell>
          <table:table-cell table:number-columns-repeated="7"/>
          <table:table-cell table:formula="of:=SUMIF([.$A$2:.$A$1038];[.F121];[.$D$2:.$D$1038])+SUMIF([.$B$2:.$B$1038];[.F121];[.$D$2:.$D$1038])" office:value-type="float" office:value="0">
            <text:p>0</text:p>
          </table:table-cell>
          <table:table-cell table:formula="of:=SUMIF([.$A$2:.$A$1038];[.G121];[.$D$2:.$D$1038])+SUMIF([.$B$2:.$B$1038];[.G121];[.$D$2:.$D$1038])" office:value-type="float" office:value="0">
            <text:p>0</text:p>
          </table:table-cell>
          <table:table-cell table:style-name="ce7" table:formula="of:=[.P121]+[.O12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26];SEARCH(&quot;,&quot;;[Entrada.A126])-1))" office:value-type="float" office:value="12">
            <text:p>12</text:p>
          </table:table-cell>
          <table:table-cell table:formula="of:=VALUE(MID([Entrada.A126];SEARCH(&quot;,&quot;;[Entrada.A126])+1;100))" office:value-type="float" office:value="15">
            <text:p>15</text:p>
          </table:table-cell>
          <table:table-cell table:formula="of:=[Entrada.B126]" office:value-type="float" office:value="18">
            <text:p>18</text:p>
          </table:table-cell>
          <table:table-cell table:number-columns-repeated="2"/>
          <table:table-cell table:formula="of:=VALUE(LEFT([Entrada.D126];SEARCH(&quot;,&quot;;[Entrada.D126])-1))" office:value-type="float" office:value="10">
            <text:p>10</text:p>
          </table:table-cell>
          <table:table-cell table:formula="of:=VALUE(MID([Entrada.D126];SEARCH(&quot;,&quot;;[Entrada.D126])+1;100))" office:value-type="float" office:value="31">
            <text:p>31</text:p>
          </table:table-cell>
          <table:table-cell table:number-columns-repeated="7"/>
          <table:table-cell table:formula="of:=SUMIF([.$A$2:.$A$1038];[.F122];[.$D$2:.$D$1038])+SUMIF([.$B$2:.$B$1038];[.F122];[.$D$2:.$D$1038])" office:value-type="float" office:value="0">
            <text:p>0</text:p>
          </table:table-cell>
          <table:table-cell table:formula="of:=SUMIF([.$A$2:.$A$1038];[.G122];[.$D$2:.$D$1038])+SUMIF([.$B$2:.$B$1038];[.G122];[.$D$2:.$D$1038])" office:value-type="float" office:value="0">
            <text:p>0</text:p>
          </table:table-cell>
          <table:table-cell table:style-name="ce7" table:formula="of:=[.P122]+[.O12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27];SEARCH(&quot;,&quot;;[Entrada.A127])-1))" office:value-type="float" office:value="15">
            <text:p>15</text:p>
          </table:table-cell>
          <table:table-cell table:formula="of:=VALUE(MID([Entrada.A127];SEARCH(&quot;,&quot;;[Entrada.A127])+1;100))" office:value-type="float" office:value="2">
            <text:p>2</text:p>
          </table:table-cell>
          <table:table-cell table:formula="of:=[Entrada.B127]" office:value-type="float" office:value="13">
            <text:p>13</text:p>
          </table:table-cell>
          <table:table-cell table:number-columns-repeated="2"/>
          <table:table-cell table:formula="of:=VALUE(LEFT([Entrada.D127];SEARCH(&quot;,&quot;;[Entrada.D127])-1))" office:value-type="float" office:value="6">
            <text:p>6</text:p>
          </table:table-cell>
          <table:table-cell table:formula="of:=VALUE(MID([Entrada.D127];SEARCH(&quot;,&quot;;[Entrada.D127])+1;100))" office:value-type="float" office:value="33">
            <text:p>33</text:p>
          </table:table-cell>
          <table:table-cell table:number-columns-repeated="7"/>
          <table:table-cell table:formula="of:=SUMIF([.$A$2:.$A$1038];[.F123];[.$D$2:.$D$1038])+SUMIF([.$B$2:.$B$1038];[.F123];[.$D$2:.$D$1038])" office:value-type="float" office:value="0">
            <text:p>0</text:p>
          </table:table-cell>
          <table:table-cell table:formula="of:=SUMIF([.$A$2:.$A$1038];[.G123];[.$D$2:.$D$1038])+SUMIF([.$B$2:.$B$1038];[.G123];[.$D$2:.$D$1038])" office:value-type="float" office:value="0">
            <text:p>0</text:p>
          </table:table-cell>
          <table:table-cell table:style-name="ce7" table:formula="of:=[.P123]+[.O12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28];SEARCH(&quot;,&quot;;[Entrada.A128])-1))" office:value-type="float" office:value="2">
            <text:p>2</text:p>
          </table:table-cell>
          <table:table-cell table:formula="of:=VALUE(MID([Entrada.A128];SEARCH(&quot;,&quot;;[Entrada.A128])+1;100))" office:value-type="float" office:value="21">
            <text:p>21</text:p>
          </table:table-cell>
          <table:table-cell table:formula="of:=[Entrada.B128]" office:value-type="float" office:value="29">
            <text:p>29</text:p>
          </table:table-cell>
          <table:table-cell table:number-columns-repeated="2"/>
          <table:table-cell table:formula="of:=VALUE(LEFT([Entrada.D128];SEARCH(&quot;,&quot;;[Entrada.D128])-1))" office:value-type="float" office:value="27">
            <text:p>27</text:p>
          </table:table-cell>
          <table:table-cell table:formula="of:=VALUE(MID([Entrada.D128];SEARCH(&quot;,&quot;;[Entrada.D128])+1;100))" office:value-type="float" office:value="31">
            <text:p>31</text:p>
          </table:table-cell>
          <table:table-cell table:number-columns-repeated="7"/>
          <table:table-cell table:formula="of:=SUMIF([.$A$2:.$A$1038];[.F124];[.$D$2:.$D$1038])+SUMIF([.$B$2:.$B$1038];[.F124];[.$D$2:.$D$1038])" office:value-type="float" office:value="0">
            <text:p>0</text:p>
          </table:table-cell>
          <table:table-cell table:formula="of:=SUMIF([.$A$2:.$A$1038];[.G124];[.$D$2:.$D$1038])+SUMIF([.$B$2:.$B$1038];[.G124];[.$D$2:.$D$1038])" office:value-type="float" office:value="0">
            <text:p>0</text:p>
          </table:table-cell>
          <table:table-cell table:style-name="ce7" table:formula="of:=[.P124]+[.O12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29];SEARCH(&quot;,&quot;;[Entrada.A129])-1))" office:value-type="float" office:value="6">
            <text:p>6</text:p>
          </table:table-cell>
          <table:table-cell table:formula="of:=VALUE(MID([Entrada.A129];SEARCH(&quot;,&quot;;[Entrada.A129])+1;100))" office:value-type="float" office:value="9">
            <text:p>9</text:p>
          </table:table-cell>
          <table:table-cell table:formula="of:=[Entrada.B129]" office:value-type="float" office:value="18">
            <text:p>18</text:p>
          </table:table-cell>
          <table:table-cell table:number-columns-repeated="2"/>
          <table:table-cell table:formula="of:=VALUE(LEFT([Entrada.D129];SEARCH(&quot;,&quot;;[Entrada.D129])-1))" office:value-type="float" office:value="22">
            <text:p>22</text:p>
          </table:table-cell>
          <table:table-cell table:formula="of:=VALUE(MID([Entrada.D129];SEARCH(&quot;,&quot;;[Entrada.D129])+1;100))" office:value-type="float" office:value="6">
            <text:p>6</text:p>
          </table:table-cell>
          <table:table-cell table:number-columns-repeated="7"/>
          <table:table-cell table:formula="of:=SUMIF([.$A$2:.$A$1038];[.F125];[.$D$2:.$D$1038])+SUMIF([.$B$2:.$B$1038];[.F125];[.$D$2:.$D$1038])" office:value-type="float" office:value="0">
            <text:p>0</text:p>
          </table:table-cell>
          <table:table-cell table:formula="of:=SUMIF([.$A$2:.$A$1038];[.G125];[.$D$2:.$D$1038])+SUMIF([.$B$2:.$B$1038];[.G125];[.$D$2:.$D$1038])" office:value-type="float" office:value="0">
            <text:p>0</text:p>
          </table:table-cell>
          <table:table-cell table:style-name="ce7" table:formula="of:=[.P125]+[.O12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30];SEARCH(&quot;,&quot;;[Entrada.A130])-1))" office:value-type="float" office:value="31">
            <text:p>31</text:p>
          </table:table-cell>
          <table:table-cell table:formula="of:=VALUE(MID([Entrada.A130];SEARCH(&quot;,&quot;;[Entrada.A130])+1;100))" office:value-type="float" office:value="19">
            <text:p>19</text:p>
          </table:table-cell>
          <table:table-cell table:formula="of:=[Entrada.B130]" office:value-type="float" office:value="6">
            <text:p>6</text:p>
          </table:table-cell>
          <table:table-cell table:number-columns-repeated="2"/>
          <table:table-cell table:formula="of:=VALUE(LEFT([Entrada.D130];SEARCH(&quot;,&quot;;[Entrada.D130])-1))" office:value-type="float" office:value="27">
            <text:p>27</text:p>
          </table:table-cell>
          <table:table-cell table:formula="of:=VALUE(MID([Entrada.D130];SEARCH(&quot;,&quot;;[Entrada.D130])+1;100))" office:value-type="float" office:value="15">
            <text:p>15</text:p>
          </table:table-cell>
          <table:table-cell table:number-columns-repeated="7"/>
          <table:table-cell table:formula="of:=SUMIF([.$A$2:.$A$1038];[.F126];[.$D$2:.$D$1038])+SUMIF([.$B$2:.$B$1038];[.F126];[.$D$2:.$D$1038])" office:value-type="float" office:value="0">
            <text:p>0</text:p>
          </table:table-cell>
          <table:table-cell table:formula="of:=SUMIF([.$A$2:.$A$1038];[.G126];[.$D$2:.$D$1038])+SUMIF([.$B$2:.$B$1038];[.G126];[.$D$2:.$D$1038])" office:value-type="float" office:value="0">
            <text:p>0</text:p>
          </table:table-cell>
          <table:table-cell table:style-name="ce7" table:formula="of:=[.P126]+[.O12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31];SEARCH(&quot;,&quot;;[Entrada.A131])-1))" office:value-type="float" office:value="21">
            <text:p>21</text:p>
          </table:table-cell>
          <table:table-cell table:formula="of:=VALUE(MID([Entrada.A131];SEARCH(&quot;,&quot;;[Entrada.A131])+1;100))" office:value-type="float" office:value="9">
            <text:p>9</text:p>
          </table:table-cell>
          <table:table-cell table:formula="of:=[Entrada.B131]" office:value-type="float" office:value="16">
            <text:p>16</text:p>
          </table:table-cell>
          <table:table-cell table:number-columns-repeated="2"/>
          <table:table-cell table:formula="of:=VALUE(LEFT([Entrada.D131];SEARCH(&quot;,&quot;;[Entrada.D131])-1))" office:value-type="float" office:value="32">
            <text:p>32</text:p>
          </table:table-cell>
          <table:table-cell table:formula="of:=VALUE(MID([Entrada.D131];SEARCH(&quot;,&quot;;[Entrada.D131])+1;100))" office:value-type="float" office:value="40">
            <text:p>40</text:p>
          </table:table-cell>
          <table:table-cell table:number-columns-repeated="7"/>
          <table:table-cell table:formula="of:=SUMIF([.$A$2:.$A$1038];[.F127];[.$D$2:.$D$1038])+SUMIF([.$B$2:.$B$1038];[.F127];[.$D$2:.$D$1038])" office:value-type="float" office:value="0">
            <text:p>0</text:p>
          </table:table-cell>
          <table:table-cell table:formula="of:=SUMIF([.$A$2:.$A$1038];[.G127];[.$D$2:.$D$1038])+SUMIF([.$B$2:.$B$1038];[.G127];[.$D$2:.$D$1038])" office:value-type="float" office:value="0">
            <text:p>0</text:p>
          </table:table-cell>
          <table:table-cell table:style-name="ce7" table:formula="of:=[.P127]+[.O12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32];SEARCH(&quot;,&quot;;[Entrada.A132])-1))" office:value-type="float" office:value="39">
            <text:p>39</text:p>
          </table:table-cell>
          <table:table-cell table:formula="of:=VALUE(MID([Entrada.A132];SEARCH(&quot;,&quot;;[Entrada.A132])+1;100))" office:value-type="float" office:value="32">
            <text:p>32</text:p>
          </table:table-cell>
          <table:table-cell table:formula="of:=[Entrada.B132]" office:value-type="float" office:value="32">
            <text:p>32</text:p>
          </table:table-cell>
          <table:table-cell table:number-columns-repeated="2"/>
          <table:table-cell table:formula="of:=VALUE(LEFT([Entrada.D132];SEARCH(&quot;,&quot;;[Entrada.D132])-1))" office:value-type="float" office:value="39">
            <text:p>39</text:p>
          </table:table-cell>
          <table:table-cell table:formula="of:=VALUE(MID([Entrada.D132];SEARCH(&quot;,&quot;;[Entrada.D132])+1;100))" office:value-type="float" office:value="40">
            <text:p>40</text:p>
          </table:table-cell>
          <table:table-cell table:number-columns-repeated="7"/>
          <table:table-cell table:formula="of:=SUMIF([.$A$2:.$A$1038];[.F128];[.$D$2:.$D$1038])+SUMIF([.$B$2:.$B$1038];[.F128];[.$D$2:.$D$1038])" office:value-type="float" office:value="0">
            <text:p>0</text:p>
          </table:table-cell>
          <table:table-cell table:formula="of:=SUMIF([.$A$2:.$A$1038];[.G128];[.$D$2:.$D$1038])+SUMIF([.$B$2:.$B$1038];[.G128];[.$D$2:.$D$1038])" office:value-type="float" office:value="0">
            <text:p>0</text:p>
          </table:table-cell>
          <table:table-cell table:style-name="ce7" table:formula="of:=[.P128]+[.O12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VALUE(LEFT([Entrada.A133];SEARCH(&quot;,&quot;;[Entrada.A133])-1))" office:value-type="float" office:value="12">
            <text:p>12</text:p>
          </table:table-cell>
          <table:table-cell table:formula="of:=VALUE(MID([Entrada.A133];SEARCH(&quot;,&quot;;[Entrada.A133])+1;100))" office:value-type="float" office:value="6">
            <text:p>6</text:p>
          </table:table-cell>
          <table:table-cell table:formula="of:=[Entrada.B133]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formula="of:=VALUE(LEFT([Entrada.A134];SEARCH(&quot;,&quot;;[Entrada.A134])-1))" office:value-type="float" office:value="15">
            <text:p>15</text:p>
          </table:table-cell>
          <table:table-cell table:formula="of:=VALUE(MID([Entrada.A134];SEARCH(&quot;,&quot;;[Entrada.A134])+1;100))" office:value-type="float" office:value="11">
            <text:p>11</text:p>
          </table:table-cell>
          <table:table-cell table:formula="of:=[Entrada.B134]" office:value-type="float" office:value="16">
            <text:p>16</text:p>
          </table:table-cell>
          <table:table-cell table:number-columns-repeated="1021"/>
        </table:table-row>
        <table:table-row table:style-name="ro2">
          <table:table-cell table:formula="of:=VALUE(LEFT([Entrada.A135];SEARCH(&quot;,&quot;;[Entrada.A135])-1))" office:value-type="float" office:value="27">
            <text:p>27</text:p>
          </table:table-cell>
          <table:table-cell table:formula="of:=VALUE(MID([Entrada.A135];SEARCH(&quot;,&quot;;[Entrada.A135])+1;100))" office:value-type="float" office:value="28">
            <text:p>28</text:p>
          </table:table-cell>
          <table:table-cell table:formula="of:=[Entrada.B135]" office:value-type="float" office:value="13">
            <text:p>13</text:p>
          </table:table-cell>
          <table:table-cell table:number-columns-repeated="1021"/>
        </table:table-row>
        <table:table-row table:style-name="ro2">
          <table:table-cell table:formula="of:=VALUE(LEFT([Entrada.A136];SEARCH(&quot;,&quot;;[Entrada.A136])-1))" office:value-type="float" office:value="3">
            <text:p>3</text:p>
          </table:table-cell>
          <table:table-cell table:formula="of:=VALUE(MID([Entrada.A136];SEARCH(&quot;,&quot;;[Entrada.A136])+1;100))" office:value-type="float" office:value="23">
            <text:p>23</text:p>
          </table:table-cell>
          <table:table-cell table:formula="of:=[Entrada.B136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137];SEARCH(&quot;,&quot;;[Entrada.A137])-1))" office:value-type="float" office:value="31">
            <text:p>31</text:p>
          </table:table-cell>
          <table:table-cell table:formula="of:=VALUE(MID([Entrada.A137];SEARCH(&quot;,&quot;;[Entrada.A137])+1;100))" office:value-type="float" office:value="24">
            <text:p>24</text:p>
          </table:table-cell>
          <table:table-cell table:formula="of:=[Entrada.B137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138];SEARCH(&quot;,&quot;;[Entrada.A138])-1))" office:value-type="float" office:value="21">
            <text:p>21</text:p>
          </table:table-cell>
          <table:table-cell table:formula="of:=VALUE(MID([Entrada.A138];SEARCH(&quot;,&quot;;[Entrada.A138])+1;100))" office:value-type="float" office:value="18">
            <text:p>18</text:p>
          </table:table-cell>
          <table:table-cell table:formula="of:=[Entrada.B138]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formula="of:=VALUE(LEFT([Entrada.A139];SEARCH(&quot;,&quot;;[Entrada.A139])-1))" office:value-type="float" office:value="7">
            <text:p>7</text:p>
          </table:table-cell>
          <table:table-cell table:formula="of:=VALUE(MID([Entrada.A139];SEARCH(&quot;,&quot;;[Entrada.A139])+1;100))" office:value-type="float" office:value="35">
            <text:p>35</text:p>
          </table:table-cell>
          <table:table-cell table:formula="of:=[Entrada.B139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formula="of:=VALUE(LEFT([Entrada.A140];SEARCH(&quot;,&quot;;[Entrada.A140])-1))" office:value-type="float" office:value="11">
            <text:p>11</text:p>
          </table:table-cell>
          <table:table-cell table:formula="of:=VALUE(MID([Entrada.A140];SEARCH(&quot;,&quot;;[Entrada.A140])+1;100))" office:value-type="float" office:value="36">
            <text:p>36</text:p>
          </table:table-cell>
          <table:table-cell table:formula="of:=[Entrada.B140]" office:value-type="float" office:value="16">
            <text:p>16</text:p>
          </table:table-cell>
          <table:table-cell table:number-columns-repeated="1021"/>
        </table:table-row>
        <table:table-row table:style-name="ro2">
          <table:table-cell table:formula="of:=VALUE(LEFT([Entrada.A141];SEARCH(&quot;,&quot;;[Entrada.A141])-1))" office:value-type="float" office:value="33">
            <text:p>33</text:p>
          </table:table-cell>
          <table:table-cell table:formula="of:=VALUE(MID([Entrada.A141];SEARCH(&quot;,&quot;;[Entrada.A141])+1;100))" office:value-type="float" office:value="23">
            <text:p>23</text:p>
          </table:table-cell>
          <table:table-cell table:formula="of:=[Entrada.B141]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formula="of:=VALUE(LEFT([Entrada.A142];SEARCH(&quot;,&quot;;[Entrada.A142])-1))" office:value-type="float" office:value="9">
            <text:p>9</text:p>
          </table:table-cell>
          <table:table-cell table:formula="of:=VALUE(MID([Entrada.A142];SEARCH(&quot;,&quot;;[Entrada.A142])+1;100))" office:value-type="float" office:value="30">
            <text:p>30</text:p>
          </table:table-cell>
          <table:table-cell table:formula="of:=[Entrada.B142]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formula="of:=VALUE(LEFT([Entrada.A143];SEARCH(&quot;,&quot;;[Entrada.A143])-1))" office:value-type="float" office:value="34">
            <text:p>34</text:p>
          </table:table-cell>
          <table:table-cell table:formula="of:=VALUE(MID([Entrada.A143];SEARCH(&quot;,&quot;;[Entrada.A143])+1;100))" office:value-type="float" office:value="14">
            <text:p>14</text:p>
          </table:table-cell>
          <table:table-cell table:formula="of:=[Entrada.B143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144];SEARCH(&quot;,&quot;;[Entrada.A144])-1))" office:value-type="float" office:value="15">
            <text:p>15</text:p>
          </table:table-cell>
          <table:table-cell table:formula="of:=VALUE(MID([Entrada.A144];SEARCH(&quot;,&quot;;[Entrada.A144])+1;100))" office:value-type="float" office:value="16">
            <text:p>16</text:p>
          </table:table-cell>
          <table:table-cell table:formula="of:=[Entrada.B144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formula="of:=VALUE(LEFT([Entrada.A145];SEARCH(&quot;,&quot;;[Entrada.A145])-1))" office:value-type="float" office:value="13">
            <text:p>13</text:p>
          </table:table-cell>
          <table:table-cell table:formula="of:=VALUE(MID([Entrada.A145];SEARCH(&quot;,&quot;;[Entrada.A145])+1;100))" office:value-type="float" office:value="26">
            <text:p>26</text:p>
          </table:table-cell>
          <table:table-cell table:formula="of:=[Entrada.B145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146];SEARCH(&quot;,&quot;;[Entrada.A146])-1))" office:value-type="float" office:value="3">
            <text:p>3</text:p>
          </table:table-cell>
          <table:table-cell table:formula="of:=VALUE(MID([Entrada.A146];SEARCH(&quot;,&quot;;[Entrada.A146])+1;100))" office:value-type="float" office:value="28">
            <text:p>28</text:p>
          </table:table-cell>
          <table:table-cell table:formula="of:=[Entrada.B146]"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formula="of:=VALUE(LEFT([Entrada.A147];SEARCH(&quot;,&quot;;[Entrada.A147])-1))" office:value-type="float" office:value="28">
            <text:p>28</text:p>
          </table:table-cell>
          <table:table-cell table:formula="of:=VALUE(MID([Entrada.A147];SEARCH(&quot;,&quot;;[Entrada.A147])+1;100))" office:value-type="float" office:value="12">
            <text:p>12</text:p>
          </table:table-cell>
          <table:table-cell table:formula="of:=[Entrada.B147]" office:value-type="float" office:value="13">
            <text:p>13</text:p>
          </table:table-cell>
          <table:table-cell table:number-columns-repeated="1021"/>
        </table:table-row>
        <table:table-row table:style-name="ro2">
          <table:table-cell table:formula="of:=VALUE(LEFT([Entrada.A148];SEARCH(&quot;,&quot;;[Entrada.A148])-1))" office:value-type="float" office:value="40">
            <text:p>40</text:p>
          </table:table-cell>
          <table:table-cell table:formula="of:=VALUE(MID([Entrada.A148];SEARCH(&quot;,&quot;;[Entrada.A148])+1;100))" office:value-type="float" office:value="23">
            <text:p>23</text:p>
          </table:table-cell>
          <table:table-cell table:formula="of:=[Entrada.B148]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formula="of:=VALUE(LEFT([Entrada.A149];SEARCH(&quot;,&quot;;[Entrada.A149])-1))" office:value-type="float" office:value="21">
            <text:p>21</text:p>
          </table:table-cell>
          <table:table-cell table:formula="of:=VALUE(MID([Entrada.A149];SEARCH(&quot;,&quot;;[Entrada.A149])+1;100))" office:value-type="float" office:value="27">
            <text:p>27</text:p>
          </table:table-cell>
          <table:table-cell table:formula="of:=[Entrada.B149]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formula="of:=VALUE(LEFT([Entrada.A150];SEARCH(&quot;,&quot;;[Entrada.A150])-1))" office:value-type="float" office:value="4">
            <text:p>4</text:p>
          </table:table-cell>
          <table:table-cell table:formula="of:=VALUE(MID([Entrada.A150];SEARCH(&quot;,&quot;;[Entrada.A150])+1;100))" office:value-type="float" office:value="37">
            <text:p>37</text:p>
          </table:table-cell>
          <table:table-cell table:formula="of:=[Entrada.B150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formula="of:=VALUE(LEFT([Entrada.A151];SEARCH(&quot;,&quot;;[Entrada.A151])-1))" office:value-type="float" office:value="36">
            <text:p>36</text:p>
          </table:table-cell>
          <table:table-cell table:formula="of:=VALUE(MID([Entrada.A151];SEARCH(&quot;,&quot;;[Entrada.A151])+1;100))" office:value-type="float" office:value="35">
            <text:p>35</text:p>
          </table:table-cell>
          <table:table-cell table:formula="of:=[Entrada.B151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152];SEARCH(&quot;,&quot;;[Entrada.A152])-1))" office:value-type="float" office:value="22">
            <text:p>22</text:p>
          </table:table-cell>
          <table:table-cell table:formula="of:=VALUE(MID([Entrada.A152];SEARCH(&quot;,&quot;;[Entrada.A152])+1;100))" office:value-type="float" office:value="10">
            <text:p>10</text:p>
          </table:table-cell>
          <table:table-cell table:formula="of:=[Entrada.B152]"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formula="of:=VALUE(LEFT([Entrada.A153];SEARCH(&quot;,&quot;;[Entrada.A153])-1))" office:value-type="float" office:value="9">
            <text:p>9</text:p>
          </table:table-cell>
          <table:table-cell table:formula="of:=VALUE(MID([Entrada.A153];SEARCH(&quot;,&quot;;[Entrada.A153])+1;100))" office:value-type="float" office:value="7">
            <text:p>7</text:p>
          </table:table-cell>
          <table:table-cell table:formula="of:=[Entrada.B153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154];SEARCH(&quot;,&quot;;[Entrada.A154])-1))" office:value-type="float" office:value="37">
            <text:p>37</text:p>
          </table:table-cell>
          <table:table-cell table:formula="of:=VALUE(MID([Entrada.A154];SEARCH(&quot;,&quot;;[Entrada.A154])+1;100))" office:value-type="float" office:value="12">
            <text:p>12</text:p>
          </table:table-cell>
          <table:table-cell table:formula="of:=[Entrada.B154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formula="of:=VALUE(LEFT([Entrada.A155];SEARCH(&quot;,&quot;;[Entrada.A155])-1))" office:value-type="float" office:value="24">
            <text:p>24</text:p>
          </table:table-cell>
          <table:table-cell table:formula="of:=VALUE(MID([Entrada.A155];SEARCH(&quot;,&quot;;[Entrada.A155])+1;100))" office:value-type="float" office:value="15">
            <text:p>15</text:p>
          </table:table-cell>
          <table:table-cell table:formula="of:=[Entrada.B155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156];SEARCH(&quot;,&quot;;[Entrada.A156])-1))" office:value-type="float" office:value="13">
            <text:p>13</text:p>
          </table:table-cell>
          <table:table-cell table:formula="of:=VALUE(MID([Entrada.A156];SEARCH(&quot;,&quot;;[Entrada.A156])+1;100))" office:value-type="float" office:value="19">
            <text:p>19</text:p>
          </table:table-cell>
          <table:table-cell table:formula="of:=[Entrada.B156]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formula="of:=VALUE(LEFT([Entrada.A157];SEARCH(&quot;,&quot;;[Entrada.A157])-1))" office:value-type="float" office:value="3">
            <text:p>3</text:p>
          </table:table-cell>
          <table:table-cell table:formula="of:=VALUE(MID([Entrada.A157];SEARCH(&quot;,&quot;;[Entrada.A157])+1;100))" office:value-type="float" office:value="5">
            <text:p>5</text:p>
          </table:table-cell>
          <table:table-cell table:formula="of:=[Entrada.B157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158];SEARCH(&quot;,&quot;;[Entrada.A158])-1))" office:value-type="float" office:value="21">
            <text:p>21</text:p>
          </table:table-cell>
          <table:table-cell table:formula="of:=VALUE(MID([Entrada.A158];SEARCH(&quot;,&quot;;[Entrada.A158])+1;100))" office:value-type="float" office:value="36">
            <text:p>36</text:p>
          </table:table-cell>
          <table:table-cell table:formula="of:=[Entrada.B158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159];SEARCH(&quot;,&quot;;[Entrada.A159])-1))" office:value-type="float" office:value="8">
            <text:p>8</text:p>
          </table:table-cell>
          <table:table-cell table:formula="of:=VALUE(MID([Entrada.A159];SEARCH(&quot;,&quot;;[Entrada.A159])+1;100))" office:value-type="float" office:value="39">
            <text:p>39</text:p>
          </table:table-cell>
          <table:table-cell table:formula="of:=[Entrada.B159]"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formula="of:=VALUE(LEFT([Entrada.A160];SEARCH(&quot;,&quot;;[Entrada.A160])-1))" office:value-type="float" office:value="7">
            <text:p>7</text:p>
          </table:table-cell>
          <table:table-cell table:formula="of:=VALUE(MID([Entrada.A160];SEARCH(&quot;,&quot;;[Entrada.A160])+1;100))" office:value-type="float" office:value="17">
            <text:p>17</text:p>
          </table:table-cell>
          <table:table-cell table:formula="of:=[Entrada.B160]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formula="of:=VALUE(LEFT([Entrada.A161];SEARCH(&quot;,&quot;;[Entrada.A161])-1))" office:value-type="float" office:value="16">
            <text:p>16</text:p>
          </table:table-cell>
          <table:table-cell table:formula="of:=VALUE(MID([Entrada.A161];SEARCH(&quot;,&quot;;[Entrada.A161])+1;100))" office:value-type="float" office:value="39">
            <text:p>39</text:p>
          </table:table-cell>
          <table:table-cell table:formula="of:=[Entrada.B161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162];SEARCH(&quot;,&quot;;[Entrada.A162])-1))" office:value-type="float" office:value="22">
            <text:p>22</text:p>
          </table:table-cell>
          <table:table-cell table:formula="of:=VALUE(MID([Entrada.A162];SEARCH(&quot;,&quot;;[Entrada.A162])+1;100))" office:value-type="float" office:value="13">
            <text:p>13</text:p>
          </table:table-cell>
          <table:table-cell table:formula="of:=[Entrada.B162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163];SEARCH(&quot;,&quot;;[Entrada.A163])-1))" office:value-type="float" office:value="24">
            <text:p>24</text:p>
          </table:table-cell>
          <table:table-cell table:formula="of:=VALUE(MID([Entrada.A163];SEARCH(&quot;,&quot;;[Entrada.A163])+1;100))" office:value-type="float" office:value="22">
            <text:p>22</text:p>
          </table:table-cell>
          <table:table-cell table:formula="of:=[Entrada.B163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formula="of:=VALUE(LEFT([Entrada.A164];SEARCH(&quot;,&quot;;[Entrada.A164])-1))" office:value-type="float" office:value="38">
            <text:p>38</text:p>
          </table:table-cell>
          <table:table-cell table:formula="of:=VALUE(MID([Entrada.A164];SEARCH(&quot;,&quot;;[Entrada.A164])+1;100))" office:value-type="float" office:value="28">
            <text:p>28</text:p>
          </table:table-cell>
          <table:table-cell table:formula="of:=[Entrada.B164]" office:value-type="float" office:value="17">
            <text:p>17</text:p>
          </table:table-cell>
          <table:table-cell table:number-columns-repeated="1021"/>
        </table:table-row>
        <table:table-row table:style-name="ro2">
          <table:table-cell table:formula="of:=VALUE(LEFT([Entrada.A165];SEARCH(&quot;,&quot;;[Entrada.A165])-1))" office:value-type="float" office:value="3">
            <text:p>3</text:p>
          </table:table-cell>
          <table:table-cell table:formula="of:=VALUE(MID([Entrada.A165];SEARCH(&quot;,&quot;;[Entrada.A165])+1;100))" office:value-type="float" office:value="10">
            <text:p>10</text:p>
          </table:table-cell>
          <table:table-cell table:formula="of:=[Entrada.B165]"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formula="of:=VALUE(LEFT([Entrada.A166];SEARCH(&quot;,&quot;;[Entrada.A166])-1))" office:value-type="float" office:value="7">
            <text:p>7</text:p>
          </table:table-cell>
          <table:table-cell table:formula="of:=VALUE(MID([Entrada.A166];SEARCH(&quot;,&quot;;[Entrada.A166])+1;100))" office:value-type="float" office:value="14">
            <text:p>14</text:p>
          </table:table-cell>
          <table:table-cell table:formula="of:=[Entrada.B166]"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formula="of:=VALUE(LEFT([Entrada.A167];SEARCH(&quot;,&quot;;[Entrada.A167])-1))" office:value-type="float" office:value="22">
            <text:p>22</text:p>
          </table:table-cell>
          <table:table-cell table:formula="of:=VALUE(MID([Entrada.A167];SEARCH(&quot;,&quot;;[Entrada.A167])+1;100))" office:value-type="float" office:value="4">
            <text:p>4</text:p>
          </table:table-cell>
          <table:table-cell table:formula="of:=[Entrada.B167]"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formula="of:=VALUE(LEFT([Entrada.A168];SEARCH(&quot;,&quot;;[Entrada.A168])-1))" office:value-type="float" office:value="34">
            <text:p>34</text:p>
          </table:table-cell>
          <table:table-cell table:formula="of:=VALUE(MID([Entrada.A168];SEARCH(&quot;,&quot;;[Entrada.A168])+1;100))" office:value-type="float" office:value="27">
            <text:p>27</text:p>
          </table:table-cell>
          <table:table-cell table:formula="of:=[Entrada.B168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formula="of:=VALUE(LEFT([Entrada.A169];SEARCH(&quot;,&quot;;[Entrada.A169])-1))" office:value-type="float" office:value="24">
            <text:p>24</text:p>
          </table:table-cell>
          <table:table-cell table:formula="of:=VALUE(MID([Entrada.A169];SEARCH(&quot;,&quot;;[Entrada.A169])+1;100))" office:value-type="float" office:value="29">
            <text:p>29</text:p>
          </table:table-cell>
          <table:table-cell table:formula="of:=[Entrada.B169]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formula="of:=VALUE(LEFT([Entrada.A170];SEARCH(&quot;,&quot;;[Entrada.A170])-1))" office:value-type="float" office:value="13">
            <text:p>13</text:p>
          </table:table-cell>
          <table:table-cell table:formula="of:=VALUE(MID([Entrada.A170];SEARCH(&quot;,&quot;;[Entrada.A170])+1;100))" office:value-type="float" office:value="5">
            <text:p>5</text:p>
          </table:table-cell>
          <table:table-cell table:formula="of:=[Entrada.B170]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formula="of:=VALUE(LEFT([Entrada.A171];SEARCH(&quot;,&quot;;[Entrada.A171])-1))" office:value-type="float" office:value="38">
            <text:p>38</text:p>
          </table:table-cell>
          <table:table-cell table:formula="of:=VALUE(MID([Entrada.A171];SEARCH(&quot;,&quot;;[Entrada.A171])+1;100))" office:value-type="float" office:value="23">
            <text:p>23</text:p>
          </table:table-cell>
          <table:table-cell table:formula="of:=[Entrada.B171]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formula="of:=VALUE(LEFT([Entrada.A172];SEARCH(&quot;,&quot;;[Entrada.A172])-1))" office:value-type="float" office:value="25">
            <text:p>25</text:p>
          </table:table-cell>
          <table:table-cell table:formula="of:=VALUE(MID([Entrada.A172];SEARCH(&quot;,&quot;;[Entrada.A172])+1;100))" office:value-type="float" office:value="2">
            <text:p>2</text:p>
          </table:table-cell>
          <table:table-cell table:formula="of:=[Entrada.B172]"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formula="of:=VALUE(LEFT([Entrada.A173];SEARCH(&quot;,&quot;;[Entrada.A173])-1))" office:value-type="float" office:value="28">
            <text:p>28</text:p>
          </table:table-cell>
          <table:table-cell table:formula="of:=VALUE(MID([Entrada.A173];SEARCH(&quot;,&quot;;[Entrada.A173])+1;100))" office:value-type="float" office:value="25">
            <text:p>25</text:p>
          </table:table-cell>
          <table:table-cell table:formula="of:=[Entrada.B173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174];SEARCH(&quot;,&quot;;[Entrada.A174])-1))" office:value-type="float" office:value="40">
            <text:p>40</text:p>
          </table:table-cell>
          <table:table-cell table:formula="of:=VALUE(MID([Entrada.A174];SEARCH(&quot;,&quot;;[Entrada.A174])+1;100))" office:value-type="float" office:value="12">
            <text:p>12</text:p>
          </table:table-cell>
          <table:table-cell table:formula="of:=[Entrada.B174]" office:value-type="float" office:value="23">
            <text:p>23</text:p>
          </table:table-cell>
          <table:table-cell table:number-columns-repeated="1021"/>
        </table:table-row>
        <table:table-row table:style-name="ro2">
          <table:table-cell table:formula="of:=VALUE(LEFT([Entrada.A175];SEARCH(&quot;,&quot;;[Entrada.A175])-1))" office:value-type="float" office:value="16">
            <text:p>16</text:p>
          </table:table-cell>
          <table:table-cell table:formula="of:=VALUE(MID([Entrada.A175];SEARCH(&quot;,&quot;;[Entrada.A175])+1;100))" office:value-type="float" office:value="21">
            <text:p>21</text:p>
          </table:table-cell>
          <table:table-cell table:formula="of:=[Entrada.B175]"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formula="of:=VALUE(LEFT([Entrada.A176];SEARCH(&quot;,&quot;;[Entrada.A176])-1))" office:value-type="float" office:value="22">
            <text:p>22</text:p>
          </table:table-cell>
          <table:table-cell table:formula="of:=VALUE(MID([Entrada.A176];SEARCH(&quot;,&quot;;[Entrada.A176])+1;100))" office:value-type="float" office:value="31">
            <text:p>31</text:p>
          </table:table-cell>
          <table:table-cell table:formula="of:=[Entrada.B176]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formula="of:=VALUE(LEFT([Entrada.A177];SEARCH(&quot;,&quot;;[Entrada.A177])-1))" office:value-type="float" office:value="35">
            <text:p>35</text:p>
          </table:table-cell>
          <table:table-cell table:formula="of:=VALUE(MID([Entrada.A177];SEARCH(&quot;,&quot;;[Entrada.A177])+1;100))" office:value-type="float" office:value="17">
            <text:p>17</text:p>
          </table:table-cell>
          <table:table-cell table:formula="of:=[Entrada.B177]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formula="of:=VALUE(LEFT([Entrada.A178];SEARCH(&quot;,&quot;;[Entrada.A178])-1))" office:value-type="float" office:value="28">
            <text:p>28</text:p>
          </table:table-cell>
          <table:table-cell table:formula="of:=VALUE(MID([Entrada.A178];SEARCH(&quot;,&quot;;[Entrada.A178])+1;100))" office:value-type="float" office:value="16">
            <text:p>16</text:p>
          </table:table-cell>
          <table:table-cell table:formula="of:=[Entrada.B178]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formula="of:=VALUE(LEFT([Entrada.A179];SEARCH(&quot;,&quot;;[Entrada.A179])-1))" office:value-type="float" office:value="14">
            <text:p>14</text:p>
          </table:table-cell>
          <table:table-cell table:formula="of:=VALUE(MID([Entrada.A179];SEARCH(&quot;,&quot;;[Entrada.A179])+1;100))" office:value-type="float" office:value="39">
            <text:p>39</text:p>
          </table:table-cell>
          <table:table-cell table:formula="of:=[Entrada.B179]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formula="of:=VALUE(LEFT([Entrada.A180];SEARCH(&quot;,&quot;;[Entrada.A180])-1))" office:value-type="float" office:value="4">
            <text:p>4</text:p>
          </table:table-cell>
          <table:table-cell table:formula="of:=VALUE(MID([Entrada.A180];SEARCH(&quot;,&quot;;[Entrada.A180])+1;100))" office:value-type="float" office:value="25">
            <text:p>25</text:p>
          </table:table-cell>
          <table:table-cell table:formula="of:=[Entrada.B180]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formula="of:=VALUE(LEFT([Entrada.A181];SEARCH(&quot;,&quot;;[Entrada.A181])-1))" office:value-type="float" office:value="29">
            <text:p>29</text:p>
          </table:table-cell>
          <table:table-cell table:formula="of:=VALUE(MID([Entrada.A181];SEARCH(&quot;,&quot;;[Entrada.A181])+1;100))" office:value-type="float" office:value="15">
            <text:p>15</text:p>
          </table:table-cell>
          <table:table-cell table:formula="of:=[Entrada.B181]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formula="of:=VALUE(LEFT([Entrada.A182];SEARCH(&quot;,&quot;;[Entrada.A182])-1))" office:value-type="float" office:value="16">
            <text:p>16</text:p>
          </table:table-cell>
          <table:table-cell table:formula="of:=VALUE(MID([Entrada.A182];SEARCH(&quot;,&quot;;[Entrada.A182])+1;100))" office:value-type="float" office:value="12">
            <text:p>12</text:p>
          </table:table-cell>
          <table:table-cell table:formula="of:=[Entrada.B182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183];SEARCH(&quot;,&quot;;[Entrada.A183])-1))" office:value-type="float" office:value="37">
            <text:p>37</text:p>
          </table:table-cell>
          <table:table-cell table:formula="of:=VALUE(MID([Entrada.A183];SEARCH(&quot;,&quot;;[Entrada.A183])+1;100))" office:value-type="float" office:value="32">
            <text:p>32</text:p>
          </table:table-cell>
          <table:table-cell table:formula="of:=[Entrada.B183]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formula="of:=VALUE(LEFT([Entrada.A184];SEARCH(&quot;,&quot;;[Entrada.A184])-1))" office:value-type="float" office:value="10">
            <text:p>10</text:p>
          </table:table-cell>
          <table:table-cell table:formula="of:=VALUE(MID([Entrada.A184];SEARCH(&quot;,&quot;;[Entrada.A184])+1;100))" office:value-type="float" office:value="2">
            <text:p>2</text:p>
          </table:table-cell>
          <table:table-cell table:formula="of:=[Entrada.B184]"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formula="of:=VALUE(LEFT([Entrada.A185];SEARCH(&quot;,&quot;;[Entrada.A185])-1))" office:value-type="float" office:value="25">
            <text:p>25</text:p>
          </table:table-cell>
          <table:table-cell table:formula="of:=VALUE(MID([Entrada.A185];SEARCH(&quot;,&quot;;[Entrada.A185])+1;100))" office:value-type="float" office:value="12">
            <text:p>12</text:p>
          </table:table-cell>
          <table:table-cell table:formula="of:=[Entrada.B185]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formula="of:=VALUE(LEFT([Entrada.A186];SEARCH(&quot;,&quot;;[Entrada.A186])-1))" office:value-type="float" office:value="29">
            <text:p>29</text:p>
          </table:table-cell>
          <table:table-cell table:formula="of:=VALUE(MID([Entrada.A186];SEARCH(&quot;,&quot;;[Entrada.A186])+1;100))" office:value-type="float" office:value="8">
            <text:p>8</text:p>
          </table:table-cell>
          <table:table-cell table:formula="of:=[Entrada.B186]" office:value-type="float" office:value="24">
            <text:p>24</text:p>
          </table:table-cell>
          <table:table-cell table:number-columns-repeated="1021"/>
        </table:table-row>
        <table:table-row table:style-name="ro2">
          <table:table-cell table:formula="of:=VALUE(LEFT([Entrada.A187];SEARCH(&quot;,&quot;;[Entrada.A187])-1))" office:value-type="float" office:value="16">
            <text:p>16</text:p>
          </table:table-cell>
          <table:table-cell table:formula="of:=VALUE(MID([Entrada.A187];SEARCH(&quot;,&quot;;[Entrada.A187])+1;100))" office:value-type="float" office:value="3">
            <text:p>3</text:p>
          </table:table-cell>
          <table:table-cell table:formula="of:=[Entrada.B187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188];SEARCH(&quot;,&quot;;[Entrada.A188])-1))" office:value-type="float" office:value="9">
            <text:p>9</text:p>
          </table:table-cell>
          <table:table-cell table:formula="of:=VALUE(MID([Entrada.A188];SEARCH(&quot;,&quot;;[Entrada.A188])+1;100))" office:value-type="float" office:value="36">
            <text:p>36</text:p>
          </table:table-cell>
          <table:table-cell table:formula="of:=[Entrada.B188]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formula="of:=VALUE(LEFT([Entrada.A189];SEARCH(&quot;,&quot;;[Entrada.A189])-1))" office:value-type="float" office:value="34">
            <text:p>34</text:p>
          </table:table-cell>
          <table:table-cell table:formula="of:=VALUE(MID([Entrada.A189];SEARCH(&quot;,&quot;;[Entrada.A189])+1;100))" office:value-type="float" office:value="36">
            <text:p>36</text:p>
          </table:table-cell>
          <table:table-cell table:formula="of:=[Entrada.B189]"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formula="of:=VALUE(LEFT([Entrada.A190];SEARCH(&quot;,&quot;;[Entrada.A190])-1))" office:value-type="float" office:value="17">
            <text:p>17</text:p>
          </table:table-cell>
          <table:table-cell table:formula="of:=VALUE(MID([Entrada.A190];SEARCH(&quot;,&quot;;[Entrada.A190])+1;100))" office:value-type="float" office:value="36">
            <text:p>36</text:p>
          </table:table-cell>
          <table:table-cell table:formula="of:=[Entrada.B190]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formula="of:=VALUE(LEFT([Entrada.A191];SEARCH(&quot;,&quot;;[Entrada.A191])-1))" office:value-type="float" office:value="23">
            <text:p>23</text:p>
          </table:table-cell>
          <table:table-cell table:formula="of:=VALUE(MID([Entrada.A191];SEARCH(&quot;,&quot;;[Entrada.A191])+1;100))" office:value-type="float" office:value="10">
            <text:p>10</text:p>
          </table:table-cell>
          <table:table-cell table:formula="of:=[Entrada.B191]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formula="of:=VALUE(LEFT([Entrada.A192];SEARCH(&quot;,&quot;;[Entrada.A192])-1))" office:value-type="float" office:value="35">
            <text:p>35</text:p>
          </table:table-cell>
          <table:table-cell table:formula="of:=VALUE(MID([Entrada.A192];SEARCH(&quot;,&quot;;[Entrada.A192])+1;100))" office:value-type="float" office:value="31">
            <text:p>31</text:p>
          </table:table-cell>
          <table:table-cell table:formula="of:=[Entrada.B192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formula="of:=VALUE(LEFT([Entrada.A193];SEARCH(&quot;,&quot;;[Entrada.A193])-1))" office:value-type="float" office:value="25">
            <text:p>25</text:p>
          </table:table-cell>
          <table:table-cell table:formula="of:=VALUE(MID([Entrada.A193];SEARCH(&quot;,&quot;;[Entrada.A193])+1;100))" office:value-type="float" office:value="21">
            <text:p>21</text:p>
          </table:table-cell>
          <table:table-cell table:formula="of:=[Entrada.B193]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formula="of:=VALUE(LEFT([Entrada.A194];SEARCH(&quot;,&quot;;[Entrada.A194])-1))" office:value-type="float" office:value="1">
            <text:p>1</text:p>
          </table:table-cell>
          <table:table-cell table:formula="of:=VALUE(MID([Entrada.A194];SEARCH(&quot;,&quot;;[Entrada.A194])+1;100))" office:value-type="float" office:value="12">
            <text:p>12</text:p>
          </table:table-cell>
          <table:table-cell table:formula="of:=[Entrada.B194]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formula="of:=VALUE(LEFT([Entrada.A195];SEARCH(&quot;,&quot;;[Entrada.A195])-1))" office:value-type="float" office:value="4">
            <text:p>4</text:p>
          </table:table-cell>
          <table:table-cell table:formula="of:=VALUE(MID([Entrada.A195];SEARCH(&quot;,&quot;;[Entrada.A195])+1;100))" office:value-type="float" office:value="15">
            <text:p>15</text:p>
          </table:table-cell>
          <table:table-cell table:formula="of:=[Entrada.B195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196];SEARCH(&quot;,&quot;;[Entrada.A196])-1))" office:value-type="float" office:value="29">
            <text:p>29</text:p>
          </table:table-cell>
          <table:table-cell table:formula="of:=VALUE(MID([Entrada.A196];SEARCH(&quot;,&quot;;[Entrada.A196])+1;100))" office:value-type="float" office:value="1">
            <text:p>1</text:p>
          </table:table-cell>
          <table:table-cell table:formula="of:=[Entrada.B196]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formula="of:=VALUE(LEFT([Entrada.A197];SEARCH(&quot;,&quot;;[Entrada.A197])-1))" office:value-type="float" office:value="19">
            <text:p>19</text:p>
          </table:table-cell>
          <table:table-cell table:formula="of:=VALUE(MID([Entrada.A197];SEARCH(&quot;,&quot;;[Entrada.A197])+1;100))" office:value-type="float" office:value="23">
            <text:p>23</text:p>
          </table:table-cell>
          <table:table-cell table:formula="of:=[Entrada.B197]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formula="of:=VALUE(LEFT([Entrada.A198];SEARCH(&quot;,&quot;;[Entrada.A198])-1))" office:value-type="float" office:value="2">
            <text:p>2</text:p>
          </table:table-cell>
          <table:table-cell table:formula="of:=VALUE(MID([Entrada.A198];SEARCH(&quot;,&quot;;[Entrada.A198])+1;100))" office:value-type="float" office:value="37">
            <text:p>37</text:p>
          </table:table-cell>
          <table:table-cell table:formula="of:=[Entrada.B198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199];SEARCH(&quot;,&quot;;[Entrada.A199])-1))" office:value-type="float" office:value="22">
            <text:p>22</text:p>
          </table:table-cell>
          <table:table-cell table:formula="of:=VALUE(MID([Entrada.A199];SEARCH(&quot;,&quot;;[Entrada.A199])+1;100))" office:value-type="float" office:value="32">
            <text:p>32</text:p>
          </table:table-cell>
          <table:table-cell table:formula="of:=[Entrada.B199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200];SEARCH(&quot;,&quot;;[Entrada.A200])-1))" office:value-type="float" office:value="5">
            <text:p>5</text:p>
          </table:table-cell>
          <table:table-cell table:formula="of:=VALUE(MID([Entrada.A200];SEARCH(&quot;,&quot;;[Entrada.A200])+1;100))" office:value-type="float" office:value="40">
            <text:p>40</text:p>
          </table:table-cell>
          <table:table-cell table:formula="of:=[Entrada.B200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formula="of:=VALUE(LEFT([Entrada.A201];SEARCH(&quot;,&quot;;[Entrada.A201])-1))" office:value-type="float" office:value="30">
            <text:p>30</text:p>
          </table:table-cell>
          <table:table-cell table:formula="of:=VALUE(MID([Entrada.A201];SEARCH(&quot;,&quot;;[Entrada.A201])+1;100))" office:value-type="float" office:value="32">
            <text:p>32</text:p>
          </table:table-cell>
          <table:table-cell table:formula="of:=[Entrada.B201]" office:value-type="float" office:value="13">
            <text:p>13</text:p>
          </table:table-cell>
          <table:table-cell table:number-columns-repeated="1021"/>
        </table:table-row>
        <table:table-row table:style-name="ro2">
          <table:table-cell table:formula="of:=VALUE(LEFT([Entrada.A202];SEARCH(&quot;,&quot;;[Entrada.A202])-1))" office:value-type="float" office:value="17">
            <text:p>17</text:p>
          </table:table-cell>
          <table:table-cell table:formula="of:=VALUE(MID([Entrada.A202];SEARCH(&quot;,&quot;;[Entrada.A202])+1;100))" office:value-type="float" office:value="29">
            <text:p>29</text:p>
          </table:table-cell>
          <table:table-cell table:formula="of:=[Entrada.B202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203];SEARCH(&quot;,&quot;;[Entrada.A203])-1))" office:value-type="float" office:value="32">
            <text:p>32</text:p>
          </table:table-cell>
          <table:table-cell table:formula="of:=VALUE(MID([Entrada.A203];SEARCH(&quot;,&quot;;[Entrada.A203])+1;100))" office:value-type="float" office:value="9">
            <text:p>9</text:p>
          </table:table-cell>
          <table:table-cell table:formula="of:=[Entrada.B203]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formula="of:=VALUE(LEFT([Entrada.A204];SEARCH(&quot;,&quot;;[Entrada.A204])-1))" office:value-type="float" office:value="25">
            <text:p>25</text:p>
          </table:table-cell>
          <table:table-cell table:formula="of:=VALUE(MID([Entrada.A204];SEARCH(&quot;,&quot;;[Entrada.A204])+1;100))" office:value-type="float" office:value="30">
            <text:p>30</text:p>
          </table:table-cell>
          <table:table-cell table:formula="of:=[Entrada.B204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205];SEARCH(&quot;,&quot;;[Entrada.A205])-1))" office:value-type="float" office:value="11">
            <text:p>11</text:p>
          </table:table-cell>
          <table:table-cell table:formula="of:=VALUE(MID([Entrada.A205];SEARCH(&quot;,&quot;;[Entrada.A205])+1;100))" office:value-type="float" office:value="31">
            <text:p>31</text:p>
          </table:table-cell>
          <table:table-cell table:formula="of:=[Entrada.B205]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formula="of:=VALUE(LEFT([Entrada.A206];SEARCH(&quot;,&quot;;[Entrada.A206])-1))" office:value-type="float" office:value="1">
            <text:p>1</text:p>
          </table:table-cell>
          <table:table-cell table:formula="of:=VALUE(MID([Entrada.A206];SEARCH(&quot;,&quot;;[Entrada.A206])+1;100))" office:value-type="float" office:value="5">
            <text:p>5</text:p>
          </table:table-cell>
          <table:table-cell table:formula="of:=[Entrada.B206]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formula="of:=VALUE(LEFT([Entrada.A207];SEARCH(&quot;,&quot;;[Entrada.A207])-1))" office:value-type="float" office:value="26">
            <text:p>26</text:p>
          </table:table-cell>
          <table:table-cell table:formula="of:=VALUE(MID([Entrada.A207];SEARCH(&quot;,&quot;;[Entrada.A207])+1;100))" office:value-type="float" office:value="7">
            <text:p>7</text:p>
          </table:table-cell>
          <table:table-cell table:formula="of:=[Entrada.B207]"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formula="of:=VALUE(LEFT([Entrada.A208];SEARCH(&quot;,&quot;;[Entrada.A208])-1))" office:value-type="float" office:value="19">
            <text:p>19</text:p>
          </table:table-cell>
          <table:table-cell table:formula="of:=VALUE(MID([Entrada.A208];SEARCH(&quot;,&quot;;[Entrada.A208])+1;100))" office:value-type="float" office:value="28">
            <text:p>28</text:p>
          </table:table-cell>
          <table:table-cell table:formula="of:=[Entrada.B208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formula="of:=VALUE(LEFT([Entrada.A209];SEARCH(&quot;,&quot;;[Entrada.A209])-1))" office:value-type="float" office:value="20">
            <text:p>20</text:p>
          </table:table-cell>
          <table:table-cell table:formula="of:=VALUE(MID([Entrada.A209];SEARCH(&quot;,&quot;;[Entrada.A209])+1;100))" office:value-type="float" office:value="5">
            <text:p>5</text:p>
          </table:table-cell>
          <table:table-cell table:formula="of:=[Entrada.B209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210];SEARCH(&quot;,&quot;;[Entrada.A210])-1))" office:value-type="float" office:value="23">
            <text:p>23</text:p>
          </table:table-cell>
          <table:table-cell table:formula="of:=VALUE(MID([Entrada.A210];SEARCH(&quot;,&quot;;[Entrada.A210])+1;100))" office:value-type="float" office:value="24">
            <text:p>24</text:p>
          </table:table-cell>
          <table:table-cell table:formula="of:=[Entrada.B210]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formula="of:=VALUE(LEFT([Entrada.A211];SEARCH(&quot;,&quot;;[Entrada.A211])-1))" office:value-type="float" office:value="13">
            <text:p>13</text:p>
          </table:table-cell>
          <table:table-cell table:formula="of:=VALUE(MID([Entrada.A211];SEARCH(&quot;,&quot;;[Entrada.A211])+1;100))" office:value-type="float" office:value="34">
            <text:p>34</text:p>
          </table:table-cell>
          <table:table-cell table:formula="of:=[Entrada.B211]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formula="of:=VALUE(LEFT([Entrada.A212];SEARCH(&quot;,&quot;;[Entrada.A212])-1))" office:value-type="float" office:value="14">
            <text:p>14</text:p>
          </table:table-cell>
          <table:table-cell table:formula="of:=VALUE(MID([Entrada.A212];SEARCH(&quot;,&quot;;[Entrada.A212])+1;100))" office:value-type="float" office:value="3">
            <text:p>3</text:p>
          </table:table-cell>
          <table:table-cell table:formula="of:=[Entrada.B212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213];SEARCH(&quot;,&quot;;[Entrada.A213])-1))" office:value-type="float" office:value="36">
            <text:p>36</text:p>
          </table:table-cell>
          <table:table-cell table:formula="of:=VALUE(MID([Entrada.A213];SEARCH(&quot;,&quot;;[Entrada.A213])+1;100))" office:value-type="float" office:value="20">
            <text:p>20</text:p>
          </table:table-cell>
          <table:table-cell table:formula="of:=[Entrada.B213]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formula="of:=VALUE(LEFT([Entrada.A214];SEARCH(&quot;,&quot;;[Entrada.A214])-1))" office:value-type="float" office:value="1">
            <text:p>1</text:p>
          </table:table-cell>
          <table:table-cell table:formula="of:=VALUE(MID([Entrada.A214];SEARCH(&quot;,&quot;;[Entrada.A214])+1;100))" office:value-type="float" office:value="30">
            <text:p>30</text:p>
          </table:table-cell>
          <table:table-cell table:formula="of:=[Entrada.B214]"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formula="of:=VALUE(LEFT([Entrada.A215];SEARCH(&quot;,&quot;;[Entrada.A215])-1))" office:value-type="float" office:value="39">
            <text:p>39</text:p>
          </table:table-cell>
          <table:table-cell table:formula="of:=VALUE(MID([Entrada.A215];SEARCH(&quot;,&quot;;[Entrada.A215])+1;100))" office:value-type="float" office:value="9">
            <text:p>9</text:p>
          </table:table-cell>
          <table:table-cell table:formula="of:=[Entrada.B215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formula="of:=VALUE(LEFT([Entrada.A216];SEARCH(&quot;,&quot;;[Entrada.A216])-1))" office:value-type="float" office:value="26">
            <text:p>26</text:p>
          </table:table-cell>
          <table:table-cell table:formula="of:=VALUE(MID([Entrada.A216];SEARCH(&quot;,&quot;;[Entrada.A216])+1;100))" office:value-type="float" office:value="14">
            <text:p>14</text:p>
          </table:table-cell>
          <table:table-cell table:formula="of:=[Entrada.B216]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formula="of:=VALUE(LEFT([Entrada.A217];SEARCH(&quot;,&quot;;[Entrada.A217])-1))" office:value-type="float" office:value="15">
            <text:p>15</text:p>
          </table:table-cell>
          <table:table-cell table:formula="of:=VALUE(MID([Entrada.A217];SEARCH(&quot;,&quot;;[Entrada.A217])+1;100))" office:value-type="float" office:value="32">
            <text:p>32</text:p>
          </table:table-cell>
          <table:table-cell table:formula="of:=[Entrada.B217]"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formula="of:=VALUE(LEFT([Entrada.A218];SEARCH(&quot;,&quot;;[Entrada.A218])-1))" office:value-type="float" office:value="17">
            <text:p>17</text:p>
          </table:table-cell>
          <table:table-cell table:formula="of:=VALUE(MID([Entrada.A218];SEARCH(&quot;,&quot;;[Entrada.A218])+1;100))" office:value-type="float" office:value="15">
            <text:p>15</text:p>
          </table:table-cell>
          <table:table-cell table:formula="of:=[Entrada.B218]" office:value-type="float" office:value="16">
            <text:p>16</text:p>
          </table:table-cell>
          <table:table-cell table:number-columns-repeated="1021"/>
        </table:table-row>
        <table:table-row table:style-name="ro2">
          <table:table-cell table:formula="of:=VALUE(LEFT([Entrada.A219];SEARCH(&quot;,&quot;;[Entrada.A219])-1))" office:value-type="float" office:value="23">
            <text:p>23</text:p>
          </table:table-cell>
          <table:table-cell table:formula="of:=VALUE(MID([Entrada.A219];SEARCH(&quot;,&quot;;[Entrada.A219])+1;100))" office:value-type="float" office:value="17">
            <text:p>17</text:p>
          </table:table-cell>
          <table:table-cell table:formula="of:=[Entrada.B219]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formula="of:=VALUE(LEFT([Entrada.A220];SEARCH(&quot;,&quot;;[Entrada.A220])-1))" office:value-type="float" office:value="10">
            <text:p>10</text:p>
          </table:table-cell>
          <table:table-cell table:formula="of:=VALUE(MID([Entrada.A220];SEARCH(&quot;,&quot;;[Entrada.A220])+1;100))" office:value-type="float" office:value="38">
            <text:p>38</text:p>
          </table:table-cell>
          <table:table-cell table:formula="of:=[Entrada.B220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221];SEARCH(&quot;,&quot;;[Entrada.A221])-1))" office:value-type="float" office:value="32">
            <text:p>32</text:p>
          </table:table-cell>
          <table:table-cell table:formula="of:=VALUE(MID([Entrada.A221];SEARCH(&quot;,&quot;;[Entrada.A221])+1;100))" office:value-type="float" office:value="7">
            <text:p>7</text:p>
          </table:table-cell>
          <table:table-cell table:formula="of:=[Entrada.B221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222];SEARCH(&quot;,&quot;;[Entrada.A222])-1))" office:value-type="float" office:value="14">
            <text:p>14</text:p>
          </table:table-cell>
          <table:table-cell table:formula="of:=VALUE(MID([Entrada.A222];SEARCH(&quot;,&quot;;[Entrada.A222])+1;100))" office:value-type="float" office:value="10">
            <text:p>10</text:p>
          </table:table-cell>
          <table:table-cell table:formula="of:=[Entrada.B222]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formula="of:=VALUE(LEFT([Entrada.A223];SEARCH(&quot;,&quot;;[Entrada.A223])-1))" office:value-type="float" office:value="36">
            <text:p>36</text:p>
          </table:table-cell>
          <table:table-cell table:formula="of:=VALUE(MID([Entrada.A223];SEARCH(&quot;,&quot;;[Entrada.A223])+1;100))" office:value-type="float" office:value="19">
            <text:p>19</text:p>
          </table:table-cell>
          <table:table-cell table:formula="of:=[Entrada.B223]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formula="of:=VALUE(LEFT([Entrada.A224];SEARCH(&quot;,&quot;;[Entrada.A224])-1))" office:value-type="float" office:value="1">
            <text:p>1</text:p>
          </table:table-cell>
          <table:table-cell table:formula="of:=VALUE(MID([Entrada.A224];SEARCH(&quot;,&quot;;[Entrada.A224])+1;100))" office:value-type="float" office:value="23">
            <text:p>23</text:p>
          </table:table-cell>
          <table:table-cell table:formula="of:=[Entrada.B224]"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formula="of:=VALUE(LEFT([Entrada.A225];SEARCH(&quot;,&quot;;[Entrada.A225])-1))" office:value-type="float" office:value="39">
            <text:p>39</text:p>
          </table:table-cell>
          <table:table-cell table:formula="of:=VALUE(MID([Entrada.A225];SEARCH(&quot;,&quot;;[Entrada.A225])+1;100))" office:value-type="float" office:value="6">
            <text:p>6</text:p>
          </table:table-cell>
          <table:table-cell table:formula="of:=[Entrada.B225]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formula="of:=VALUE(LEFT([Entrada.A226];SEARCH(&quot;,&quot;;[Entrada.A226])-1))" office:value-type="float" office:value="26">
            <text:p>26</text:p>
          </table:table-cell>
          <table:table-cell table:formula="of:=VALUE(MID([Entrada.A226];SEARCH(&quot;,&quot;;[Entrada.A226])+1;100))" office:value-type="float" office:value="9">
            <text:p>9</text:p>
          </table:table-cell>
          <table:table-cell table:formula="of:=[Entrada.B226]"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formula="of:=VALUE(LEFT([Entrada.A227];SEARCH(&quot;,&quot;;[Entrada.A227])-1))" office:value-type="float" office:value="2">
            <text:p>2</text:p>
          </table:table-cell>
          <table:table-cell table:formula="of:=VALUE(MID([Entrada.A227];SEARCH(&quot;,&quot;;[Entrada.A227])+1;100))" office:value-type="float" office:value="14">
            <text:p>14</text:p>
          </table:table-cell>
          <table:table-cell table:formula="of:=[Entrada.B227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formula="of:=VALUE(LEFT([Entrada.A228];SEARCH(&quot;,&quot;;[Entrada.A228])-1))" office:value-type="float" office:value="5">
            <text:p>5</text:p>
          </table:table-cell>
          <table:table-cell table:formula="of:=VALUE(MID([Entrada.A228];SEARCH(&quot;,&quot;;[Entrada.A228])+1;100))" office:value-type="float" office:value="3">
            <text:p>3</text:p>
          </table:table-cell>
          <table:table-cell table:formula="of:=[Entrada.B228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229];SEARCH(&quot;,&quot;;[Entrada.A229])-1))" office:value-type="float" office:value="6">
            <text:p>6</text:p>
          </table:table-cell>
          <table:table-cell table:formula="of:=VALUE(MID([Entrada.A229];SEARCH(&quot;,&quot;;[Entrada.A229])+1;100))" office:value-type="float" office:value="34">
            <text:p>34</text:p>
          </table:table-cell>
          <table:table-cell table:formula="of:=[Entrada.B229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230];SEARCH(&quot;,&quot;;[Entrada.A230])-1))" office:value-type="float" office:value="10">
            <text:p>10</text:p>
          </table:table-cell>
          <table:table-cell table:formula="of:=VALUE(MID([Entrada.A230];SEARCH(&quot;,&quot;;[Entrada.A230])+1;100))" office:value-type="float" office:value="33">
            <text:p>33</text:p>
          </table:table-cell>
          <table:table-cell table:formula="of:=[Entrada.B230]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formula="of:=VALUE(LEFT([Entrada.A231];SEARCH(&quot;,&quot;;[Entrada.A231])-1))" office:value-type="float" office:value="32">
            <text:p>32</text:p>
          </table:table-cell>
          <table:table-cell table:formula="of:=VALUE(MID([Entrada.A231];SEARCH(&quot;,&quot;;[Entrada.A231])+1;100))" office:value-type="float" office:value="30">
            <text:p>30</text:p>
          </table:table-cell>
          <table:table-cell table:formula="of:=[Entrada.B231]"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formula="of:=VALUE(LEFT([Entrada.A232];SEARCH(&quot;,&quot;;[Entrada.A232])-1))" office:value-type="float" office:value="18">
            <text:p>18</text:p>
          </table:table-cell>
          <table:table-cell table:formula="of:=VALUE(MID([Entrada.A232];SEARCH(&quot;,&quot;;[Entrada.A232])+1;100))" office:value-type="float" office:value="33">
            <text:p>33</text:p>
          </table:table-cell>
          <table:table-cell table:formula="of:=[Entrada.B232]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formula="of:=VALUE(LEFT([Entrada.A233];SEARCH(&quot;,&quot;;[Entrada.A233])-1))" office:value-type="float" office:value="8">
            <text:p>8</text:p>
          </table:table-cell>
          <table:table-cell table:formula="of:=VALUE(MID([Entrada.A233];SEARCH(&quot;,&quot;;[Entrada.A233])+1;100))" office:value-type="float" office:value="23">
            <text:p>23</text:p>
          </table:table-cell>
          <table:table-cell table:formula="of:=[Entrada.B233]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formula="of:=VALUE(LEFT([Entrada.A234];SEARCH(&quot;,&quot;;[Entrada.A234])-1))" office:value-type="float" office:value="11">
            <text:p>11</text:p>
          </table:table-cell>
          <table:table-cell table:formula="of:=VALUE(MID([Entrada.A234];SEARCH(&quot;,&quot;;[Entrada.A234])+1;100))" office:value-type="float" office:value="2">
            <text:p>2</text:p>
          </table:table-cell>
          <table:table-cell table:formula="of:=[Entrada.B234]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formula="of:=VALUE(LEFT([Entrada.A235];SEARCH(&quot;,&quot;;[Entrada.A235])-1))" office:value-type="float" office:value="14">
            <text:p>14</text:p>
          </table:table-cell>
          <table:table-cell table:formula="of:=VALUE(MID([Entrada.A235];SEARCH(&quot;,&quot;;[Entrada.A235])+1;100))" office:value-type="float" office:value="13">
            <text:p>13</text:p>
          </table:table-cell>
          <table:table-cell table:formula="of:=[Entrada.B235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236];SEARCH(&quot;,&quot;;[Entrada.A236])-1))" office:value-type="float" office:value="26">
            <text:p>26</text:p>
          </table:table-cell>
          <table:table-cell table:formula="of:=VALUE(MID([Entrada.A236];SEARCH(&quot;,&quot;;[Entrada.A236])+1;100))" office:value-type="float" office:value="16">
            <text:p>16</text:p>
          </table:table-cell>
          <table:table-cell table:formula="of:=[Entrada.B236]"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formula="of:=VALUE(LEFT([Entrada.A237];SEARCH(&quot;,&quot;;[Entrada.A237])-1))" office:value-type="float" office:value="2">
            <text:p>2</text:p>
          </table:table-cell>
          <table:table-cell table:formula="of:=VALUE(MID([Entrada.A237];SEARCH(&quot;,&quot;;[Entrada.A237])+1;100))" office:value-type="float" office:value="9">
            <text:p>9</text:p>
          </table:table-cell>
          <table:table-cell table:formula="of:=[Entrada.B237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238];SEARCH(&quot;,&quot;;[Entrada.A238])-1))" office:value-type="float" office:value="5">
            <text:p>5</text:p>
          </table:table-cell>
          <table:table-cell table:formula="of:=VALUE(MID([Entrada.A238];SEARCH(&quot;,&quot;;[Entrada.A238])+1;100))" office:value-type="float" office:value="12">
            <text:p>12</text:p>
          </table:table-cell>
          <table:table-cell table:formula="of:=[Entrada.B238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239];SEARCH(&quot;,&quot;;[Entrada.A239])-1))" office:value-type="float" office:value="30">
            <text:p>30</text:p>
          </table:table-cell>
          <table:table-cell table:formula="of:=VALUE(MID([Entrada.A239];SEARCH(&quot;,&quot;;[Entrada.A239])+1;100))" office:value-type="float" office:value="28">
            <text:p>28</text:p>
          </table:table-cell>
          <table:table-cell table:formula="of:=[Entrada.B239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240];SEARCH(&quot;,&quot;;[Entrada.A240])-1))" office:value-type="float" office:value="20">
            <text:p>20</text:p>
          </table:table-cell>
          <table:table-cell table:formula="of:=VALUE(MID([Entrada.A240];SEARCH(&quot;,&quot;;[Entrada.A240])+1;100))" office:value-type="float" office:value="18">
            <text:p>18</text:p>
          </table:table-cell>
          <table:table-cell table:formula="of:=[Entrada.B240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241];SEARCH(&quot;,&quot;;[Entrada.A241])-1))" office:value-type="float" office:value="23">
            <text:p>23</text:p>
          </table:table-cell>
          <table:table-cell table:formula="of:=VALUE(MID([Entrada.A241];SEARCH(&quot;,&quot;;[Entrada.A241])+1;100))" office:value-type="float" office:value="39">
            <text:p>39</text:p>
          </table:table-cell>
          <table:table-cell table:formula="of:=[Entrada.B241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242];SEARCH(&quot;,&quot;;[Entrada.A242])-1))" office:value-type="float" office:value="10">
            <text:p>10</text:p>
          </table:table-cell>
          <table:table-cell table:formula="of:=VALUE(MID([Entrada.A242];SEARCH(&quot;,&quot;;[Entrada.A242])+1;100))" office:value-type="float" office:value="40">
            <text:p>40</text:p>
          </table:table-cell>
          <table:table-cell table:formula="of:=[Entrada.B242]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formula="of:=VALUE(LEFT([Entrada.A243];SEARCH(&quot;,&quot;;[Entrada.A243])-1))" office:value-type="float" office:value="32">
            <text:p>32</text:p>
          </table:table-cell>
          <table:table-cell table:formula="of:=VALUE(MID([Entrada.A243];SEARCH(&quot;,&quot;;[Entrada.A243])+1;100))" office:value-type="float" office:value="21">
            <text:p>21</text:p>
          </table:table-cell>
          <table:table-cell table:formula="of:=[Entrada.B243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formula="of:=VALUE(LEFT([Entrada.A244];SEARCH(&quot;,&quot;;[Entrada.A244])-1))" office:value-type="float" office:value="31">
            <text:p>31</text:p>
          </table:table-cell>
          <table:table-cell table:formula="of:=VALUE(MID([Entrada.A244];SEARCH(&quot;,&quot;;[Entrada.A244])+1;100))" office:value-type="float" office:value="39">
            <text:p>39</text:p>
          </table:table-cell>
          <table:table-cell table:formula="of:=[Entrada.B244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245];SEARCH(&quot;,&quot;;[Entrada.A245])-1))" office:value-type="float" office:value="35">
            <text:p>35</text:p>
          </table:table-cell>
          <table:table-cell table:formula="of:=VALUE(MID([Entrada.A245];SEARCH(&quot;,&quot;;[Entrada.A245])+1;100))" office:value-type="float" office:value="32">
            <text:p>32</text:p>
          </table:table-cell>
          <table:table-cell table:formula="of:=[Entrada.B245]" office:value-type="float" office:value="13">
            <text:p>13</text:p>
          </table:table-cell>
          <table:table-cell table:number-columns-repeated="1021"/>
        </table:table-row>
        <table:table-row table:style-name="ro2">
          <table:table-cell table:formula="of:=VALUE(LEFT([Entrada.A246];SEARCH(&quot;,&quot;;[Entrada.A246])-1))" office:value-type="float" office:value="18">
            <text:p>18</text:p>
          </table:table-cell>
          <table:table-cell table:formula="of:=VALUE(MID([Entrada.A246];SEARCH(&quot;,&quot;;[Entrada.A246])+1;100))" office:value-type="float" office:value="24">
            <text:p>24</text:p>
          </table:table-cell>
          <table:table-cell table:formula="of:=[Entrada.B246]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formula="of:=VALUE(LEFT([Entrada.A247];SEARCH(&quot;,&quot;;[Entrada.A247])-1))" office:value-type="float" office:value="8">
            <text:p>8</text:p>
          </table:table-cell>
          <table:table-cell table:formula="of:=VALUE(MID([Entrada.A247];SEARCH(&quot;,&quot;;[Entrada.A247])+1;100))" office:value-type="float" office:value="30">
            <text:p>30</text:p>
          </table:table-cell>
          <table:table-cell table:formula="of:=[Entrada.B247]" office:value-type="float" office:value="24">
            <text:p>24</text:p>
          </table:table-cell>
          <table:table-cell table:number-columns-repeated="1021"/>
        </table:table-row>
        <table:table-row table:style-name="ro2">
          <table:table-cell table:formula="of:=VALUE(LEFT([Entrada.A248];SEARCH(&quot;,&quot;;[Entrada.A248])-1))" office:value-type="float" office:value="33">
            <text:p>33</text:p>
          </table:table-cell>
          <table:table-cell table:formula="of:=VALUE(MID([Entrada.A248];SEARCH(&quot;,&quot;;[Entrada.A248])+1;100))" office:value-type="float" office:value="10">
            <text:p>10</text:p>
          </table:table-cell>
          <table:table-cell table:formula="of:=[Entrada.B248]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formula="of:=VALUE(LEFT([Entrada.A249];SEARCH(&quot;,&quot;;[Entrada.A249])-1))" office:value-type="float" office:value="14">
            <text:p>14</text:p>
          </table:table-cell>
          <table:table-cell table:formula="of:=VALUE(MID([Entrada.A249];SEARCH(&quot;,&quot;;[Entrada.A249])+1;100))" office:value-type="float" office:value="20">
            <text:p>20</text:p>
          </table:table-cell>
          <table:table-cell table:formula="of:=[Entrada.B249]" office:value-type="float" office:value="17">
            <text:p>17</text:p>
          </table:table-cell>
          <table:table-cell table:number-columns-repeated="1021"/>
        </table:table-row>
        <table:table-row table:style-name="ro2">
          <table:table-cell table:formula="of:=VALUE(LEFT([Entrada.A250];SEARCH(&quot;,&quot;;[Entrada.A250])-1))" office:value-type="float" office:value="36">
            <text:p>36</text:p>
          </table:table-cell>
          <table:table-cell table:formula="of:=VALUE(MID([Entrada.A250];SEARCH(&quot;,&quot;;[Entrada.A250])+1;100))" office:value-type="float" office:value="1">
            <text:p>1</text:p>
          </table:table-cell>
          <table:table-cell table:formula="of:=[Entrada.B250]" office:value-type="float" office:value="17">
            <text:p>17</text:p>
          </table:table-cell>
          <table:table-cell table:number-columns-repeated="1021"/>
        </table:table-row>
        <table:table-row table:style-name="ro2">
          <table:table-cell table:formula="of:=VALUE(LEFT([Entrada.A251];SEARCH(&quot;,&quot;;[Entrada.A251])-1))" office:value-type="float" office:value="26">
            <text:p>26</text:p>
          </table:table-cell>
          <table:table-cell table:formula="of:=VALUE(MID([Entrada.A251];SEARCH(&quot;,&quot;;[Entrada.A251])+1;100))" office:value-type="float" office:value="27">
            <text:p>27</text:p>
          </table:table-cell>
          <table:table-cell table:formula="of:=[Entrada.B251]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formula="of:=VALUE(LEFT([Entrada.A252];SEARCH(&quot;,&quot;;[Entrada.A252])-1))" office:value-type="float" office:value="27">
            <text:p>27</text:p>
          </table:table-cell>
          <table:table-cell table:formula="of:=VALUE(MID([Entrada.A252];SEARCH(&quot;,&quot;;[Entrada.A252])+1;100))" office:value-type="float" office:value="8">
            <text:p>8</text:p>
          </table:table-cell>
          <table:table-cell table:formula="of:=[Entrada.B252]"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formula="of:=VALUE(LEFT([Entrada.A253];SEARCH(&quot;,&quot;;[Entrada.A253])-1))" office:value-type="float" office:value="30">
            <text:p>30</text:p>
          </table:table-cell>
          <table:table-cell table:formula="of:=VALUE(MID([Entrada.A253];SEARCH(&quot;,&quot;;[Entrada.A253])+1;100))" office:value-type="float" office:value="7">
            <text:p>7</text:p>
          </table:table-cell>
          <table:table-cell table:formula="of:=[Entrada.B253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254];SEARCH(&quot;,&quot;;[Entrada.A254])-1))" office:value-type="float" office:value="18">
            <text:p>18</text:p>
          </table:table-cell>
          <table:table-cell table:formula="of:=VALUE(MID([Entrada.A254];SEARCH(&quot;,&quot;;[Entrada.A254])+1;100))" office:value-type="float" office:value="19">
            <text:p>19</text:p>
          </table:table-cell>
          <table:table-cell table:formula="of:=[Entrada.B254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255];SEARCH(&quot;,&quot;;[Entrada.A255])-1))" office:value-type="float" office:value="21">
            <text:p>21</text:p>
          </table:table-cell>
          <table:table-cell table:formula="of:=VALUE(MID([Entrada.A255];SEARCH(&quot;,&quot;;[Entrada.A255])+1;100))" office:value-type="float" office:value="6">
            <text:p>6</text:p>
          </table:table-cell>
          <table:table-cell table:formula="of:=[Entrada.B255]"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formula="of:=VALUE(LEFT([Entrada.A256];SEARCH(&quot;,&quot;;[Entrada.A256])-1))" office:value-type="float" office:value="8">
            <text:p>8</text:p>
          </table:table-cell>
          <table:table-cell table:formula="of:=VALUE(MID([Entrada.A256];SEARCH(&quot;,&quot;;[Entrada.A256])+1;100))" office:value-type="float" office:value="5">
            <text:p>5</text:p>
          </table:table-cell>
          <table:table-cell table:formula="of:=[Entrada.B256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257];SEARCH(&quot;,&quot;;[Entrada.A257])-1))" office:value-type="float" office:value="33">
            <text:p>33</text:p>
          </table:table-cell>
          <table:table-cell table:formula="of:=VALUE(MID([Entrada.A257];SEARCH(&quot;,&quot;;[Entrada.A257])+1;100))" office:value-type="float" office:value="3">
            <text:p>3</text:p>
          </table:table-cell>
          <table:table-cell table:formula="of:=[Entrada.B257]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formula="of:=VALUE(LEFT([Entrada.A258];SEARCH(&quot;,&quot;;[Entrada.A258])-1))" office:value-type="float" office:value="12">
            <text:p>12</text:p>
          </table:table-cell>
          <table:table-cell table:formula="of:=VALUE(MID([Entrada.A258];SEARCH(&quot;,&quot;;[Entrada.A258])+1;100))" office:value-type="float" office:value="17">
            <text:p>17</text:p>
          </table:table-cell>
          <table:table-cell table:formula="of:=[Entrada.B258]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formula="of:=VALUE(LEFT([Entrada.A259];SEARCH(&quot;,&quot;;[Entrada.A259])-1))" office:value-type="float" office:value="15">
            <text:p>15</text:p>
          </table:table-cell>
          <table:table-cell table:formula="of:=VALUE(MID([Entrada.A259];SEARCH(&quot;,&quot;;[Entrada.A259])+1;100))" office:value-type="float" office:value="4">
            <text:p>4</text:p>
          </table:table-cell>
          <table:table-cell table:formula="of:=[Entrada.B259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260];SEARCH(&quot;,&quot;;[Entrada.A260])-1))" office:value-type="float" office:value="37">
            <text:p>37</text:p>
          </table:table-cell>
          <table:table-cell table:formula="of:=VALUE(MID([Entrada.A260];SEARCH(&quot;,&quot;;[Entrada.A260])+1;100))" office:value-type="float" office:value="23">
            <text:p>23</text:p>
          </table:table-cell>
          <table:table-cell table:formula="of:=[Entrada.B260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261];SEARCH(&quot;,&quot;;[Entrada.A261])-1))" office:value-type="float" office:value="2">
            <text:p>2</text:p>
          </table:table-cell>
          <table:table-cell table:formula="of:=VALUE(MID([Entrada.A261];SEARCH(&quot;,&quot;;[Entrada.A261])+1;100))" office:value-type="float" office:value="27">
            <text:p>27</text:p>
          </table:table-cell>
          <table:table-cell table:formula="of:=[Entrada.B261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formula="of:=VALUE(LEFT([Entrada.A262];SEARCH(&quot;,&quot;;[Entrada.A262])-1))" office:value-type="float" office:value="27">
            <text:p>27</text:p>
          </table:table-cell>
          <table:table-cell table:formula="of:=VALUE(MID([Entrada.A262];SEARCH(&quot;,&quot;;[Entrada.A262])+1;100))" office:value-type="float" office:value="1">
            <text:p>1</text:p>
          </table:table-cell>
          <table:table-cell table:formula="of:=[Entrada.B262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263];SEARCH(&quot;,&quot;;[Entrada.A263])-1))" office:value-type="float" office:value="30">
            <text:p>30</text:p>
          </table:table-cell>
          <table:table-cell table:formula="of:=VALUE(MID([Entrada.A263];SEARCH(&quot;,&quot;;[Entrada.A263])+1;100))" office:value-type="float" office:value="14">
            <text:p>14</text:p>
          </table:table-cell>
          <table:table-cell table:formula="of:=[Entrada.B263]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formula="of:=VALUE(LEFT([Entrada.A264];SEARCH(&quot;,&quot;;[Entrada.A264])-1))" office:value-type="float" office:value="20">
            <text:p>20</text:p>
          </table:table-cell>
          <table:table-cell table:formula="of:=VALUE(MID([Entrada.A264];SEARCH(&quot;,&quot;;[Entrada.A264])+1;100))" office:value-type="float" office:value="32">
            <text:p>32</text:p>
          </table:table-cell>
          <table:table-cell table:formula="of:=[Entrada.B264]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formula="of:=VALUE(LEFT([Entrada.A265];SEARCH(&quot;,&quot;;[Entrada.A265])-1))" office:value-type="float" office:value="6">
            <text:p>6</text:p>
          </table:table-cell>
          <table:table-cell table:formula="of:=VALUE(MID([Entrada.A265];SEARCH(&quot;,&quot;;[Entrada.A265])+1;100))" office:value-type="float" office:value="23">
            <text:p>23</text:p>
          </table:table-cell>
          <table:table-cell table:formula="of:=[Entrada.B265]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formula="of:=VALUE(LEFT([Entrada.A266];SEARCH(&quot;,&quot;;[Entrada.A266])-1))" office:value-type="float" office:value="28">
            <text:p>28</text:p>
          </table:table-cell>
          <table:table-cell table:formula="of:=VALUE(MID([Entrada.A266];SEARCH(&quot;,&quot;;[Entrada.A266])+1;100))" office:value-type="float" office:value="32">
            <text:p>32</text:p>
          </table:table-cell>
          <table:table-cell table:formula="of:=[Entrada.B266]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formula="of:=VALUE(LEFT([Entrada.A267];SEARCH(&quot;,&quot;;[Entrada.A267])-1))" office:value-type="float" office:value="32">
            <text:p>32</text:p>
          </table:table-cell>
          <table:table-cell table:formula="of:=VALUE(MID([Entrada.A267];SEARCH(&quot;,&quot;;[Entrada.A267])+1;100))" office:value-type="float" office:value="35">
            <text:p>35</text:p>
          </table:table-cell>
          <table:table-cell table:formula="of:=[Entrada.B267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268];SEARCH(&quot;,&quot;;[Entrada.A268])-1))" office:value-type="float" office:value="31">
            <text:p>31</text:p>
          </table:table-cell>
          <table:table-cell table:formula="of:=VALUE(MID([Entrada.A268];SEARCH(&quot;,&quot;;[Entrada.A268])+1;100))" office:value-type="float" office:value="21">
            <text:p>21</text:p>
          </table:table-cell>
          <table:table-cell table:formula="of:=[Entrada.B268]"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formula="of:=VALUE(LEFT([Entrada.A269];SEARCH(&quot;,&quot;;[Entrada.A269])-1))" office:value-type="float" office:value="18">
            <text:p>18</text:p>
          </table:table-cell>
          <table:table-cell table:formula="of:=VALUE(MID([Entrada.A269];SEARCH(&quot;,&quot;;[Entrada.A269])+1;100))" office:value-type="float" office:value="10">
            <text:p>10</text:p>
          </table:table-cell>
          <table:table-cell table:formula="of:=[Entrada.B269]"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formula="of:=VALUE(LEFT([Entrada.A270];SEARCH(&quot;,&quot;;[Entrada.A270])-1))" office:value-type="float" office:value="40">
            <text:p>40</text:p>
          </table:table-cell>
          <table:table-cell table:formula="of:=VALUE(MID([Entrada.A270];SEARCH(&quot;,&quot;;[Entrada.A270])+1;100))" office:value-type="float" office:value="35">
            <text:p>35</text:p>
          </table:table-cell>
          <table:table-cell table:formula="of:=[Entrada.B270]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formula="of:=VALUE(LEFT([Entrada.A271];SEARCH(&quot;,&quot;;[Entrada.A271])-1))" office:value-type="float" office:value="21">
            <text:p>21</text:p>
          </table:table-cell>
          <table:table-cell table:formula="of:=VALUE(MID([Entrada.A271];SEARCH(&quot;,&quot;;[Entrada.A271])+1;100))" office:value-type="float" office:value="15">
            <text:p>15</text:p>
          </table:table-cell>
          <table:table-cell table:formula="of:=[Entrada.B271]" office:value-type="float" office:value="17">
            <text:p>17</text:p>
          </table:table-cell>
          <table:table-cell table:number-columns-repeated="1021"/>
        </table:table-row>
        <table:table-row table:style-name="ro2">
          <table:table-cell table:formula="of:=VALUE(LEFT([Entrada.A272];SEARCH(&quot;,&quot;;[Entrada.A272])-1))" office:value-type="float" office:value="8">
            <text:p>8</text:p>
          </table:table-cell>
          <table:table-cell table:formula="of:=VALUE(MID([Entrada.A272];SEARCH(&quot;,&quot;;[Entrada.A272])+1;100))" office:value-type="float" office:value="12">
            <text:p>12</text:p>
          </table:table-cell>
          <table:table-cell table:formula="of:=[Entrada.B272]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formula="of:=VALUE(LEFT([Entrada.A273];SEARCH(&quot;,&quot;;[Entrada.A273])-1))" office:value-type="float" office:value="33">
            <text:p>33</text:p>
          </table:table-cell>
          <table:table-cell table:formula="of:=VALUE(MID([Entrada.A273];SEARCH(&quot;,&quot;;[Entrada.A273])+1;100))" office:value-type="float" office:value="4">
            <text:p>4</text:p>
          </table:table-cell>
          <table:table-cell table:formula="of:=[Entrada.B273]"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formula="of:=VALUE(LEFT([Entrada.A274];SEARCH(&quot;,&quot;;[Entrada.A274])-1))" office:value-type="float" office:value="12">
            <text:p>12</text:p>
          </table:table-cell>
          <table:table-cell table:formula="of:=VALUE(MID([Entrada.A274];SEARCH(&quot;,&quot;;[Entrada.A274])+1;100))" office:value-type="float" office:value="8">
            <text:p>8</text:p>
          </table:table-cell>
          <table:table-cell table:formula="of:=[Entrada.B274]" office:value-type="float" office:value="23">
            <text:p>23</text:p>
          </table:table-cell>
          <table:table-cell table:number-columns-repeated="1021"/>
        </table:table-row>
        <table:table-row table:style-name="ro2">
          <table:table-cell table:formula="of:=VALUE(LEFT([Entrada.A275];SEARCH(&quot;,&quot;;[Entrada.A275])-1))" office:value-type="float" office:value="15">
            <text:p>15</text:p>
          </table:table-cell>
          <table:table-cell table:formula="of:=VALUE(MID([Entrada.A275];SEARCH(&quot;,&quot;;[Entrada.A275])+1;100))" office:value-type="float" office:value="13">
            <text:p>13</text:p>
          </table:table-cell>
          <table:table-cell table:formula="of:=[Entrada.B275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276];SEARCH(&quot;,&quot;;[Entrada.A276])-1))" office:value-type="float" office:value="2">
            <text:p>2</text:p>
          </table:table-cell>
          <table:table-cell table:formula="of:=VALUE(MID([Entrada.A276];SEARCH(&quot;,&quot;;[Entrada.A276])+1;100))" office:value-type="float" office:value="18">
            <text:p>18</text:p>
          </table:table-cell>
          <table:table-cell table:formula="of:=[Entrada.B276]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formula="of:=VALUE(LEFT([Entrada.A277];SEARCH(&quot;,&quot;;[Entrada.A277])-1))" office:value-type="float" office:value="6">
            <text:p>6</text:p>
          </table:table-cell>
          <table:table-cell table:formula="of:=VALUE(MID([Entrada.A277];SEARCH(&quot;,&quot;;[Entrada.A277])+1;100))" office:value-type="float" office:value="14">
            <text:p>14</text:p>
          </table:table-cell>
          <table:table-cell table:formula="of:=[Entrada.B277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278];SEARCH(&quot;,&quot;;[Entrada.A278])-1))" office:value-type="float" office:value="31">
            <text:p>31</text:p>
          </table:table-cell>
          <table:table-cell table:formula="of:=VALUE(MID([Entrada.A278];SEARCH(&quot;,&quot;;[Entrada.A278])+1;100))" office:value-type="float" office:value="18">
            <text:p>18</text:p>
          </table:table-cell>
          <table:table-cell table:formula="of:=[Entrada.B278]"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formula="of:=VALUE(LEFT([Entrada.A279];SEARCH(&quot;,&quot;;[Entrada.A279])-1))" office:value-type="float" office:value="18">
            <text:p>18</text:p>
          </table:table-cell>
          <table:table-cell table:formula="of:=VALUE(MID([Entrada.A279];SEARCH(&quot;,&quot;;[Entrada.A279])+1;100))" office:value-type="float" office:value="5">
            <text:p>5</text:p>
          </table:table-cell>
          <table:table-cell table:formula="of:=[Entrada.B279]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formula="of:=VALUE(LEFT([Entrada.A280];SEARCH(&quot;,&quot;;[Entrada.A280])-1))" office:value-type="float" office:value="21">
            <text:p>21</text:p>
          </table:table-cell>
          <table:table-cell table:formula="of:=VALUE(MID([Entrada.A280];SEARCH(&quot;,&quot;;[Entrada.A280])+1;100))" office:value-type="float" office:value="8">
            <text:p>8</text:p>
          </table:table-cell>
          <table:table-cell table:formula="of:=[Entrada.B280]" office:value-type="float" office:value="24">
            <text:p>24</text:p>
          </table:table-cell>
          <table:table-cell table:number-columns-repeated="1021"/>
        </table:table-row>
        <table:table-row table:style-name="ro2">
          <table:table-cell table:formula="of:=VALUE(LEFT([Entrada.A281];SEARCH(&quot;,&quot;;[Entrada.A281])-1))" office:value-type="float" office:value="7">
            <text:p>7</text:p>
          </table:table-cell>
          <table:table-cell table:formula="of:=VALUE(MID([Entrada.A281];SEARCH(&quot;,&quot;;[Entrada.A281])+1;100))" office:value-type="float" office:value="37">
            <text:p>37</text:p>
          </table:table-cell>
          <table:table-cell table:formula="of:=[Entrada.B281]"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formula="of:=VALUE(LEFT([Entrada.A282];SEARCH(&quot;,&quot;;[Entrada.A282])-1))" office:value-type="float" office:value="39">
            <text:p>39</text:p>
          </table:table-cell>
          <table:table-cell table:formula="of:=VALUE(MID([Entrada.A282];SEARCH(&quot;,&quot;;[Entrada.A282])+1;100))" office:value-type="float" office:value="35">
            <text:p>35</text:p>
          </table:table-cell>
          <table:table-cell table:formula="of:=[Entrada.B282]"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formula="of:=VALUE(LEFT([Entrada.A283];SEARCH(&quot;,&quot;;[Entrada.A283])-1))" office:value-type="float" office:value="9">
            <text:p>9</text:p>
          </table:table-cell>
          <table:table-cell table:formula="of:=VALUE(MID([Entrada.A283];SEARCH(&quot;,&quot;;[Entrada.A283])+1;100))" office:value-type="float" office:value="20">
            <text:p>20</text:p>
          </table:table-cell>
          <table:table-cell table:formula="of:=[Entrada.B283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284];SEARCH(&quot;,&quot;;[Entrada.A284])-1))" office:value-type="float" office:value="12">
            <text:p>12</text:p>
          </table:table-cell>
          <table:table-cell table:formula="of:=VALUE(MID([Entrada.A284];SEARCH(&quot;,&quot;;[Entrada.A284])+1;100))" office:value-type="float" office:value="7">
            <text:p>7</text:p>
          </table:table-cell>
          <table:table-cell table:formula="of:=[Entrada.B284]"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formula="of:=VALUE(LEFT([Entrada.A285];SEARCH(&quot;,&quot;;[Entrada.A285])-1))" office:value-type="float" office:value="15">
            <text:p>15</text:p>
          </table:table-cell>
          <table:table-cell table:formula="of:=VALUE(MID([Entrada.A285];SEARCH(&quot;,&quot;;[Entrada.A285])+1;100))" office:value-type="float" office:value="10">
            <text:p>10</text:p>
          </table:table-cell>
          <table:table-cell table:formula="of:=[Entrada.B285]"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formula="of:=VALUE(LEFT([Entrada.A286];SEARCH(&quot;,&quot;;[Entrada.A286])-1))" office:value-type="float" office:value="37">
            <text:p>37</text:p>
          </table:table-cell>
          <table:table-cell table:formula="of:=VALUE(MID([Entrada.A286];SEARCH(&quot;,&quot;;[Entrada.A286])+1;100))" office:value-type="float" office:value="25">
            <text:p>25</text:p>
          </table:table-cell>
          <table:table-cell table:formula="of:=[Entrada.B286]"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formula="of:=VALUE(LEFT([Entrada.A287];SEARCH(&quot;,&quot;;[Entrada.A287])-1))" office:value-type="float" office:value="24">
            <text:p>24</text:p>
          </table:table-cell>
          <table:table-cell table:formula="of:=VALUE(MID([Entrada.A287];SEARCH(&quot;,&quot;;[Entrada.A287])+1;100))" office:value-type="float" office:value="2">
            <text:p>2</text:p>
          </table:table-cell>
          <table:table-cell table:formula="of:=[Entrada.B287]" office:value-type="float" office:value="23">
            <text:p>23</text:p>
          </table:table-cell>
          <table:table-cell table:number-columns-repeated="1021"/>
        </table:table-row>
        <table:table-row table:style-name="ro2">
          <table:table-cell table:formula="of:=VALUE(LEFT([Entrada.A288];SEARCH(&quot;,&quot;;[Entrada.A288])-1))" office:value-type="float" office:value="3">
            <text:p>3</text:p>
          </table:table-cell>
          <table:table-cell table:formula="of:=VALUE(MID([Entrada.A288];SEARCH(&quot;,&quot;;[Entrada.A288])+1;100))" office:value-type="float" office:value="22">
            <text:p>22</text:p>
          </table:table-cell>
          <table:table-cell table:formula="of:=[Entrada.B288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289];SEARCH(&quot;,&quot;;[Entrada.A289])-1))" office:value-type="float" office:value="25">
            <text:p>25</text:p>
          </table:table-cell>
          <table:table-cell table:formula="of:=VALUE(MID([Entrada.A289];SEARCH(&quot;,&quot;;[Entrada.A289])+1;100))" office:value-type="float" office:value="37">
            <text:p>37</text:p>
          </table:table-cell>
          <table:table-cell table:formula="of:=[Entrada.B289]"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formula="of:=VALUE(LEFT([Entrada.A290];SEARCH(&quot;,&quot;;[Entrada.A290])-1))" office:value-type="float" office:value="6">
            <text:p>6</text:p>
          </table:table-cell>
          <table:table-cell table:formula="of:=VALUE(MID([Entrada.A290];SEARCH(&quot;,&quot;;[Entrada.A290])+1;100))" office:value-type="float" office:value="1">
            <text:p>1</text:p>
          </table:table-cell>
          <table:table-cell table:formula="of:=[Entrada.B290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291];SEARCH(&quot;,&quot;;[Entrada.A291])-1))" office:value-type="float" office:value="31">
            <text:p>31</text:p>
          </table:table-cell>
          <table:table-cell table:formula="of:=VALUE(MID([Entrada.A291];SEARCH(&quot;,&quot;;[Entrada.A291])+1;100))" office:value-type="float" office:value="27">
            <text:p>27</text:p>
          </table:table-cell>
          <table:table-cell table:formula="of:=[Entrada.B291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292];SEARCH(&quot;,&quot;;[Entrada.A292])-1))" office:value-type="float" office:value="40">
            <text:p>40</text:p>
          </table:table-cell>
          <table:table-cell table:formula="of:=VALUE(MID([Entrada.A292];SEARCH(&quot;,&quot;;[Entrada.A292])+1;100))" office:value-type="float" office:value="17">
            <text:p>17</text:p>
          </table:table-cell>
          <table:table-cell table:formula="of:=[Entrada.B292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293];SEARCH(&quot;,&quot;;[Entrada.A293])-1))" office:value-type="float" office:value="21">
            <text:p>21</text:p>
          </table:table-cell>
          <table:table-cell table:formula="of:=VALUE(MID([Entrada.A293];SEARCH(&quot;,&quot;;[Entrada.A293])+1;100))" office:value-type="float" office:value="17">
            <text:p>17</text:p>
          </table:table-cell>
          <table:table-cell table:formula="of:=[Entrada.B293]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formula="of:=VALUE(LEFT([Entrada.A294];SEARCH(&quot;,&quot;;[Entrada.A294])-1))" office:value-type="float" office:value="11">
            <text:p>11</text:p>
          </table:table-cell>
          <table:table-cell table:formula="of:=VALUE(MID([Entrada.A294];SEARCH(&quot;,&quot;;[Entrada.A294])+1;100))" office:value-type="float" office:value="39">
            <text:p>39</text:p>
          </table:table-cell>
          <table:table-cell table:formula="of:=[Entrada.B294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295];SEARCH(&quot;,&quot;;[Entrada.A295])-1))" office:value-type="float" office:value="9">
            <text:p>9</text:p>
          </table:table-cell>
          <table:table-cell table:formula="of:=VALUE(MID([Entrada.A295];SEARCH(&quot;,&quot;;[Entrada.A295])+1;100))" office:value-type="float" office:value="29">
            <text:p>29</text:p>
          </table:table-cell>
          <table:table-cell table:formula="of:=[Entrada.B295]"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formula="of:=VALUE(LEFT([Entrada.A296];SEARCH(&quot;,&quot;;[Entrada.A296])-1))" office:value-type="float" office:value="34">
            <text:p>34</text:p>
          </table:table-cell>
          <table:table-cell table:formula="of:=VALUE(MID([Entrada.A296];SEARCH(&quot;,&quot;;[Entrada.A296])+1;100))" office:value-type="float" office:value="15">
            <text:p>15</text:p>
          </table:table-cell>
          <table:table-cell table:formula="of:=[Entrada.B296]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formula="of:=VALUE(LEFT([Entrada.A297];SEARCH(&quot;,&quot;;[Entrada.A297])-1))" office:value-type="float" office:value="15">
            <text:p>15</text:p>
          </table:table-cell>
          <table:table-cell table:formula="of:=VALUE(MID([Entrada.A297];SEARCH(&quot;,&quot;;[Entrada.A297])+1;100))" office:value-type="float" office:value="19">
            <text:p>19</text:p>
          </table:table-cell>
          <table:table-cell table:formula="of:=[Entrada.B297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298];SEARCH(&quot;,&quot;;[Entrada.A298])-1))" office:value-type="float" office:value="37">
            <text:p>37</text:p>
          </table:table-cell>
          <table:table-cell table:formula="of:=VALUE(MID([Entrada.A298];SEARCH(&quot;,&quot;;[Entrada.A298])+1;100))" office:value-type="float" office:value="2">
            <text:p>2</text:p>
          </table:table-cell>
          <table:table-cell table:formula="of:=[Entrada.B298]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formula="of:=VALUE(LEFT([Entrada.A299];SEARCH(&quot;,&quot;;[Entrada.A299])-1))" office:value-type="float" office:value="24">
            <text:p>24</text:p>
          </table:table-cell>
          <table:table-cell table:formula="of:=VALUE(MID([Entrada.A299];SEARCH(&quot;,&quot;;[Entrada.A299])+1;100))" office:value-type="float" office:value="9">
            <text:p>9</text:p>
          </table:table-cell>
          <table:table-cell table:formula="of:=[Entrada.B299]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formula="of:=VALUE(LEFT([Entrada.A300];SEARCH(&quot;,&quot;;[Entrada.A300])-1))" office:value-type="float" office:value="27">
            <text:p>27</text:p>
          </table:table-cell>
          <table:table-cell table:formula="of:=VALUE(MID([Entrada.A300];SEARCH(&quot;,&quot;;[Entrada.A300])+1;100))" office:value-type="float" office:value="20">
            <text:p>20</text:p>
          </table:table-cell>
          <table:table-cell table:formula="of:=[Entrada.B300]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formula="of:=VALUE(LEFT([Entrada.A301];SEARCH(&quot;,&quot;;[Entrada.A301])-1))" office:value-type="float" office:value="3">
            <text:p>3</text:p>
          </table:table-cell>
          <table:table-cell table:formula="of:=VALUE(MID([Entrada.A301];SEARCH(&quot;,&quot;;[Entrada.A301])+1;100))" office:value-type="float" office:value="31">
            <text:p>31</text:p>
          </table:table-cell>
          <table:table-cell table:formula="of:=[Entrada.B301]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formula="of:=VALUE(LEFT([Entrada.A302];SEARCH(&quot;,&quot;;[Entrada.A302])-1))" office:value-type="float" office:value="40">
            <text:p>40</text:p>
          </table:table-cell>
          <table:table-cell table:formula="of:=VALUE(MID([Entrada.A302];SEARCH(&quot;,&quot;;[Entrada.A302])+1;100))" office:value-type="float" office:value="24">
            <text:p>24</text:p>
          </table:table-cell>
          <table:table-cell table:formula="of:=[Entrada.B302]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formula="of:=VALUE(LEFT([Entrada.A303];SEARCH(&quot;,&quot;;[Entrada.A303])-1))" office:value-type="float" office:value="21">
            <text:p>21</text:p>
          </table:table-cell>
          <table:table-cell table:formula="of:=VALUE(MID([Entrada.A303];SEARCH(&quot;,&quot;;[Entrada.A303])+1;100))" office:value-type="float" office:value="26">
            <text:p>26</text:p>
          </table:table-cell>
          <table:table-cell table:formula="of:=[Entrada.B303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304];SEARCH(&quot;,&quot;;[Entrada.A304])-1))" office:value-type="float" office:value="4">
            <text:p>4</text:p>
          </table:table-cell>
          <table:table-cell table:formula="of:=VALUE(MID([Entrada.A304];SEARCH(&quot;,&quot;;[Entrada.A304])+1;100))" office:value-type="float" office:value="38">
            <text:p>38</text:p>
          </table:table-cell>
          <table:table-cell table:formula="of:=[Entrada.B304]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formula="of:=VALUE(LEFT([Entrada.A305];SEARCH(&quot;,&quot;;[Entrada.A305])-1))" office:value-type="float" office:value="8">
            <text:p>8</text:p>
          </table:table-cell>
          <table:table-cell table:formula="of:=VALUE(MID([Entrada.A305];SEARCH(&quot;,&quot;;[Entrada.A305])+1;100))" office:value-type="float" office:value="33">
            <text:p>33</text:p>
          </table:table-cell>
          <table:table-cell table:formula="of:=[Entrada.B305]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formula="of:=VALUE(LEFT([Entrada.A306];SEARCH(&quot;,&quot;;[Entrada.A306])-1))" office:value-type="float" office:value="22">
            <text:p>22</text:p>
          </table:table-cell>
          <table:table-cell table:formula="of:=VALUE(MID([Entrada.A306];SEARCH(&quot;,&quot;;[Entrada.A306])+1;100))" office:value-type="float" office:value="11">
            <text:p>11</text:p>
          </table:table-cell>
          <table:table-cell table:formula="of:=[Entrada.B306]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formula="of:=VALUE(LEFT([Entrada.A307];SEARCH(&quot;,&quot;;[Entrada.A307])-1))" office:value-type="float" office:value="9">
            <text:p>9</text:p>
          </table:table-cell>
          <table:table-cell table:formula="of:=VALUE(MID([Entrada.A307];SEARCH(&quot;,&quot;;[Entrada.A307])+1;100))" office:value-type="float" office:value="6">
            <text:p>6</text:p>
          </table:table-cell>
          <table:table-cell table:formula="of:=[Entrada.B307]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formula="of:=VALUE(LEFT([Entrada.A308];SEARCH(&quot;,&quot;;[Entrada.A308])-1))" office:value-type="float" office:value="34">
            <text:p>34</text:p>
          </table:table-cell>
          <table:table-cell table:formula="of:=VALUE(MID([Entrada.A308];SEARCH(&quot;,&quot;;[Entrada.A308])+1;100))" office:value-type="float" office:value="6">
            <text:p>6</text:p>
          </table:table-cell>
          <table:table-cell table:formula="of:=[Entrada.B308]"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formula="of:=VALUE(LEFT([Entrada.A309];SEARCH(&quot;,&quot;;[Entrada.A309])-1))" office:value-type="float" office:value="15">
            <text:p>15</text:p>
          </table:table-cell>
          <table:table-cell table:formula="of:=VALUE(MID([Entrada.A309];SEARCH(&quot;,&quot;;[Entrada.A309])+1;100))" office:value-type="float" office:value="24">
            <text:p>24</text:p>
          </table:table-cell>
          <table:table-cell table:formula="of:=[Entrada.B309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310];SEARCH(&quot;,&quot;;[Entrada.A310])-1))" office:value-type="float" office:value="37">
            <text:p>37</text:p>
          </table:table-cell>
          <table:table-cell table:formula="of:=VALUE(MID([Entrada.A310];SEARCH(&quot;,&quot;;[Entrada.A310])+1;100))" office:value-type="float" office:value="11">
            <text:p>11</text:p>
          </table:table-cell>
          <table:table-cell table:formula="of:=[Entrada.B310]" office:value-type="float" office:value="23">
            <text:p>23</text:p>
          </table:table-cell>
          <table:table-cell table:number-columns-repeated="1021"/>
        </table:table-row>
        <table:table-row table:style-name="ro2">
          <table:table-cell table:formula="of:=VALUE(LEFT([Entrada.A311];SEARCH(&quot;,&quot;;[Entrada.A311])-1))" office:value-type="float" office:value="13">
            <text:p>13</text:p>
          </table:table-cell>
          <table:table-cell table:formula="of:=VALUE(MID([Entrada.A311];SEARCH(&quot;,&quot;;[Entrada.A311])+1;100))" office:value-type="float" office:value="18">
            <text:p>18</text:p>
          </table:table-cell>
          <table:table-cell table:formula="of:=[Entrada.B311]"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formula="of:=VALUE(LEFT([Entrada.A312];SEARCH(&quot;,&quot;;[Entrada.A312])-1))" office:value-type="float" office:value="38">
            <text:p>38</text:p>
          </table:table-cell>
          <table:table-cell table:formula="of:=VALUE(MID([Entrada.A312];SEARCH(&quot;,&quot;;[Entrada.A312])+1;100))" office:value-type="float" office:value="26">
            <text:p>26</text:p>
          </table:table-cell>
          <table:table-cell table:formula="of:=[Entrada.B312]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formula="of:=VALUE(LEFT([Entrada.A313];SEARCH(&quot;,&quot;;[Entrada.A313])-1))" office:value-type="float" office:value="28">
            <text:p>28</text:p>
          </table:table-cell>
          <table:table-cell table:formula="of:=VALUE(MID([Entrada.A313];SEARCH(&quot;,&quot;;[Entrada.A313])+1;100))" office:value-type="float" office:value="4">
            <text:p>4</text:p>
          </table:table-cell>
          <table:table-cell table:formula="of:=[Entrada.B313]"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formula="of:=VALUE(LEFT([Entrada.A314];SEARCH(&quot;,&quot;;[Entrada.A314])-1))" office:value-type="float" office:value="31">
            <text:p>31</text:p>
          </table:table-cell>
          <table:table-cell table:formula="of:=VALUE(MID([Entrada.A314];SEARCH(&quot;,&quot;;[Entrada.A314])+1;100))" office:value-type="float" office:value="9">
            <text:p>9</text:p>
          </table:table-cell>
          <table:table-cell table:formula="of:=[Entrada.B314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315];SEARCH(&quot;,&quot;;[Entrada.A315])-1))" office:value-type="float" office:value="40">
            <text:p>40</text:p>
          </table:table-cell>
          <table:table-cell table:formula="of:=VALUE(MID([Entrada.A315];SEARCH(&quot;,&quot;;[Entrada.A315])+1;100))" office:value-type="float" office:value="31">
            <text:p>31</text:p>
          </table:table-cell>
          <table:table-cell table:formula="of:=[Entrada.B315]"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formula="of:=VALUE(LEFT([Entrada.A316];SEARCH(&quot;,&quot;;[Entrada.A316])-1))" office:value-type="float" office:value="21">
            <text:p>21</text:p>
          </table:table-cell>
          <table:table-cell table:formula="of:=VALUE(MID([Entrada.A316];SEARCH(&quot;,&quot;;[Entrada.A316])+1;100))" office:value-type="float" office:value="35">
            <text:p>35</text:p>
          </table:table-cell>
          <table:table-cell table:formula="of:=[Entrada.B316]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formula="of:=VALUE(LEFT([Entrada.A317];SEARCH(&quot;,&quot;;[Entrada.A317])-1))" office:value-type="float" office:value="8">
            <text:p>8</text:p>
          </table:table-cell>
          <table:table-cell table:formula="of:=VALUE(MID([Entrada.A317];SEARCH(&quot;,&quot;;[Entrada.A317])+1;100))" office:value-type="float" office:value="40">
            <text:p>40</text:p>
          </table:table-cell>
          <table:table-cell table:formula="of:=[Entrada.B317]" office:value-type="float" office:value="16">
            <text:p>16</text:p>
          </table:table-cell>
          <table:table-cell table:number-columns-repeated="1021"/>
        </table:table-row>
        <table:table-row table:style-name="ro2">
          <table:table-cell table:formula="of:=VALUE(LEFT([Entrada.A318];SEARCH(&quot;,&quot;;[Entrada.A318])-1))" office:value-type="float" office:value="7">
            <text:p>7</text:p>
          </table:table-cell>
          <table:table-cell table:formula="of:=VALUE(MID([Entrada.A318];SEARCH(&quot;,&quot;;[Entrada.A318])+1;100))" office:value-type="float" office:value="16">
            <text:p>16</text:p>
          </table:table-cell>
          <table:table-cell table:formula="of:=[Entrada.B318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formula="of:=VALUE(LEFT([Entrada.A319];SEARCH(&quot;,&quot;;[Entrada.A319])-1))" office:value-type="float" office:value="29">
            <text:p>29</text:p>
          </table:table-cell>
          <table:table-cell table:formula="of:=VALUE(MID([Entrada.A319];SEARCH(&quot;,&quot;;[Entrada.A319])+1;100))" office:value-type="float" office:value="35">
            <text:p>35</text:p>
          </table:table-cell>
          <table:table-cell table:formula="of:=[Entrada.B319]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formula="of:=VALUE(LEFT([Entrada.A320];SEARCH(&quot;,&quot;;[Entrada.A320])-1))" office:value-type="float" office:value="16">
            <text:p>16</text:p>
          </table:table-cell>
          <table:table-cell table:formula="of:=VALUE(MID([Entrada.A320];SEARCH(&quot;,&quot;;[Entrada.A320])+1;100))" office:value-type="float" office:value="24">
            <text:p>24</text:p>
          </table:table-cell>
          <table:table-cell table:formula="of:=[Entrada.B320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321];SEARCH(&quot;,&quot;;[Entrada.A321])-1))" office:value-type="float" office:value="22">
            <text:p>22</text:p>
          </table:table-cell>
          <table:table-cell table:formula="of:=VALUE(MID([Entrada.A321];SEARCH(&quot;,&quot;;[Entrada.A321])+1;100))" office:value-type="float" office:value="2">
            <text:p>2</text:p>
          </table:table-cell>
          <table:table-cell table:formula="of:=[Entrada.B321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322];SEARCH(&quot;,&quot;;[Entrada.A322])-1))" office:value-type="float" office:value="34">
            <text:p>34</text:p>
          </table:table-cell>
          <table:table-cell table:formula="of:=VALUE(MID([Entrada.A322];SEARCH(&quot;,&quot;;[Entrada.A322])+1;100))" office:value-type="float" office:value="1">
            <text:p>1</text:p>
          </table:table-cell>
          <table:table-cell table:formula="of:=[Entrada.B322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323];SEARCH(&quot;,&quot;;[Entrada.A323])-1))" office:value-type="float" office:value="24">
            <text:p>24</text:p>
          </table:table-cell>
          <table:table-cell table:formula="of:=VALUE(MID([Entrada.A323];SEARCH(&quot;,&quot;;[Entrada.A323])+1;100))" office:value-type="float" office:value="23">
            <text:p>23</text:p>
          </table:table-cell>
          <table:table-cell table:formula="of:=[Entrada.B323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324];SEARCH(&quot;,&quot;;[Entrada.A324])-1))" office:value-type="float" office:value="10">
            <text:p>10</text:p>
          </table:table-cell>
          <table:table-cell table:formula="of:=VALUE(MID([Entrada.A324];SEARCH(&quot;,&quot;;[Entrada.A324])+1;100))" office:value-type="float" office:value="22">
            <text:p>22</text:p>
          </table:table-cell>
          <table:table-cell table:formula="of:=[Entrada.B324]" office:value-type="float" office:value="16">
            <text:p>16</text:p>
          </table:table-cell>
          <table:table-cell table:number-columns-repeated="1021"/>
        </table:table-row>
        <table:table-row table:style-name="ro2">
          <table:table-cell table:formula="of:=VALUE(LEFT([Entrada.A325];SEARCH(&quot;,&quot;;[Entrada.A325])-1))" office:value-type="float" office:value="13">
            <text:p>13</text:p>
          </table:table-cell>
          <table:table-cell table:formula="of:=VALUE(MID([Entrada.A325];SEARCH(&quot;,&quot;;[Entrada.A325])+1;100))" office:value-type="float" office:value="11">
            <text:p>11</text:p>
          </table:table-cell>
          <table:table-cell table:formula="of:=[Entrada.B325]"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formula="of:=VALUE(LEFT([Entrada.A326];SEARCH(&quot;,&quot;;[Entrada.A326])-1))" office:value-type="float" office:value="3">
            <text:p>3</text:p>
          </table:table-cell>
          <table:table-cell table:formula="of:=VALUE(MID([Entrada.A326];SEARCH(&quot;,&quot;;[Entrada.A326])+1;100))" office:value-type="float" office:value="13">
            <text:p>13</text:p>
          </table:table-cell>
          <table:table-cell table:formula="of:=[Entrada.B326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formula="of:=VALUE(LEFT([Entrada.A327];SEARCH(&quot;,&quot;;[Entrada.A327])-1))" office:value-type="float" office:value="1">
            <text:p>1</text:p>
          </table:table-cell>
          <table:table-cell table:formula="of:=VALUE(MID([Entrada.A327];SEARCH(&quot;,&quot;;[Entrada.A327])+1;100))" office:value-type="float" office:value="39">
            <text:p>39</text:p>
          </table:table-cell>
          <table:table-cell table:formula="of:=[Entrada.B327]"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formula="of:=VALUE(LEFT([Entrada.A328];SEARCH(&quot;,&quot;;[Entrada.A328])-1))" office:value-type="float" office:value="40">
            <text:p>40</text:p>
          </table:table-cell>
          <table:table-cell table:formula="of:=VALUE(MID([Entrada.A328];SEARCH(&quot;,&quot;;[Entrada.A328])+1;100))" office:value-type="float" office:value="6">
            <text:p>6</text:p>
          </table:table-cell>
          <table:table-cell table:formula="of:=[Entrada.B328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329];SEARCH(&quot;,&quot;;[Entrada.A329])-1))" office:value-type="float" office:value="4">
            <text:p>4</text:p>
          </table:table-cell>
          <table:table-cell table:formula="of:=VALUE(MID([Entrada.A329];SEARCH(&quot;,&quot;;[Entrada.A329])+1;100))" office:value-type="float" office:value="20">
            <text:p>20</text:p>
          </table:table-cell>
          <table:table-cell table:formula="of:=[Entrada.B329]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formula="of:=VALUE(LEFT([Entrada.A330];SEARCH(&quot;,&quot;;[Entrada.A330])-1))" office:value-type="float" office:value="7">
            <text:p>7</text:p>
          </table:table-cell>
          <table:table-cell table:formula="of:=VALUE(MID([Entrada.A330];SEARCH(&quot;,&quot;;[Entrada.A330])+1;100))" office:value-type="float" office:value="9">
            <text:p>9</text:p>
          </table:table-cell>
          <table:table-cell table:formula="of:=[Entrada.B330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331];SEARCH(&quot;,&quot;;[Entrada.A331])-1))" office:value-type="float" office:value="16">
            <text:p>16</text:p>
          </table:table-cell>
          <table:table-cell table:formula="of:=VALUE(MID([Entrada.A331];SEARCH(&quot;,&quot;;[Entrada.A331])+1;100))" office:value-type="float" office:value="31">
            <text:p>31</text:p>
          </table:table-cell>
          <table:table-cell table:formula="of:=[Entrada.B331]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formula="of:=VALUE(LEFT([Entrada.A332];SEARCH(&quot;,&quot;;[Entrada.A332])-1))" office:value-type="float" office:value="22">
            <text:p>22</text:p>
          </table:table-cell>
          <table:table-cell table:formula="of:=VALUE(MID([Entrada.A332];SEARCH(&quot;,&quot;;[Entrada.A332])+1;100))" office:value-type="float" office:value="5">
            <text:p>5</text:p>
          </table:table-cell>
          <table:table-cell table:formula="of:=[Entrada.B332]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formula="of:=VALUE(LEFT([Entrada.A333];SEARCH(&quot;,&quot;;[Entrada.A333])-1))" office:value-type="float" office:value="34">
            <text:p>34</text:p>
          </table:table-cell>
          <table:table-cell table:formula="of:=VALUE(MID([Entrada.A333];SEARCH(&quot;,&quot;;[Entrada.A333])+1;100))" office:value-type="float" office:value="24">
            <text:p>24</text:p>
          </table:table-cell>
          <table:table-cell table:formula="of:=[Entrada.B333]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formula="of:=VALUE(LEFT([Entrada.A334];SEARCH(&quot;,&quot;;[Entrada.A334])-1))" office:value-type="float" office:value="24">
            <text:p>24</text:p>
          </table:table-cell>
          <table:table-cell table:formula="of:=VALUE(MID([Entrada.A334];SEARCH(&quot;,&quot;;[Entrada.A334])+1;100))" office:value-type="float" office:value="30">
            <text:p>30</text:p>
          </table:table-cell>
          <table:table-cell table:formula="of:=[Entrada.B334]"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formula="of:=VALUE(LEFT([Entrada.A335];SEARCH(&quot;,&quot;;[Entrada.A335])-1))" office:value-type="float" office:value="10">
            <text:p>10</text:p>
          </table:table-cell>
          <table:table-cell table:formula="of:=VALUE(MID([Entrada.A335];SEARCH(&quot;,&quot;;[Entrada.A335])+1;100))" office:value-type="float" office:value="17">
            <text:p>17</text:p>
          </table:table-cell>
          <table:table-cell table:formula="of:=[Entrada.B335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336];SEARCH(&quot;,&quot;;[Entrada.A336])-1))" office:value-type="float" office:value="28">
            <text:p>28</text:p>
          </table:table-cell>
          <table:table-cell table:formula="of:=VALUE(MID([Entrada.A336];SEARCH(&quot;,&quot;;[Entrada.A336])+1;100))" office:value-type="float" office:value="26">
            <text:p>26</text:p>
          </table:table-cell>
          <table:table-cell table:formula="of:=[Entrada.B336]"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formula="of:=VALUE(LEFT([Entrada.A337];SEARCH(&quot;,&quot;;[Entrada.A337])-1))" office:value-type="float" office:value="40">
            <text:p>40</text:p>
          </table:table-cell>
          <table:table-cell table:formula="of:=VALUE(MID([Entrada.A337];SEARCH(&quot;,&quot;;[Entrada.A337])+1;100))" office:value-type="float" office:value="13">
            <text:p>13</text:p>
          </table:table-cell>
          <table:table-cell table:formula="of:=[Entrada.B337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338];SEARCH(&quot;,&quot;;[Entrada.A338])-1))" office:value-type="float" office:value="4">
            <text:p>4</text:p>
          </table:table-cell>
          <table:table-cell table:formula="of:=VALUE(MID([Entrada.A338];SEARCH(&quot;,&quot;;[Entrada.A338])+1;100))" office:value-type="float" office:value="19">
            <text:p>19</text:p>
          </table:table-cell>
          <table:table-cell table:formula="of:=[Entrada.B338]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formula="of:=VALUE(LEFT([Entrada.A339];SEARCH(&quot;,&quot;;[Entrada.A339])-1))" office:value-type="float" office:value="7">
            <text:p>7</text:p>
          </table:table-cell>
          <table:table-cell table:formula="of:=VALUE(MID([Entrada.A339];SEARCH(&quot;,&quot;;[Entrada.A339])+1;100))" office:value-type="float" office:value="6">
            <text:p>6</text:p>
          </table:table-cell>
          <table:table-cell table:formula="of:=[Entrada.B339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340];SEARCH(&quot;,&quot;;[Entrada.A340])-1))" office:value-type="float" office:value="16">
            <text:p>16</text:p>
          </table:table-cell>
          <table:table-cell table:formula="of:=VALUE(MID([Entrada.A340];SEARCH(&quot;,&quot;;[Entrada.A340])+1;100))" office:value-type="float" office:value="22">
            <text:p>22</text:p>
          </table:table-cell>
          <table:table-cell table:formula="of:=[Entrada.B340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formula="of:=VALUE(LEFT([Entrada.A341];SEARCH(&quot;,&quot;;[Entrada.A341])-1))" office:value-type="float" office:value="12">
            <text:p>12</text:p>
          </table:table-cell>
          <table:table-cell table:formula="of:=VALUE(MID([Entrada.A341];SEARCH(&quot;,&quot;;[Entrada.A341])+1;100))" office:value-type="float" office:value="34">
            <text:p>34</text:p>
          </table:table-cell>
          <table:table-cell table:formula="of:=[Entrada.B341]" office:value-type="float" office:value="24">
            <text:p>24</text:p>
          </table:table-cell>
          <table:table-cell table:number-columns-repeated="1021"/>
        </table:table-row>
        <table:table-row table:style-name="ro2">
          <table:table-cell table:formula="of:=VALUE(LEFT([Entrada.A342];SEARCH(&quot;,&quot;;[Entrada.A342])-1))" office:value-type="float" office:value="34">
            <text:p>34</text:p>
          </table:table-cell>
          <table:table-cell table:formula="of:=VALUE(MID([Entrada.A342];SEARCH(&quot;,&quot;;[Entrada.A342])+1;100))" office:value-type="float" office:value="19">
            <text:p>19</text:p>
          </table:table-cell>
          <table:table-cell table:formula="of:=[Entrada.B342]"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formula="of:=VALUE(LEFT([Entrada.A343];SEARCH(&quot;,&quot;;[Entrada.A343])-1))" office:value-type="float" office:value="37">
            <text:p>37</text:p>
          </table:table-cell>
          <table:table-cell table:formula="of:=VALUE(MID([Entrada.A343];SEARCH(&quot;,&quot;;[Entrada.A343])+1;100))" office:value-type="float" office:value="38">
            <text:p>38</text:p>
          </table:table-cell>
          <table:table-cell table:formula="of:=[Entrada.B343]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formula="of:=VALUE(LEFT([Entrada.A344];SEARCH(&quot;,&quot;;[Entrada.A344])-1))" office:value-type="float" office:value="10">
            <text:p>10</text:p>
          </table:table-cell>
          <table:table-cell table:formula="of:=VALUE(MID([Entrada.A344];SEARCH(&quot;,&quot;;[Entrada.A344])+1;100))" office:value-type="float" office:value="24">
            <text:p>24</text:p>
          </table:table-cell>
          <table:table-cell table:formula="of:=[Entrada.B344]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formula="of:=VALUE(LEFT([Entrada.A345];SEARCH(&quot;,&quot;;[Entrada.A345])-1))" office:value-type="float" office:value="38">
            <text:p>38</text:p>
          </table:table-cell>
          <table:table-cell table:formula="of:=VALUE(MID([Entrada.A345];SEARCH(&quot;,&quot;;[Entrada.A345])+1;100))" office:value-type="float" office:value="15">
            <text:p>15</text:p>
          </table:table-cell>
          <table:table-cell table:formula="of:=[Entrada.B345]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formula="of:=VALUE(LEFT([Entrada.A346];SEARCH(&quot;,&quot;;[Entrada.A346])-1))" office:value-type="float" office:value="25">
            <text:p>25</text:p>
          </table:table-cell>
          <table:table-cell table:formula="of:=VALUE(MID([Entrada.A346];SEARCH(&quot;,&quot;;[Entrada.A346])+1;100))" office:value-type="float" office:value="10">
            <text:p>10</text:p>
          </table:table-cell>
          <table:table-cell table:formula="of:=[Entrada.B346]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formula="of:=VALUE(LEFT([Entrada.A347];SEARCH(&quot;,&quot;;[Entrada.A347])-1))" office:value-type="float" office:value="28">
            <text:p>28</text:p>
          </table:table-cell>
          <table:table-cell table:formula="of:=VALUE(MID([Entrada.A347];SEARCH(&quot;,&quot;;[Entrada.A347])+1;100))" office:value-type="float" office:value="17">
            <text:p>17</text:p>
          </table:table-cell>
          <table:table-cell table:formula="of:=[Entrada.B347]"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formula="of:=VALUE(LEFT([Entrada.A348];SEARCH(&quot;,&quot;;[Entrada.A348])-1))" office:value-type="float" office:value="4">
            <text:p>4</text:p>
          </table:table-cell>
          <table:table-cell table:formula="of:=VALUE(MID([Entrada.A348];SEARCH(&quot;,&quot;;[Entrada.A348])+1;100))" office:value-type="float" office:value="26">
            <text:p>26</text:p>
          </table:table-cell>
          <table:table-cell table:formula="of:=[Entrada.B348]"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formula="of:=VALUE(LEFT([Entrada.A349];SEARCH(&quot;,&quot;;[Entrada.A349])-1))" office:value-type="float" office:value="29">
            <text:p>29</text:p>
          </table:table-cell>
          <table:table-cell table:formula="of:=VALUE(MID([Entrada.A349];SEARCH(&quot;,&quot;;[Entrada.A349])+1;100))" office:value-type="float" office:value="14">
            <text:p>14</text:p>
          </table:table-cell>
          <table:table-cell table:formula="of:=[Entrada.B349]"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formula="of:=VALUE(LEFT([Entrada.A350];SEARCH(&quot;,&quot;;[Entrada.A350])-1))" office:value-type="float" office:value="16">
            <text:p>16</text:p>
          </table:table-cell>
          <table:table-cell table:formula="of:=VALUE(MID([Entrada.A350];SEARCH(&quot;,&quot;;[Entrada.A350])+1;100))" office:value-type="float" office:value="13">
            <text:p>13</text:p>
          </table:table-cell>
          <table:table-cell table:formula="of:=[Entrada.B350]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formula="of:=VALUE(LEFT([Entrada.A351];SEARCH(&quot;,&quot;;[Entrada.A351])-1))" office:value-type="float" office:value="19">
            <text:p>19</text:p>
          </table:table-cell>
          <table:table-cell table:formula="of:=VALUE(MID([Entrada.A351];SEARCH(&quot;,&quot;;[Entrada.A351])+1;100))" office:value-type="float" office:value="8">
            <text:p>8</text:p>
          </table:table-cell>
          <table:table-cell table:formula="of:=[Entrada.B351]" office:value-type="float" office:value="16">
            <text:p>16</text:p>
          </table:table-cell>
          <table:table-cell table:number-columns-repeated="1021"/>
        </table:table-row>
        <table:table-row table:style-name="ro2">
          <table:table-cell table:formula="of:=VALUE(LEFT([Entrada.A352];SEARCH(&quot;,&quot;;[Entrada.A352])-1))" office:value-type="float" office:value="5">
            <text:p>5</text:p>
          </table:table-cell>
          <table:table-cell table:formula="of:=VALUE(MID([Entrada.A352];SEARCH(&quot;,&quot;;[Entrada.A352])+1;100))" office:value-type="float" office:value="37">
            <text:p>37</text:p>
          </table:table-cell>
          <table:table-cell table:formula="of:=[Entrada.B352]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formula="of:=VALUE(LEFT([Entrada.A353];SEARCH(&quot;,&quot;;[Entrada.A353])-1))" office:value-type="float" office:value="9">
            <text:p>9</text:p>
          </table:table-cell>
          <table:table-cell table:formula="of:=VALUE(MID([Entrada.A353];SEARCH(&quot;,&quot;;[Entrada.A353])+1;100))" office:value-type="float" office:value="34">
            <text:p>34</text:p>
          </table:table-cell>
          <table:table-cell table:formula="of:=[Entrada.B353]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formula="of:=VALUE(LEFT([Entrada.A354];SEARCH(&quot;,&quot;;[Entrada.A354])-1))" office:value-type="float" office:value="23">
            <text:p>23</text:p>
          </table:table-cell>
          <table:table-cell table:formula="of:=VALUE(MID([Entrada.A354];SEARCH(&quot;,&quot;;[Entrada.A354])+1;100))" office:value-type="float" office:value="12">
            <text:p>12</text:p>
          </table:table-cell>
          <table:table-cell table:formula="of:=[Entrada.B354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formula="of:=VALUE(LEFT([Entrada.A355];SEARCH(&quot;,&quot;;[Entrada.A355])-1))" office:value-type="float" office:value="38">
            <text:p>38</text:p>
          </table:table-cell>
          <table:table-cell table:formula="of:=VALUE(MID([Entrada.A355];SEARCH(&quot;,&quot;;[Entrada.A355])+1;100))" office:value-type="float" office:value="6">
            <text:p>6</text:p>
          </table:table-cell>
          <table:table-cell table:formula="of:=[Entrada.B355]"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formula="of:=VALUE(LEFT([Entrada.A356];SEARCH(&quot;,&quot;;[Entrada.A356])-1))" office:value-type="float" office:value="25">
            <text:p>25</text:p>
          </table:table-cell>
          <table:table-cell table:formula="of:=VALUE(MID([Entrada.A356];SEARCH(&quot;,&quot;;[Entrada.A356])+1;100))" office:value-type="float" office:value="19">
            <text:p>19</text:p>
          </table:table-cell>
          <table:table-cell table:formula="of:=[Entrada.B356]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formula="of:=VALUE(LEFT([Entrada.A357];SEARCH(&quot;,&quot;;[Entrada.A357])-1))" office:value-type="float" office:value="4">
            <text:p>4</text:p>
          </table:table-cell>
          <table:table-cell table:formula="of:=VALUE(MID([Entrada.A357];SEARCH(&quot;,&quot;;[Entrada.A357])+1;100))" office:value-type="float" office:value="1">
            <text:p>1</text:p>
          </table:table-cell>
          <table:table-cell table:formula="of:=[Entrada.B357]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formula="of:=VALUE(LEFT([Entrada.A358];SEARCH(&quot;,&quot;;[Entrada.A358])-1))" office:value-type="float" office:value="16">
            <text:p>16</text:p>
          </table:table-cell>
          <table:table-cell table:formula="of:=VALUE(MID([Entrada.A358];SEARCH(&quot;,&quot;;[Entrada.A358])+1;100))" office:value-type="float" office:value="4">
            <text:p>4</text:p>
          </table:table-cell>
          <table:table-cell table:formula="of:=[Entrada.B358]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formula="of:=VALUE(LEFT([Entrada.A359];SEARCH(&quot;,&quot;;[Entrada.A359])-1))" office:value-type="float" office:value="19">
            <text:p>19</text:p>
          </table:table-cell>
          <table:table-cell table:formula="of:=VALUE(MID([Entrada.A359];SEARCH(&quot;,&quot;;[Entrada.A359])+1;100))" office:value-type="float" office:value="17">
            <text:p>17</text:p>
          </table:table-cell>
          <table:table-cell table:formula="of:=[Entrada.B359]"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formula="of:=VALUE(LEFT([Entrada.A360];SEARCH(&quot;,&quot;;[Entrada.A360])-1))" office:value-type="float" office:value="34">
            <text:p>34</text:p>
          </table:table-cell>
          <table:table-cell table:formula="of:=VALUE(MID([Entrada.A360];SEARCH(&quot;,&quot;;[Entrada.A360])+1;100))" office:value-type="float" office:value="37">
            <text:p>37</text:p>
          </table:table-cell>
          <table:table-cell table:formula="of:=[Entrada.B360]" office:value-type="float" office:value="13">
            <text:p>13</text:p>
          </table:table-cell>
          <table:table-cell table:number-columns-repeated="1021"/>
        </table:table-row>
        <table:table-row table:style-name="ro2">
          <table:table-cell table:formula="of:=VALUE(LEFT([Entrada.A361];SEARCH(&quot;,&quot;;[Entrada.A361])-1))" office:value-type="float" office:value="17">
            <text:p>17</text:p>
          </table:table-cell>
          <table:table-cell table:formula="of:=VALUE(MID([Entrada.A361];SEARCH(&quot;,&quot;;[Entrada.A361])+1;100))" office:value-type="float" office:value="27">
            <text:p>27</text:p>
          </table:table-cell>
          <table:table-cell table:formula="of:=[Entrada.B361]" office:value-type="float" office:value="13">
            <text:p>13</text:p>
          </table:table-cell>
          <table:table-cell table:number-columns-repeated="1021"/>
        </table:table-row>
        <table:table-row table:style-name="ro2">
          <table:table-cell table:formula="of:=VALUE(LEFT([Entrada.A362];SEARCH(&quot;,&quot;;[Entrada.A362])-1))" office:value-type="float" office:value="37">
            <text:p>37</text:p>
          </table:table-cell>
          <table:table-cell table:formula="of:=VALUE(MID([Entrada.A362];SEARCH(&quot;,&quot;;[Entrada.A362])+1;100))" office:value-type="float" office:value="40">
            <text:p>40</text:p>
          </table:table-cell>
          <table:table-cell table:formula="of:=[Entrada.B362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363];SEARCH(&quot;,&quot;;[Entrada.A363])-1))" office:value-type="float" office:value="23">
            <text:p>23</text:p>
          </table:table-cell>
          <table:table-cell table:formula="of:=VALUE(MID([Entrada.A363];SEARCH(&quot;,&quot;;[Entrada.A363])+1;100))" office:value-type="float" office:value="5">
            <text:p>5</text:p>
          </table:table-cell>
          <table:table-cell table:formula="of:=[Entrada.B363]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formula="of:=VALUE(LEFT([Entrada.A364];SEARCH(&quot;,&quot;;[Entrada.A364])-1))" office:value-type="float" office:value="35">
            <text:p>35</text:p>
          </table:table-cell>
          <table:table-cell table:formula="of:=VALUE(MID([Entrada.A364];SEARCH(&quot;,&quot;;[Entrada.A364])+1;100))" office:value-type="float" office:value="30">
            <text:p>30</text:p>
          </table:table-cell>
          <table:table-cell table:formula="of:=[Entrada.B364]"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formula="of:=VALUE(LEFT([Entrada.A365];SEARCH(&quot;,&quot;;[Entrada.A365])-1))" office:value-type="float" office:value="1">
            <text:p>1</text:p>
          </table:table-cell>
          <table:table-cell table:formula="of:=VALUE(MID([Entrada.A365];SEARCH(&quot;,&quot;;[Entrada.A365])+1;100))" office:value-type="float" office:value="3">
            <text:p>3</text:p>
          </table:table-cell>
          <table:table-cell table:formula="of:=[Entrada.B365]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formula="of:=VALUE(LEFT([Entrada.A366];SEARCH(&quot;,&quot;;[Entrada.A366])-1))" office:value-type="float" office:value="39">
            <text:p>39</text:p>
          </table:table-cell>
          <table:table-cell table:formula="of:=VALUE(MID([Entrada.A366];SEARCH(&quot;,&quot;;[Entrada.A366])+1;100))" office:value-type="float" office:value="26">
            <text:p>26</text:p>
          </table:table-cell>
          <table:table-cell table:formula="of:=[Entrada.B366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367];SEARCH(&quot;,&quot;;[Entrada.A367])-1))" office:value-type="float" office:value="4">
            <text:p>4</text:p>
          </table:table-cell>
          <table:table-cell table:formula="of:=VALUE(MID([Entrada.A367];SEARCH(&quot;,&quot;;[Entrada.A367])+1;100))" office:value-type="float" office:value="8">
            <text:p>8</text:p>
          </table:table-cell>
          <table:table-cell table:formula="of:=[Entrada.B367]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formula="of:=VALUE(LEFT([Entrada.A368];SEARCH(&quot;,&quot;;[Entrada.A368])-1))" office:value-type="float" office:value="19">
            <text:p>19</text:p>
          </table:table-cell>
          <table:table-cell table:formula="of:=VALUE(MID([Entrada.A368];SEARCH(&quot;,&quot;;[Entrada.A368])+1;100))" office:value-type="float" office:value="22">
            <text:p>22</text:p>
          </table:table-cell>
          <table:table-cell table:formula="of:=[Entrada.B368]"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formula="of:=VALUE(LEFT([Entrada.A369];SEARCH(&quot;,&quot;;[Entrada.A369])-1))" office:value-type="float" office:value="2">
            <text:p>2</text:p>
          </table:table-cell>
          <table:table-cell table:formula="of:=VALUE(MID([Entrada.A369];SEARCH(&quot;,&quot;;[Entrada.A369])+1;100))" office:value-type="float" office:value="34">
            <text:p>34</text:p>
          </table:table-cell>
          <table:table-cell table:formula="of:=[Entrada.B369]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formula="of:=VALUE(LEFT([Entrada.A370];SEARCH(&quot;,&quot;;[Entrada.A370])-1))" office:value-type="float" office:value="22">
            <text:p>22</text:p>
          </table:table-cell>
          <table:table-cell table:formula="of:=VALUE(MID([Entrada.A370];SEARCH(&quot;,&quot;;[Entrada.A370])+1;100))" office:value-type="float" office:value="33">
            <text:p>33</text:p>
          </table:table-cell>
          <table:table-cell table:formula="of:=[Entrada.B370]"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formula="of:=VALUE(LEFT([Entrada.A371];SEARCH(&quot;,&quot;;[Entrada.A371])-1))" office:value-type="float" office:value="5">
            <text:p>5</text:p>
          </table:table-cell>
          <table:table-cell table:formula="of:=VALUE(MID([Entrada.A371];SEARCH(&quot;,&quot;;[Entrada.A371])+1;100))" office:value-type="float" office:value="23">
            <text:p>23</text:p>
          </table:table-cell>
          <table:table-cell table:formula="of:=[Entrada.B371]" office:value-type="float" office:value="17">
            <text:p>17</text:p>
          </table:table-cell>
          <table:table-cell table:number-columns-repeated="1021"/>
        </table:table-row>
        <table:table-row table:style-name="ro2">
          <table:table-cell table:formula="of:=VALUE(LEFT([Entrada.A372];SEARCH(&quot;,&quot;;[Entrada.A372])-1))" office:value-type="float" office:value="17">
            <text:p>17</text:p>
          </table:table-cell>
          <table:table-cell table:formula="of:=VALUE(MID([Entrada.A372];SEARCH(&quot;,&quot;;[Entrada.A372])+1;100))" office:value-type="float" office:value="28">
            <text:p>28</text:p>
          </table:table-cell>
          <table:table-cell table:formula="of:=[Entrada.B372]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formula="of:=VALUE(LEFT([Entrada.A373];SEARCH(&quot;,&quot;;[Entrada.A373])-1))" office:value-type="float" office:value="23">
            <text:p>23</text:p>
          </table:table-cell>
          <table:table-cell table:formula="of:=VALUE(MID([Entrada.A373];SEARCH(&quot;,&quot;;[Entrada.A373])+1;100))" office:value-type="float" office:value="2">
            <text:p>2</text:p>
          </table:table-cell>
          <table:table-cell table:formula="of:=[Entrada.B373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374];SEARCH(&quot;,&quot;;[Entrada.A374])-1))" office:value-type="float" office:value="13">
            <text:p>13</text:p>
          </table:table-cell>
          <table:table-cell table:formula="of:=VALUE(MID([Entrada.A374];SEARCH(&quot;,&quot;;[Entrada.A374])+1;100))" office:value-type="float" office:value="40">
            <text:p>40</text:p>
          </table:table-cell>
          <table:table-cell table:formula="of:=[Entrada.B374]"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formula="of:=VALUE(LEFT([Entrada.A375];SEARCH(&quot;,&quot;;[Entrada.A375])-1))" office:value-type="float" office:value="25">
            <text:p>25</text:p>
          </table:table-cell>
          <table:table-cell table:formula="of:=VALUE(MID([Entrada.A375];SEARCH(&quot;,&quot;;[Entrada.A375])+1;100))" office:value-type="float" office:value="29">
            <text:p>29</text:p>
          </table:table-cell>
          <table:table-cell table:formula="of:=[Entrada.B375]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formula="of:=VALUE(LEFT([Entrada.A376];SEARCH(&quot;,&quot;;[Entrada.A376])-1))" office:value-type="float" office:value="11">
            <text:p>11</text:p>
          </table:table-cell>
          <table:table-cell table:formula="of:=VALUE(MID([Entrada.A376];SEARCH(&quot;,&quot;;[Entrada.A376])+1;100))" office:value-type="float" office:value="30">
            <text:p>30</text:p>
          </table:table-cell>
          <table:table-cell table:formula="of:=[Entrada.B376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377];SEARCH(&quot;,&quot;;[Entrada.A377])-1))" office:value-type="float" office:value="39">
            <text:p>39</text:p>
          </table:table-cell>
          <table:table-cell table:formula="of:=VALUE(MID([Entrada.A377];SEARCH(&quot;,&quot;;[Entrada.A377])+1;100))" office:value-type="float" office:value="19">
            <text:p>19</text:p>
          </table:table-cell>
          <table:table-cell table:formula="of:=[Entrada.B377]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formula="of:=VALUE(LEFT([Entrada.A378];SEARCH(&quot;,&quot;;[Entrada.A378])-1))" office:value-type="float" office:value="29">
            <text:p>29</text:p>
          </table:table-cell>
          <table:table-cell table:formula="of:=VALUE(MID([Entrada.A378];SEARCH(&quot;,&quot;;[Entrada.A378])+1;100))" office:value-type="float" office:value="25">
            <text:p>25</text:p>
          </table:table-cell>
          <table:table-cell table:formula="of:=[Entrada.B378]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formula="of:=VALUE(LEFT([Entrada.A379];SEARCH(&quot;,&quot;;[Entrada.A379])-1))" office:value-type="float" office:value="17">
            <text:p>17</text:p>
          </table:table-cell>
          <table:table-cell table:formula="of:=VALUE(MID([Entrada.A379];SEARCH(&quot;,&quot;;[Entrada.A379])+1;100))" office:value-type="float" office:value="21">
            <text:p>21</text:p>
          </table:table-cell>
          <table:table-cell table:formula="of:=[Entrada.B379]"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formula="of:=VALUE(LEFT([Entrada.A380];SEARCH(&quot;,&quot;;[Entrada.A380])-1))" office:value-type="float" office:value="20">
            <text:p>20</text:p>
          </table:table-cell>
          <table:table-cell table:formula="of:=VALUE(MID([Entrada.A380];SEARCH(&quot;,&quot;;[Entrada.A380])+1;100))" office:value-type="float" office:value="6">
            <text:p>6</text:p>
          </table:table-cell>
          <table:table-cell table:formula="of:=[Entrada.B380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381];SEARCH(&quot;,&quot;;[Entrada.A381])-1))" office:value-type="float" office:value="23">
            <text:p>23</text:p>
          </table:table-cell>
          <table:table-cell table:formula="of:=VALUE(MID([Entrada.A381];SEARCH(&quot;,&quot;;[Entrada.A381])+1;100))" office:value-type="float" office:value="27">
            <text:p>27</text:p>
          </table:table-cell>
          <table:table-cell table:formula="of:=[Entrada.B381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382];SEARCH(&quot;,&quot;;[Entrada.A382])-1))" office:value-type="float" office:value="13">
            <text:p>13</text:p>
          </table:table-cell>
          <table:table-cell table:formula="of:=VALUE(MID([Entrada.A382];SEARCH(&quot;,&quot;;[Entrada.A382])+1;100))" office:value-type="float" office:value="33">
            <text:p>33</text:p>
          </table:table-cell>
          <table:table-cell table:formula="of:=[Entrada.B382]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formula="of:=VALUE(LEFT([Entrada.A383];SEARCH(&quot;,&quot;;[Entrada.A383])-1))" office:value-type="float" office:value="35">
            <text:p>35</text:p>
          </table:table-cell>
          <table:table-cell table:formula="of:=VALUE(MID([Entrada.A383];SEARCH(&quot;,&quot;;[Entrada.A383])+1;100))" office:value-type="float" office:value="12">
            <text:p>12</text:p>
          </table:table-cell>
          <table:table-cell table:formula="of:=[Entrada.B383]" office:value-type="float" office:value="17">
            <text:p>17</text:p>
          </table:table-cell>
          <table:table-cell table:number-columns-repeated="1021"/>
        </table:table-row>
        <table:table-row table:style-name="ro2">
          <table:table-cell table:formula="of:=VALUE(LEFT([Entrada.A384];SEARCH(&quot;,&quot;;[Entrada.A384])-1))" office:value-type="float" office:value="11">
            <text:p>11</text:p>
          </table:table-cell>
          <table:table-cell table:formula="of:=VALUE(MID([Entrada.A384];SEARCH(&quot;,&quot;;[Entrada.A384])+1;100))" office:value-type="float" office:value="23">
            <text:p>23</text:p>
          </table:table-cell>
          <table:table-cell table:formula="of:=[Entrada.B384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formula="of:=VALUE(LEFT([Entrada.A385];SEARCH(&quot;,&quot;;[Entrada.A385])-1))" office:value-type="float" office:value="36">
            <text:p>36</text:p>
          </table:table-cell>
          <table:table-cell table:formula="of:=VALUE(MID([Entrada.A385];SEARCH(&quot;,&quot;;[Entrada.A385])+1;100))" office:value-type="float" office:value="21">
            <text:p>21</text:p>
          </table:table-cell>
          <table:table-cell table:formula="of:=[Entrada.B385]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formula="of:=VALUE(LEFT([Entrada.A386];SEARCH(&quot;,&quot;;[Entrada.A386])-1))" office:value-type="float" office:value="1">
            <text:p>1</text:p>
          </table:table-cell>
          <table:table-cell table:formula="of:=VALUE(MID([Entrada.A386];SEARCH(&quot;,&quot;;[Entrada.A386])+1;100))" office:value-type="float" office:value="29">
            <text:p>29</text:p>
          </table:table-cell>
          <table:table-cell table:formula="of:=[Entrada.B386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387];SEARCH(&quot;,&quot;;[Entrada.A387])-1))" office:value-type="float" office:value="29">
            <text:p>29</text:p>
          </table:table-cell>
          <table:table-cell table:formula="of:=VALUE(MID([Entrada.A387];SEARCH(&quot;,&quot;;[Entrada.A387])+1;100))" office:value-type="float" office:value="18">
            <text:p>18</text:p>
          </table:table-cell>
          <table:table-cell table:formula="of:=[Entrada.B387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388];SEARCH(&quot;,&quot;;[Entrada.A388])-1))" office:value-type="float" office:value="15">
            <text:p>15</text:p>
          </table:table-cell>
          <table:table-cell table:formula="of:=VALUE(MID([Entrada.A388];SEARCH(&quot;,&quot;;[Entrada.A388])+1;100))" office:value-type="float" office:value="35">
            <text:p>35</text:p>
          </table:table-cell>
          <table:table-cell table:formula="of:=[Entrada.B388]"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formula="of:=VALUE(LEFT([Entrada.A389];SEARCH(&quot;,&quot;;[Entrada.A389])-1))" office:value-type="float" office:value="19">
            <text:p>19</text:p>
          </table:table-cell>
          <table:table-cell table:formula="of:=VALUE(MID([Entrada.A389];SEARCH(&quot;,&quot;;[Entrada.A389])+1;100))" office:value-type="float" office:value="36">
            <text:p>36</text:p>
          </table:table-cell>
          <table:table-cell table:formula="of:=[Entrada.B389]" office:value-type="float" office:value="13">
            <text:p>13</text:p>
          </table:table-cell>
          <table:table-cell table:number-columns-repeated="1021"/>
        </table:table-row>
        <table:table-row table:style-name="ro2">
          <table:table-cell table:formula="of:=VALUE(LEFT([Entrada.A390];SEARCH(&quot;,&quot;;[Entrada.A390])-1))" office:value-type="float" office:value="27">
            <text:p>27</text:p>
          </table:table-cell>
          <table:table-cell table:formula="of:=VALUE(MID([Entrada.A390];SEARCH(&quot;,&quot;;[Entrada.A390])+1;100))" office:value-type="float" office:value="36">
            <text:p>36</text:p>
          </table:table-cell>
          <table:table-cell table:formula="of:=[Entrada.B390]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formula="of:=VALUE(LEFT([Entrada.A391];SEARCH(&quot;,&quot;;[Entrada.A391])-1))" office:value-type="float" office:value="17">
            <text:p>17</text:p>
          </table:table-cell>
          <table:table-cell table:formula="of:=VALUE(MID([Entrada.A391];SEARCH(&quot;,&quot;;[Entrada.A391])+1;100))" office:value-type="float" office:value="14">
            <text:p>14</text:p>
          </table:table-cell>
          <table:table-cell table:formula="of:=[Entrada.B391]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formula="of:=VALUE(LEFT([Entrada.A392];SEARCH(&quot;,&quot;;[Entrada.A392])-1))" office:value-type="float" office:value="20">
            <text:p>20</text:p>
          </table:table-cell>
          <table:table-cell table:formula="of:=VALUE(MID([Entrada.A392];SEARCH(&quot;,&quot;;[Entrada.A392])+1;100))" office:value-type="float" office:value="13">
            <text:p>13</text:p>
          </table:table-cell>
          <table:table-cell table:formula="of:=[Entrada.B392]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formula="of:=VALUE(LEFT([Entrada.A393];SEARCH(&quot;,&quot;;[Entrada.A393])-1))" office:value-type="float" office:value="23">
            <text:p>23</text:p>
          </table:table-cell>
          <table:table-cell table:formula="of:=VALUE(MID([Entrada.A393];SEARCH(&quot;,&quot;;[Entrada.A393])+1;100))" office:value-type="float" office:value="16">
            <text:p>16</text:p>
          </table:table-cell>
          <table:table-cell table:formula="of:=[Entrada.B393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394];SEARCH(&quot;,&quot;;[Entrada.A394])-1))" office:value-type="float" office:value="6">
            <text:p>6</text:p>
          </table:table-cell>
          <table:table-cell table:formula="of:=VALUE(MID([Entrada.A394];SEARCH(&quot;,&quot;;[Entrada.A394])+1;100))" office:value-type="float" office:value="40">
            <text:p>40</text:p>
          </table:table-cell>
          <table:table-cell table:formula="of:=[Entrada.B394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395];SEARCH(&quot;,&quot;;[Entrada.A395])-1))" office:value-type="float" office:value="10">
            <text:p>10</text:p>
          </table:table-cell>
          <table:table-cell table:formula="of:=VALUE(MID([Entrada.A395];SEARCH(&quot;,&quot;;[Entrada.A395])+1;100))" office:value-type="float" office:value="39">
            <text:p>39</text:p>
          </table:table-cell>
          <table:table-cell table:formula="of:=[Entrada.B395]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formula="of:=VALUE(LEFT([Entrada.A396];SEARCH(&quot;,&quot;;[Entrada.A396])-1))" office:value-type="float" office:value="32">
            <text:p>32</text:p>
          </table:table-cell>
          <table:table-cell table:formula="of:=VALUE(MID([Entrada.A396];SEARCH(&quot;,&quot;;[Entrada.A396])+1;100))" office:value-type="float" office:value="24">
            <text:p>24</text:p>
          </table:table-cell>
          <table:table-cell table:formula="of:=[Entrada.B396]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formula="of:=VALUE(LEFT([Entrada.A397];SEARCH(&quot;,&quot;;[Entrada.A397])-1))" office:value-type="float" office:value="18">
            <text:p>18</text:p>
          </table:table-cell>
          <table:table-cell table:formula="of:=VALUE(MID([Entrada.A397];SEARCH(&quot;,&quot;;[Entrada.A397])+1;100))" office:value-type="float" office:value="39">
            <text:p>39</text:p>
          </table:table-cell>
          <table:table-cell table:formula="of:=[Entrada.B397]" office:value-type="float" office:value="17">
            <text:p>17</text:p>
          </table:table-cell>
          <table:table-cell table:number-columns-repeated="1021"/>
        </table:table-row>
        <table:table-row table:style-name="ro2">
          <table:table-cell table:formula="of:=VALUE(LEFT([Entrada.A398];SEARCH(&quot;,&quot;;[Entrada.A398])-1))" office:value-type="float" office:value="38">
            <text:p>38</text:p>
          </table:table-cell>
          <table:table-cell table:formula="of:=VALUE(MID([Entrada.A398];SEARCH(&quot;,&quot;;[Entrada.A398])+1;100))" office:value-type="float" office:value="34">
            <text:p>34</text:p>
          </table:table-cell>
          <table:table-cell table:formula="of:=[Entrada.B398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formula="of:=VALUE(LEFT([Entrada.A399];SEARCH(&quot;,&quot;;[Entrada.A399])-1))" office:value-type="float" office:value="14">
            <text:p>14</text:p>
          </table:table-cell>
          <table:table-cell table:formula="of:=VALUE(MID([Entrada.A399];SEARCH(&quot;,&quot;;[Entrada.A399])+1;100))" office:value-type="float" office:value="11">
            <text:p>11</text:p>
          </table:table-cell>
          <table:table-cell table:formula="of:=[Entrada.B399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400];SEARCH(&quot;,&quot;;[Entrada.A400])-1))" office:value-type="float" office:value="36">
            <text:p>36</text:p>
          </table:table-cell>
          <table:table-cell table:formula="of:=VALUE(MID([Entrada.A400];SEARCH(&quot;,&quot;;[Entrada.A400])+1;100))" office:value-type="float" office:value="28">
            <text:p>28</text:p>
          </table:table-cell>
          <table:table-cell table:formula="of:=[Entrada.B400]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formula="of:=VALUE(LEFT([Entrada.A401];SEARCH(&quot;,&quot;;[Entrada.A401])-1))" office:value-type="float" office:value="1">
            <text:p>1</text:p>
          </table:table-cell>
          <table:table-cell table:formula="of:=VALUE(MID([Entrada.A401];SEARCH(&quot;,&quot;;[Entrada.A401])+1;100))" office:value-type="float" office:value="22">
            <text:p>22</text:p>
          </table:table-cell>
          <table:table-cell table:formula="of:=[Entrada.B401]"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formula="of:=VALUE(LEFT([Entrada.A402];SEARCH(&quot;,&quot;;[Entrada.A402])-1))" office:value-type="float" office:value="39">
            <text:p>39</text:p>
          </table:table-cell>
          <table:table-cell table:formula="of:=VALUE(MID([Entrada.A402];SEARCH(&quot;,&quot;;[Entrada.A402])+1;100))" office:value-type="float" office:value="1">
            <text:p>1</text:p>
          </table:table-cell>
          <table:table-cell table:formula="of:=[Entrada.B402]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formula="of:=VALUE(LEFT([Entrada.A403];SEARCH(&quot;,&quot;;[Entrada.A403])-1))" office:value-type="float" office:value="26">
            <text:p>26</text:p>
          </table:table-cell>
          <table:table-cell table:formula="of:=VALUE(MID([Entrada.A403];SEARCH(&quot;,&quot;;[Entrada.A403])+1;100))" office:value-type="float" office:value="22">
            <text:p>22</text:p>
          </table:table-cell>
          <table:table-cell table:formula="of:=[Entrada.B403]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formula="of:=VALUE(LEFT([Entrada.A404];SEARCH(&quot;,&quot;;[Entrada.A404])-1))" office:value-type="float" office:value="15">
            <text:p>15</text:p>
          </table:table-cell>
          <table:table-cell table:formula="of:=VALUE(MID([Entrada.A404];SEARCH(&quot;,&quot;;[Entrada.A404])+1;100))" office:value-type="float" office:value="40">
            <text:p>40</text:p>
          </table:table-cell>
          <table:table-cell table:formula="of:=[Entrada.B404]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formula="of:=VALUE(LEFT([Entrada.A405];SEARCH(&quot;,&quot;;[Entrada.A405])-1))" office:value-type="float" office:value="2">
            <text:p>2</text:p>
          </table:table-cell>
          <table:table-cell table:formula="of:=VALUE(MID([Entrada.A405];SEARCH(&quot;,&quot;;[Entrada.A405])+1;100))" office:value-type="float" office:value="15">
            <text:p>15</text:p>
          </table:table-cell>
          <table:table-cell table:formula="of:=[Entrada.B405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406];SEARCH(&quot;,&quot;;[Entrada.A406])-1))" office:value-type="float" office:value="24">
            <text:p>24</text:p>
          </table:table-cell>
          <table:table-cell table:formula="of:=VALUE(MID([Entrada.A406];SEARCH(&quot;,&quot;;[Entrada.A406])+1;100))" office:value-type="float" office:value="32">
            <text:p>32</text:p>
          </table:table-cell>
          <table:table-cell table:formula="of:=[Entrada.B406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407];SEARCH(&quot;,&quot;;[Entrada.A407])-1))" office:value-type="float" office:value="5">
            <text:p>5</text:p>
          </table:table-cell>
          <table:table-cell table:formula="of:=VALUE(MID([Entrada.A407];SEARCH(&quot;,&quot;;[Entrada.A407])+1;100))" office:value-type="float" office:value="2">
            <text:p>2</text:p>
          </table:table-cell>
          <table:table-cell table:formula="of:=[Entrada.B407]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formula="of:=VALUE(LEFT([Entrada.A408];SEARCH(&quot;,&quot;;[Entrada.A408])-1))" office:value-type="float" office:value="30">
            <text:p>30</text:p>
          </table:table-cell>
          <table:table-cell table:formula="of:=VALUE(MID([Entrada.A408];SEARCH(&quot;,&quot;;[Entrada.A408])+1;100))" office:value-type="float" office:value="26">
            <text:p>26</text:p>
          </table:table-cell>
          <table:table-cell table:formula="of:=[Entrada.B408]" office:value-type="float" office:value="16">
            <text:p>16</text:p>
          </table:table-cell>
          <table:table-cell table:number-columns-repeated="1021"/>
        </table:table-row>
        <table:table-row table:style-name="ro2">
          <table:table-cell table:formula="of:=VALUE(LEFT([Entrada.A409];SEARCH(&quot;,&quot;;[Entrada.A409])-1))" office:value-type="float" office:value="17">
            <text:p>17</text:p>
          </table:table-cell>
          <table:table-cell table:formula="of:=VALUE(MID([Entrada.A409];SEARCH(&quot;,&quot;;[Entrada.A409])+1;100))" office:value-type="float" office:value="7">
            <text:p>7</text:p>
          </table:table-cell>
          <table:table-cell table:formula="of:=[Entrada.B409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formula="of:=VALUE(LEFT([Entrada.A410];SEARCH(&quot;,&quot;;[Entrada.A410])-1))" office:value-type="float" office:value="6">
            <text:p>6</text:p>
          </table:table-cell>
          <table:table-cell table:formula="of:=VALUE(MID([Entrada.A410];SEARCH(&quot;,&quot;;[Entrada.A410])+1;100))" office:value-type="float" office:value="35">
            <text:p>35</text:p>
          </table:table-cell>
          <table:table-cell table:formula="of:=[Entrada.B410]" office:value-type="float" office:value="24">
            <text:p>24</text:p>
          </table:table-cell>
          <table:table-cell table:number-columns-repeated="1021"/>
        </table:table-row>
        <table:table-row table:style-name="ro2">
          <table:table-cell table:formula="of:=VALUE(LEFT([Entrada.A411];SEARCH(&quot;,&quot;;[Entrada.A411])-1))" office:value-type="float" office:value="11">
            <text:p>11</text:p>
          </table:table-cell>
          <table:table-cell table:formula="of:=VALUE(MID([Entrada.A411];SEARCH(&quot;,&quot;;[Entrada.A411])+1;100))" office:value-type="float" office:value="5">
            <text:p>5</text:p>
          </table:table-cell>
          <table:table-cell table:formula="of:=[Entrada.B411]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formula="of:=VALUE(LEFT([Entrada.A412];SEARCH(&quot;,&quot;;[Entrada.A412])-1))" office:value-type="float" office:value="14">
            <text:p>14</text:p>
          </table:table-cell>
          <table:table-cell table:formula="of:=VALUE(MID([Entrada.A412];SEARCH(&quot;,&quot;;[Entrada.A412])+1;100))" office:value-type="float" office:value="18">
            <text:p>18</text:p>
          </table:table-cell>
          <table:table-cell table:formula="of:=[Entrada.B412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413];SEARCH(&quot;,&quot;;[Entrada.A413])-1))" office:value-type="float" office:value="36">
            <text:p>36</text:p>
          </table:table-cell>
          <table:table-cell table:formula="of:=VALUE(MID([Entrada.A413];SEARCH(&quot;,&quot;;[Entrada.A413])+1;100))" office:value-type="float" office:value="27">
            <text:p>27</text:p>
          </table:table-cell>
          <table:table-cell table:formula="of:=[Entrada.B413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414];SEARCH(&quot;,&quot;;[Entrada.A414])-1))" office:value-type="float" office:value="12">
            <text:p>12</text:p>
          </table:table-cell>
          <table:table-cell table:formula="of:=VALUE(MID([Entrada.A414];SEARCH(&quot;,&quot;;[Entrada.A414])+1;100))" office:value-type="float" office:value="28">
            <text:p>28</text:p>
          </table:table-cell>
          <table:table-cell table:formula="of:=[Entrada.B414]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formula="of:=VALUE(LEFT([Entrada.A415];SEARCH(&quot;,&quot;;[Entrada.A415])-1))" office:value-type="float" office:value="24">
            <text:p>24</text:p>
          </table:table-cell>
          <table:table-cell table:formula="of:=VALUE(MID([Entrada.A415];SEARCH(&quot;,&quot;;[Entrada.A415])+1;100))" office:value-type="float" office:value="39">
            <text:p>39</text:p>
          </table:table-cell>
          <table:table-cell table:formula="of:=[Entrada.B415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formula="of:=VALUE(LEFT([Entrada.A416];SEARCH(&quot;,&quot;;[Entrada.A416])-1))" office:value-type="float" office:value="20">
            <text:p>20</text:p>
          </table:table-cell>
          <table:table-cell table:formula="of:=VALUE(MID([Entrada.A416];SEARCH(&quot;,&quot;;[Entrada.A416])+1;100))" office:value-type="float" office:value="19">
            <text:p>19</text:p>
          </table:table-cell>
          <table:table-cell table:formula="of:=[Entrada.B416]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formula="of:=VALUE(LEFT([Entrada.A417];SEARCH(&quot;,&quot;;[Entrada.A417])-1))" office:value-type="float" office:value="6">
            <text:p>6</text:p>
          </table:table-cell>
          <table:table-cell table:formula="of:=VALUE(MID([Entrada.A417];SEARCH(&quot;,&quot;;[Entrada.A417])+1;100))" office:value-type="float" office:value="26">
            <text:p>26</text:p>
          </table:table-cell>
          <table:table-cell table:formula="of:=[Entrada.B417]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formula="of:=VALUE(LEFT([Entrada.A418];SEARCH(&quot;,&quot;;[Entrada.A418])-1))" office:value-type="float" office:value="32">
            <text:p>32</text:p>
          </table:table-cell>
          <table:table-cell table:formula="of:=VALUE(MID([Entrada.A418];SEARCH(&quot;,&quot;;[Entrada.A418])+1;100))" office:value-type="float" office:value="22">
            <text:p>22</text:p>
          </table:table-cell>
          <table:table-cell table:formula="of:=[Entrada.B418]"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formula="of:=VALUE(LEFT([Entrada.A419];SEARCH(&quot;,&quot;;[Entrada.A419])-1))" office:value-type="float" office:value="31">
            <text:p>31</text:p>
          </table:table-cell>
          <table:table-cell table:formula="of:=VALUE(MID([Entrada.A419];SEARCH(&quot;,&quot;;[Entrada.A419])+1;100))" office:value-type="float" office:value="38">
            <text:p>38</text:p>
          </table:table-cell>
          <table:table-cell table:formula="of:=[Entrada.B419]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formula="of:=VALUE(LEFT([Entrada.A420];SEARCH(&quot;,&quot;;[Entrada.A420])-1))" office:value-type="float" office:value="18">
            <text:p>18</text:p>
          </table:table-cell>
          <table:table-cell table:formula="of:=VALUE(MID([Entrada.A420];SEARCH(&quot;,&quot;;[Entrada.A420])+1;100))" office:value-type="float" office:value="25">
            <text:p>25</text:p>
          </table:table-cell>
          <table:table-cell table:formula="of:=[Entrada.B420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421];SEARCH(&quot;,&quot;;[Entrada.A421])-1))" office:value-type="float" office:value="8">
            <text:p>8</text:p>
          </table:table-cell>
          <table:table-cell table:formula="of:=VALUE(MID([Entrada.A421];SEARCH(&quot;,&quot;;[Entrada.A421])+1;100))" office:value-type="float" office:value="31">
            <text:p>31</text:p>
          </table:table-cell>
          <table:table-cell table:formula="of:=[Entrada.B421]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formula="of:=VALUE(LEFT([Entrada.A422];SEARCH(&quot;,&quot;;[Entrada.A422])-1))" office:value-type="float" office:value="33">
            <text:p>33</text:p>
          </table:table-cell>
          <table:table-cell table:formula="of:=VALUE(MID([Entrada.A422];SEARCH(&quot;,&quot;;[Entrada.A422])+1;100))" office:value-type="float" office:value="9">
            <text:p>9</text:p>
          </table:table-cell>
          <table:table-cell table:formula="of:=[Entrada.B422]"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formula="of:=VALUE(LEFT([Entrada.A423];SEARCH(&quot;,&quot;;[Entrada.A423])-1))" office:value-type="float" office:value="14">
            <text:p>14</text:p>
          </table:table-cell>
          <table:table-cell table:formula="of:=VALUE(MID([Entrada.A423];SEARCH(&quot;,&quot;;[Entrada.A423])+1;100))" office:value-type="float" office:value="21">
            <text:p>21</text:p>
          </table:table-cell>
          <table:table-cell table:formula="of:=[Entrada.B423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424];SEARCH(&quot;,&quot;;[Entrada.A424])-1))" office:value-type="float" office:value="36">
            <text:p>36</text:p>
          </table:table-cell>
          <table:table-cell table:formula="of:=VALUE(MID([Entrada.A424];SEARCH(&quot;,&quot;;[Entrada.A424])+1;100))" office:value-type="float" office:value="2">
            <text:p>2</text:p>
          </table:table-cell>
          <table:table-cell table:formula="of:=[Entrada.B424]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formula="of:=VALUE(LEFT([Entrada.A425];SEARCH(&quot;,&quot;;[Entrada.A425])-1))" office:value-type="float" office:value="26">
            <text:p>26</text:p>
          </table:table-cell>
          <table:table-cell table:formula="of:=VALUE(MID([Entrada.A425];SEARCH(&quot;,&quot;;[Entrada.A425])+1;100))" office:value-type="float" office:value="24">
            <text:p>24</text:p>
          </table:table-cell>
          <table:table-cell table:formula="of:=[Entrada.B425]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formula="of:=VALUE(LEFT([Entrada.A426];SEARCH(&quot;,&quot;;[Entrada.A426])-1))" office:value-type="float" office:value="27">
            <text:p>27</text:p>
          </table:table-cell>
          <table:table-cell table:formula="of:=VALUE(MID([Entrada.A426];SEARCH(&quot;,&quot;;[Entrada.A426])+1;100))" office:value-type="float" office:value="11">
            <text:p>11</text:p>
          </table:table-cell>
          <table:table-cell table:formula="of:=[Entrada.B426]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formula="of:=VALUE(LEFT([Entrada.A427];SEARCH(&quot;,&quot;;[Entrada.A427])-1))" office:value-type="float" office:value="30">
            <text:p>30</text:p>
          </table:table-cell>
          <table:table-cell table:formula="of:=VALUE(MID([Entrada.A427];SEARCH(&quot;,&quot;;[Entrada.A427])+1;100))" office:value-type="float" office:value="4">
            <text:p>4</text:p>
          </table:table-cell>
          <table:table-cell table:formula="of:=[Entrada.B427]"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formula="of:=VALUE(LEFT([Entrada.A428];SEARCH(&quot;,&quot;;[Entrada.A428])-1))" office:value-type="float" office:value="20">
            <text:p>20</text:p>
          </table:table-cell>
          <table:table-cell table:formula="of:=VALUE(MID([Entrada.A428];SEARCH(&quot;,&quot;;[Entrada.A428])+1;100))" office:value-type="float" office:value="26">
            <text:p>26</text:p>
          </table:table-cell>
          <table:table-cell table:formula="of:=[Entrada.B428]"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formula="of:=VALUE(LEFT([Entrada.A429];SEARCH(&quot;,&quot;;[Entrada.A429])-1))" office:value-type="float" office:value="3">
            <text:p>3</text:p>
          </table:table-cell>
          <table:table-cell table:formula="of:=VALUE(MID([Entrada.A429];SEARCH(&quot;,&quot;;[Entrada.A429])+1;100))" office:value-type="float" office:value="34">
            <text:p>34</text:p>
          </table:table-cell>
          <table:table-cell table:formula="of:=[Entrada.B429]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formula="of:=VALUE(LEFT([Entrada.A430];SEARCH(&quot;,&quot;;[Entrada.A430])-1))" office:value-type="float" office:value="6">
            <text:p>6</text:p>
          </table:table-cell>
          <table:table-cell table:formula="of:=VALUE(MID([Entrada.A430];SEARCH(&quot;,&quot;;[Entrada.A430])+1;100))" office:value-type="float" office:value="29">
            <text:p>29</text:p>
          </table:table-cell>
          <table:table-cell table:formula="of:=[Entrada.B430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431];SEARCH(&quot;,&quot;;[Entrada.A431])-1))" office:value-type="float" office:value="18">
            <text:p>18</text:p>
          </table:table-cell>
          <table:table-cell table:formula="of:=VALUE(MID([Entrada.A431];SEARCH(&quot;,&quot;;[Entrada.A431])+1;100))" office:value-type="float" office:value="16">
            <text:p>16</text:p>
          </table:table-cell>
          <table:table-cell table:formula="of:=[Entrada.B431]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formula="of:=VALUE(LEFT([Entrada.A432];SEARCH(&quot;,&quot;;[Entrada.A432])-1))" office:value-type="float" office:value="8">
            <text:p>8</text:p>
          </table:table-cell>
          <table:table-cell table:formula="of:=VALUE(MID([Entrada.A432];SEARCH(&quot;,&quot;;[Entrada.A432])+1;100))" office:value-type="float" office:value="6">
            <text:p>6</text:p>
          </table:table-cell>
          <table:table-cell table:formula="of:=[Entrada.B432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433];SEARCH(&quot;,&quot;;[Entrada.A433])-1))" office:value-type="float" office:value="14">
            <text:p>14</text:p>
          </table:table-cell>
          <table:table-cell table:formula="of:=VALUE(MID([Entrada.A433];SEARCH(&quot;,&quot;;[Entrada.A433])+1;100))" office:value-type="float" office:value="28">
            <text:p>28</text:p>
          </table:table-cell>
          <table:table-cell table:formula="of:=[Entrada.B433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434];SEARCH(&quot;,&quot;;[Entrada.A434])-1))" office:value-type="float" office:value="36">
            <text:p>36</text:p>
          </table:table-cell>
          <table:table-cell table:formula="of:=VALUE(MID([Entrada.A434];SEARCH(&quot;,&quot;;[Entrada.A434])+1;100))" office:value-type="float" office:value="9">
            <text:p>9</text:p>
          </table:table-cell>
          <table:table-cell table:formula="of:=[Entrada.B434]"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formula="of:=VALUE(LEFT([Entrada.A435];SEARCH(&quot;,&quot;;[Entrada.A435])-1))" office:value-type="float" office:value="12">
            <text:p>12</text:p>
          </table:table-cell>
          <table:table-cell table:formula="of:=VALUE(MID([Entrada.A435];SEARCH(&quot;,&quot;;[Entrada.A435])+1;100))" office:value-type="float" office:value="18">
            <text:p>18</text:p>
          </table:table-cell>
          <table:table-cell table:formula="of:=[Entrada.B435]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formula="of:=VALUE(LEFT([Entrada.A436];SEARCH(&quot;,&quot;;[Entrada.A436])-1))" office:value-type="float" office:value="2">
            <text:p>2</text:p>
          </table:table-cell>
          <table:table-cell table:formula="of:=VALUE(MID([Entrada.A436];SEARCH(&quot;,&quot;;[Entrada.A436])+1;100))" office:value-type="float" office:value="24">
            <text:p>24</text:p>
          </table:table-cell>
          <table:table-cell table:formula="of:=[Entrada.B436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formula="of:=VALUE(LEFT([Entrada.A437];SEARCH(&quot;,&quot;;[Entrada.A437])-1))" office:value-type="float" office:value="20">
            <text:p>20</text:p>
          </table:table-cell>
          <table:table-cell table:formula="of:=VALUE(MID([Entrada.A437];SEARCH(&quot;,&quot;;[Entrada.A437])+1;100))" office:value-type="float" office:value="33">
            <text:p>33</text:p>
          </table:table-cell>
          <table:table-cell table:formula="of:=[Entrada.B437]"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formula="of:=VALUE(LEFT([Entrada.A438];SEARCH(&quot;,&quot;;[Entrada.A438])-1))" office:value-type="float" office:value="6">
            <text:p>6</text:p>
          </table:table-cell>
          <table:table-cell table:formula="of:=VALUE(MID([Entrada.A438];SEARCH(&quot;,&quot;;[Entrada.A438])+1;100))" office:value-type="float" office:value="20">
            <text:p>20</text:p>
          </table:table-cell>
          <table:table-cell table:formula="of:=[Entrada.B438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439];SEARCH(&quot;,&quot;;[Entrada.A439])-1))" office:value-type="float" office:value="32">
            <text:p>32</text:p>
          </table:table-cell>
          <table:table-cell table:formula="of:=VALUE(MID([Entrada.A439];SEARCH(&quot;,&quot;;[Entrada.A439])+1;100))" office:value-type="float" office:value="36">
            <text:p>36</text:p>
          </table:table-cell>
          <table:table-cell table:formula="of:=[Entrada.B439]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formula="of:=VALUE(LEFT([Entrada.A440];SEARCH(&quot;,&quot;;[Entrada.A440])-1))" office:value-type="float" office:value="31">
            <text:p>31</text:p>
          </table:table-cell>
          <table:table-cell table:formula="of:=VALUE(MID([Entrada.A440];SEARCH(&quot;,&quot;;[Entrada.A440])+1;100))" office:value-type="float" office:value="20">
            <text:p>20</text:p>
          </table:table-cell>
          <table:table-cell table:formula="of:=[Entrada.B440]"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formula="of:=VALUE(LEFT([Entrada.A441];SEARCH(&quot;,&quot;;[Entrada.A441])-1))" office:value-type="float" office:value="21">
            <text:p>21</text:p>
          </table:table-cell>
          <table:table-cell table:formula="of:=VALUE(MID([Entrada.A441];SEARCH(&quot;,&quot;;[Entrada.A441])+1;100))" office:value-type="float" office:value="14">
            <text:p>14</text:p>
          </table:table-cell>
          <table:table-cell table:formula="of:=[Entrada.B441]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formula="of:=VALUE(LEFT([Entrada.A442];SEARCH(&quot;,&quot;;[Entrada.A442])-1))" office:value-type="float" office:value="8">
            <text:p>8</text:p>
          </table:table-cell>
          <table:table-cell table:formula="of:=VALUE(MID([Entrada.A442];SEARCH(&quot;,&quot;;[Entrada.A442])+1;100))" office:value-type="float" office:value="13">
            <text:p>13</text:p>
          </table:table-cell>
          <table:table-cell table:formula="of:=[Entrada.B442]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formula="of:=VALUE(LEFT([Entrada.A443];SEARCH(&quot;,&quot;;[Entrada.A443])-1))" office:value-type="float" office:value="33">
            <text:p>33</text:p>
          </table:table-cell>
          <table:table-cell table:formula="of:=VALUE(MID([Entrada.A443];SEARCH(&quot;,&quot;;[Entrada.A443])+1;100))" office:value-type="float" office:value="27">
            <text:p>27</text:p>
          </table:table-cell>
          <table:table-cell table:formula="of:=[Entrada.B443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444];SEARCH(&quot;,&quot;;[Entrada.A444])-1))" office:value-type="float" office:value="39">
            <text:p>39</text:p>
          </table:table-cell>
          <table:table-cell table:formula="of:=VALUE(MID([Entrada.A444];SEARCH(&quot;,&quot;;[Entrada.A444])+1;100))" office:value-type="float" office:value="37">
            <text:p>37</text:p>
          </table:table-cell>
          <table:table-cell table:formula="of:=[Entrada.B444]"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formula="of:=VALUE(LEFT([Entrada.A445];SEARCH(&quot;,&quot;;[Entrada.A445])-1))" office:value-type="float" office:value="9">
            <text:p>9</text:p>
          </table:table-cell>
          <table:table-cell table:formula="of:=VALUE(MID([Entrada.A445];SEARCH(&quot;,&quot;;[Entrada.A445])+1;100))" office:value-type="float" office:value="18">
            <text:p>18</text:p>
          </table:table-cell>
          <table:table-cell table:formula="of:=[Entrada.B445]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formula="of:=VALUE(LEFT([Entrada.A446];SEARCH(&quot;,&quot;;[Entrada.A446])-1))" office:value-type="float" office:value="12">
            <text:p>12</text:p>
          </table:table-cell>
          <table:table-cell table:formula="of:=VALUE(MID([Entrada.A446];SEARCH(&quot;,&quot;;[Entrada.A446])+1;100))" office:value-type="float" office:value="9">
            <text:p>9</text:p>
          </table:table-cell>
          <table:table-cell table:formula="of:=[Entrada.B446]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formula="of:=VALUE(LEFT([Entrada.A447];SEARCH(&quot;,&quot;;[Entrada.A447])-1))" office:value-type="float" office:value="37">
            <text:p>37</text:p>
          </table:table-cell>
          <table:table-cell table:formula="of:=VALUE(MID([Entrada.A447];SEARCH(&quot;,&quot;;[Entrada.A447])+1;100))" office:value-type="float" office:value="31">
            <text:p>31</text:p>
          </table:table-cell>
          <table:table-cell table:formula="of:=[Entrada.B447]"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formula="of:=VALUE(LEFT([Entrada.A448];SEARCH(&quot;,&quot;;[Entrada.A448])-1))" office:value-type="float" office:value="27">
            <text:p>27</text:p>
          </table:table-cell>
          <table:table-cell table:formula="of:=VALUE(MID([Entrada.A448];SEARCH(&quot;,&quot;;[Entrada.A448])+1;100))" office:value-type="float" office:value="25">
            <text:p>25</text:p>
          </table:table-cell>
          <table:table-cell table:formula="of:=[Entrada.B448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449];SEARCH(&quot;,&quot;;[Entrada.A449])-1))" office:value-type="float" office:value="20">
            <text:p>20</text:p>
          </table:table-cell>
          <table:table-cell table:formula="of:=VALUE(MID([Entrada.A449];SEARCH(&quot;,&quot;;[Entrada.A449])+1;100))" office:value-type="float" office:value="40">
            <text:p>40</text:p>
          </table:table-cell>
          <table:table-cell table:formula="of:=[Entrada.B449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formula="of:=VALUE(LEFT([Entrada.A450];SEARCH(&quot;,&quot;;[Entrada.A450])-1))" office:value-type="float" office:value="3">
            <text:p>3</text:p>
          </table:table-cell>
          <table:table-cell table:formula="of:=VALUE(MID([Entrada.A450];SEARCH(&quot;,&quot;;[Entrada.A450])+1;100))" office:value-type="float" office:value="16">
            <text:p>16</text:p>
          </table:table-cell>
          <table:table-cell table:formula="of:=[Entrada.B450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451];SEARCH(&quot;,&quot;;[Entrada.A451])-1))" office:value-type="float" office:value="25">
            <text:p>25</text:p>
          </table:table-cell>
          <table:table-cell table:formula="of:=VALUE(MID([Entrada.A451];SEARCH(&quot;,&quot;;[Entrada.A451])+1;100))" office:value-type="float" office:value="35">
            <text:p>35</text:p>
          </table:table-cell>
          <table:table-cell table:formula="of:=[Entrada.B451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formula="of:=VALUE(LEFT([Entrada.A452];SEARCH(&quot;,&quot;;[Entrada.A452])-1))" office:value-type="float" office:value="6">
            <text:p>6</text:p>
          </table:table-cell>
          <table:table-cell table:formula="of:=VALUE(MID([Entrada.A452];SEARCH(&quot;,&quot;;[Entrada.A452])+1;100))" office:value-type="float" office:value="15">
            <text:p>15</text:p>
          </table:table-cell>
          <table:table-cell table:formula="of:=[Entrada.B452]" office:value-type="float" office:value="24">
            <text:p>24</text:p>
          </table:table-cell>
          <table:table-cell table:number-columns-repeated="1021"/>
        </table:table-row>
        <table:table-row table:style-name="ro2">
          <table:table-cell table:formula="of:=VALUE(LEFT([Entrada.A453];SEARCH(&quot;,&quot;;[Entrada.A453])-1))" office:value-type="float" office:value="7">
            <text:p>7</text:p>
          </table:table-cell>
          <table:table-cell table:formula="of:=VALUE(MID([Entrada.A453];SEARCH(&quot;,&quot;;[Entrada.A453])+1;100))" office:value-type="float" office:value="36">
            <text:p>36</text:p>
          </table:table-cell>
          <table:table-cell table:formula="of:=[Entrada.B453]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formula="of:=VALUE(LEFT([Entrada.A454];SEARCH(&quot;,&quot;;[Entrada.A454])-1))" office:value-type="float" office:value="11">
            <text:p>11</text:p>
          </table:table-cell>
          <table:table-cell table:formula="of:=VALUE(MID([Entrada.A454];SEARCH(&quot;,&quot;;[Entrada.A454])+1;100))" office:value-type="float" office:value="33">
            <text:p>33</text:p>
          </table:table-cell>
          <table:table-cell table:formula="of:=[Entrada.B454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455];SEARCH(&quot;,&quot;;[Entrada.A455])-1))" office:value-type="float" office:value="33">
            <text:p>33</text:p>
          </table:table-cell>
          <table:table-cell table:formula="of:=VALUE(MID([Entrada.A455];SEARCH(&quot;,&quot;;[Entrada.A455])+1;100))" office:value-type="float" office:value="28">
            <text:p>28</text:p>
          </table:table-cell>
          <table:table-cell table:formula="of:=[Entrada.B455]"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formula="of:=VALUE(LEFT([Entrada.A456];SEARCH(&quot;,&quot;;[Entrada.A456])-1))" office:value-type="float" office:value="9">
            <text:p>9</text:p>
          </table:table-cell>
          <table:table-cell table:formula="of:=VALUE(MID([Entrada.A456];SEARCH(&quot;,&quot;;[Entrada.A456])+1;100))" office:value-type="float" office:value="27">
            <text:p>27</text:p>
          </table:table-cell>
          <table:table-cell table:formula="of:=[Entrada.B456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457];SEARCH(&quot;,&quot;;[Entrada.A457])-1))" office:value-type="float" office:value="15">
            <text:p>15</text:p>
          </table:table-cell>
          <table:table-cell table:formula="of:=VALUE(MID([Entrada.A457];SEARCH(&quot;,&quot;;[Entrada.A457])+1;100))" office:value-type="float" office:value="21">
            <text:p>21</text:p>
          </table:table-cell>
          <table:table-cell table:formula="of:=[Entrada.B457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458];SEARCH(&quot;,&quot;;[Entrada.A458])-1))" office:value-type="float" office:value="37">
            <text:p>37</text:p>
          </table:table-cell>
          <table:table-cell table:formula="of:=VALUE(MID([Entrada.A458];SEARCH(&quot;,&quot;;[Entrada.A458])+1;100))" office:value-type="float" office:value="24">
            <text:p>24</text:p>
          </table:table-cell>
          <table:table-cell table:formula="of:=[Entrada.B458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459];SEARCH(&quot;,&quot;;[Entrada.A459])-1))" office:value-type="float" office:value="27">
            <text:p>27</text:p>
          </table:table-cell>
          <table:table-cell table:formula="of:=VALUE(MID([Entrada.A459];SEARCH(&quot;,&quot;;[Entrada.A459])+1;100))" office:value-type="float" office:value="30">
            <text:p>30</text:p>
          </table:table-cell>
          <table:table-cell table:formula="of:=[Entrada.B459]"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formula="of:=VALUE(LEFT([Entrada.A460];SEARCH(&quot;,&quot;;[Entrada.A460])-1))" office:value-type="float" office:value="13">
            <text:p>13</text:p>
          </table:table-cell>
          <table:table-cell table:formula="of:=VALUE(MID([Entrada.A460];SEARCH(&quot;,&quot;;[Entrada.A460])+1;100))" office:value-type="float" office:value="31">
            <text:p>31</text:p>
          </table:table-cell>
          <table:table-cell table:formula="of:=[Entrada.B460]"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formula="of:=VALUE(LEFT([Entrada.A461];SEARCH(&quot;,&quot;;[Entrada.A461])-1))" office:value-type="float" office:value="3">
            <text:p>3</text:p>
          </table:table-cell>
          <table:table-cell table:formula="of:=VALUE(MID([Entrada.A461];SEARCH(&quot;,&quot;;[Entrada.A461])+1;100))" office:value-type="float" office:value="25">
            <text:p>25</text:p>
          </table:table-cell>
          <table:table-cell table:formula="of:=[Entrada.B461]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formula="of:=VALUE(LEFT([Entrada.A462];SEARCH(&quot;,&quot;;[Entrada.A462])-1))" office:value-type="float" office:value="40">
            <text:p>40</text:p>
          </table:table-cell>
          <table:table-cell table:formula="of:=VALUE(MID([Entrada.A462];SEARCH(&quot;,&quot;;[Entrada.A462])+1;100))" office:value-type="float" office:value="18">
            <text:p>18</text:p>
          </table:table-cell>
          <table:table-cell table:formula="of:=[Entrada.B462]" office:value-type="float" office:value="23">
            <text:p>23</text:p>
          </table:table-cell>
          <table:table-cell table:number-columns-repeated="1021"/>
        </table:table-row>
        <table:table-row table:style-name="ro2">
          <table:table-cell table:formula="of:=VALUE(LEFT([Entrada.A463];SEARCH(&quot;,&quot;;[Entrada.A463])-1))" office:value-type="float" office:value="15">
            <text:p>15</text:p>
          </table:table-cell>
          <table:table-cell table:formula="of:=VALUE(MID([Entrada.A463];SEARCH(&quot;,&quot;;[Entrada.A463])+1;100))" office:value-type="float" office:value="18">
            <text:p>18</text:p>
          </table:table-cell>
          <table:table-cell table:formula="of:=[Entrada.B463]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formula="of:=VALUE(LEFT([Entrada.A464];SEARCH(&quot;,&quot;;[Entrada.A464])-1))" office:value-type="float" office:value="24">
            <text:p>24</text:p>
          </table:table-cell>
          <table:table-cell table:formula="of:=VALUE(MID([Entrada.A464];SEARCH(&quot;,&quot;;[Entrada.A464])+1;100))" office:value-type="float" office:value="10">
            <text:p>10</text:p>
          </table:table-cell>
          <table:table-cell table:formula="of:=[Entrada.B464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formula="of:=VALUE(LEFT([Entrada.A465];SEARCH(&quot;,&quot;;[Entrada.A465])-1))" office:value-type="float" office:value="27">
            <text:p>27</text:p>
          </table:table-cell>
          <table:table-cell table:formula="of:=VALUE(MID([Entrada.A465];SEARCH(&quot;,&quot;;[Entrada.A465])+1;100))" office:value-type="float" office:value="23">
            <text:p>23</text:p>
          </table:table-cell>
          <table:table-cell table:formula="of:=[Entrada.B465]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formula="of:=VALUE(LEFT([Entrada.A466];SEARCH(&quot;,&quot;;[Entrada.A466])-1))" office:value-type="float" office:value="13">
            <text:p>13</text:p>
          </table:table-cell>
          <table:table-cell table:formula="of:=VALUE(MID([Entrada.A466];SEARCH(&quot;,&quot;;[Entrada.A466])+1;100))" office:value-type="float" office:value="24">
            <text:p>24</text:p>
          </table:table-cell>
          <table:table-cell table:formula="of:=[Entrada.B466]"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formula="of:=VALUE(LEFT([Entrada.A467];SEARCH(&quot;,&quot;;[Entrada.A467])-1))" office:value-type="float" office:value="3">
            <text:p>3</text:p>
          </table:table-cell>
          <table:table-cell table:formula="of:=VALUE(MID([Entrada.A467];SEARCH(&quot;,&quot;;[Entrada.A467])+1;100))" office:value-type="float" office:value="30">
            <text:p>30</text:p>
          </table:table-cell>
          <table:table-cell table:formula="of:=[Entrada.B467]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formula="of:=VALUE(LEFT([Entrada.A468];SEARCH(&quot;,&quot;;[Entrada.A468])-1))" office:value-type="float" office:value="28">
            <text:p>28</text:p>
          </table:table-cell>
          <table:table-cell table:formula="of:=VALUE(MID([Entrada.A468];SEARCH(&quot;,&quot;;[Entrada.A468])+1;100))" office:value-type="float" office:value="14">
            <text:p>14</text:p>
          </table:table-cell>
          <table:table-cell table:formula="of:=[Entrada.B468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469];SEARCH(&quot;,&quot;;[Entrada.A469])-1))" office:value-type="float" office:value="21">
            <text:p>21</text:p>
          </table:table-cell>
          <table:table-cell table:formula="of:=VALUE(MID([Entrada.A469];SEARCH(&quot;,&quot;;[Entrada.A469])+1;100))" office:value-type="float" office:value="25">
            <text:p>25</text:p>
          </table:table-cell>
          <table:table-cell table:formula="of:=[Entrada.B469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470];SEARCH(&quot;,&quot;;[Entrada.A470])-1))" office:value-type="float" office:value="8">
            <text:p>8</text:p>
          </table:table-cell>
          <table:table-cell table:formula="of:=VALUE(MID([Entrada.A470];SEARCH(&quot;,&quot;;[Entrada.A470])+1;100))" office:value-type="float" office:value="34">
            <text:p>34</text:p>
          </table:table-cell>
          <table:table-cell table:formula="of:=[Entrada.B470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471];SEARCH(&quot;,&quot;;[Entrada.A471])-1))" office:value-type="float" office:value="7">
            <text:p>7</text:p>
          </table:table-cell>
          <table:table-cell table:formula="of:=VALUE(MID([Entrada.A471];SEARCH(&quot;,&quot;;[Entrada.A471])+1;100))" office:value-type="float" office:value="26">
            <text:p>26</text:p>
          </table:table-cell>
          <table:table-cell table:formula="of:=[Entrada.B471]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formula="of:=VALUE(LEFT([Entrada.A472];SEARCH(&quot;,&quot;;[Entrada.A472])-1))" office:value-type="float" office:value="16">
            <text:p>16</text:p>
          </table:table-cell>
          <table:table-cell table:formula="of:=VALUE(MID([Entrada.A472];SEARCH(&quot;,&quot;;[Entrada.A472])+1;100))" office:value-type="float" office:value="34">
            <text:p>34</text:p>
          </table:table-cell>
          <table:table-cell table:formula="of:=[Entrada.B472]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formula="of:=VALUE(LEFT([Entrada.A473];SEARCH(&quot;,&quot;;[Entrada.A473])-1))" office:value-type="float" office:value="22">
            <text:p>22</text:p>
          </table:table-cell>
          <table:table-cell table:formula="of:=VALUE(MID([Entrada.A473];SEARCH(&quot;,&quot;;[Entrada.A473])+1;100))" office:value-type="float" office:value="8">
            <text:p>8</text:p>
          </table:table-cell>
          <table:table-cell table:formula="of:=[Entrada.B473]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formula="of:=VALUE(LEFT([Entrada.A474];SEARCH(&quot;,&quot;;[Entrada.A474])-1))" office:value-type="float" office:value="9">
            <text:p>9</text:p>
          </table:table-cell>
          <table:table-cell table:formula="of:=VALUE(MID([Entrada.A474];SEARCH(&quot;,&quot;;[Entrada.A474])+1;100))" office:value-type="float" office:value="5">
            <text:p>5</text:p>
          </table:table-cell>
          <table:table-cell table:formula="of:=[Entrada.B474]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formula="of:=VALUE(LEFT([Entrada.A475];SEARCH(&quot;,&quot;;[Entrada.A475])-1))" office:value-type="float" office:value="15">
            <text:p>15</text:p>
          </table:table-cell>
          <table:table-cell table:formula="of:=VALUE(MID([Entrada.A475];SEARCH(&quot;,&quot;;[Entrada.A475])+1;100))" office:value-type="float" office:value="27">
            <text:p>27</text:p>
          </table:table-cell>
          <table:table-cell table:formula="of:=[Entrada.B475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476];SEARCH(&quot;,&quot;;[Entrada.A476])-1))" office:value-type="float" office:value="37">
            <text:p>37</text:p>
          </table:table-cell>
          <table:table-cell table:formula="of:=VALUE(MID([Entrada.A476];SEARCH(&quot;,&quot;;[Entrada.A476])+1;100))" office:value-type="float" office:value="10">
            <text:p>10</text:p>
          </table:table-cell>
          <table:table-cell table:formula="of:=[Entrada.B476]"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formula="of:=VALUE(LEFT([Entrada.A477];SEARCH(&quot;,&quot;;[Entrada.A477])-1))" office:value-type="float" office:value="38">
            <text:p>38</text:p>
          </table:table-cell>
          <table:table-cell table:formula="of:=VALUE(MID([Entrada.A477];SEARCH(&quot;,&quot;;[Entrada.A477])+1;100))" office:value-type="float" office:value="27">
            <text:p>27</text:p>
          </table:table-cell>
          <table:table-cell table:formula="of:=[Entrada.B477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478];SEARCH(&quot;,&quot;;[Entrada.A478])-1))" office:value-type="float" office:value="3">
            <text:p>3</text:p>
          </table:table-cell>
          <table:table-cell table:formula="of:=VALUE(MID([Entrada.A478];SEARCH(&quot;,&quot;;[Entrada.A478])+1;100))" office:value-type="float" office:value="7">
            <text:p>7</text:p>
          </table:table-cell>
          <table:table-cell table:formula="of:=[Entrada.B478]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formula="of:=VALUE(LEFT([Entrada.A479];SEARCH(&quot;,&quot;;[Entrada.A479])-1))" office:value-type="float" office:value="28">
            <text:p>28</text:p>
          </table:table-cell>
          <table:table-cell table:formula="of:=VALUE(MID([Entrada.A479];SEARCH(&quot;,&quot;;[Entrada.A479])+1;100))" office:value-type="float" office:value="5">
            <text:p>5</text:p>
          </table:table-cell>
          <table:table-cell table:formula="of:=[Entrada.B479]" office:value-type="float" office:value="16">
            <text:p>16</text:p>
          </table:table-cell>
          <table:table-cell table:number-columns-repeated="1021"/>
        </table:table-row>
        <table:table-row table:style-name="ro2">
          <table:table-cell table:formula="of:=VALUE(LEFT([Entrada.A480];SEARCH(&quot;,&quot;;[Entrada.A480])-1))" office:value-type="float" office:value="21">
            <text:p>21</text:p>
          </table:table-cell>
          <table:table-cell table:formula="of:=VALUE(MID([Entrada.A480];SEARCH(&quot;,&quot;;[Entrada.A480])+1;100))" office:value-type="float" office:value="34">
            <text:p>34</text:p>
          </table:table-cell>
          <table:table-cell table:formula="of:=[Entrada.B480]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formula="of:=VALUE(LEFT([Entrada.A481];SEARCH(&quot;,&quot;;[Entrada.A481])-1))" office:value-type="float" office:value="7">
            <text:p>7</text:p>
          </table:table-cell>
          <table:table-cell table:formula="of:=VALUE(MID([Entrada.A481];SEARCH(&quot;,&quot;;[Entrada.A481])+1;100))" office:value-type="float" office:value="19">
            <text:p>19</text:p>
          </table:table-cell>
          <table:table-cell table:formula="of:=[Entrada.B481]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formula="of:=VALUE(LEFT([Entrada.A482];SEARCH(&quot;,&quot;;[Entrada.A482])-1))" office:value-type="float" office:value="29">
            <text:p>29</text:p>
          </table:table-cell>
          <table:table-cell table:formula="of:=VALUE(MID([Entrada.A482];SEARCH(&quot;,&quot;;[Entrada.A482])+1;100))" office:value-type="float" office:value="34">
            <text:p>34</text:p>
          </table:table-cell>
          <table:table-cell table:formula="of:=[Entrada.B482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483];SEARCH(&quot;,&quot;;[Entrada.A483])-1))" office:value-type="float" office:value="33">
            <text:p>33</text:p>
          </table:table-cell>
          <table:table-cell table:formula="of:=VALUE(MID([Entrada.A483];SEARCH(&quot;,&quot;;[Entrada.A483])+1;100))" office:value-type="float" office:value="39">
            <text:p>39</text:p>
          </table:table-cell>
          <table:table-cell table:formula="of:=[Entrada.B483]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formula="of:=VALUE(LEFT([Entrada.A484];SEARCH(&quot;,&quot;;[Entrada.A484])-1))" office:value-type="float" office:value="16">
            <text:p>16</text:p>
          </table:table-cell>
          <table:table-cell table:formula="of:=VALUE(MID([Entrada.A484];SEARCH(&quot;,&quot;;[Entrada.A484])+1;100))" office:value-type="float" office:value="25">
            <text:p>25</text:p>
          </table:table-cell>
          <table:table-cell table:formula="of:=[Entrada.B484]" office:value-type="float" office:value="24">
            <text:p>24</text:p>
          </table:table-cell>
          <table:table-cell table:number-columns-repeated="1021"/>
        </table:table-row>
        <table:table-row table:style-name="ro2">
          <table:table-cell table:formula="of:=VALUE(LEFT([Entrada.A485];SEARCH(&quot;,&quot;;[Entrada.A485])-1))" office:value-type="float" office:value="9">
            <text:p>9</text:p>
          </table:table-cell>
          <table:table-cell table:formula="of:=VALUE(MID([Entrada.A485];SEARCH(&quot;,&quot;;[Entrada.A485])+1;100))" office:value-type="float" office:value="14">
            <text:p>14</text:p>
          </table:table-cell>
          <table:table-cell table:formula="of:=[Entrada.B485]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formula="of:=VALUE(LEFT([Entrada.A486];SEARCH(&quot;,&quot;;[Entrada.A486])-1))" office:value-type="float" office:value="10">
            <text:p>10</text:p>
          </table:table-cell>
          <table:table-cell table:formula="of:=VALUE(MID([Entrada.A486];SEARCH(&quot;,&quot;;[Entrada.A486])+1;100))" office:value-type="float" office:value="23">
            <text:p>23</text:p>
          </table:table-cell>
          <table:table-cell table:formula="of:=[Entrada.B486]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formula="of:=VALUE(LEFT([Entrada.A487];SEARCH(&quot;,&quot;;[Entrada.A487])-1))" office:value-type="float" office:value="38">
            <text:p>38</text:p>
          </table:table-cell>
          <table:table-cell table:formula="of:=VALUE(MID([Entrada.A487];SEARCH(&quot;,&quot;;[Entrada.A487])+1;100))" office:value-type="float" office:value="18">
            <text:p>18</text:p>
          </table:table-cell>
          <table:table-cell table:formula="of:=[Entrada.B487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488];SEARCH(&quot;,&quot;;[Entrada.A488])-1))" office:value-type="float" office:value="3">
            <text:p>3</text:p>
          </table:table-cell>
          <table:table-cell table:formula="of:=VALUE(MID([Entrada.A488];SEARCH(&quot;,&quot;;[Entrada.A488])+1;100))" office:value-type="float" office:value="12">
            <text:p>12</text:p>
          </table:table-cell>
          <table:table-cell table:formula="of:=[Entrada.B488]" office:value-type="float" office:value="16">
            <text:p>16</text:p>
          </table:table-cell>
          <table:table-cell table:number-columns-repeated="1021"/>
        </table:table-row>
        <table:table-row table:style-name="ro2">
          <table:table-cell table:formula="of:=VALUE(LEFT([Entrada.A489];SEARCH(&quot;,&quot;;[Entrada.A489])-1))" office:value-type="float" office:value="1">
            <text:p>1</text:p>
          </table:table-cell>
          <table:table-cell table:formula="of:=VALUE(MID([Entrada.A489];SEARCH(&quot;,&quot;;[Entrada.A489])+1;100))" office:value-type="float" office:value="38">
            <text:p>38</text:p>
          </table:table-cell>
          <table:table-cell table:formula="of:=[Entrada.B489]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formula="of:=VALUE(LEFT([Entrada.A490];SEARCH(&quot;,&quot;;[Entrada.A490])-1))" office:value-type="float" office:value="40">
            <text:p>40</text:p>
          </table:table-cell>
          <table:table-cell table:formula="of:=VALUE(MID([Entrada.A490];SEARCH(&quot;,&quot;;[Entrada.A490])+1;100))" office:value-type="float" office:value="7">
            <text:p>7</text:p>
          </table:table-cell>
          <table:table-cell table:formula="of:=[Entrada.B490]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formula="of:=VALUE(LEFT([Entrada.A491];SEARCH(&quot;,&quot;;[Entrada.A491])-1))" office:value-type="float" office:value="22">
            <text:p>22</text:p>
          </table:table-cell>
          <table:table-cell table:formula="of:=VALUE(MID([Entrada.A491];SEARCH(&quot;,&quot;;[Entrada.A491])+1;100))" office:value-type="float" office:value="26">
            <text:p>26</text:p>
          </table:table-cell>
          <table:table-cell table:formula="of:=[Entrada.B491]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formula="of:=VALUE(LEFT([Entrada.A492];SEARCH(&quot;,&quot;;[Entrada.A492])-1))" office:value-type="float" office:value="12">
            <text:p>12</text:p>
          </table:table-cell>
          <table:table-cell table:formula="of:=VALUE(MID([Entrada.A492];SEARCH(&quot;,&quot;;[Entrada.A492])+1;100))" office:value-type="float" office:value="36">
            <text:p>36</text:p>
          </table:table-cell>
          <table:table-cell table:formula="of:=[Entrada.B492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493];SEARCH(&quot;,&quot;;[Entrada.A493])-1))" office:value-type="float" office:value="34">
            <text:p>34</text:p>
          </table:table-cell>
          <table:table-cell table:formula="of:=VALUE(MID([Entrada.A493];SEARCH(&quot;,&quot;;[Entrada.A493])+1;100))" office:value-type="float" office:value="25">
            <text:p>25</text:p>
          </table:table-cell>
          <table:table-cell table:formula="of:=[Entrada.B493]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formula="of:=VALUE(LEFT([Entrada.A494];SEARCH(&quot;,&quot;;[Entrada.A494])-1))" office:value-type="float" office:value="24">
            <text:p>24</text:p>
          </table:table-cell>
          <table:table-cell table:formula="of:=VALUE(MID([Entrada.A494];SEARCH(&quot;,&quot;;[Entrada.A494])+1;100))" office:value-type="float" office:value="31">
            <text:p>31</text:p>
          </table:table-cell>
          <table:table-cell table:formula="of:=[Entrada.B494]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formula="of:=VALUE(LEFT([Entrada.A495];SEARCH(&quot;,&quot;;[Entrada.A495])-1))" office:value-type="float" office:value="10">
            <text:p>10</text:p>
          </table:table-cell>
          <table:table-cell table:formula="of:=VALUE(MID([Entrada.A495];SEARCH(&quot;,&quot;;[Entrada.A495])+1;100))" office:value-type="float" office:value="30">
            <text:p>30</text:p>
          </table:table-cell>
          <table:table-cell table:formula="of:=[Entrada.B495]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formula="of:=VALUE(LEFT([Entrada.A496];SEARCH(&quot;,&quot;;[Entrada.A496])-1))" office:value-type="float" office:value="13">
            <text:p>13</text:p>
          </table:table-cell>
          <table:table-cell table:formula="of:=VALUE(MID([Entrada.A496];SEARCH(&quot;,&quot;;[Entrada.A496])+1;100))" office:value-type="float" office:value="3">
            <text:p>3</text:p>
          </table:table-cell>
          <table:table-cell table:formula="of:=[Entrada.B496]" office:value-type="float" office:value="13">
            <text:p>13</text:p>
          </table:table-cell>
          <table:table-cell table:number-columns-repeated="1021"/>
        </table:table-row>
        <table:table-row table:style-name="ro2">
          <table:table-cell table:formula="of:=VALUE(LEFT([Entrada.A497];SEARCH(&quot;,&quot;;[Entrada.A497])-1))" office:value-type="float" office:value="38">
            <text:p>38</text:p>
          </table:table-cell>
          <table:table-cell table:formula="of:=VALUE(MID([Entrada.A497];SEARCH(&quot;,&quot;;[Entrada.A497])+1;100))" office:value-type="float" office:value="21">
            <text:p>21</text:p>
          </table:table-cell>
          <table:table-cell table:formula="of:=[Entrada.B497]"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formula="of:=VALUE(LEFT([Entrada.A498];SEARCH(&quot;,&quot;;[Entrada.A498])-1))" office:value-type="float" office:value="26">
            <text:p>26</text:p>
          </table:table-cell>
          <table:table-cell table:formula="of:=VALUE(MID([Entrada.A498];SEARCH(&quot;,&quot;;[Entrada.A498])+1;100))" office:value-type="float" office:value="33">
            <text:p>33</text:p>
          </table:table-cell>
          <table:table-cell table:formula="of:=[Entrada.B498]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formula="of:=VALUE(LEFT([Entrada.A499];SEARCH(&quot;,&quot;;[Entrada.A499])-1))" office:value-type="float" office:value="7">
            <text:p>7</text:p>
          </table:table-cell>
          <table:table-cell table:formula="of:=VALUE(MID([Entrada.A499];SEARCH(&quot;,&quot;;[Entrada.A499])+1;100))" office:value-type="float" office:value="1">
            <text:p>1</text:p>
          </table:table-cell>
          <table:table-cell table:formula="of:=[Entrada.B499]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formula="of:=VALUE(LEFT([Entrada.A500];SEARCH(&quot;,&quot;;[Entrada.A500])-1))" office:value-type="float" office:value="16">
            <text:p>16</text:p>
          </table:table-cell>
          <table:table-cell table:formula="of:=VALUE(MID([Entrada.A500];SEARCH(&quot;,&quot;;[Entrada.A500])+1;100))" office:value-type="float" office:value="23">
            <text:p>23</text:p>
          </table:table-cell>
          <table:table-cell table:formula="of:=[Entrada.B500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501];SEARCH(&quot;,&quot;;[Entrada.A501])-1))" office:value-type="float" office:value="19">
            <text:p>19</text:p>
          </table:table-cell>
          <table:table-cell table:formula="of:=VALUE(MID([Entrada.A501];SEARCH(&quot;,&quot;;[Entrada.A501])+1;100))" office:value-type="float" office:value="2">
            <text:p>2</text:p>
          </table:table-cell>
          <table:table-cell table:formula="of:=[Entrada.B501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502];SEARCH(&quot;,&quot;;[Entrada.A502])-1))" office:value-type="float" office:value="12">
            <text:p>12</text:p>
          </table:table-cell>
          <table:table-cell table:formula="of:=VALUE(MID([Entrada.A502];SEARCH(&quot;,&quot;;[Entrada.A502])+1;100))" office:value-type="float" office:value="35">
            <text:p>35</text:p>
          </table:table-cell>
          <table:table-cell table:formula="of:=[Entrada.B502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503];SEARCH(&quot;,&quot;;[Entrada.A503])-1))" office:value-type="float" office:value="34">
            <text:p>34</text:p>
          </table:table-cell>
          <table:table-cell table:formula="of:=VALUE(MID([Entrada.A503];SEARCH(&quot;,&quot;;[Entrada.A503])+1;100))" office:value-type="float" office:value="16">
            <text:p>16</text:p>
          </table:table-cell>
          <table:table-cell table:formula="of:=[Entrada.B503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504];SEARCH(&quot;,&quot;;[Entrada.A504])-1))" office:value-type="float" office:value="10">
            <text:p>10</text:p>
          </table:table-cell>
          <table:table-cell table:formula="of:=VALUE(MID([Entrada.A504];SEARCH(&quot;,&quot;;[Entrada.A504])+1;100))" office:value-type="float" office:value="25">
            <text:p>25</text:p>
          </table:table-cell>
          <table:table-cell table:formula="of:=[Entrada.B504]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formula="of:=VALUE(LEFT([Entrada.A505];SEARCH(&quot;,&quot;;[Entrada.A505])-1))" office:value-type="float" office:value="35">
            <text:p>35</text:p>
          </table:table-cell>
          <table:table-cell table:formula="of:=VALUE(MID([Entrada.A505];SEARCH(&quot;,&quot;;[Entrada.A505])+1;100))" office:value-type="float" office:value="19">
            <text:p>19</text:p>
          </table:table-cell>
          <table:table-cell table:formula="of:=[Entrada.B505]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formula="of:=VALUE(LEFT([Entrada.A506];SEARCH(&quot;,&quot;;[Entrada.A506])-1))" office:value-type="float" office:value="25">
            <text:p>25</text:p>
          </table:table-cell>
          <table:table-cell table:formula="of:=VALUE(MID([Entrada.A506];SEARCH(&quot;,&quot;;[Entrada.A506])+1;100))" office:value-type="float" office:value="9">
            <text:p>9</text:p>
          </table:table-cell>
          <table:table-cell table:formula="of:=[Entrada.B506]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formula="of:=VALUE(LEFT([Entrada.A507];SEARCH(&quot;,&quot;;[Entrada.A507])-1))" office:value-type="float" office:value="4">
            <text:p>4</text:p>
          </table:table-cell>
          <table:table-cell table:formula="of:=VALUE(MID([Entrada.A507];SEARCH(&quot;,&quot;;[Entrada.A507])+1;100))" office:value-type="float" office:value="27">
            <text:p>27</text:p>
          </table:table-cell>
          <table:table-cell table:formula="of:=[Entrada.B507]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formula="of:=VALUE(LEFT([Entrada.A508];SEARCH(&quot;,&quot;;[Entrada.A508])-1))" office:value-type="float" office:value="26">
            <text:p>26</text:p>
          </table:table-cell>
          <table:table-cell table:formula="of:=VALUE(MID([Entrada.A508];SEARCH(&quot;,&quot;;[Entrada.A508])+1;100))" office:value-type="float" office:value="40">
            <text:p>40</text:p>
          </table:table-cell>
          <table:table-cell table:formula="of:=[Entrada.B508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509];SEARCH(&quot;,&quot;;[Entrada.A509])-1))" office:value-type="float" office:value="29">
            <text:p>29</text:p>
          </table:table-cell>
          <table:table-cell table:formula="of:=VALUE(MID([Entrada.A509];SEARCH(&quot;,&quot;;[Entrada.A509])+1;100))" office:value-type="float" office:value="13">
            <text:p>13</text:p>
          </table:table-cell>
          <table:table-cell table:formula="of:=[Entrada.B509]" office:value-type="float" office:value="23">
            <text:p>23</text:p>
          </table:table-cell>
          <table:table-cell table:number-columns-repeated="1021"/>
        </table:table-row>
        <table:table-row table:style-name="ro2">
          <table:table-cell table:formula="of:=VALUE(LEFT([Entrada.A510];SEARCH(&quot;,&quot;;[Entrada.A510])-1))" office:value-type="float" office:value="19">
            <text:p>19</text:p>
          </table:table-cell>
          <table:table-cell table:formula="of:=VALUE(MID([Entrada.A510];SEARCH(&quot;,&quot;;[Entrada.A510])+1;100))" office:value-type="float" office:value="11">
            <text:p>11</text:p>
          </table:table-cell>
          <table:table-cell table:formula="of:=[Entrada.B510]"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formula="of:=VALUE(LEFT([Entrada.A511];SEARCH(&quot;,&quot;;[Entrada.A511])-1))" office:value-type="float" office:value="22">
            <text:p>22</text:p>
          </table:table-cell>
          <table:table-cell table:formula="of:=VALUE(MID([Entrada.A511];SEARCH(&quot;,&quot;;[Entrada.A511])+1;100))" office:value-type="float" office:value="20">
            <text:p>20</text:p>
          </table:table-cell>
          <table:table-cell table:formula="of:=[Entrada.B511]"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formula="of:=VALUE(LEFT([Entrada.A512];SEARCH(&quot;,&quot;;[Entrada.A512])-1))" office:value-type="float" office:value="5">
            <text:p>5</text:p>
          </table:table-cell>
          <table:table-cell table:formula="of:=VALUE(MID([Entrada.A512];SEARCH(&quot;,&quot;;[Entrada.A512])+1;100))" office:value-type="float" office:value="36">
            <text:p>36</text:p>
          </table:table-cell>
          <table:table-cell table:formula="of:=[Entrada.B512]" office:value-type="float" office:value="23">
            <text:p>23</text:p>
          </table:table-cell>
          <table:table-cell table:number-columns-repeated="1021"/>
        </table:table-row>
        <table:table-row table:style-name="ro2">
          <table:table-cell table:formula="of:=VALUE(LEFT([Entrada.A513];SEARCH(&quot;,&quot;;[Entrada.A513])-1))" office:value-type="float" office:value="9">
            <text:p>9</text:p>
          </table:table-cell>
          <table:table-cell table:formula="of:=VALUE(MID([Entrada.A513];SEARCH(&quot;,&quot;;[Entrada.A513])+1;100))" office:value-type="float" office:value="33">
            <text:p>33</text:p>
          </table:table-cell>
          <table:table-cell table:formula="of:=[Entrada.B513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514];SEARCH(&quot;,&quot;;[Entrada.A514])-1))" office:value-type="float" office:value="23">
            <text:p>23</text:p>
          </table:table-cell>
          <table:table-cell table:formula="of:=VALUE(MID([Entrada.A514];SEARCH(&quot;,&quot;;[Entrada.A514])+1;100))" office:value-type="float" office:value="15">
            <text:p>15</text:p>
          </table:table-cell>
          <table:table-cell table:formula="of:=[Entrada.B514]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formula="of:=VALUE(LEFT([Entrada.A515];SEARCH(&quot;,&quot;;[Entrada.A515])-1))" office:value-type="float" office:value="35">
            <text:p>35</text:p>
          </table:table-cell>
          <table:table-cell table:formula="of:=VALUE(MID([Entrada.A515];SEARCH(&quot;,&quot;;[Entrada.A515])+1;100))" office:value-type="float" office:value="24">
            <text:p>24</text:p>
          </table:table-cell>
          <table:table-cell table:formula="of:=[Entrada.B515]" office:value-type="float" office:value="23">
            <text:p>23</text:p>
          </table:table-cell>
          <table:table-cell table:number-columns-repeated="1021"/>
        </table:table-row>
        <table:table-row table:style-name="ro2">
          <table:table-cell table:formula="of:=VALUE(LEFT([Entrada.A516];SEARCH(&quot;,&quot;;[Entrada.A516])-1))" office:value-type="float" office:value="25">
            <text:p>25</text:p>
          </table:table-cell>
          <table:table-cell table:formula="of:=VALUE(MID([Entrada.A516];SEARCH(&quot;,&quot;;[Entrada.A516])+1;100))" office:value-type="float" office:value="18">
            <text:p>18</text:p>
          </table:table-cell>
          <table:table-cell table:formula="of:=[Entrada.B516]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formula="of:=VALUE(LEFT([Entrada.A517];SEARCH(&quot;,&quot;;[Entrada.A517])-1))" office:value-type="float" office:value="1">
            <text:p>1</text:p>
          </table:table-cell>
          <table:table-cell table:formula="of:=VALUE(MID([Entrada.A517];SEARCH(&quot;,&quot;;[Entrada.A517])+1;100))" office:value-type="float" office:value="9">
            <text:p>9</text:p>
          </table:table-cell>
          <table:table-cell table:formula="of:=[Entrada.B517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518];SEARCH(&quot;,&quot;;[Entrada.A518])-1))" office:value-type="float" office:value="39">
            <text:p>39</text:p>
          </table:table-cell>
          <table:table-cell table:formula="of:=VALUE(MID([Entrada.A518];SEARCH(&quot;,&quot;;[Entrada.A518])+1;100))" office:value-type="float" office:value="28">
            <text:p>28</text:p>
          </table:table-cell>
          <table:table-cell table:formula="of:=[Entrada.B518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519];SEARCH(&quot;,&quot;;[Entrada.A519])-1))" office:value-type="float" office:value="4">
            <text:p>4</text:p>
          </table:table-cell>
          <table:table-cell table:formula="of:=VALUE(MID([Entrada.A519];SEARCH(&quot;,&quot;;[Entrada.A519])+1;100))" office:value-type="float" office:value="2">
            <text:p>2</text:p>
          </table:table-cell>
          <table:table-cell table:formula="of:=[Entrada.B519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520];SEARCH(&quot;,&quot;;[Entrada.A520])-1))" office:value-type="float" office:value="16">
            <text:p>16</text:p>
          </table:table-cell>
          <table:table-cell table:formula="of:=VALUE(MID([Entrada.A520];SEARCH(&quot;,&quot;;[Entrada.A520])+1;100))" office:value-type="float" office:value="5">
            <text:p>5</text:p>
          </table:table-cell>
          <table:table-cell table:formula="of:=[Entrada.B520]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formula="of:=VALUE(LEFT([Entrada.A521];SEARCH(&quot;,&quot;;[Entrada.A521])-1))" office:value-type="float" office:value="2">
            <text:p>2</text:p>
          </table:table-cell>
          <table:table-cell table:formula="of:=VALUE(MID([Entrada.A521];SEARCH(&quot;,&quot;;[Entrada.A521])+1;100))" office:value-type="float" office:value="40">
            <text:p>40</text:p>
          </table:table-cell>
          <table:table-cell table:formula="of:=[Entrada.B521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formula="of:=VALUE(LEFT([Entrada.A522];SEARCH(&quot;,&quot;;[Entrada.A522])-1))" office:value-type="float" office:value="17">
            <text:p>17</text:p>
          </table:table-cell>
          <table:table-cell table:formula="of:=VALUE(MID([Entrada.A522];SEARCH(&quot;,&quot;;[Entrada.A522])+1;100))" office:value-type="float" office:value="26">
            <text:p>26</text:p>
          </table:table-cell>
          <table:table-cell table:formula="of:=[Entrada.B522]" office:value-type="float" office:value="17">
            <text:p>17</text:p>
          </table:table-cell>
          <table:table-cell table:number-columns-repeated="1021"/>
        </table:table-row>
        <table:table-row table:style-name="ro2">
          <table:table-cell table:formula="of:=VALUE(LEFT([Entrada.A523];SEARCH(&quot;,&quot;;[Entrada.A523])-1))" office:value-type="float" office:value="23">
            <text:p>23</text:p>
          </table:table-cell>
          <table:table-cell table:formula="of:=VALUE(MID([Entrada.A523];SEARCH(&quot;,&quot;;[Entrada.A523])+1;100))" office:value-type="float" office:value="4">
            <text:p>4</text:p>
          </table:table-cell>
          <table:table-cell table:formula="of:=[Entrada.B523]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formula="of:=VALUE(LEFT([Entrada.A524];SEARCH(&quot;,&quot;;[Entrada.A524])-1))" office:value-type="float" office:value="10">
            <text:p>10</text:p>
          </table:table-cell>
          <table:table-cell table:formula="of:=VALUE(MID([Entrada.A524];SEARCH(&quot;,&quot;;[Entrada.A524])+1;100))" office:value-type="float" office:value="11">
            <text:p>11</text:p>
          </table:table-cell>
          <table:table-cell table:formula="of:=[Entrada.B524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525];SEARCH(&quot;,&quot;;[Entrada.A525])-1))" office:value-type="float" office:value="25">
            <text:p>25</text:p>
          </table:table-cell>
          <table:table-cell table:formula="of:=VALUE(MID([Entrada.A525];SEARCH(&quot;,&quot;;[Entrada.A525])+1;100))" office:value-type="float" office:value="27">
            <text:p>27</text:p>
          </table:table-cell>
          <table:table-cell table:formula="of:=[Entrada.B525]" office:value-type="float" office:value="16">
            <text:p>16</text:p>
          </table:table-cell>
          <table:table-cell table:number-columns-repeated="1021"/>
        </table:table-row>
        <table:table-row table:style-name="ro2">
          <table:table-cell table:formula="of:=VALUE(LEFT([Entrada.A526];SEARCH(&quot;,&quot;;[Entrada.A526])-1))" office:value-type="float" office:value="11">
            <text:p>11</text:p>
          </table:table-cell>
          <table:table-cell table:formula="of:=VALUE(MID([Entrada.A526];SEARCH(&quot;,&quot;;[Entrada.A526])+1;100))" office:value-type="float" office:value="24">
            <text:p>24</text:p>
          </table:table-cell>
          <table:table-cell table:formula="of:=[Entrada.B526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527];SEARCH(&quot;,&quot;;[Entrada.A527])-1))" office:value-type="float" office:value="1">
            <text:p>1</text:p>
          </table:table-cell>
          <table:table-cell table:formula="of:=VALUE(MID([Entrada.A527];SEARCH(&quot;,&quot;;[Entrada.A527])+1;100))" office:value-type="float" office:value="2">
            <text:p>2</text:p>
          </table:table-cell>
          <table:table-cell table:formula="of:=[Entrada.B527]"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formula="of:=VALUE(LEFT([Entrada.A528];SEARCH(&quot;,&quot;;[Entrada.A528])-1))" office:value-type="float" office:value="4">
            <text:p>4</text:p>
          </table:table-cell>
          <table:table-cell table:formula="of:=VALUE(MID([Entrada.A528];SEARCH(&quot;,&quot;;[Entrada.A528])+1;100))" office:value-type="float" office:value="9">
            <text:p>9</text:p>
          </table:table-cell>
          <table:table-cell table:formula="of:=[Entrada.B528]"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formula="of:=VALUE(LEFT([Entrada.A529];SEARCH(&quot;,&quot;;[Entrada.A529])-1))" office:value-type="float" office:value="29">
            <text:p>29</text:p>
          </table:table-cell>
          <table:table-cell table:formula="of:=VALUE(MID([Entrada.A529];SEARCH(&quot;,&quot;;[Entrada.A529])+1;100))" office:value-type="float" office:value="31">
            <text:p>31</text:p>
          </table:table-cell>
          <table:table-cell table:formula="of:=[Entrada.B529]"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formula="of:=VALUE(LEFT([Entrada.A530];SEARCH(&quot;,&quot;;[Entrada.A530])-1))" office:value-type="float" office:value="19">
            <text:p>19</text:p>
          </table:table-cell>
          <table:table-cell table:formula="of:=VALUE(MID([Entrada.A530];SEARCH(&quot;,&quot;;[Entrada.A530])+1;100))" office:value-type="float" office:value="25">
            <text:p>25</text:p>
          </table:table-cell>
          <table:table-cell table:formula="of:=[Entrada.B530]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formula="of:=VALUE(LEFT([Entrada.A531];SEARCH(&quot;,&quot;;[Entrada.A531])-1))" office:value-type="float" office:value="5">
            <text:p>5</text:p>
          </table:table-cell>
          <table:table-cell table:formula="of:=VALUE(MID([Entrada.A531];SEARCH(&quot;,&quot;;[Entrada.A531])+1;100))" office:value-type="float" office:value="22">
            <text:p>22</text:p>
          </table:table-cell>
          <table:table-cell table:formula="of:=[Entrada.B531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532];SEARCH(&quot;,&quot;;[Entrada.A532])-1))" office:value-type="float" office:value="17">
            <text:p>17</text:p>
          </table:table-cell>
          <table:table-cell table:formula="of:=VALUE(MID([Entrada.A532];SEARCH(&quot;,&quot;;[Entrada.A532])+1;100))" office:value-type="float" office:value="19">
            <text:p>19</text:p>
          </table:table-cell>
          <table:table-cell table:formula="of:=[Entrada.B532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formula="of:=VALUE(LEFT([Entrada.A533];SEARCH(&quot;,&quot;;[Entrada.A533])-1))" office:value-type="float" office:value="23">
            <text:p>23</text:p>
          </table:table-cell>
          <table:table-cell table:formula="of:=VALUE(MID([Entrada.A533];SEARCH(&quot;,&quot;;[Entrada.A533])+1;100))" office:value-type="float" office:value="29">
            <text:p>29</text:p>
          </table:table-cell>
          <table:table-cell table:formula="of:=[Entrada.B533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534];SEARCH(&quot;,&quot;;[Entrada.A534])-1))" office:value-type="float" office:value="25">
            <text:p>25</text:p>
          </table:table-cell>
          <table:table-cell table:formula="of:=VALUE(MID([Entrada.A534];SEARCH(&quot;,&quot;;[Entrada.A534])+1;100))" office:value-type="float" office:value="28">
            <text:p>28</text:p>
          </table:table-cell>
          <table:table-cell table:formula="of:=[Entrada.B534]"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formula="of:=VALUE(LEFT([Entrada.A535];SEARCH(&quot;,&quot;;[Entrada.A535])-1))" office:value-type="float" office:value="11">
            <text:p>11</text:p>
          </table:table-cell>
          <table:table-cell table:formula="of:=VALUE(MID([Entrada.A535];SEARCH(&quot;,&quot;;[Entrada.A535])+1;100))" office:value-type="float" office:value="17">
            <text:p>17</text:p>
          </table:table-cell>
          <table:table-cell table:formula="of:=[Entrada.B535]" office:value-type="float" office:value="24">
            <text:p>24</text:p>
          </table:table-cell>
          <table:table-cell table:number-columns-repeated="1021"/>
        </table:table-row>
        <table:table-row table:style-name="ro2">
          <table:table-cell table:formula="of:=VALUE(LEFT([Entrada.A536];SEARCH(&quot;,&quot;;[Entrada.A536])-1))" office:value-type="float" office:value="39">
            <text:p>39</text:p>
          </table:table-cell>
          <table:table-cell table:formula="of:=VALUE(MID([Entrada.A536];SEARCH(&quot;,&quot;;[Entrada.A536])+1;100))" office:value-type="float" office:value="18">
            <text:p>18</text:p>
          </table:table-cell>
          <table:table-cell table:formula="of:=[Entrada.B536]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formula="of:=VALUE(LEFT([Entrada.A537];SEARCH(&quot;,&quot;;[Entrada.A537])-1))" office:value-type="float" office:value="26">
            <text:p>26</text:p>
          </table:table-cell>
          <table:table-cell table:formula="of:=VALUE(MID([Entrada.A537];SEARCH(&quot;,&quot;;[Entrada.A537])+1;100))" office:value-type="float" office:value="5">
            <text:p>5</text:p>
          </table:table-cell>
          <table:table-cell table:formula="of:=[Entrada.B537]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formula="of:=VALUE(LEFT([Entrada.A538];SEARCH(&quot;,&quot;;[Entrada.A538])-1))" office:value-type="float" office:value="29">
            <text:p>29</text:p>
          </table:table-cell>
          <table:table-cell table:formula="of:=VALUE(MID([Entrada.A538];SEARCH(&quot;,&quot;;[Entrada.A538])+1;100))" office:value-type="float" office:value="24">
            <text:p>24</text:p>
          </table:table-cell>
          <table:table-cell table:formula="of:=[Entrada.B538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539];SEARCH(&quot;,&quot;;[Entrada.A539])-1))" office:value-type="float" office:value="15">
            <text:p>15</text:p>
          </table:table-cell>
          <table:table-cell table:formula="of:=VALUE(MID([Entrada.A539];SEARCH(&quot;,&quot;;[Entrada.A539])+1;100))" office:value-type="float" office:value="37">
            <text:p>37</text:p>
          </table:table-cell>
          <table:table-cell table:formula="of:=[Entrada.B539]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formula="of:=VALUE(LEFT([Entrada.A540];SEARCH(&quot;,&quot;;[Entrada.A540])-1))" office:value-type="float" office:value="19">
            <text:p>19</text:p>
          </table:table-cell>
          <table:table-cell table:formula="of:=VALUE(MID([Entrada.A540];SEARCH(&quot;,&quot;;[Entrada.A540])+1;100))" office:value-type="float" office:value="30">
            <text:p>30</text:p>
          </table:table-cell>
          <table:table-cell table:formula="of:=[Entrada.B540]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formula="of:=VALUE(LEFT([Entrada.A541];SEARCH(&quot;,&quot;;[Entrada.A541])-1))" office:value-type="float" office:value="5">
            <text:p>5</text:p>
          </table:table-cell>
          <table:table-cell table:formula="of:=VALUE(MID([Entrada.A541];SEARCH(&quot;,&quot;;[Entrada.A541])+1;100))" office:value-type="float" office:value="31">
            <text:p>31</text:p>
          </table:table-cell>
          <table:table-cell table:formula="of:=[Entrada.B541]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formula="of:=VALUE(LEFT([Entrada.A542];SEARCH(&quot;,&quot;;[Entrada.A542])-1))" office:value-type="float" office:value="20">
            <text:p>20</text:p>
          </table:table-cell>
          <table:table-cell table:formula="of:=VALUE(MID([Entrada.A542];SEARCH(&quot;,&quot;;[Entrada.A542])+1;100))" office:value-type="float" office:value="7">
            <text:p>7</text:p>
          </table:table-cell>
          <table:table-cell table:formula="of:=[Entrada.B542]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formula="of:=VALUE(LEFT([Entrada.A543];SEARCH(&quot;,&quot;;[Entrada.A543])-1))" office:value-type="float" office:value="32">
            <text:p>32</text:p>
          </table:table-cell>
          <table:table-cell table:formula="of:=VALUE(MID([Entrada.A543];SEARCH(&quot;,&quot;;[Entrada.A543])+1;100))" office:value-type="float" office:value="2">
            <text:p>2</text:p>
          </table:table-cell>
          <table:table-cell table:formula="of:=[Entrada.B543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544];SEARCH(&quot;,&quot;;[Entrada.A544])-1))" office:value-type="float" office:value="13">
            <text:p>13</text:p>
          </table:table-cell>
          <table:table-cell table:formula="of:=VALUE(MID([Entrada.A544];SEARCH(&quot;,&quot;;[Entrada.A544])+1;100))" office:value-type="float" office:value="32">
            <text:p>32</text:p>
          </table:table-cell>
          <table:table-cell table:formula="of:=[Entrada.B544]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formula="of:=VALUE(LEFT([Entrada.A545];SEARCH(&quot;,&quot;;[Entrada.A545])-1))" office:value-type="float" office:value="11">
            <text:p>11</text:p>
          </table:table-cell>
          <table:table-cell table:formula="of:=VALUE(MID([Entrada.A545];SEARCH(&quot;,&quot;;[Entrada.A545])+1;100))" office:value-type="float" office:value="22">
            <text:p>22</text:p>
          </table:table-cell>
          <table:table-cell table:formula="of:=[Entrada.B545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546];SEARCH(&quot;,&quot;;[Entrada.A546])-1))" office:value-type="float" office:value="36">
            <text:p>36</text:p>
          </table:table-cell>
          <table:table-cell table:formula="of:=VALUE(MID([Entrada.A546];SEARCH(&quot;,&quot;;[Entrada.A546])+1;100))" office:value-type="float" office:value="22">
            <text:p>22</text:p>
          </table:table-cell>
          <table:table-cell table:formula="of:=[Entrada.B546]"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formula="of:=VALUE(LEFT([Entrada.A547];SEARCH(&quot;,&quot;;[Entrada.A547])-1))" office:value-type="float" office:value="1">
            <text:p>1</text:p>
          </table:table-cell>
          <table:table-cell table:formula="of:=VALUE(MID([Entrada.A547];SEARCH(&quot;,&quot;;[Entrada.A547])+1;100))" office:value-type="float" office:value="28">
            <text:p>28</text:p>
          </table:table-cell>
          <table:table-cell table:formula="of:=[Entrada.B547]" office:value-type="float" office:value="13">
            <text:p>13</text:p>
          </table:table-cell>
          <table:table-cell table:number-columns-repeated="1021"/>
        </table:table-row>
        <table:table-row table:style-name="ro2">
          <table:table-cell table:formula="of:=VALUE(LEFT([Entrada.A548];SEARCH(&quot;,&quot;;[Entrada.A548])-1))" office:value-type="float" office:value="15">
            <text:p>15</text:p>
          </table:table-cell>
          <table:table-cell table:formula="of:=VALUE(MID([Entrada.A548];SEARCH(&quot;,&quot;;[Entrada.A548])+1;100))" office:value-type="float" office:value="34">
            <text:p>34</text:p>
          </table:table-cell>
          <table:table-cell table:formula="of:=[Entrada.B548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549];SEARCH(&quot;,&quot;;[Entrada.A549])-1))" office:value-type="float" office:value="5">
            <text:p>5</text:p>
          </table:table-cell>
          <table:table-cell table:formula="of:=VALUE(MID([Entrada.A549];SEARCH(&quot;,&quot;;[Entrada.A549])+1;100))" office:value-type="float" office:value="24">
            <text:p>24</text:p>
          </table:table-cell>
          <table:table-cell table:formula="of:=[Entrada.B549]"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formula="of:=VALUE(LEFT([Entrada.A550];SEARCH(&quot;,&quot;;[Entrada.A550])-1))" office:value-type="float" office:value="30">
            <text:p>30</text:p>
          </table:table-cell>
          <table:table-cell table:formula="of:=VALUE(MID([Entrada.A550];SEARCH(&quot;,&quot;;[Entrada.A550])+1;100))" office:value-type="float" office:value="16">
            <text:p>16</text:p>
          </table:table-cell>
          <table:table-cell table:formula="of:=[Entrada.B550]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formula="of:=VALUE(LEFT([Entrada.A551];SEARCH(&quot;,&quot;;[Entrada.A551])-1))" office:value-type="float" office:value="17">
            <text:p>17</text:p>
          </table:table-cell>
          <table:table-cell table:formula="of:=VALUE(MID([Entrada.A551];SEARCH(&quot;,&quot;;[Entrada.A551])+1;100))" office:value-type="float" office:value="13">
            <text:p>13</text:p>
          </table:table-cell>
          <table:table-cell table:formula="of:=[Entrada.B551]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formula="of:=VALUE(LEFT([Entrada.A552];SEARCH(&quot;,&quot;;[Entrada.A552])-1))" office:value-type="float" office:value="23">
            <text:p>23</text:p>
          </table:table-cell>
          <table:table-cell table:formula="of:=VALUE(MID([Entrada.A552];SEARCH(&quot;,&quot;;[Entrada.A552])+1;100))" office:value-type="float" office:value="19">
            <text:p>19</text:p>
          </table:table-cell>
          <table:table-cell table:formula="of:=[Entrada.B552]"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formula="of:=VALUE(LEFT([Entrada.A553];SEARCH(&quot;,&quot;;[Entrada.A553])-1))" office:value-type="float" office:value="32">
            <text:p>32</text:p>
          </table:table-cell>
          <table:table-cell table:formula="of:=VALUE(MID([Entrada.A553];SEARCH(&quot;,&quot;;[Entrada.A553])+1;100))" office:value-type="float" office:value="25">
            <text:p>25</text:p>
          </table:table-cell>
          <table:table-cell table:formula="of:=[Entrada.B553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formula="of:=VALUE(LEFT([Entrada.A554];SEARCH(&quot;,&quot;;[Entrada.A554])-1))" office:value-type="float" office:value="18">
            <text:p>18</text:p>
          </table:table-cell>
          <table:table-cell table:formula="of:=VALUE(MID([Entrada.A554];SEARCH(&quot;,&quot;;[Entrada.A554])+1;100))" office:value-type="float" office:value="36">
            <text:p>36</text:p>
          </table:table-cell>
          <table:table-cell table:formula="of:=[Entrada.B554]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formula="of:=VALUE(LEFT([Entrada.A555];SEARCH(&quot;,&quot;;[Entrada.A555])-1))" office:value-type="float" office:value="14">
            <text:p>14</text:p>
          </table:table-cell>
          <table:table-cell table:formula="of:=VALUE(MID([Entrada.A555];SEARCH(&quot;,&quot;;[Entrada.A555])+1;100))" office:value-type="float" office:value="8">
            <text:p>8</text:p>
          </table:table-cell>
          <table:table-cell table:formula="of:=[Entrada.B555]" office:value-type="float" office:value="13">
            <text:p>13</text:p>
          </table:table-cell>
          <table:table-cell table:number-columns-repeated="1021"/>
        </table:table-row>
        <table:table-row table:style-name="ro2">
          <table:table-cell table:formula="of:=VALUE(LEFT([Entrada.A556];SEARCH(&quot;,&quot;;[Entrada.A556])-1))" office:value-type="float" office:value="1">
            <text:p>1</text:p>
          </table:table-cell>
          <table:table-cell table:formula="of:=VALUE(MID([Entrada.A556];SEARCH(&quot;,&quot;;[Entrada.A556])+1;100))" office:value-type="float" office:value="21">
            <text:p>21</text:p>
          </table:table-cell>
          <table:table-cell table:formula="of:=[Entrada.B556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formula="of:=VALUE(LEFT([Entrada.A557];SEARCH(&quot;,&quot;;[Entrada.A557])-1))" office:value-type="float" office:value="26">
            <text:p>26</text:p>
          </table:table-cell>
          <table:table-cell table:formula="of:=VALUE(MID([Entrada.A557];SEARCH(&quot;,&quot;;[Entrada.A557])+1;100))" office:value-type="float" office:value="23">
            <text:p>23</text:p>
          </table:table-cell>
          <table:table-cell table:formula="of:=[Entrada.B557]" office:value-type="float" office:value="24">
            <text:p>24</text:p>
          </table:table-cell>
          <table:table-cell table:number-columns-repeated="1021"/>
        </table:table-row>
        <table:table-row table:style-name="ro2">
          <table:table-cell table:formula="of:=VALUE(LEFT([Entrada.A558];SEARCH(&quot;,&quot;;[Entrada.A558])-1))" office:value-type="float" office:value="2">
            <text:p>2</text:p>
          </table:table-cell>
          <table:table-cell table:formula="of:=VALUE(MID([Entrada.A558];SEARCH(&quot;,&quot;;[Entrada.A558])+1;100))" office:value-type="float" office:value="12">
            <text:p>12</text:p>
          </table:table-cell>
          <table:table-cell table:formula="of:=[Entrada.B558]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formula="of:=VALUE(LEFT([Entrada.A559];SEARCH(&quot;,&quot;;[Entrada.A559])-1))" office:value-type="float" office:value="24">
            <text:p>24</text:p>
          </table:table-cell>
          <table:table-cell table:formula="of:=VALUE(MID([Entrada.A559];SEARCH(&quot;,&quot;;[Entrada.A559])+1;100))" office:value-type="float" office:value="33">
            <text:p>33</text:p>
          </table:table-cell>
          <table:table-cell table:formula="of:=[Entrada.B559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560];SEARCH(&quot;,&quot;;[Entrada.A560])-1))" office:value-type="float" office:value="5">
            <text:p>5</text:p>
          </table:table-cell>
          <table:table-cell table:formula="of:=VALUE(MID([Entrada.A560];SEARCH(&quot;,&quot;;[Entrada.A560])+1;100))" office:value-type="float" office:value="1">
            <text:p>1</text:p>
          </table:table-cell>
          <table:table-cell table:formula="of:=[Entrada.B560]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formula="of:=VALUE(LEFT([Entrada.A561];SEARCH(&quot;,&quot;;[Entrada.A561])-1))" office:value-type="float" office:value="17">
            <text:p>17</text:p>
          </table:table-cell>
          <table:table-cell table:formula="of:=VALUE(MID([Entrada.A561];SEARCH(&quot;,&quot;;[Entrada.A561])+1;100))" office:value-type="float" office:value="6">
            <text:p>6</text:p>
          </table:table-cell>
          <table:table-cell table:formula="of:=[Entrada.B561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562];SEARCH(&quot;,&quot;;[Entrada.A562])-1))" office:value-type="float" office:value="6">
            <text:p>6</text:p>
          </table:table-cell>
          <table:table-cell table:formula="of:=VALUE(MID([Entrada.A562];SEARCH(&quot;,&quot;;[Entrada.A562])+1;100))" office:value-type="float" office:value="32">
            <text:p>32</text:p>
          </table:table-cell>
          <table:table-cell table:formula="of:=[Entrada.B562]"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formula="of:=VALUE(LEFT([Entrada.A563];SEARCH(&quot;,&quot;;[Entrada.A563])-1))" office:value-type="float" office:value="32">
            <text:p>32</text:p>
          </table:table-cell>
          <table:table-cell table:formula="of:=VALUE(MID([Entrada.A563];SEARCH(&quot;,&quot;;[Entrada.A563])+1;100))" office:value-type="float" office:value="16">
            <text:p>16</text:p>
          </table:table-cell>
          <table:table-cell table:formula="of:=[Entrada.B563]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formula="of:=VALUE(LEFT([Entrada.A564];SEARCH(&quot;,&quot;;[Entrada.A564])-1))" office:value-type="float" office:value="14">
            <text:p>14</text:p>
          </table:table-cell>
          <table:table-cell table:formula="of:=VALUE(MID([Entrada.A564];SEARCH(&quot;,&quot;;[Entrada.A564])+1;100))" office:value-type="float" office:value="19">
            <text:p>19</text:p>
          </table:table-cell>
          <table:table-cell table:formula="of:=[Entrada.B564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565];SEARCH(&quot;,&quot;;[Entrada.A565])-1))" office:value-type="float" office:value="36">
            <text:p>36</text:p>
          </table:table-cell>
          <table:table-cell table:formula="of:=VALUE(MID([Entrada.A565];SEARCH(&quot;,&quot;;[Entrada.A565])+1;100))" office:value-type="float" office:value="4">
            <text:p>4</text:p>
          </table:table-cell>
          <table:table-cell table:formula="of:=[Entrada.B565]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formula="of:=VALUE(LEFT([Entrada.A566];SEARCH(&quot;,&quot;;[Entrada.A566])-1))" office:value-type="float" office:value="26">
            <text:p>26</text:p>
          </table:table-cell>
          <table:table-cell table:formula="of:=VALUE(MID([Entrada.A566];SEARCH(&quot;,&quot;;[Entrada.A566])+1;100))" office:value-type="float" office:value="30">
            <text:p>30</text:p>
          </table:table-cell>
          <table:table-cell table:formula="of:=[Entrada.B566]" office:value-type="float" office:value="13">
            <text:p>13</text:p>
          </table:table-cell>
          <table:table-cell table:number-columns-repeated="1021"/>
        </table:table-row>
        <table:table-row table:style-name="ro2">
          <table:table-cell table:formula="of:=VALUE(LEFT([Entrada.A567];SEARCH(&quot;,&quot;;[Entrada.A567])-1))" office:value-type="float" office:value="2">
            <text:p>2</text:p>
          </table:table-cell>
          <table:table-cell table:formula="of:=VALUE(MID([Entrada.A567];SEARCH(&quot;,&quot;;[Entrada.A567])+1;100))" office:value-type="float" office:value="7">
            <text:p>7</text:p>
          </table:table-cell>
          <table:table-cell table:formula="of:=[Entrada.B567]"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formula="of:=VALUE(LEFT([Entrada.A568];SEARCH(&quot;,&quot;;[Entrada.A568])-1))" office:value-type="float" office:value="24">
            <text:p>24</text:p>
          </table:table-cell>
          <table:table-cell table:formula="of:=VALUE(MID([Entrada.A568];SEARCH(&quot;,&quot;;[Entrada.A568])+1;100))" office:value-type="float" office:value="40">
            <text:p>40</text:p>
          </table:table-cell>
          <table:table-cell table:formula="of:=[Entrada.B568]" office:value-type="float" office:value="16">
            <text:p>16</text:p>
          </table:table-cell>
          <table:table-cell table:number-columns-repeated="1021"/>
        </table:table-row>
        <table:table-row table:style-name="ro2">
          <table:table-cell table:formula="of:=VALUE(LEFT([Entrada.A569];SEARCH(&quot;,&quot;;[Entrada.A569])-1))" office:value-type="float" office:value="5">
            <text:p>5</text:p>
          </table:table-cell>
          <table:table-cell table:formula="of:=VALUE(MID([Entrada.A569];SEARCH(&quot;,&quot;;[Entrada.A569])+1;100))" office:value-type="float" office:value="10">
            <text:p>10</text:p>
          </table:table-cell>
          <table:table-cell table:formula="of:=[Entrada.B569]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formula="of:=VALUE(LEFT([Entrada.A570];SEARCH(&quot;,&quot;;[Entrada.A570])-1))" office:value-type="float" office:value="30">
            <text:p>30</text:p>
          </table:table-cell>
          <table:table-cell table:formula="of:=VALUE(MID([Entrada.A570];SEARCH(&quot;,&quot;;[Entrada.A570])+1;100))" office:value-type="float" office:value="2">
            <text:p>2</text:p>
          </table:table-cell>
          <table:table-cell table:formula="of:=[Entrada.B570]"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formula="of:=VALUE(LEFT([Entrada.A571];SEARCH(&quot;,&quot;;[Entrada.A571])-1))" office:value-type="float" office:value="6">
            <text:p>6</text:p>
          </table:table-cell>
          <table:table-cell table:formula="of:=VALUE(MID([Entrada.A571];SEARCH(&quot;,&quot;;[Entrada.A571])+1;100))" office:value-type="float" office:value="27">
            <text:p>27</text:p>
          </table:table-cell>
          <table:table-cell table:formula="of:=[Entrada.B571]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formula="of:=VALUE(LEFT([Entrada.A572];SEARCH(&quot;,&quot;;[Entrada.A572])-1))" office:value-type="float" office:value="32">
            <text:p>32</text:p>
          </table:table-cell>
          <table:table-cell table:formula="of:=VALUE(MID([Entrada.A572];SEARCH(&quot;,&quot;;[Entrada.A572])+1;100))" office:value-type="float" office:value="23">
            <text:p>23</text:p>
          </table:table-cell>
          <table:table-cell table:formula="of:=[Entrada.B572]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formula="of:=VALUE(LEFT([Entrada.A573];SEARCH(&quot;,&quot;;[Entrada.A573])-1))" office:value-type="float" office:value="35">
            <text:p>35</text:p>
          </table:table-cell>
          <table:table-cell table:formula="of:=VALUE(MID([Entrada.A573];SEARCH(&quot;,&quot;;[Entrada.A573])+1;100))" office:value-type="float" office:value="34">
            <text:p>34</text:p>
          </table:table-cell>
          <table:table-cell table:formula="of:=[Entrada.B573]"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formula="of:=VALUE(LEFT([Entrada.A574];SEARCH(&quot;,&quot;;[Entrada.A574])-1))" office:value-type="float" office:value="14">
            <text:p>14</text:p>
          </table:table-cell>
          <table:table-cell table:formula="of:=VALUE(MID([Entrada.A574];SEARCH(&quot;,&quot;;[Entrada.A574])+1;100))" office:value-type="float" office:value="26">
            <text:p>26</text:p>
          </table:table-cell>
          <table:table-cell table:formula="of:=[Entrada.B574]"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formula="of:=VALUE(LEFT([Entrada.A575];SEARCH(&quot;,&quot;;[Entrada.A575])-1))" office:value-type="float" office:value="36">
            <text:p>36</text:p>
          </table:table-cell>
          <table:table-cell table:formula="of:=VALUE(MID([Entrada.A575];SEARCH(&quot;,&quot;;[Entrada.A575])+1;100))" office:value-type="float" office:value="3">
            <text:p>3</text:p>
          </table:table-cell>
          <table:table-cell table:formula="of:=[Entrada.B575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576];SEARCH(&quot;,&quot;;[Entrada.A576])-1))" office:value-type="float" office:value="12">
            <text:p>12</text:p>
          </table:table-cell>
          <table:table-cell table:formula="of:=VALUE(MID([Entrada.A576];SEARCH(&quot;,&quot;;[Entrada.A576])+1;100))" office:value-type="float" office:value="20">
            <text:p>20</text:p>
          </table:table-cell>
          <table:table-cell table:formula="of:=[Entrada.B576]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formula="of:=VALUE(LEFT([Entrada.A577];SEARCH(&quot;,&quot;;[Entrada.A577])-1))" office:value-type="float" office:value="2">
            <text:p>2</text:p>
          </table:table-cell>
          <table:table-cell table:formula="of:=VALUE(MID([Entrada.A577];SEARCH(&quot;,&quot;;[Entrada.A577])+1;100))" office:value-type="float" office:value="30">
            <text:p>30</text:p>
          </table:table-cell>
          <table:table-cell table:formula="of:=[Entrada.B577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578];SEARCH(&quot;,&quot;;[Entrada.A578])-1))" office:value-type="float" office:value="3">
            <text:p>3</text:p>
          </table:table-cell>
          <table:table-cell table:formula="of:=VALUE(MID([Entrada.A578];SEARCH(&quot;,&quot;;[Entrada.A578])+1;100))" office:value-type="float" office:value="37">
            <text:p>37</text:p>
          </table:table-cell>
          <table:table-cell table:formula="of:=[Entrada.B578]" office:value-type="float" office:value="17">
            <text:p>17</text:p>
          </table:table-cell>
          <table:table-cell table:number-columns-repeated="1021"/>
        </table:table-row>
        <table:table-row table:style-name="ro2">
          <table:table-cell table:formula="of:=VALUE(LEFT([Entrada.A579];SEARCH(&quot;,&quot;;[Entrada.A579])-1))" office:value-type="float" office:value="18">
            <text:p>18</text:p>
          </table:table-cell>
          <table:table-cell table:formula="of:=VALUE(MID([Entrada.A579];SEARCH(&quot;,&quot;;[Entrada.A579])+1;100))" office:value-type="float" office:value="17">
            <text:p>17</text:p>
          </table:table-cell>
          <table:table-cell table:formula="of:=[Entrada.B579]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formula="of:=VALUE(LEFT([Entrada.A580];SEARCH(&quot;,&quot;;[Entrada.A580])-1))" office:value-type="float" office:value="21">
            <text:p>21</text:p>
          </table:table-cell>
          <table:table-cell table:formula="of:=VALUE(MID([Entrada.A580];SEARCH(&quot;,&quot;;[Entrada.A580])+1;100))" office:value-type="float" office:value="4">
            <text:p>4</text:p>
          </table:table-cell>
          <table:table-cell table:formula="of:=[Entrada.B580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581];SEARCH(&quot;,&quot;;[Entrada.A581])-1))" office:value-type="float" office:value="8">
            <text:p>8</text:p>
          </table:table-cell>
          <table:table-cell table:formula="of:=VALUE(MID([Entrada.A581];SEARCH(&quot;,&quot;;[Entrada.A581])+1;100))" office:value-type="float" office:value="7">
            <text:p>7</text:p>
          </table:table-cell>
          <table:table-cell table:formula="of:=[Entrada.B581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582];SEARCH(&quot;,&quot;;[Entrada.A582])-1))" office:value-type="float" office:value="33">
            <text:p>33</text:p>
          </table:table-cell>
          <table:table-cell table:formula="of:=VALUE(MID([Entrada.A582];SEARCH(&quot;,&quot;;[Entrada.A582])+1;100))" office:value-type="float" office:value="1">
            <text:p>1</text:p>
          </table:table-cell>
          <table:table-cell table:formula="of:=[Entrada.B582]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formula="of:=VALUE(LEFT([Entrada.A583];SEARCH(&quot;,&quot;;[Entrada.A583])-1))" office:value-type="float" office:value="14">
            <text:p>14</text:p>
          </table:table-cell>
          <table:table-cell table:formula="of:=VALUE(MID([Entrada.A583];SEARCH(&quot;,&quot;;[Entrada.A583])+1;100))" office:value-type="float" office:value="29">
            <text:p>29</text:p>
          </table:table-cell>
          <table:table-cell table:formula="of:=[Entrada.B583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584];SEARCH(&quot;,&quot;;[Entrada.A584])-1))" office:value-type="float" office:value="15">
            <text:p>15</text:p>
          </table:table-cell>
          <table:table-cell table:formula="of:=VALUE(MID([Entrada.A584];SEARCH(&quot;,&quot;;[Entrada.A584])+1;100))" office:value-type="float" office:value="6">
            <text:p>6</text:p>
          </table:table-cell>
          <table:table-cell table:formula="of:=[Entrada.B584]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formula="of:=VALUE(LEFT([Entrada.A585];SEARCH(&quot;,&quot;;[Entrada.A585])-1))" office:value-type="float" office:value="37">
            <text:p>37</text:p>
          </table:table-cell>
          <table:table-cell table:formula="of:=VALUE(MID([Entrada.A585];SEARCH(&quot;,&quot;;[Entrada.A585])+1;100))" office:value-type="float" office:value="21">
            <text:p>21</text:p>
          </table:table-cell>
          <table:table-cell table:formula="of:=[Entrada.B585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586];SEARCH(&quot;,&quot;;[Entrada.A586])-1))" office:value-type="float" office:value="30">
            <text:p>30</text:p>
          </table:table-cell>
          <table:table-cell table:formula="of:=VALUE(MID([Entrada.A586];SEARCH(&quot;,&quot;;[Entrada.A586])+1;100))" office:value-type="float" office:value="12">
            <text:p>12</text:p>
          </table:table-cell>
          <table:table-cell table:formula="of:=[Entrada.B586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formula="of:=VALUE(LEFT([Entrada.A587];SEARCH(&quot;,&quot;;[Entrada.A587])-1))" office:value-type="float" office:value="6">
            <text:p>6</text:p>
          </table:table-cell>
          <table:table-cell table:formula="of:=VALUE(MID([Entrada.A587];SEARCH(&quot;,&quot;;[Entrada.A587])+1;100))" office:value-type="float" office:value="21">
            <text:p>21</text:p>
          </table:table-cell>
          <table:table-cell table:formula="of:=[Entrada.B587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588];SEARCH(&quot;,&quot;;[Entrada.A588])-1))" office:value-type="float" office:value="28">
            <text:p>28</text:p>
          </table:table-cell>
          <table:table-cell table:formula="of:=VALUE(MID([Entrada.A588];SEARCH(&quot;,&quot;;[Entrada.A588])+1;100))" office:value-type="float" office:value="34">
            <text:p>34</text:p>
          </table:table-cell>
          <table:table-cell table:formula="of:=[Entrada.B588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589];SEARCH(&quot;,&quot;;[Entrada.A589])-1))" office:value-type="float" office:value="32">
            <text:p>32</text:p>
          </table:table-cell>
          <table:table-cell table:formula="of:=VALUE(MID([Entrada.A589];SEARCH(&quot;,&quot;;[Entrada.A589])+1;100))" office:value-type="float" office:value="37">
            <text:p>37</text:p>
          </table:table-cell>
          <table:table-cell table:formula="of:=[Entrada.B589]" office:value-type="float" office:value="13">
            <text:p>13</text:p>
          </table:table-cell>
          <table:table-cell table:number-columns-repeated="1021"/>
        </table:table-row>
        <table:table-row table:style-name="ro2">
          <table:table-cell table:formula="of:=VALUE(LEFT([Entrada.A590];SEARCH(&quot;,&quot;;[Entrada.A590])-1))" office:value-type="float" office:value="31">
            <text:p>31</text:p>
          </table:table-cell>
          <table:table-cell table:formula="of:=VALUE(MID([Entrada.A590];SEARCH(&quot;,&quot;;[Entrada.A590])+1;100))" office:value-type="float" office:value="23">
            <text:p>23</text:p>
          </table:table-cell>
          <table:table-cell table:formula="of:=[Entrada.B590]" office:value-type="float" office:value="13">
            <text:p>13</text:p>
          </table:table-cell>
          <table:table-cell table:number-columns-repeated="1021"/>
        </table:table-row>
        <table:table-row table:style-name="ro2">
          <table:table-cell table:formula="of:=VALUE(LEFT([Entrada.A591];SEARCH(&quot;,&quot;;[Entrada.A591])-1))" office:value-type="float" office:value="18">
            <text:p>18</text:p>
          </table:table-cell>
          <table:table-cell table:formula="of:=VALUE(MID([Entrada.A591];SEARCH(&quot;,&quot;;[Entrada.A591])+1;100))" office:value-type="float" office:value="8">
            <text:p>8</text:p>
          </table:table-cell>
          <table:table-cell table:formula="of:=[Entrada.B591]"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formula="of:=VALUE(LEFT([Entrada.A592];SEARCH(&quot;,&quot;;[Entrada.A592])-1))" office:value-type="float" office:value="40">
            <text:p>40</text:p>
          </table:table-cell>
          <table:table-cell table:formula="of:=VALUE(MID([Entrada.A592];SEARCH(&quot;,&quot;;[Entrada.A592])+1;100))" office:value-type="float" office:value="37">
            <text:p>37</text:p>
          </table:table-cell>
          <table:table-cell table:formula="of:=[Entrada.B592]"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formula="of:=VALUE(LEFT([Entrada.A593];SEARCH(&quot;,&quot;;[Entrada.A593])-1))" office:value-type="float" office:value="21">
            <text:p>21</text:p>
          </table:table-cell>
          <table:table-cell table:formula="of:=VALUE(MID([Entrada.A593];SEARCH(&quot;,&quot;;[Entrada.A593])+1;100))" office:value-type="float" office:value="13">
            <text:p>13</text:p>
          </table:table-cell>
          <table:table-cell table:formula="of:=[Entrada.B593]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formula="of:=VALUE(LEFT([Entrada.A594];SEARCH(&quot;,&quot;;[Entrada.A594])-1))" office:value-type="float" office:value="39">
            <text:p>39</text:p>
          </table:table-cell>
          <table:table-cell table:formula="of:=VALUE(MID([Entrada.A594];SEARCH(&quot;,&quot;;[Entrada.A594])+1;100))" office:value-type="float" office:value="36">
            <text:p>36</text:p>
          </table:table-cell>
          <table:table-cell table:formula="of:=[Entrada.B594]"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formula="of:=VALUE(LEFT([Entrada.A595];SEARCH(&quot;,&quot;;[Entrada.A595])-1))" office:value-type="float" office:value="12">
            <text:p>12</text:p>
          </table:table-cell>
          <table:table-cell table:formula="of:=VALUE(MID([Entrada.A595];SEARCH(&quot;,&quot;;[Entrada.A595])+1;100))" office:value-type="float" office:value="10">
            <text:p>10</text:p>
          </table:table-cell>
          <table:table-cell table:formula="of:=[Entrada.B595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596];SEARCH(&quot;,&quot;;[Entrada.A596])-1))" office:value-type="float" office:value="37">
            <text:p>37</text:p>
          </table:table-cell>
          <table:table-cell table:formula="of:=VALUE(MID([Entrada.A596];SEARCH(&quot;,&quot;;[Entrada.A596])+1;100))" office:value-type="float" office:value="30">
            <text:p>30</text:p>
          </table:table-cell>
          <table:table-cell table:formula="of:=[Entrada.B596]"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formula="of:=VALUE(LEFT([Entrada.A597];SEARCH(&quot;,&quot;;[Entrada.A597])-1))" office:value-type="float" office:value="2">
            <text:p>2</text:p>
          </table:table-cell>
          <table:table-cell table:formula="of:=VALUE(MID([Entrada.A597];SEARCH(&quot;,&quot;;[Entrada.A597])+1;100))" office:value-type="float" office:value="16">
            <text:p>16</text:p>
          </table:table-cell>
          <table:table-cell table:formula="of:=[Entrada.B597]"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formula="of:=VALUE(LEFT([Entrada.A598];SEARCH(&quot;,&quot;;[Entrada.A598])-1))" office:value-type="float" office:value="27">
            <text:p>27</text:p>
          </table:table-cell>
          <table:table-cell table:formula="of:=VALUE(MID([Entrada.A598];SEARCH(&quot;,&quot;;[Entrada.A598])+1;100))" office:value-type="float" office:value="24">
            <text:p>24</text:p>
          </table:table-cell>
          <table:table-cell table:formula="of:=[Entrada.B598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599];SEARCH(&quot;,&quot;;[Entrada.A599])-1))" office:value-type="float" office:value="3">
            <text:p>3</text:p>
          </table:table-cell>
          <table:table-cell table:formula="of:=VALUE(MID([Entrada.A599];SEARCH(&quot;,&quot;;[Entrada.A599])+1;100))" office:value-type="float" office:value="19">
            <text:p>19</text:p>
          </table:table-cell>
          <table:table-cell table:formula="of:=[Entrada.B599]" office:value-type="float" office:value="24">
            <text:p>24</text:p>
          </table:table-cell>
          <table:table-cell table:number-columns-repeated="1021"/>
        </table:table-row>
        <table:table-row table:style-name="ro2">
          <table:table-cell table:formula="of:=VALUE(LEFT([Entrada.A600];SEARCH(&quot;,&quot;;[Entrada.A600])-1))" office:value-type="float" office:value="6">
            <text:p>6</text:p>
          </table:table-cell>
          <table:table-cell table:formula="of:=VALUE(MID([Entrada.A600];SEARCH(&quot;,&quot;;[Entrada.A600])+1;100))" office:value-type="float" office:value="12">
            <text:p>12</text:p>
          </table:table-cell>
          <table:table-cell table:formula="of:=[Entrada.B600]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formula="of:=VALUE(LEFT([Entrada.A601];SEARCH(&quot;,&quot;;[Entrada.A601])-1))" office:value-type="float" office:value="21">
            <text:p>21</text:p>
          </table:table-cell>
          <table:table-cell table:formula="of:=VALUE(MID([Entrada.A601];SEARCH(&quot;,&quot;;[Entrada.A601])+1;100))" office:value-type="float" office:value="22">
            <text:p>22</text:p>
          </table:table-cell>
          <table:table-cell table:formula="of:=[Entrada.B601]"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formula="of:=VALUE(LEFT([Entrada.A602];SEARCH(&quot;,&quot;;[Entrada.A602])-1))" office:value-type="float" office:value="33">
            <text:p>33</text:p>
          </table:table-cell>
          <table:table-cell table:formula="of:=VALUE(MID([Entrada.A602];SEARCH(&quot;,&quot;;[Entrada.A602])+1;100))" office:value-type="float" office:value="19">
            <text:p>19</text:p>
          </table:table-cell>
          <table:table-cell table:formula="of:=[Entrada.B602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603];SEARCH(&quot;,&quot;;[Entrada.A603])-1))" office:value-type="float" office:value="9">
            <text:p>9</text:p>
          </table:table-cell>
          <table:table-cell table:formula="of:=VALUE(MID([Entrada.A603];SEARCH(&quot;,&quot;;[Entrada.A603])+1;100))" office:value-type="float" office:value="26">
            <text:p>26</text:p>
          </table:table-cell>
          <table:table-cell table:formula="of:=[Entrada.B603]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formula="of:=VALUE(LEFT([Entrada.A604];SEARCH(&quot;,&quot;;[Entrada.A604])-1))" office:value-type="float" office:value="37">
            <text:p>37</text:p>
          </table:table-cell>
          <table:table-cell table:formula="of:=VALUE(MID([Entrada.A604];SEARCH(&quot;,&quot;;[Entrada.A604])+1;100))" office:value-type="float" office:value="7">
            <text:p>7</text:p>
          </table:table-cell>
          <table:table-cell table:formula="of:=[Entrada.B604]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formula="of:=VALUE(LEFT([Entrada.A605];SEARCH(&quot;,&quot;;[Entrada.A605])-1))" office:value-type="float" office:value="24">
            <text:p>24</text:p>
          </table:table-cell>
          <table:table-cell table:formula="of:=VALUE(MID([Entrada.A605];SEARCH(&quot;,&quot;;[Entrada.A605])+1;100))" office:value-type="float" office:value="4">
            <text:p>4</text:p>
          </table:table-cell>
          <table:table-cell table:formula="of:=[Entrada.B605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formula="of:=VALUE(LEFT([Entrada.A606];SEARCH(&quot;,&quot;;[Entrada.A606])-1))" office:value-type="float" office:value="27">
            <text:p>27</text:p>
          </table:table-cell>
          <table:table-cell table:formula="of:=VALUE(MID([Entrada.A606];SEARCH(&quot;,&quot;;[Entrada.A606])+1;100))" office:value-type="float" office:value="17">
            <text:p>17</text:p>
          </table:table-cell>
          <table:table-cell table:formula="of:=[Entrada.B606]" office:value-type="float" office:value="17">
            <text:p>17</text:p>
          </table:table-cell>
          <table:table-cell table:number-columns-repeated="1021"/>
        </table:table-row>
        <table:table-row table:style-name="ro2">
          <table:table-cell table:formula="of:=VALUE(LEFT([Entrada.A607];SEARCH(&quot;,&quot;;[Entrada.A607])-1))" office:value-type="float" office:value="13">
            <text:p>13</text:p>
          </table:table-cell>
          <table:table-cell table:formula="of:=VALUE(MID([Entrada.A607];SEARCH(&quot;,&quot;;[Entrada.A607])+1;100))" office:value-type="float" office:value="30">
            <text:p>30</text:p>
          </table:table-cell>
          <table:table-cell table:formula="of:=[Entrada.B607]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formula="of:=VALUE(LEFT([Entrada.A608];SEARCH(&quot;,&quot;;[Entrada.A608])-1))" office:value-type="float" office:value="3">
            <text:p>3</text:p>
          </table:table-cell>
          <table:table-cell table:formula="of:=VALUE(MID([Entrada.A608];SEARCH(&quot;,&quot;;[Entrada.A608])+1;100))" office:value-type="float" office:value="24">
            <text:p>24</text:p>
          </table:table-cell>
          <table:table-cell table:formula="of:=[Entrada.B608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609];SEARCH(&quot;,&quot;;[Entrada.A609])-1))" office:value-type="float" office:value="6">
            <text:p>6</text:p>
          </table:table-cell>
          <table:table-cell table:formula="of:=VALUE(MID([Entrada.A609];SEARCH(&quot;,&quot;;[Entrada.A609])+1;100))" office:value-type="float" office:value="7">
            <text:p>7</text:p>
          </table:table-cell>
          <table:table-cell table:formula="of:=[Entrada.B609]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formula="of:=VALUE(LEFT([Entrada.A610];SEARCH(&quot;,&quot;;[Entrada.A610])-1))" office:value-type="float" office:value="31">
            <text:p>31</text:p>
          </table:table-cell>
          <table:table-cell table:formula="of:=VALUE(MID([Entrada.A610];SEARCH(&quot;,&quot;;[Entrada.A610])+1;100))" office:value-type="float" office:value="5">
            <text:p>5</text:p>
          </table:table-cell>
          <table:table-cell table:formula="of:=[Entrada.B610]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formula="of:=VALUE(LEFT([Entrada.A611];SEARCH(&quot;,&quot;;[Entrada.A611])-1))" office:value-type="float" office:value="40">
            <text:p>40</text:p>
          </table:table-cell>
          <table:table-cell table:formula="of:=VALUE(MID([Entrada.A611];SEARCH(&quot;,&quot;;[Entrada.A611])+1;100))" office:value-type="float" office:value="19">
            <text:p>19</text:p>
          </table:table-cell>
          <table:table-cell table:formula="of:=[Entrada.B611]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formula="of:=VALUE(LEFT([Entrada.A612];SEARCH(&quot;,&quot;;[Entrada.A612])-1))" office:value-type="float" office:value="21">
            <text:p>21</text:p>
          </table:table-cell>
          <table:table-cell table:formula="of:=VALUE(MID([Entrada.A612];SEARCH(&quot;,&quot;;[Entrada.A612])+1;100))" office:value-type="float" office:value="31">
            <text:p>31</text:p>
          </table:table-cell>
          <table:table-cell table:formula="of:=[Entrada.B612]"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formula="of:=VALUE(LEFT([Entrada.A613];SEARCH(&quot;,&quot;;[Entrada.A613])-1))" office:value-type="float" office:value="7">
            <text:p>7</text:p>
          </table:table-cell>
          <table:table-cell table:formula="of:=VALUE(MID([Entrada.A613];SEARCH(&quot;,&quot;;[Entrada.A613])+1;100))" office:value-type="float" office:value="28">
            <text:p>28</text:p>
          </table:table-cell>
          <table:table-cell table:formula="of:=[Entrada.B613]"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formula="of:=VALUE(LEFT([Entrada.A614];SEARCH(&quot;,&quot;;[Entrada.A614])-1))" office:value-type="float" office:value="33">
            <text:p>33</text:p>
          </table:table-cell>
          <table:table-cell table:formula="of:=VALUE(MID([Entrada.A614];SEARCH(&quot;,&quot;;[Entrada.A614])+1;100))" office:value-type="float" office:value="20">
            <text:p>20</text:p>
          </table:table-cell>
          <table:table-cell table:formula="of:=[Entrada.B614]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formula="of:=VALUE(LEFT([Entrada.A615];SEARCH(&quot;,&quot;;[Entrada.A615])-1))" office:value-type="float" office:value="36">
            <text:p>36</text:p>
          </table:table-cell>
          <table:table-cell table:formula="of:=VALUE(MID([Entrada.A615];SEARCH(&quot;,&quot;;[Entrada.A615])+1;100))" office:value-type="float" office:value="39">
            <text:p>39</text:p>
          </table:table-cell>
          <table:table-cell table:formula="of:=[Entrada.B615]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formula="of:=VALUE(LEFT([Entrada.A616];SEARCH(&quot;,&quot;;[Entrada.A616])-1))" office:value-type="float" office:value="9">
            <text:p>9</text:p>
          </table:table-cell>
          <table:table-cell table:formula="of:=VALUE(MID([Entrada.A616];SEARCH(&quot;,&quot;;[Entrada.A616])+1;100))" office:value-type="float" office:value="3">
            <text:p>3</text:p>
          </table:table-cell>
          <table:table-cell table:formula="of:=[Entrada.B616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617];SEARCH(&quot;,&quot;;[Entrada.A617])-1))" office:value-type="float" office:value="34">
            <text:p>34</text:p>
          </table:table-cell>
          <table:table-cell table:formula="of:=VALUE(MID([Entrada.A617];SEARCH(&quot;,&quot;;[Entrada.A617])+1;100))" office:value-type="float" office:value="13">
            <text:p>13</text:p>
          </table:table-cell>
          <table:table-cell table:formula="of:=[Entrada.B617]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formula="of:=VALUE(LEFT([Entrada.A618];SEARCH(&quot;,&quot;;[Entrada.A618])-1))" office:value-type="float" office:value="15">
            <text:p>15</text:p>
          </table:table-cell>
          <table:table-cell table:formula="of:=VALUE(MID([Entrada.A618];SEARCH(&quot;,&quot;;[Entrada.A618])+1;100))" office:value-type="float" office:value="29">
            <text:p>29</text:p>
          </table:table-cell>
          <table:table-cell table:formula="of:=[Entrada.B618]"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formula="of:=VALUE(LEFT([Entrada.A619];SEARCH(&quot;,&quot;;[Entrada.A619])-1))" office:value-type="float" office:value="13">
            <text:p>13</text:p>
          </table:table-cell>
          <table:table-cell table:formula="of:=VALUE(MID([Entrada.A619];SEARCH(&quot;,&quot;;[Entrada.A619])+1;100))" office:value-type="float" office:value="23">
            <text:p>23</text:p>
          </table:table-cell>
          <table:table-cell table:formula="of:=[Entrada.B619]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formula="of:=VALUE(LEFT([Entrada.A620];SEARCH(&quot;,&quot;;[Entrada.A620])-1))" office:value-type="float" office:value="3">
            <text:p>3</text:p>
          </table:table-cell>
          <table:table-cell table:formula="of:=VALUE(MID([Entrada.A620];SEARCH(&quot;,&quot;;[Entrada.A620])+1;100))" office:value-type="float" office:value="1">
            <text:p>1</text:p>
          </table:table-cell>
          <table:table-cell table:formula="of:=[Entrada.B620]"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formula="of:=VALUE(LEFT([Entrada.A621];SEARCH(&quot;,&quot;;[Entrada.A621])-1))" office:value-type="float" office:value="31">
            <text:p>31</text:p>
          </table:table-cell>
          <table:table-cell table:formula="of:=VALUE(MID([Entrada.A621];SEARCH(&quot;,&quot;;[Entrada.A621])+1;100))" office:value-type="float" office:value="2">
            <text:p>2</text:p>
          </table:table-cell>
          <table:table-cell table:formula="of:=[Entrada.B621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formula="of:=VALUE(LEFT([Entrada.A622];SEARCH(&quot;,&quot;;[Entrada.A622])-1))" office:value-type="float" office:value="21">
            <text:p>21</text:p>
          </table:table-cell>
          <table:table-cell table:formula="of:=VALUE(MID([Entrada.A622];SEARCH(&quot;,&quot;;[Entrada.A622])+1;100))" office:value-type="float" office:value="24">
            <text:p>24</text:p>
          </table:table-cell>
          <table:table-cell table:formula="of:=[Entrada.B622]" office:value-type="float" office:value="24">
            <text:p>24</text:p>
          </table:table-cell>
          <table:table-cell table:number-columns-repeated="1021"/>
        </table:table-row>
        <table:table-row table:style-name="ro2">
          <table:table-cell table:formula="of:=VALUE(LEFT([Entrada.A623];SEARCH(&quot;,&quot;;[Entrada.A623])-1))" office:value-type="float" office:value="8">
            <text:p>8</text:p>
          </table:table-cell>
          <table:table-cell table:formula="of:=VALUE(MID([Entrada.A623];SEARCH(&quot;,&quot;;[Entrada.A623])+1;100))" office:value-type="float" office:value="35">
            <text:p>35</text:p>
          </table:table-cell>
          <table:table-cell table:formula="of:=[Entrada.B623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624];SEARCH(&quot;,&quot;;[Entrada.A624])-1))" office:value-type="float" office:value="7">
            <text:p>7</text:p>
          </table:table-cell>
          <table:table-cell table:formula="of:=VALUE(MID([Entrada.A624];SEARCH(&quot;,&quot;;[Entrada.A624])+1;100))" office:value-type="float" office:value="21">
            <text:p>21</text:p>
          </table:table-cell>
          <table:table-cell table:formula="of:=[Entrada.B624]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formula="of:=VALUE(LEFT([Entrada.A625];SEARCH(&quot;,&quot;;[Entrada.A625])-1))" office:value-type="float" office:value="29">
            <text:p>29</text:p>
          </table:table-cell>
          <table:table-cell table:formula="of:=VALUE(MID([Entrada.A625];SEARCH(&quot;,&quot;;[Entrada.A625])+1;100))" office:value-type="float" office:value="40">
            <text:p>40</text:p>
          </table:table-cell>
          <table:table-cell table:formula="of:=[Entrada.B625]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formula="of:=VALUE(LEFT([Entrada.A626];SEARCH(&quot;,&quot;;[Entrada.A626])-1))" office:value-type="float" office:value="16">
            <text:p>16</text:p>
          </table:table-cell>
          <table:table-cell table:formula="of:=VALUE(MID([Entrada.A626];SEARCH(&quot;,&quot;;[Entrada.A626])+1;100))" office:value-type="float" office:value="35">
            <text:p>35</text:p>
          </table:table-cell>
          <table:table-cell table:formula="of:=[Entrada.B626]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formula="of:=VALUE(LEFT([Entrada.A627];SEARCH(&quot;,&quot;;[Entrada.A627])-1))" office:value-type="float" office:value="22">
            <text:p>22</text:p>
          </table:table-cell>
          <table:table-cell table:formula="of:=VALUE(MID([Entrada.A627];SEARCH(&quot;,&quot;;[Entrada.A627])+1;100))" office:value-type="float" office:value="9">
            <text:p>9</text:p>
          </table:table-cell>
          <table:table-cell table:formula="of:=[Entrada.B627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628];SEARCH(&quot;,&quot;;[Entrada.A628])-1))" office:value-type="float" office:value="9">
            <text:p>9</text:p>
          </table:table-cell>
          <table:table-cell table:formula="of:=VALUE(MID([Entrada.A628];SEARCH(&quot;,&quot;;[Entrada.A628])+1;100))" office:value-type="float" office:value="4">
            <text:p>4</text:p>
          </table:table-cell>
          <table:table-cell table:formula="of:=[Entrada.B628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629];SEARCH(&quot;,&quot;;[Entrada.A629])-1))" office:value-type="float" office:value="34">
            <text:p>34</text:p>
          </table:table-cell>
          <table:table-cell table:formula="of:=VALUE(MID([Entrada.A629];SEARCH(&quot;,&quot;;[Entrada.A629])+1;100))" office:value-type="float" office:value="4">
            <text:p>4</text:p>
          </table:table-cell>
          <table:table-cell table:formula="of:=[Entrada.B629]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formula="of:=VALUE(LEFT([Entrada.A630];SEARCH(&quot;,&quot;;[Entrada.A630])-1))" office:value-type="float" office:value="37">
            <text:p>37</text:p>
          </table:table-cell>
          <table:table-cell table:formula="of:=VALUE(MID([Entrada.A630];SEARCH(&quot;,&quot;;[Entrada.A630])+1;100))" office:value-type="float" office:value="9">
            <text:p>9</text:p>
          </table:table-cell>
          <table:table-cell table:formula="of:=[Entrada.B630]" office:value-type="float" office:value="23">
            <text:p>23</text:p>
          </table:table-cell>
          <table:table-cell table:number-columns-repeated="1021"/>
        </table:table-row>
        <table:table-row table:style-name="ro2">
          <table:table-cell table:formula="of:=VALUE(LEFT([Entrada.A631];SEARCH(&quot;,&quot;;[Entrada.A631])-1))" office:value-type="float" office:value="13">
            <text:p>13</text:p>
          </table:table-cell>
          <table:table-cell table:formula="of:=VALUE(MID([Entrada.A631];SEARCH(&quot;,&quot;;[Entrada.A631])+1;100))" office:value-type="float" office:value="16">
            <text:p>16</text:p>
          </table:table-cell>
          <table:table-cell table:formula="of:=[Entrada.B631]"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formula="of:=VALUE(LEFT([Entrada.A632];SEARCH(&quot;,&quot;;[Entrada.A632])-1))" office:value-type="float" office:value="38">
            <text:p>38</text:p>
          </table:table-cell>
          <table:table-cell table:formula="of:=VALUE(MID([Entrada.A632];SEARCH(&quot;,&quot;;[Entrada.A632])+1;100))" office:value-type="float" office:value="24">
            <text:p>24</text:p>
          </table:table-cell>
          <table:table-cell table:formula="of:=[Entrada.B632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633];SEARCH(&quot;,&quot;;[Entrada.A633])-1))" office:value-type="float" office:value="3">
            <text:p>3</text:p>
          </table:table-cell>
          <table:table-cell table:formula="of:=VALUE(MID([Entrada.A633];SEARCH(&quot;,&quot;;[Entrada.A633])+1;100))" office:value-type="float" office:value="6">
            <text:p>6</text:p>
          </table:table-cell>
          <table:table-cell table:formula="of:=[Entrada.B633]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formula="of:=VALUE(LEFT([Entrada.A634];SEARCH(&quot;,&quot;;[Entrada.A634])-1))" office:value-type="float" office:value="28">
            <text:p>28</text:p>
          </table:table-cell>
          <table:table-cell table:formula="of:=VALUE(MID([Entrada.A634];SEARCH(&quot;,&quot;;[Entrada.A634])+1;100))" office:value-type="float" office:value="6">
            <text:p>6</text:p>
          </table:table-cell>
          <table:table-cell table:formula="of:=[Entrada.B634]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formula="of:=VALUE(LEFT([Entrada.A635];SEARCH(&quot;,&quot;;[Entrada.A635])-1))" office:value-type="float" office:value="31">
            <text:p>31</text:p>
          </table:table-cell>
          <table:table-cell table:formula="of:=VALUE(MID([Entrada.A635];SEARCH(&quot;,&quot;;[Entrada.A635])+1;100))" office:value-type="float" office:value="11">
            <text:p>11</text:p>
          </table:table-cell>
          <table:table-cell table:formula="of:=[Entrada.B635]" office:value-type="float" office:value="13">
            <text:p>13</text:p>
          </table:table-cell>
          <table:table-cell table:number-columns-repeated="1021"/>
        </table:table-row>
        <table:table-row table:style-name="ro2">
          <table:table-cell table:formula="of:=VALUE(LEFT([Entrada.A636];SEARCH(&quot;,&quot;;[Entrada.A636])-1))" office:value-type="float" office:value="40">
            <text:p>40</text:p>
          </table:table-cell>
          <table:table-cell table:formula="of:=VALUE(MID([Entrada.A636];SEARCH(&quot;,&quot;;[Entrada.A636])+1;100))" office:value-type="float" office:value="1">
            <text:p>1</text:p>
          </table:table-cell>
          <table:table-cell table:formula="of:=[Entrada.B636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637];SEARCH(&quot;,&quot;;[Entrada.A637])-1))" office:value-type="float" office:value="21">
            <text:p>21</text:p>
          </table:table-cell>
          <table:table-cell table:formula="of:=VALUE(MID([Entrada.A637];SEARCH(&quot;,&quot;;[Entrada.A637])+1;100))" office:value-type="float" office:value="33">
            <text:p>33</text:p>
          </table:table-cell>
          <table:table-cell table:formula="of:=[Entrada.B637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638];SEARCH(&quot;,&quot;;[Entrada.A638])-1))" office:value-type="float" office:value="7">
            <text:p>7</text:p>
          </table:table-cell>
          <table:table-cell table:formula="of:=VALUE(MID([Entrada.A638];SEARCH(&quot;,&quot;;[Entrada.A638])+1;100))" office:value-type="float" office:value="18">
            <text:p>18</text:p>
          </table:table-cell>
          <table:table-cell table:formula="of:=[Entrada.B638]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formula="of:=VALUE(LEFT([Entrada.A639];SEARCH(&quot;,&quot;;[Entrada.A639])-1))" office:value-type="float" office:value="29">
            <text:p>29</text:p>
          </table:table-cell>
          <table:table-cell table:formula="of:=VALUE(MID([Entrada.A639];SEARCH(&quot;,&quot;;[Entrada.A639])+1;100))" office:value-type="float" office:value="33">
            <text:p>33</text:p>
          </table:table-cell>
          <table:table-cell table:formula="of:=[Entrada.B639]"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formula="of:=VALUE(LEFT([Entrada.A640];SEARCH(&quot;,&quot;;[Entrada.A640])-1))" office:value-type="float" office:value="16">
            <text:p>16</text:p>
          </table:table-cell>
          <table:table-cell table:formula="of:=VALUE(MID([Entrada.A640];SEARCH(&quot;,&quot;;[Entrada.A640])+1;100))" office:value-type="float" office:value="26">
            <text:p>26</text:p>
          </table:table-cell>
          <table:table-cell table:formula="of:=[Entrada.B640]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formula="of:=VALUE(LEFT([Entrada.A641];SEARCH(&quot;,&quot;;[Entrada.A641])-1))" office:value-type="float" office:value="9">
            <text:p>9</text:p>
          </table:table-cell>
          <table:table-cell table:formula="of:=VALUE(MID([Entrada.A641];SEARCH(&quot;,&quot;;[Entrada.A641])+1;100))" office:value-type="float" office:value="13">
            <text:p>13</text:p>
          </table:table-cell>
          <table:table-cell table:formula="of:=[Entrada.B641]" office:value-type="float" office:value="13">
            <text:p>13</text:p>
          </table:table-cell>
          <table:table-cell table:number-columns-repeated="1021"/>
        </table:table-row>
        <table:table-row table:style-name="ro2">
          <table:table-cell table:formula="of:=VALUE(LEFT([Entrada.A642];SEARCH(&quot;,&quot;;[Entrada.A642])-1))" office:value-type="float" office:value="34">
            <text:p>34</text:p>
          </table:table-cell>
          <table:table-cell table:formula="of:=VALUE(MID([Entrada.A642];SEARCH(&quot;,&quot;;[Entrada.A642])+1;100))" office:value-type="float" office:value="31">
            <text:p>31</text:p>
          </table:table-cell>
          <table:table-cell table:formula="of:=[Entrada.B642]" office:value-type="float" office:value="23">
            <text:p>23</text:p>
          </table:table-cell>
          <table:table-cell table:number-columns-repeated="1021"/>
        </table:table-row>
        <table:table-row table:style-name="ro2">
          <table:table-cell table:formula="of:=VALUE(LEFT([Entrada.A643];SEARCH(&quot;,&quot;;[Entrada.A643])-1))" office:value-type="float" office:value="24">
            <text:p>24</text:p>
          </table:table-cell>
          <table:table-cell table:formula="of:=VALUE(MID([Entrada.A643];SEARCH(&quot;,&quot;;[Entrada.A643])+1;100))" office:value-type="float" office:value="25">
            <text:p>25</text:p>
          </table:table-cell>
          <table:table-cell table:formula="of:=[Entrada.B643]"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formula="of:=VALUE(LEFT([Entrada.A644];SEARCH(&quot;,&quot;;[Entrada.A644])-1))" office:value-type="float" office:value="13">
            <text:p>13</text:p>
          </table:table-cell>
          <table:table-cell table:formula="of:=VALUE(MID([Entrada.A644];SEARCH(&quot;,&quot;;[Entrada.A644])+1;100))" office:value-type="float" office:value="9">
            <text:p>9</text:p>
          </table:table-cell>
          <table:table-cell table:formula="of:=[Entrada.B644]"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formula="of:=VALUE(LEFT([Entrada.A645];SEARCH(&quot;,&quot;;[Entrada.A645])-1))" office:value-type="float" office:value="38">
            <text:p>38</text:p>
          </table:table-cell>
          <table:table-cell table:formula="of:=VALUE(MID([Entrada.A645];SEARCH(&quot;,&quot;;[Entrada.A645])+1;100))" office:value-type="float" office:value="19">
            <text:p>19</text:p>
          </table:table-cell>
          <table:table-cell table:formula="of:=[Entrada.B645]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formula="of:=VALUE(LEFT([Entrada.A646];SEARCH(&quot;,&quot;;[Entrada.A646])-1))" office:value-type="float" office:value="3">
            <text:p>3</text:p>
          </table:table-cell>
          <table:table-cell table:formula="of:=VALUE(MID([Entrada.A646];SEARCH(&quot;,&quot;;[Entrada.A646])+1;100))" office:value-type="float" office:value="15">
            <text:p>15</text:p>
          </table:table-cell>
          <table:table-cell table:formula="of:=[Entrada.B646]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formula="of:=VALUE(LEFT([Entrada.A647];SEARCH(&quot;,&quot;;[Entrada.A647])-1))" office:value-type="float" office:value="28">
            <text:p>28</text:p>
          </table:table-cell>
          <table:table-cell table:formula="of:=VALUE(MID([Entrada.A647];SEARCH(&quot;,&quot;;[Entrada.A647])+1;100))" office:value-type="float" office:value="29">
            <text:p>29</text:p>
          </table:table-cell>
          <table:table-cell table:formula="of:=[Entrada.B647]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formula="of:=VALUE(LEFT([Entrada.A648];SEARCH(&quot;,&quot;;[Entrada.A648])-1))" office:value-type="float" office:value="26">
            <text:p>26</text:p>
          </table:table-cell>
          <table:table-cell table:formula="of:=VALUE(MID([Entrada.A648];SEARCH(&quot;,&quot;;[Entrada.A648])+1;100))" office:value-type="float" office:value="39">
            <text:p>39</text:p>
          </table:table-cell>
          <table:table-cell table:formula="of:=[Entrada.B648]" office:value-type="float" office:value="13">
            <text:p>13</text:p>
          </table:table-cell>
          <table:table-cell table:number-columns-repeated="1021"/>
        </table:table-row>
        <table:table-row table:style-name="ro2">
          <table:table-cell table:formula="of:=VALUE(LEFT([Entrada.A649];SEARCH(&quot;,&quot;;[Entrada.A649])-1))" office:value-type="float" office:value="22">
            <text:p>22</text:p>
          </table:table-cell>
          <table:table-cell table:formula="of:=VALUE(MID([Entrada.A649];SEARCH(&quot;,&quot;;[Entrada.A649])+1;100))" office:value-type="float" office:value="27">
            <text:p>27</text:p>
          </table:table-cell>
          <table:table-cell table:formula="of:=[Entrada.B649]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formula="of:=VALUE(LEFT([Entrada.A650];SEARCH(&quot;,&quot;;[Entrada.A650])-1))" office:value-type="float" office:value="12">
            <text:p>12</text:p>
          </table:table-cell>
          <table:table-cell table:formula="of:=VALUE(MID([Entrada.A650];SEARCH(&quot;,&quot;;[Entrada.A650])+1;100))" office:value-type="float" office:value="37">
            <text:p>37</text:p>
          </table:table-cell>
          <table:table-cell table:formula="of:=[Entrada.B650]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formula="of:=VALUE(LEFT([Entrada.A651];SEARCH(&quot;,&quot;;[Entrada.A651])-1))" office:value-type="float" office:value="34">
            <text:p>34</text:p>
          </table:table-cell>
          <table:table-cell table:formula="of:=VALUE(MID([Entrada.A651];SEARCH(&quot;,&quot;;[Entrada.A651])+1;100))" office:value-type="float" office:value="22">
            <text:p>22</text:p>
          </table:table-cell>
          <table:table-cell table:formula="of:=[Entrada.B651]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formula="of:=VALUE(LEFT([Entrada.A652];SEARCH(&quot;,&quot;;[Entrada.A652])-1))" office:value-type="float" office:value="38">
            <text:p>38</text:p>
          </table:table-cell>
          <table:table-cell table:formula="of:=VALUE(MID([Entrada.A652];SEARCH(&quot;,&quot;;[Entrada.A652])+1;100))" office:value-type="float" office:value="10">
            <text:p>10</text:p>
          </table:table-cell>
          <table:table-cell table:formula="of:=[Entrada.B652]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formula="of:=VALUE(LEFT([Entrada.A653];SEARCH(&quot;,&quot;;[Entrada.A653])-1))" office:value-type="float" office:value="25">
            <text:p>25</text:p>
          </table:table-cell>
          <table:table-cell table:formula="of:=VALUE(MID([Entrada.A653];SEARCH(&quot;,&quot;;[Entrada.A653])+1;100))" office:value-type="float" office:value="7">
            <text:p>7</text:p>
          </table:table-cell>
          <table:table-cell table:formula="of:=[Entrada.B653]" office:value-type="float" office:value="24">
            <text:p>24</text:p>
          </table:table-cell>
          <table:table-cell table:number-columns-repeated="1021"/>
        </table:table-row>
        <table:table-row table:style-name="ro2">
          <table:table-cell table:formula="of:=VALUE(LEFT([Entrada.A654];SEARCH(&quot;,&quot;;[Entrada.A654])-1))" office:value-type="float" office:value="28">
            <text:p>28</text:p>
          </table:table-cell>
          <table:table-cell table:formula="of:=VALUE(MID([Entrada.A654];SEARCH(&quot;,&quot;;[Entrada.A654])+1;100))" office:value-type="float" office:value="20">
            <text:p>20</text:p>
          </table:table-cell>
          <table:table-cell table:formula="of:=[Entrada.B654]" office:value-type="float" office:value="23">
            <text:p>23</text:p>
          </table:table-cell>
          <table:table-cell table:number-columns-repeated="1021"/>
        </table:table-row>
        <table:table-row table:style-name="ro2">
          <table:table-cell table:formula="of:=VALUE(LEFT([Entrada.A655];SEARCH(&quot;,&quot;;[Entrada.A655])-1))" office:value-type="float" office:value="14">
            <text:p>14</text:p>
          </table:table-cell>
          <table:table-cell table:formula="of:=VALUE(MID([Entrada.A655];SEARCH(&quot;,&quot;;[Entrada.A655])+1;100))" office:value-type="float" office:value="35">
            <text:p>35</text:p>
          </table:table-cell>
          <table:table-cell table:formula="of:=[Entrada.B655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656];SEARCH(&quot;,&quot;;[Entrada.A656])-1))" office:value-type="float" office:value="16">
            <text:p>16</text:p>
          </table:table-cell>
          <table:table-cell table:formula="of:=VALUE(MID([Entrada.A656];SEARCH(&quot;,&quot;;[Entrada.A656])+1;100))" office:value-type="float" office:value="8">
            <text:p>8</text:p>
          </table:table-cell>
          <table:table-cell table:formula="of:=[Entrada.B656]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formula="of:=VALUE(LEFT([Entrada.A657];SEARCH(&quot;,&quot;;[Entrada.A657])-1))" office:value-type="float" office:value="19">
            <text:p>19</text:p>
          </table:table-cell>
          <table:table-cell table:formula="of:=VALUE(MID([Entrada.A657];SEARCH(&quot;,&quot;;[Entrada.A657])+1;100))" office:value-type="float" office:value="5">
            <text:p>5</text:p>
          </table:table-cell>
          <table:table-cell table:formula="of:=[Entrada.B657]"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formula="of:=VALUE(LEFT([Entrada.A658];SEARCH(&quot;,&quot;;[Entrada.A658])-1))" office:value-type="float" office:value="10">
            <text:p>10</text:p>
          </table:table-cell>
          <table:table-cell table:formula="of:=VALUE(MID([Entrada.A658];SEARCH(&quot;,&quot;;[Entrada.A658])+1;100))" office:value-type="float" office:value="6">
            <text:p>6</text:p>
          </table:table-cell>
          <table:table-cell table:formula="of:=[Entrada.B658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659];SEARCH(&quot;,&quot;;[Entrada.A659])-1))" office:value-type="float" office:value="35">
            <text:p>35</text:p>
          </table:table-cell>
          <table:table-cell table:formula="of:=VALUE(MID([Entrada.A659];SEARCH(&quot;,&quot;;[Entrada.A659])+1;100))" office:value-type="float" office:value="18">
            <text:p>18</text:p>
          </table:table-cell>
          <table:table-cell table:formula="of:=[Entrada.B659]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formula="of:=VALUE(LEFT([Entrada.A660];SEARCH(&quot;,&quot;;[Entrada.A660])-1))" office:value-type="float" office:value="38">
            <text:p>38</text:p>
          </table:table-cell>
          <table:table-cell table:formula="of:=VALUE(MID([Entrada.A660];SEARCH(&quot;,&quot;;[Entrada.A660])+1;100))" office:value-type="float" office:value="13">
            <text:p>13</text:p>
          </table:table-cell>
          <table:table-cell table:formula="of:=[Entrada.B660]"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formula="of:=VALUE(LEFT([Entrada.A661];SEARCH(&quot;,&quot;;[Entrada.A661])-1))" office:value-type="float" office:value="25">
            <text:p>25</text:p>
          </table:table-cell>
          <table:table-cell table:formula="of:=VALUE(MID([Entrada.A661];SEARCH(&quot;,&quot;;[Entrada.A661])+1;100))" office:value-type="float" office:value="8">
            <text:p>8</text:p>
          </table:table-cell>
          <table:table-cell table:formula="of:=[Entrada.B661]"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formula="of:=VALUE(LEFT([Entrada.A662];SEARCH(&quot;,&quot;;[Entrada.A662])-1))" office:value-type="float" office:value="28">
            <text:p>28</text:p>
          </table:table-cell>
          <table:table-cell table:formula="of:=VALUE(MID([Entrada.A662];SEARCH(&quot;,&quot;;[Entrada.A662])+1;100))" office:value-type="float" office:value="19">
            <text:p>19</text:p>
          </table:table-cell>
          <table:table-cell table:formula="of:=[Entrada.B662]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formula="of:=VALUE(LEFT([Entrada.A663];SEARCH(&quot;,&quot;;[Entrada.A663])-1))" office:value-type="float" office:value="29">
            <text:p>29</text:p>
          </table:table-cell>
          <table:table-cell table:formula="of:=VALUE(MID([Entrada.A663];SEARCH(&quot;,&quot;;[Entrada.A663])+1;100))" office:value-type="float" office:value="12">
            <text:p>12</text:p>
          </table:table-cell>
          <table:table-cell table:formula="of:=[Entrada.B663]" office:value-type="float" office:value="24">
            <text:p>24</text:p>
          </table:table-cell>
          <table:table-cell table:number-columns-repeated="1021"/>
        </table:table-row>
        <table:table-row table:style-name="ro2">
          <table:table-cell table:formula="of:=VALUE(LEFT([Entrada.A664];SEARCH(&quot;,&quot;;[Entrada.A664])-1))" office:value-type="float" office:value="16">
            <text:p>16</text:p>
          </table:table-cell>
          <table:table-cell table:formula="of:=VALUE(MID([Entrada.A664];SEARCH(&quot;,&quot;;[Entrada.A664])+1;100))" office:value-type="float" office:value="15">
            <text:p>15</text:p>
          </table:table-cell>
          <table:table-cell table:formula="of:=[Entrada.B664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665];SEARCH(&quot;,&quot;;[Entrada.A665])-1))" office:value-type="float" office:value="19">
            <text:p>19</text:p>
          </table:table-cell>
          <table:table-cell table:formula="of:=VALUE(MID([Entrada.A665];SEARCH(&quot;,&quot;;[Entrada.A665])+1;100))" office:value-type="float" office:value="10">
            <text:p>10</text:p>
          </table:table-cell>
          <table:table-cell table:formula="of:=[Entrada.B665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666];SEARCH(&quot;,&quot;;[Entrada.A666])-1))" office:value-type="float" office:value="22">
            <text:p>22</text:p>
          </table:table-cell>
          <table:table-cell table:formula="of:=VALUE(MID([Entrada.A666];SEARCH(&quot;,&quot;;[Entrada.A666])+1;100))" office:value-type="float" office:value="21">
            <text:p>21</text:p>
          </table:table-cell>
          <table:table-cell table:formula="of:=[Entrada.B666]"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formula="of:=VALUE(LEFT([Entrada.A667];SEARCH(&quot;,&quot;;[Entrada.A667])-1))" office:value-type="float" office:value="5">
            <text:p>5</text:p>
          </table:table-cell>
          <table:table-cell table:formula="of:=VALUE(MID([Entrada.A667];SEARCH(&quot;,&quot;;[Entrada.A667])+1;100))" office:value-type="float" office:value="35">
            <text:p>35</text:p>
          </table:table-cell>
          <table:table-cell table:formula="of:=[Entrada.B667]"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formula="of:=VALUE(LEFT([Entrada.A668];SEARCH(&quot;,&quot;;[Entrada.A668])-1))" office:value-type="float" office:value="9">
            <text:p>9</text:p>
          </table:table-cell>
          <table:table-cell table:formula="of:=VALUE(MID([Entrada.A668];SEARCH(&quot;,&quot;;[Entrada.A668])+1;100))" office:value-type="float" office:value="32">
            <text:p>32</text:p>
          </table:table-cell>
          <table:table-cell table:formula="of:=[Entrada.B668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669];SEARCH(&quot;,&quot;;[Entrada.A669])-1))" office:value-type="float" office:value="34">
            <text:p>34</text:p>
          </table:table-cell>
          <table:table-cell table:formula="of:=VALUE(MID([Entrada.A669];SEARCH(&quot;,&quot;;[Entrada.A669])+1;100))" office:value-type="float" office:value="40">
            <text:p>40</text:p>
          </table:table-cell>
          <table:table-cell table:formula="of:=[Entrada.B669]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formula="of:=VALUE(LEFT([Entrada.A670];SEARCH(&quot;,&quot;;[Entrada.A670])-1))" office:value-type="float" office:value="35">
            <text:p>35</text:p>
          </table:table-cell>
          <table:table-cell table:formula="of:=VALUE(MID([Entrada.A670];SEARCH(&quot;,&quot;;[Entrada.A670])+1;100))" office:value-type="float" office:value="27">
            <text:p>27</text:p>
          </table:table-cell>
          <table:table-cell table:formula="of:=[Entrada.B670]"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formula="of:=VALUE(LEFT([Entrada.A671];SEARCH(&quot;,&quot;;[Entrada.A671])-1))" office:value-type="float" office:value="1">
            <text:p>1</text:p>
          </table:table-cell>
          <table:table-cell table:formula="of:=VALUE(MID([Entrada.A671];SEARCH(&quot;,&quot;;[Entrada.A671])+1;100))" office:value-type="float" office:value="8">
            <text:p>8</text:p>
          </table:table-cell>
          <table:table-cell table:formula="of:=[Entrada.B671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672];SEARCH(&quot;,&quot;;[Entrada.A672])-1))" office:value-type="float" office:value="39">
            <text:p>39</text:p>
          </table:table-cell>
          <table:table-cell table:formula="of:=VALUE(MID([Entrada.A672];SEARCH(&quot;,&quot;;[Entrada.A672])+1;100))" office:value-type="float" office:value="31">
            <text:p>31</text:p>
          </table:table-cell>
          <table:table-cell table:formula="of:=[Entrada.B672]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formula="of:=VALUE(LEFT([Entrada.A673];SEARCH(&quot;,&quot;;[Entrada.A673])-1))" office:value-type="float" office:value="29">
            <text:p>29</text:p>
          </table:table-cell>
          <table:table-cell table:formula="of:=VALUE(MID([Entrada.A673];SEARCH(&quot;,&quot;;[Entrada.A673])+1;100))" office:value-type="float" office:value="5">
            <text:p>5</text:p>
          </table:table-cell>
          <table:table-cell table:formula="of:=[Entrada.B673]"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formula="of:=VALUE(LEFT([Entrada.A674];SEARCH(&quot;,&quot;;[Entrada.A674])-1))" office:value-type="float" office:value="16">
            <text:p>16</text:p>
          </table:table-cell>
          <table:table-cell table:formula="of:=VALUE(MID([Entrada.A674];SEARCH(&quot;,&quot;;[Entrada.A674])+1;100))" office:value-type="float" office:value="6">
            <text:p>6</text:p>
          </table:table-cell>
          <table:table-cell table:formula="of:=[Entrada.B674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675];SEARCH(&quot;,&quot;;[Entrada.A675])-1))" office:value-type="float" office:value="17">
            <text:p>17</text:p>
          </table:table-cell>
          <table:table-cell table:formula="of:=VALUE(MID([Entrada.A675];SEARCH(&quot;,&quot;;[Entrada.A675])+1;100))" office:value-type="float" office:value="25">
            <text:p>25</text:p>
          </table:table-cell>
          <table:table-cell table:formula="of:=[Entrada.B675]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formula="of:=VALUE(LEFT([Entrada.A676];SEARCH(&quot;,&quot;;[Entrada.A676])-1))" office:value-type="float" office:value="23">
            <text:p>23</text:p>
          </table:table-cell>
          <table:table-cell table:formula="of:=VALUE(MID([Entrada.A676];SEARCH(&quot;,&quot;;[Entrada.A676])+1;100))" office:value-type="float" office:value="7">
            <text:p>7</text:p>
          </table:table-cell>
          <table:table-cell table:formula="of:=[Entrada.B676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677];SEARCH(&quot;,&quot;;[Entrada.A677])-1))" office:value-type="float" office:value="25">
            <text:p>25</text:p>
          </table:table-cell>
          <table:table-cell table:formula="of:=VALUE(MID([Entrada.A677];SEARCH(&quot;,&quot;;[Entrada.A677])+1;100))" office:value-type="float" office:value="26">
            <text:p>26</text:p>
          </table:table-cell>
          <table:table-cell table:formula="of:=[Entrada.B677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678];SEARCH(&quot;,&quot;;[Entrada.A678])-1))" office:value-type="float" office:value="11">
            <text:p>11</text:p>
          </table:table-cell>
          <table:table-cell table:formula="of:=VALUE(MID([Entrada.A678];SEARCH(&quot;,&quot;;[Entrada.A678])+1;100))" office:value-type="float" office:value="27">
            <text:p>27</text:p>
          </table:table-cell>
          <table:table-cell table:formula="of:=[Entrada.B678]"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formula="of:=VALUE(LEFT([Entrada.A679];SEARCH(&quot;,&quot;;[Entrada.A679])-1))" office:value-type="float" office:value="4">
            <text:p>4</text:p>
          </table:table-cell>
          <table:table-cell table:formula="of:=VALUE(MID([Entrada.A679];SEARCH(&quot;,&quot;;[Entrada.A679])+1;100))" office:value-type="float" office:value="10">
            <text:p>10</text:p>
          </table:table-cell>
          <table:table-cell table:formula="of:=[Entrada.B679]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formula="of:=VALUE(LEFT([Entrada.A680];SEARCH(&quot;,&quot;;[Entrada.A680])-1))" office:value-type="float" office:value="29">
            <text:p>29</text:p>
          </table:table-cell>
          <table:table-cell table:formula="of:=VALUE(MID([Entrada.A680];SEARCH(&quot;,&quot;;[Entrada.A680])+1;100))" office:value-type="float" office:value="30">
            <text:p>30</text:p>
          </table:table-cell>
          <table:table-cell table:formula="of:=[Entrada.B680]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formula="of:=VALUE(LEFT([Entrada.A681];SEARCH(&quot;,&quot;;[Entrada.A681])-1))" office:value-type="float" office:value="19">
            <text:p>19</text:p>
          </table:table-cell>
          <table:table-cell table:formula="of:=VALUE(MID([Entrada.A681];SEARCH(&quot;,&quot;;[Entrada.A681])+1;100))" office:value-type="float" office:value="24">
            <text:p>24</text:p>
          </table:table-cell>
          <table:table-cell table:formula="of:=[Entrada.B681]"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formula="of:=VALUE(LEFT([Entrada.A682];SEARCH(&quot;,&quot;;[Entrada.A682])-1))" office:value-type="float" office:value="2">
            <text:p>2</text:p>
          </table:table-cell>
          <table:table-cell table:formula="of:=VALUE(MID([Entrada.A682];SEARCH(&quot;,&quot;;[Entrada.A682])+1;100))" office:value-type="float" office:value="32">
            <text:p>32</text:p>
          </table:table-cell>
          <table:table-cell table:formula="of:=[Entrada.B682]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formula="of:=VALUE(LEFT([Entrada.A683];SEARCH(&quot;,&quot;;[Entrada.A683])-1))" office:value-type="float" office:value="22">
            <text:p>22</text:p>
          </table:table-cell>
          <table:table-cell table:formula="of:=VALUE(MID([Entrada.A683];SEARCH(&quot;,&quot;;[Entrada.A683])+1;100))" office:value-type="float" office:value="39">
            <text:p>39</text:p>
          </table:table-cell>
          <table:table-cell table:formula="of:=[Entrada.B683]" office:value-type="float" office:value="24">
            <text:p>24</text:p>
          </table:table-cell>
          <table:table-cell table:number-columns-repeated="1021"/>
        </table:table-row>
        <table:table-row table:style-name="ro2">
          <table:table-cell table:formula="of:=VALUE(LEFT([Entrada.A684];SEARCH(&quot;,&quot;;[Entrada.A684])-1))" office:value-type="float" office:value="27">
            <text:p>27</text:p>
          </table:table-cell>
          <table:table-cell table:formula="of:=VALUE(MID([Entrada.A684];SEARCH(&quot;,&quot;;[Entrada.A684])+1;100))" office:value-type="float" office:value="40">
            <text:p>40</text:p>
          </table:table-cell>
          <table:table-cell table:formula="of:=[Entrada.B684]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formula="of:=VALUE(LEFT([Entrada.A685];SEARCH(&quot;,&quot;;[Entrada.A685])-1))" office:value-type="float" office:value="13">
            <text:p>13</text:p>
          </table:table-cell>
          <table:table-cell table:formula="of:=VALUE(MID([Entrada.A685];SEARCH(&quot;,&quot;;[Entrada.A685])+1;100))" office:value-type="float" office:value="38">
            <text:p>38</text:p>
          </table:table-cell>
          <table:table-cell table:formula="of:=[Entrada.B685]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formula="of:=VALUE(LEFT([Entrada.A686];SEARCH(&quot;,&quot;;[Entrada.A686])-1))" office:value-type="float" office:value="35">
            <text:p>35</text:p>
          </table:table-cell>
          <table:table-cell table:formula="of:=VALUE(MID([Entrada.A686];SEARCH(&quot;,&quot;;[Entrada.A686])+1;100))" office:value-type="float" office:value="9">
            <text:p>9</text:p>
          </table:table-cell>
          <table:table-cell table:formula="of:=[Entrada.B686]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formula="of:=VALUE(LEFT([Entrada.A687];SEARCH(&quot;,&quot;;[Entrada.A687])-1))" office:value-type="float" office:value="11">
            <text:p>11</text:p>
          </table:table-cell>
          <table:table-cell table:formula="of:=VALUE(MID([Entrada.A687];SEARCH(&quot;,&quot;;[Entrada.A687])+1;100))" office:value-type="float" office:value="16">
            <text:p>16</text:p>
          </table:table-cell>
          <table:table-cell table:formula="of:=[Entrada.B687]"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formula="of:=VALUE(LEFT([Entrada.A688];SEARCH(&quot;,&quot;;[Entrada.A688])-1))" office:value-type="float" office:value="1">
            <text:p>1</text:p>
          </table:table-cell>
          <table:table-cell table:formula="of:=VALUE(MID([Entrada.A688];SEARCH(&quot;,&quot;;[Entrada.A688])+1;100))" office:value-type="float" office:value="26">
            <text:p>26</text:p>
          </table:table-cell>
          <table:table-cell table:formula="of:=[Entrada.B688]"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formula="of:=VALUE(LEFT([Entrada.A689];SEARCH(&quot;,&quot;;[Entrada.A689])-1))" office:value-type="float" office:value="26">
            <text:p>26</text:p>
          </table:table-cell>
          <table:table-cell table:formula="of:=VALUE(MID([Entrada.A689];SEARCH(&quot;,&quot;;[Entrada.A689])+1;100))" office:value-type="float" office:value="2">
            <text:p>2</text:p>
          </table:table-cell>
          <table:table-cell table:formula="of:=[Entrada.B689]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formula="of:=VALUE(LEFT([Entrada.A690];SEARCH(&quot;,&quot;;[Entrada.A690])-1))" office:value-type="float" office:value="29">
            <text:p>29</text:p>
          </table:table-cell>
          <table:table-cell table:formula="of:=VALUE(MID([Entrada.A690];SEARCH(&quot;,&quot;;[Entrada.A690])+1;100))" office:value-type="float" office:value="23">
            <text:p>23</text:p>
          </table:table-cell>
          <table:table-cell table:formula="of:=[Entrada.B690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691];SEARCH(&quot;,&quot;;[Entrada.A691])-1))" office:value-type="float" office:value="15">
            <text:p>15</text:p>
          </table:table-cell>
          <table:table-cell table:formula="of:=VALUE(MID([Entrada.A691];SEARCH(&quot;,&quot;;[Entrada.A691])+1;100))" office:value-type="float" office:value="36">
            <text:p>36</text:p>
          </table:table-cell>
          <table:table-cell table:formula="of:=[Entrada.B691]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formula="of:=VALUE(LEFT([Entrada.A692];SEARCH(&quot;,&quot;;[Entrada.A692])-1))" office:value-type="float" office:value="19">
            <text:p>19</text:p>
          </table:table-cell>
          <table:table-cell table:formula="of:=VALUE(MID([Entrada.A692];SEARCH(&quot;,&quot;;[Entrada.A692])+1;100))" office:value-type="float" office:value="33">
            <text:p>33</text:p>
          </table:table-cell>
          <table:table-cell table:formula="of:=[Entrada.B692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693];SEARCH(&quot;,&quot;;[Entrada.A693])-1))" office:value-type="float" office:value="27">
            <text:p>27</text:p>
          </table:table-cell>
          <table:table-cell table:formula="of:=VALUE(MID([Entrada.A693];SEARCH(&quot;,&quot;;[Entrada.A693])+1;100))" office:value-type="float" office:value="33">
            <text:p>33</text:p>
          </table:table-cell>
          <table:table-cell table:formula="of:=[Entrada.B693]"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formula="of:=VALUE(LEFT([Entrada.A694];SEARCH(&quot;,&quot;;[Entrada.A694])-1))" office:value-type="float" office:value="17">
            <text:p>17</text:p>
          </table:table-cell>
          <table:table-cell table:formula="of:=VALUE(MID([Entrada.A694];SEARCH(&quot;,&quot;;[Entrada.A694])+1;100))" office:value-type="float" office:value="11">
            <text:p>11</text:p>
          </table:table-cell>
          <table:table-cell table:formula="of:=[Entrada.B694]"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formula="of:=VALUE(LEFT([Entrada.A695];SEARCH(&quot;,&quot;;[Entrada.A695])-1))" office:value-type="float" office:value="23">
            <text:p>23</text:p>
          </table:table-cell>
          <table:table-cell table:formula="of:=VALUE(MID([Entrada.A695];SEARCH(&quot;,&quot;;[Entrada.A695])+1;100))" office:value-type="float" office:value="21">
            <text:p>21</text:p>
          </table:table-cell>
          <table:table-cell table:formula="of:=[Entrada.B695]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formula="of:=VALUE(LEFT([Entrada.A696];SEARCH(&quot;,&quot;;[Entrada.A696])-1))" office:value-type="float" office:value="35">
            <text:p>35</text:p>
          </table:table-cell>
          <table:table-cell table:formula="of:=VALUE(MID([Entrada.A696];SEARCH(&quot;,&quot;;[Entrada.A696])+1;100))" office:value-type="float" office:value="14">
            <text:p>14</text:p>
          </table:table-cell>
          <table:table-cell table:formula="of:=[Entrada.B696]"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formula="of:=VALUE(LEFT([Entrada.A697];SEARCH(&quot;,&quot;;[Entrada.A697])-1))" office:value-type="float" office:value="36">
            <text:p>36</text:p>
          </table:table-cell>
          <table:table-cell table:formula="of:=VALUE(MID([Entrada.A697];SEARCH(&quot;,&quot;;[Entrada.A697])+1;100))" office:value-type="float" office:value="23">
            <text:p>23</text:p>
          </table:table-cell>
          <table:table-cell table:formula="of:=[Entrada.B697]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formula="of:=VALUE(LEFT([Entrada.A698];SEARCH(&quot;,&quot;;[Entrada.A698])-1))" office:value-type="float" office:value="1">
            <text:p>1</text:p>
          </table:table-cell>
          <table:table-cell table:formula="of:=VALUE(MID([Entrada.A698];SEARCH(&quot;,&quot;;[Entrada.A698])+1;100))" office:value-type="float" office:value="19">
            <text:p>19</text:p>
          </table:table-cell>
          <table:table-cell table:formula="of:=[Entrada.B698]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formula="of:=VALUE(LEFT([Entrada.A699];SEARCH(&quot;,&quot;;[Entrada.A699])-1))" office:value-type="float" office:value="39">
            <text:p>39</text:p>
          </table:table-cell>
          <table:table-cell table:formula="of:=VALUE(MID([Entrada.A699];SEARCH(&quot;,&quot;;[Entrada.A699])+1;100))" office:value-type="float" office:value="10">
            <text:p>10</text:p>
          </table:table-cell>
          <table:table-cell table:formula="of:=[Entrada.B699]"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formula="of:=VALUE(LEFT([Entrada.A700];SEARCH(&quot;,&quot;;[Entrada.A700])-1))" office:value-type="float" office:value="26">
            <text:p>26</text:p>
          </table:table-cell>
          <table:table-cell table:formula="of:=VALUE(MID([Entrada.A700];SEARCH(&quot;,&quot;;[Entrada.A700])+1;100))" office:value-type="float" office:value="13">
            <text:p>13</text:p>
          </table:table-cell>
          <table:table-cell table:formula="of:=[Entrada.B700]"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formula="of:=VALUE(LEFT([Entrada.A701];SEARCH(&quot;,&quot;;[Entrada.A701])-1))" office:value-type="float" office:value="19">
            <text:p>19</text:p>
          </table:table-cell>
          <table:table-cell table:formula="of:=VALUE(MID([Entrada.A701];SEARCH(&quot;,&quot;;[Entrada.A701])+1;100))" office:value-type="float" office:value="38">
            <text:p>38</text:p>
          </table:table-cell>
          <table:table-cell table:formula="of:=[Entrada.B701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formula="of:=VALUE(LEFT([Entrada.A702];SEARCH(&quot;,&quot;;[Entrada.A702])-1))" office:value-type="float" office:value="5">
            <text:p>5</text:p>
          </table:table-cell>
          <table:table-cell table:formula="of:=VALUE(MID([Entrada.A702];SEARCH(&quot;,&quot;;[Entrada.A702])+1;100))" office:value-type="float" office:value="7">
            <text:p>7</text:p>
          </table:table-cell>
          <table:table-cell table:formula="of:=[Entrada.B702]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formula="of:=VALUE(LEFT([Entrada.A703];SEARCH(&quot;,&quot;;[Entrada.A703])-1))" office:value-type="float" office:value="27">
            <text:p>27</text:p>
          </table:table-cell>
          <table:table-cell table:formula="of:=VALUE(MID([Entrada.A703];SEARCH(&quot;,&quot;;[Entrada.A703])+1;100))" office:value-type="float" office:value="38">
            <text:p>38</text:p>
          </table:table-cell>
          <table:table-cell table:formula="of:=[Entrada.B703]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formula="of:=VALUE(LEFT([Entrada.A704];SEARCH(&quot;,&quot;;[Entrada.A704])-1))" office:value-type="float" office:value="30">
            <text:p>30</text:p>
          </table:table-cell>
          <table:table-cell table:formula="of:=VALUE(MID([Entrada.A704];SEARCH(&quot;,&quot;;[Entrada.A704])+1;100))" office:value-type="float" office:value="17">
            <text:p>17</text:p>
          </table:table-cell>
          <table:table-cell table:formula="of:=[Entrada.B704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705];SEARCH(&quot;,&quot;;[Entrada.A705])-1))" office:value-type="float" office:value="17">
            <text:p>17</text:p>
          </table:table-cell>
          <table:table-cell table:formula="of:=VALUE(MID([Entrada.A705];SEARCH(&quot;,&quot;;[Entrada.A705])+1;100))" office:value-type="float" office:value="12">
            <text:p>12</text:p>
          </table:table-cell>
          <table:table-cell table:formula="of:=[Entrada.B705]"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formula="of:=VALUE(LEFT([Entrada.A706];SEARCH(&quot;,&quot;;[Entrada.A706])-1))" office:value-type="float" office:value="20">
            <text:p>20</text:p>
          </table:table-cell>
          <table:table-cell table:formula="of:=VALUE(MID([Entrada.A706];SEARCH(&quot;,&quot;;[Entrada.A706])+1;100))" office:value-type="float" office:value="15">
            <text:p>15</text:p>
          </table:table-cell>
          <table:table-cell table:formula="of:=[Entrada.B706]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formula="of:=VALUE(LEFT([Entrada.A707];SEARCH(&quot;,&quot;;[Entrada.A707])-1))" office:value-type="float" office:value="23">
            <text:p>23</text:p>
          </table:table-cell>
          <table:table-cell table:formula="of:=VALUE(MID([Entrada.A707];SEARCH(&quot;,&quot;;[Entrada.A707])+1;100))" office:value-type="float" office:value="18">
            <text:p>18</text:p>
          </table:table-cell>
          <table:table-cell table:formula="of:=[Entrada.B707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708];SEARCH(&quot;,&quot;;[Entrada.A708])-1))" office:value-type="float" office:value="32">
            <text:p>32</text:p>
          </table:table-cell>
          <table:table-cell table:formula="of:=VALUE(MID([Entrada.A708];SEARCH(&quot;,&quot;;[Entrada.A708])+1;100))" office:value-type="float" office:value="26">
            <text:p>26</text:p>
          </table:table-cell>
          <table:table-cell table:formula="of:=[Entrada.B708]"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formula="of:=VALUE(LEFT([Entrada.A709];SEARCH(&quot;,&quot;;[Entrada.A709])-1))" office:value-type="float" office:value="38">
            <text:p>38</text:p>
          </table:table-cell>
          <table:table-cell table:formula="of:=VALUE(MID([Entrada.A709];SEARCH(&quot;,&quot;;[Entrada.A709])+1;100))" office:value-type="float" office:value="32">
            <text:p>32</text:p>
          </table:table-cell>
          <table:table-cell table:formula="of:=[Entrada.B709]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formula="of:=VALUE(LEFT([Entrada.A710];SEARCH(&quot;,&quot;;[Entrada.A710])-1))" office:value-type="float" office:value="8">
            <text:p>8</text:p>
          </table:table-cell>
          <table:table-cell table:formula="of:=VALUE(MID([Entrada.A710];SEARCH(&quot;,&quot;;[Entrada.A710])+1;100))" office:value-type="float" office:value="19">
            <text:p>19</text:p>
          </table:table-cell>
          <table:table-cell table:formula="of:=[Entrada.B710]"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formula="of:=VALUE(LEFT([Entrada.A711];SEARCH(&quot;,&quot;;[Entrada.A711])-1))" office:value-type="float" office:value="14">
            <text:p>14</text:p>
          </table:table-cell>
          <table:table-cell table:formula="of:=VALUE(MID([Entrada.A711];SEARCH(&quot;,&quot;;[Entrada.A711])+1;100))" office:value-type="float" office:value="9">
            <text:p>9</text:p>
          </table:table-cell>
          <table:table-cell table:formula="of:=[Entrada.B711]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formula="of:=VALUE(LEFT([Entrada.A712];SEARCH(&quot;,&quot;;[Entrada.A712])-1))" office:value-type="float" office:value="36">
            <text:p>36</text:p>
          </table:table-cell>
          <table:table-cell table:formula="of:=VALUE(MID([Entrada.A712];SEARCH(&quot;,&quot;;[Entrada.A712])+1;100))" office:value-type="float" office:value="30">
            <text:p>30</text:p>
          </table:table-cell>
          <table:table-cell table:formula="of:=[Entrada.B712]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formula="of:=VALUE(LEFT([Entrada.A713];SEARCH(&quot;,&quot;;[Entrada.A713])-1))" office:value-type="float" office:value="39">
            <text:p>39</text:p>
          </table:table-cell>
          <table:table-cell table:formula="of:=VALUE(MID([Entrada.A713];SEARCH(&quot;,&quot;;[Entrada.A713])+1;100))" office:value-type="float" office:value="3">
            <text:p>3</text:p>
          </table:table-cell>
          <table:table-cell table:formula="of:=[Entrada.B713]"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formula="of:=VALUE(LEFT([Entrada.A714];SEARCH(&quot;,&quot;;[Entrada.A714])-1))" office:value-type="float" office:value="26">
            <text:p>26</text:p>
          </table:table-cell>
          <table:table-cell table:formula="of:=VALUE(MID([Entrada.A714];SEARCH(&quot;,&quot;;[Entrada.A714])+1;100))" office:value-type="float" office:value="20">
            <text:p>20</text:p>
          </table:table-cell>
          <table:table-cell table:formula="of:=[Entrada.B714]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formula="of:=VALUE(LEFT([Entrada.A715];SEARCH(&quot;,&quot;;[Entrada.A715])-1))" office:value-type="float" office:value="30">
            <text:p>30</text:p>
          </table:table-cell>
          <table:table-cell table:formula="of:=VALUE(MID([Entrada.A715];SEARCH(&quot;,&quot;;[Entrada.A715])+1;100))" office:value-type="float" office:value="24">
            <text:p>24</text:p>
          </table:table-cell>
          <table:table-cell table:formula="of:=[Entrada.B715]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formula="of:=VALUE(LEFT([Entrada.A716];SEARCH(&quot;,&quot;;[Entrada.A716])-1))" office:value-type="float" office:value="20">
            <text:p>20</text:p>
          </table:table-cell>
          <table:table-cell table:formula="of:=VALUE(MID([Entrada.A716];SEARCH(&quot;,&quot;;[Entrada.A716])+1;100))" office:value-type="float" office:value="22">
            <text:p>22</text:p>
          </table:table-cell>
          <table:table-cell table:formula="of:=[Entrada.B716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formula="of:=VALUE(LEFT([Entrada.A717];SEARCH(&quot;,&quot;;[Entrada.A717])-1))" office:value-type="float" office:value="32">
            <text:p>32</text:p>
          </table:table-cell>
          <table:table-cell table:formula="of:=VALUE(MID([Entrada.A717];SEARCH(&quot;,&quot;;[Entrada.A717])+1;100))" office:value-type="float" office:value="17">
            <text:p>17</text:p>
          </table:table-cell>
          <table:table-cell table:formula="of:=[Entrada.B717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718];SEARCH(&quot;,&quot;;[Entrada.A718])-1))" office:value-type="float" office:value="18">
            <text:p>18</text:p>
          </table:table-cell>
          <table:table-cell table:formula="of:=VALUE(MID([Entrada.A718];SEARCH(&quot;,&quot;;[Entrada.A718])+1;100))" office:value-type="float" office:value="28">
            <text:p>28</text:p>
          </table:table-cell>
          <table:table-cell table:formula="of:=[Entrada.B718]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formula="of:=VALUE(LEFT([Entrada.A719];SEARCH(&quot;,&quot;;[Entrada.A719])-1))" office:value-type="float" office:value="11">
            <text:p>11</text:p>
          </table:table-cell>
          <table:table-cell table:formula="of:=VALUE(MID([Entrada.A719];SEARCH(&quot;,&quot;;[Entrada.A719])+1;100))" office:value-type="float" office:value="7">
            <text:p>7</text:p>
          </table:table-cell>
          <table:table-cell table:formula="of:=[Entrada.B719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720];SEARCH(&quot;,&quot;;[Entrada.A720])-1))" office:value-type="float" office:value="14">
            <text:p>14</text:p>
          </table:table-cell>
          <table:table-cell table:formula="of:=VALUE(MID([Entrada.A720];SEARCH(&quot;,&quot;;[Entrada.A720])+1;100))" office:value-type="float" office:value="16">
            <text:p>16</text:p>
          </table:table-cell>
          <table:table-cell table:formula="of:=[Entrada.B720]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formula="of:=VALUE(LEFT([Entrada.A721];SEARCH(&quot;,&quot;;[Entrada.A721])-1))" office:value-type="float" office:value="36">
            <text:p>36</text:p>
          </table:table-cell>
          <table:table-cell table:formula="of:=VALUE(MID([Entrada.A721];SEARCH(&quot;,&quot;;[Entrada.A721])+1;100))" office:value-type="float" office:value="5">
            <text:p>5</text:p>
          </table:table-cell>
          <table:table-cell table:formula="of:=[Entrada.B721]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formula="of:=VALUE(LEFT([Entrada.A722];SEARCH(&quot;,&quot;;[Entrada.A722])-1))" office:value-type="float" office:value="12">
            <text:p>12</text:p>
          </table:table-cell>
          <table:table-cell table:formula="of:=VALUE(MID([Entrada.A722];SEARCH(&quot;,&quot;;[Entrada.A722])+1;100))" office:value-type="float" office:value="30">
            <text:p>30</text:p>
          </table:table-cell>
          <table:table-cell table:formula="of:=[Entrada.B722]"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formula="of:=VALUE(LEFT([Entrada.A723];SEARCH(&quot;,&quot;;[Entrada.A723])-1))" office:value-type="float" office:value="2">
            <text:p>2</text:p>
          </table:table-cell>
          <table:table-cell table:formula="of:=VALUE(MID([Entrada.A723];SEARCH(&quot;,&quot;;[Entrada.A723])+1;100))" office:value-type="float" office:value="4">
            <text:p>4</text:p>
          </table:table-cell>
          <table:table-cell table:formula="of:=[Entrada.B723]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formula="of:=VALUE(LEFT([Entrada.A724];SEARCH(&quot;,&quot;;[Entrada.A724])-1))" office:value-type="float" office:value="30">
            <text:p>30</text:p>
          </table:table-cell>
          <table:table-cell table:formula="of:=VALUE(MID([Entrada.A724];SEARCH(&quot;,&quot;;[Entrada.A724])+1;100))" office:value-type="float" office:value="3">
            <text:p>3</text:p>
          </table:table-cell>
          <table:table-cell table:formula="of:=[Entrada.B724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formula="of:=VALUE(LEFT([Entrada.A725];SEARCH(&quot;,&quot;;[Entrada.A725])-1))" office:value-type="float" office:value="20">
            <text:p>20</text:p>
          </table:table-cell>
          <table:table-cell table:formula="of:=VALUE(MID([Entrada.A725];SEARCH(&quot;,&quot;;[Entrada.A725])+1;100))" office:value-type="float" office:value="29">
            <text:p>29</text:p>
          </table:table-cell>
          <table:table-cell table:formula="of:=[Entrada.B725]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formula="of:=VALUE(LEFT([Entrada.A726];SEARCH(&quot;,&quot;;[Entrada.A726])-1))" office:value-type="float" office:value="6">
            <text:p>6</text:p>
          </table:table-cell>
          <table:table-cell table:formula="of:=VALUE(MID([Entrada.A726];SEARCH(&quot;,&quot;;[Entrada.A726])+1;100))" office:value-type="float" office:value="24">
            <text:p>24</text:p>
          </table:table-cell>
          <table:table-cell table:formula="of:=[Entrada.B726]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formula="of:=VALUE(LEFT([Entrada.A727];SEARCH(&quot;,&quot;;[Entrada.A727])-1))" office:value-type="float" office:value="35">
            <text:p>35</text:p>
          </table:table-cell>
          <table:table-cell table:formula="of:=VALUE(MID([Entrada.A727];SEARCH(&quot;,&quot;;[Entrada.A727])+1;100))" office:value-type="float" office:value="37">
            <text:p>37</text:p>
          </table:table-cell>
          <table:table-cell table:formula="of:=[Entrada.B727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728];SEARCH(&quot;,&quot;;[Entrada.A728])-1))" office:value-type="float" office:value="18">
            <text:p>18</text:p>
          </table:table-cell>
          <table:table-cell table:formula="of:=VALUE(MID([Entrada.A728];SEARCH(&quot;,&quot;;[Entrada.A728])+1;100))" office:value-type="float" office:value="23">
            <text:p>23</text:p>
          </table:table-cell>
          <table:table-cell table:formula="of:=[Entrada.B728]"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formula="of:=VALUE(LEFT([Entrada.A729];SEARCH(&quot;,&quot;;[Entrada.A729])-1))" office:value-type="float" office:value="8">
            <text:p>8</text:p>
          </table:table-cell>
          <table:table-cell table:formula="of:=VALUE(MID([Entrada.A729];SEARCH(&quot;,&quot;;[Entrada.A729])+1;100))" office:value-type="float" office:value="1">
            <text:p>1</text:p>
          </table:table-cell>
          <table:table-cell table:formula="of:=[Entrada.B729]" office:value-type="float" office:value="23">
            <text:p>23</text:p>
          </table:table-cell>
          <table:table-cell table:number-columns-repeated="1021"/>
        </table:table-row>
        <table:table-row table:style-name="ro2">
          <table:table-cell table:formula="of:=VALUE(LEFT([Entrada.A730];SEARCH(&quot;,&quot;;[Entrada.A730])-1))" office:value-type="float" office:value="14">
            <text:p>14</text:p>
          </table:table-cell>
          <table:table-cell table:formula="of:=VALUE(MID([Entrada.A730];SEARCH(&quot;,&quot;;[Entrada.A730])+1;100))" office:value-type="float" office:value="27">
            <text:p>27</text:p>
          </table:table-cell>
          <table:table-cell table:formula="of:=[Entrada.B730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731];SEARCH(&quot;,&quot;;[Entrada.A731])-1))" office:value-type="float" office:value="12">
            <text:p>12</text:p>
          </table:table-cell>
          <table:table-cell table:formula="of:=VALUE(MID([Entrada.A731];SEARCH(&quot;,&quot;;[Entrada.A731])+1;100))" office:value-type="float" office:value="21">
            <text:p>21</text:p>
          </table:table-cell>
          <table:table-cell table:formula="of:=[Entrada.B731]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formula="of:=VALUE(LEFT([Entrada.A732];SEARCH(&quot;,&quot;;[Entrada.A732])-1))" office:value-type="float" office:value="27">
            <text:p>27</text:p>
          </table:table-cell>
          <table:table-cell table:formula="of:=VALUE(MID([Entrada.A732];SEARCH(&quot;,&quot;;[Entrada.A732])+1;100))" office:value-type="float" office:value="13">
            <text:p>13</text:p>
          </table:table-cell>
          <table:table-cell table:formula="of:=[Entrada.B732]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formula="of:=VALUE(LEFT([Entrada.A733];SEARCH(&quot;,&quot;;[Entrada.A733])-1))" office:value-type="float" office:value="30">
            <text:p>30</text:p>
          </table:table-cell>
          <table:table-cell table:formula="of:=VALUE(MID([Entrada.A733];SEARCH(&quot;,&quot;;[Entrada.A733])+1;100))" office:value-type="float" office:value="10">
            <text:p>10</text:p>
          </table:table-cell>
          <table:table-cell table:formula="of:=[Entrada.B733]"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formula="of:=VALUE(LEFT([Entrada.A734];SEARCH(&quot;,&quot;;[Entrada.A734])-1))" office:value-type="float" office:value="20">
            <text:p>20</text:p>
          </table:table-cell>
          <table:table-cell table:formula="of:=VALUE(MID([Entrada.A734];SEARCH(&quot;,&quot;;[Entrada.A734])+1;100))" office:value-type="float" office:value="36">
            <text:p>36</text:p>
          </table:table-cell>
          <table:table-cell table:formula="of:=[Entrada.B734]"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formula="of:=VALUE(LEFT([Entrada.A735];SEARCH(&quot;,&quot;;[Entrada.A735])-1))" office:value-type="float" office:value="3">
            <text:p>3</text:p>
          </table:table-cell>
          <table:table-cell table:formula="of:=VALUE(MID([Entrada.A735];SEARCH(&quot;,&quot;;[Entrada.A735])+1;100))" office:value-type="float" office:value="36">
            <text:p>36</text:p>
          </table:table-cell>
          <table:table-cell table:formula="of:=[Entrada.B735]"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formula="of:=VALUE(LEFT([Entrada.A736];SEARCH(&quot;,&quot;;[Entrada.A736])-1))" office:value-type="float" office:value="28">
            <text:p>28</text:p>
          </table:table-cell>
          <table:table-cell table:formula="of:=VALUE(MID([Entrada.A736];SEARCH(&quot;,&quot;;[Entrada.A736])+1;100))" office:value-type="float" office:value="36">
            <text:p>36</text:p>
          </table:table-cell>
          <table:table-cell table:formula="of:=[Entrada.B736]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formula="of:=VALUE(LEFT([Entrada.A737];SEARCH(&quot;,&quot;;[Entrada.A737])-1))" office:value-type="float" office:value="18">
            <text:p>18</text:p>
          </table:table-cell>
          <table:table-cell table:formula="of:=VALUE(MID([Entrada.A737];SEARCH(&quot;,&quot;;[Entrada.A737])+1;100))" office:value-type="float" office:value="14">
            <text:p>14</text:p>
          </table:table-cell>
          <table:table-cell table:formula="of:=[Entrada.B737]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formula="of:=VALUE(LEFT([Entrada.A738];SEARCH(&quot;,&quot;;[Entrada.A738])-1))" office:value-type="float" office:value="21">
            <text:p>21</text:p>
          </table:table-cell>
          <table:table-cell table:formula="of:=VALUE(MID([Entrada.A738];SEARCH(&quot;,&quot;;[Entrada.A738])+1;100))" office:value-type="float" office:value="3">
            <text:p>3</text:p>
          </table:table-cell>
          <table:table-cell table:formula="of:=[Entrada.B738]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formula="of:=VALUE(LEFT([Entrada.A739];SEARCH(&quot;,&quot;;[Entrada.A739])-1))" office:value-type="float" office:value="37">
            <text:p>37</text:p>
          </table:table-cell>
          <table:table-cell table:formula="of:=VALUE(MID([Entrada.A739];SEARCH(&quot;,&quot;;[Entrada.A739])+1;100))" office:value-type="float" office:value="20">
            <text:p>20</text:p>
          </table:table-cell>
          <table:table-cell table:formula="of:=[Entrada.B739]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formula="of:=VALUE(LEFT([Entrada.A740];SEARCH(&quot;,&quot;;[Entrada.A740])-1))" office:value-type="float" office:value="2">
            <text:p>2</text:p>
          </table:table-cell>
          <table:table-cell table:formula="of:=VALUE(MID([Entrada.A740];SEARCH(&quot;,&quot;;[Entrada.A740])+1;100))" office:value-type="float" office:value="22">
            <text:p>22</text:p>
          </table:table-cell>
          <table:table-cell table:formula="of:=[Entrada.B740]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formula="of:=VALUE(LEFT([Entrada.A741];SEARCH(&quot;,&quot;;[Entrada.A741])-1))" office:value-type="float" office:value="30">
            <text:p>30</text:p>
          </table:table-cell>
          <table:table-cell table:formula="of:=VALUE(MID([Entrada.A741];SEARCH(&quot;,&quot;;[Entrada.A741])+1;100))" office:value-type="float" office:value="13">
            <text:p>13</text:p>
          </table:table-cell>
          <table:table-cell table:formula="of:=[Entrada.B741]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formula="of:=VALUE(LEFT([Entrada.A742];SEARCH(&quot;,&quot;;[Entrada.A742])-1))" office:value-type="float" office:value="20">
            <text:p>20</text:p>
          </table:table-cell>
          <table:table-cell table:formula="of:=VALUE(MID([Entrada.A742];SEARCH(&quot;,&quot;;[Entrada.A742])+1;100))" office:value-type="float" office:value="35">
            <text:p>35</text:p>
          </table:table-cell>
          <table:table-cell table:formula="of:=[Entrada.B742]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formula="of:=VALUE(LEFT([Entrada.A743];SEARCH(&quot;,&quot;;[Entrada.A743])-1))" office:value-type="float" office:value="32">
            <text:p>32</text:p>
          </table:table-cell>
          <table:table-cell table:formula="of:=VALUE(MID([Entrada.A743];SEARCH(&quot;,&quot;;[Entrada.A743])+1;100))" office:value-type="float" office:value="38">
            <text:p>38</text:p>
          </table:table-cell>
          <table:table-cell table:formula="of:=[Entrada.B743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744];SEARCH(&quot;,&quot;;[Entrada.A744])-1))" office:value-type="float" office:value="31">
            <text:p>31</text:p>
          </table:table-cell>
          <table:table-cell table:formula="of:=VALUE(MID([Entrada.A744];SEARCH(&quot;,&quot;;[Entrada.A744])+1;100))" office:value-type="float" office:value="22">
            <text:p>22</text:p>
          </table:table-cell>
          <table:table-cell table:formula="of:=[Entrada.B744]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formula="of:=VALUE(LEFT([Entrada.A745];SEARCH(&quot;,&quot;;[Entrada.A745])-1))" office:value-type="float" office:value="18">
            <text:p>18</text:p>
          </table:table-cell>
          <table:table-cell table:formula="of:=VALUE(MID([Entrada.A745];SEARCH(&quot;,&quot;;[Entrada.A745])+1;100))" office:value-type="float" office:value="9">
            <text:p>9</text:p>
          </table:table-cell>
          <table:table-cell table:formula="of:=[Entrada.B745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746];SEARCH(&quot;,&quot;;[Entrada.A746])-1))" office:value-type="float" office:value="40">
            <text:p>40</text:p>
          </table:table-cell>
          <table:table-cell table:formula="of:=VALUE(MID([Entrada.A746];SEARCH(&quot;,&quot;;[Entrada.A746])+1;100))" office:value-type="float" office:value="38">
            <text:p>38</text:p>
          </table:table-cell>
          <table:table-cell table:formula="of:=[Entrada.B746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747];SEARCH(&quot;,&quot;;[Entrada.A747])-1))" office:value-type="float" office:value="33">
            <text:p>33</text:p>
          </table:table-cell>
          <table:table-cell table:formula="of:=VALUE(MID([Entrada.A747];SEARCH(&quot;,&quot;;[Entrada.A747])+1;100))" office:value-type="float" office:value="25">
            <text:p>25</text:p>
          </table:table-cell>
          <table:table-cell table:formula="of:=[Entrada.B747]" office:value-type="float" office:value="16">
            <text:p>16</text:p>
          </table:table-cell>
          <table:table-cell table:number-columns-repeated="1021"/>
        </table:table-row>
        <table:table-row table:style-name="ro2">
          <table:table-cell table:formula="of:=VALUE(LEFT([Entrada.A748];SEARCH(&quot;,&quot;;[Entrada.A748])-1))" office:value-type="float" office:value="15">
            <text:p>15</text:p>
          </table:table-cell>
          <table:table-cell table:formula="of:=VALUE(MID([Entrada.A748];SEARCH(&quot;,&quot;;[Entrada.A748])+1;100))" office:value-type="float" office:value="14">
            <text:p>14</text:p>
          </table:table-cell>
          <table:table-cell table:formula="of:=[Entrada.B748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749];SEARCH(&quot;,&quot;;[Entrada.A749])-1))" office:value-type="float" office:value="2">
            <text:p>2</text:p>
          </table:table-cell>
          <table:table-cell table:formula="of:=VALUE(MID([Entrada.A749];SEARCH(&quot;,&quot;;[Entrada.A749])+1;100))" office:value-type="float" office:value="17">
            <text:p>17</text:p>
          </table:table-cell>
          <table:table-cell table:formula="of:=[Entrada.B749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formula="of:=VALUE(LEFT([Entrada.A750];SEARCH(&quot;,&quot;;[Entrada.A750])-1))" office:value-type="float" office:value="25">
            <text:p>25</text:p>
          </table:table-cell>
          <table:table-cell table:formula="of:=VALUE(MID([Entrada.A750];SEARCH(&quot;,&quot;;[Entrada.A750])+1;100))" office:value-type="float" office:value="33">
            <text:p>33</text:p>
          </table:table-cell>
          <table:table-cell table:formula="of:=[Entrada.B750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751];SEARCH(&quot;,&quot;;[Entrada.A751])-1))" office:value-type="float" office:value="6">
            <text:p>6</text:p>
          </table:table-cell>
          <table:table-cell table:formula="of:=VALUE(MID([Entrada.A751];SEARCH(&quot;,&quot;;[Entrada.A751])+1;100))" office:value-type="float" office:value="13">
            <text:p>13</text:p>
          </table:table-cell>
          <table:table-cell table:formula="of:=[Entrada.B751]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formula="of:=VALUE(LEFT([Entrada.A752];SEARCH(&quot;,&quot;;[Entrada.A752])-1))" office:value-type="float" office:value="33">
            <text:p>33</text:p>
          </table:table-cell>
          <table:table-cell table:formula="of:=VALUE(MID([Entrada.A752];SEARCH(&quot;,&quot;;[Entrada.A752])+1;100))" office:value-type="float" office:value="18">
            <text:p>18</text:p>
          </table:table-cell>
          <table:table-cell table:formula="of:=[Entrada.B752]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formula="of:=VALUE(LEFT([Entrada.A753];SEARCH(&quot;,&quot;;[Entrada.A753])-1))" office:value-type="float" office:value="9">
            <text:p>9</text:p>
          </table:table-cell>
          <table:table-cell table:formula="of:=VALUE(MID([Entrada.A753];SEARCH(&quot;,&quot;;[Entrada.A753])+1;100))" office:value-type="float" office:value="25">
            <text:p>25</text:p>
          </table:table-cell>
          <table:table-cell table:formula="of:=[Entrada.B753]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formula="of:=VALUE(LEFT([Entrada.A754];SEARCH(&quot;,&quot;;[Entrada.A754])-1))" office:value-type="float" office:value="12">
            <text:p>12</text:p>
          </table:table-cell>
          <table:table-cell table:formula="of:=VALUE(MID([Entrada.A754];SEARCH(&quot;,&quot;;[Entrada.A754])+1;100))" office:value-type="float" office:value="2">
            <text:p>2</text:p>
          </table:table-cell>
          <table:table-cell table:formula="of:=[Entrada.B754]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formula="of:=VALUE(LEFT([Entrada.A755];SEARCH(&quot;,&quot;;[Entrada.A755])-1))" office:value-type="float" office:value="15">
            <text:p>15</text:p>
          </table:table-cell>
          <table:table-cell table:formula="of:=VALUE(MID([Entrada.A755];SEARCH(&quot;,&quot;;[Entrada.A755])+1;100))" office:value-type="float" office:value="23">
            <text:p>23</text:p>
          </table:table-cell>
          <table:table-cell table:formula="of:=[Entrada.B755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756];SEARCH(&quot;,&quot;;[Entrada.A756])-1))" office:value-type="float" office:value="37">
            <text:p>37</text:p>
          </table:table-cell>
          <table:table-cell table:formula="of:=VALUE(MID([Entrada.A756];SEARCH(&quot;,&quot;;[Entrada.A756])+1;100))" office:value-type="float" office:value="6">
            <text:p>6</text:p>
          </table:table-cell>
          <table:table-cell table:formula="of:=[Entrada.B756]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formula="of:=VALUE(LEFT([Entrada.A757];SEARCH(&quot;,&quot;;[Entrada.A757])-1))" office:value-type="float" office:value="13">
            <text:p>13</text:p>
          </table:table-cell>
          <table:table-cell table:formula="of:=VALUE(MID([Entrada.A757];SEARCH(&quot;,&quot;;[Entrada.A757])+1;100))" office:value-type="float" office:value="29">
            <text:p>29</text:p>
          </table:table-cell>
          <table:table-cell table:formula="of:=[Entrada.B757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758];SEARCH(&quot;,&quot;;[Entrada.A758])-1))" office:value-type="float" office:value="6">
            <text:p>6</text:p>
          </table:table-cell>
          <table:table-cell table:formula="of:=VALUE(MID([Entrada.A758];SEARCH(&quot;,&quot;;[Entrada.A758])+1;100))" office:value-type="float" office:value="4">
            <text:p>4</text:p>
          </table:table-cell>
          <table:table-cell table:formula="of:=[Entrada.B758]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formula="of:=VALUE(LEFT([Entrada.A759];SEARCH(&quot;,&quot;;[Entrada.A759])-1))" office:value-type="float" office:value="36">
            <text:p>36</text:p>
          </table:table-cell>
          <table:table-cell table:formula="of:=VALUE(MID([Entrada.A759];SEARCH(&quot;,&quot;;[Entrada.A759])+1;100))" office:value-type="float" office:value="32">
            <text:p>32</text:p>
          </table:table-cell>
          <table:table-cell table:formula="of:=[Entrada.B759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formula="of:=VALUE(LEFT([Entrada.A760];SEARCH(&quot;,&quot;;[Entrada.A760])-1))" office:value-type="float" office:value="34">
            <text:p>34</text:p>
          </table:table-cell>
          <table:table-cell table:formula="of:=VALUE(MID([Entrada.A760];SEARCH(&quot;,&quot;;[Entrada.A760])+1;100))" office:value-type="float" office:value="10">
            <text:p>10</text:p>
          </table:table-cell>
          <table:table-cell table:formula="of:=[Entrada.B760]"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formula="of:=VALUE(LEFT([Entrada.A761];SEARCH(&quot;,&quot;;[Entrada.A761])-1))" office:value-type="float" office:value="13">
            <text:p>13</text:p>
          </table:table-cell>
          <table:table-cell table:formula="of:=VALUE(MID([Entrada.A761];SEARCH(&quot;,&quot;;[Entrada.A761])+1;100))" office:value-type="float" office:value="22">
            <text:p>22</text:p>
          </table:table-cell>
          <table:table-cell table:formula="of:=[Entrada.B761]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formula="of:=VALUE(LEFT([Entrada.A762];SEARCH(&quot;,&quot;;[Entrada.A762])-1))" office:value-type="float" office:value="28">
            <text:p>28</text:p>
          </table:table-cell>
          <table:table-cell table:formula="of:=VALUE(MID([Entrada.A762];SEARCH(&quot;,&quot;;[Entrada.A762])+1;100))" office:value-type="float" office:value="8">
            <text:p>8</text:p>
          </table:table-cell>
          <table:table-cell table:formula="of:=[Entrada.B762]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formula="of:=VALUE(LEFT([Entrada.A763];SEARCH(&quot;,&quot;;[Entrada.A763])-1))" office:value-type="float" office:value="31">
            <text:p>31</text:p>
          </table:table-cell>
          <table:table-cell table:formula="of:=VALUE(MID([Entrada.A763];SEARCH(&quot;,&quot;;[Entrada.A763])+1;100))" office:value-type="float" office:value="13">
            <text:p>13</text:p>
          </table:table-cell>
          <table:table-cell table:formula="of:=[Entrada.B763]" office:value-type="float" office:value="23">
            <text:p>23</text:p>
          </table:table-cell>
          <table:table-cell table:number-columns-repeated="1021"/>
        </table:table-row>
        <table:table-row table:style-name="ro2">
          <table:table-cell table:formula="of:=VALUE(LEFT([Entrada.A764];SEARCH(&quot;,&quot;;[Entrada.A764])-1))" office:value-type="float" office:value="40">
            <text:p>40</text:p>
          </table:table-cell>
          <table:table-cell table:formula="of:=VALUE(MID([Entrada.A764];SEARCH(&quot;,&quot;;[Entrada.A764])+1;100))" office:value-type="float" office:value="27">
            <text:p>27</text:p>
          </table:table-cell>
          <table:table-cell table:formula="of:=[Entrada.B764]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formula="of:=VALUE(LEFT([Entrada.A765];SEARCH(&quot;,&quot;;[Entrada.A765])-1))" office:value-type="float" office:value="21">
            <text:p>21</text:p>
          </table:table-cell>
          <table:table-cell table:formula="of:=VALUE(MID([Entrada.A765];SEARCH(&quot;,&quot;;[Entrada.A765])+1;100))" office:value-type="float" office:value="39">
            <text:p>39</text:p>
          </table:table-cell>
          <table:table-cell table:formula="of:=[Entrada.B765]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formula="of:=VALUE(LEFT([Entrada.A766];SEARCH(&quot;,&quot;;[Entrada.A766])-1))" office:value-type="float" office:value="7">
            <text:p>7</text:p>
          </table:table-cell>
          <table:table-cell table:formula="of:=VALUE(MID([Entrada.A766];SEARCH(&quot;,&quot;;[Entrada.A766])+1;100))" office:value-type="float" office:value="20">
            <text:p>20</text:p>
          </table:table-cell>
          <table:table-cell table:formula="of:=[Entrada.B766]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formula="of:=VALUE(LEFT([Entrada.A767];SEARCH(&quot;,&quot;;[Entrada.A767])-1))" office:value-type="float" office:value="16">
            <text:p>16</text:p>
          </table:table-cell>
          <table:table-cell table:formula="of:=VALUE(MID([Entrada.A767];SEARCH(&quot;,&quot;;[Entrada.A767])+1;100))" office:value-type="float" office:value="36">
            <text:p>36</text:p>
          </table:table-cell>
          <table:table-cell table:formula="of:=[Entrada.B767]" office:value-type="float" office:value="24">
            <text:p>24</text:p>
          </table:table-cell>
          <table:table-cell table:number-columns-repeated="1021"/>
        </table:table-row>
        <table:table-row table:style-name="ro2">
          <table:table-cell table:formula="of:=VALUE(LEFT([Entrada.A768];SEARCH(&quot;,&quot;;[Entrada.A768])-1))" office:value-type="float" office:value="9">
            <text:p>9</text:p>
          </table:table-cell>
          <table:table-cell table:formula="of:=VALUE(MID([Entrada.A768];SEARCH(&quot;,&quot;;[Entrada.A768])+1;100))" office:value-type="float" office:value="11">
            <text:p>11</text:p>
          </table:table-cell>
          <table:table-cell table:formula="of:=[Entrada.B768]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formula="of:=VALUE(LEFT([Entrada.A769];SEARCH(&quot;,&quot;;[Entrada.A769])-1))" office:value-type="float" office:value="34">
            <text:p>34</text:p>
          </table:table-cell>
          <table:table-cell table:formula="of:=VALUE(MID([Entrada.A769];SEARCH(&quot;,&quot;;[Entrada.A769])+1;100))" office:value-type="float" office:value="5">
            <text:p>5</text:p>
          </table:table-cell>
          <table:table-cell table:formula="of:=[Entrada.B769]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formula="of:=VALUE(LEFT([Entrada.A770];SEARCH(&quot;,&quot;;[Entrada.A770])-1))" office:value-type="float" office:value="37">
            <text:p>37</text:p>
          </table:table-cell>
          <table:table-cell table:formula="of:=VALUE(MID([Entrada.A770];SEARCH(&quot;,&quot;;[Entrada.A770])+1;100))" office:value-type="float" office:value="8">
            <text:p>8</text:p>
          </table:table-cell>
          <table:table-cell table:formula="of:=[Entrada.B770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771];SEARCH(&quot;,&quot;;[Entrada.A771])-1))" office:value-type="float" office:value="24">
            <text:p>24</text:p>
          </table:table-cell>
          <table:table-cell table:formula="of:=VALUE(MID([Entrada.A771];SEARCH(&quot;,&quot;;[Entrada.A771])+1;100))" office:value-type="float" office:value="19">
            <text:p>19</text:p>
          </table:table-cell>
          <table:table-cell table:formula="of:=[Entrada.B771]"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formula="of:=VALUE(LEFT([Entrada.A772];SEARCH(&quot;,&quot;;[Entrada.A772])-1))" office:value-type="float" office:value="13">
            <text:p>13</text:p>
          </table:table-cell>
          <table:table-cell table:formula="of:=VALUE(MID([Entrada.A772];SEARCH(&quot;,&quot;;[Entrada.A772])+1;100))" office:value-type="float" office:value="15">
            <text:p>15</text:p>
          </table:table-cell>
          <table:table-cell table:formula="of:=[Entrada.B772]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formula="of:=VALUE(LEFT([Entrada.A773];SEARCH(&quot;,&quot;;[Entrada.A773])-1))" office:value-type="float" office:value="38">
            <text:p>38</text:p>
          </table:table-cell>
          <table:table-cell table:formula="of:=VALUE(MID([Entrada.A773];SEARCH(&quot;,&quot;;[Entrada.A773])+1;100))" office:value-type="float" office:value="25">
            <text:p>25</text:p>
          </table:table-cell>
          <table:table-cell table:formula="of:=[Entrada.B773]" office:value-type="float" office:value="13">
            <text:p>13</text:p>
          </table:table-cell>
          <table:table-cell table:number-columns-repeated="1021"/>
        </table:table-row>
        <table:table-row table:style-name="ro2">
          <table:table-cell table:formula="of:=VALUE(LEFT([Entrada.A774];SEARCH(&quot;,&quot;;[Entrada.A774])-1))" office:value-type="float" office:value="3">
            <text:p>3</text:p>
          </table:table-cell>
          <table:table-cell table:formula="of:=VALUE(MID([Entrada.A774];SEARCH(&quot;,&quot;;[Entrada.A774])+1;100))" office:value-type="float" office:value="9">
            <text:p>9</text:p>
          </table:table-cell>
          <table:table-cell table:formula="of:=[Entrada.B774]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formula="of:=VALUE(LEFT([Entrada.A775];SEARCH(&quot;,&quot;;[Entrada.A775])-1))" office:value-type="float" office:value="28">
            <text:p>28</text:p>
          </table:table-cell>
          <table:table-cell table:formula="of:=VALUE(MID([Entrada.A775];SEARCH(&quot;,&quot;;[Entrada.A775])+1;100))" office:value-type="float" office:value="7">
            <text:p>7</text:p>
          </table:table-cell>
          <table:table-cell table:formula="of:=[Entrada.B775]" office:value-type="float" office:value="24">
            <text:p>24</text:p>
          </table:table-cell>
          <table:table-cell table:number-columns-repeated="1021"/>
        </table:table-row>
        <table:table-row table:style-name="ro2">
          <table:table-cell table:formula="of:=VALUE(LEFT([Entrada.A776];SEARCH(&quot;,&quot;;[Entrada.A776])-1))" office:value-type="float" office:value="31">
            <text:p>31</text:p>
          </table:table-cell>
          <table:table-cell table:formula="of:=VALUE(MID([Entrada.A776];SEARCH(&quot;,&quot;;[Entrada.A776])+1;100))" office:value-type="float" office:value="10">
            <text:p>10</text:p>
          </table:table-cell>
          <table:table-cell table:formula="of:=[Entrada.B776]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formula="of:=VALUE(LEFT([Entrada.A777];SEARCH(&quot;,&quot;;[Entrada.A777])-1))" office:value-type="float" office:value="1">
            <text:p>1</text:p>
          </table:table-cell>
          <table:table-cell table:formula="of:=VALUE(MID([Entrada.A777];SEARCH(&quot;,&quot;;[Entrada.A777])+1;100))" office:value-type="float" office:value="35">
            <text:p>35</text:p>
          </table:table-cell>
          <table:table-cell table:formula="of:=[Entrada.B777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778];SEARCH(&quot;,&quot;;[Entrada.A778])-1))" office:value-type="float" office:value="21">
            <text:p>21</text:p>
          </table:table-cell>
          <table:table-cell table:formula="of:=VALUE(MID([Entrada.A778];SEARCH(&quot;,&quot;;[Entrada.A778])+1;100))" office:value-type="float" office:value="32">
            <text:p>32</text:p>
          </table:table-cell>
          <table:table-cell table:formula="of:=[Entrada.B778]"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formula="of:=VALUE(LEFT([Entrada.A779];SEARCH(&quot;,&quot;;[Entrada.A779])-1))" office:value-type="float" office:value="4">
            <text:p>4</text:p>
          </table:table-cell>
          <table:table-cell table:formula="of:=VALUE(MID([Entrada.A779];SEARCH(&quot;,&quot;;[Entrada.A779])+1;100))" office:value-type="float" office:value="40">
            <text:p>40</text:p>
          </table:table-cell>
          <table:table-cell table:formula="of:=[Entrada.B779]" office:value-type="float" office:value="23">
            <text:p>23</text:p>
          </table:table-cell>
          <table:table-cell table:number-columns-repeated="1021"/>
        </table:table-row>
        <table:table-row table:style-name="ro2">
          <table:table-cell table:formula="of:=VALUE(LEFT([Entrada.A780];SEARCH(&quot;,&quot;;[Entrada.A780])-1))" office:value-type="float" office:value="29">
            <text:p>29</text:p>
          </table:table-cell>
          <table:table-cell table:formula="of:=VALUE(MID([Entrada.A780];SEARCH(&quot;,&quot;;[Entrada.A780])+1;100))" office:value-type="float" office:value="32">
            <text:p>32</text:p>
          </table:table-cell>
          <table:table-cell table:formula="of:=[Entrada.B780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formula="of:=VALUE(LEFT([Entrada.A781];SEARCH(&quot;,&quot;;[Entrada.A781])-1))" office:value-type="float" office:value="33">
            <text:p>33</text:p>
          </table:table-cell>
          <table:table-cell table:formula="of:=VALUE(MID([Entrada.A781];SEARCH(&quot;,&quot;;[Entrada.A781])+1;100))" office:value-type="float" office:value="37">
            <text:p>37</text:p>
          </table:table-cell>
          <table:table-cell table:formula="of:=[Entrada.B781]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formula="of:=VALUE(LEFT([Entrada.A782];SEARCH(&quot;,&quot;;[Entrada.A782])-1))" office:value-type="float" office:value="16">
            <text:p>16</text:p>
          </table:table-cell>
          <table:table-cell table:formula="of:=VALUE(MID([Entrada.A782];SEARCH(&quot;,&quot;;[Entrada.A782])+1;100))" office:value-type="float" office:value="27">
            <text:p>27</text:p>
          </table:table-cell>
          <table:table-cell table:formula="of:=[Entrada.B782]"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formula="of:=VALUE(LEFT([Entrada.A783];SEARCH(&quot;,&quot;;[Entrada.A783])-1))" office:value-type="float" office:value="34">
            <text:p>34</text:p>
          </table:table-cell>
          <table:table-cell table:formula="of:=VALUE(MID([Entrada.A783];SEARCH(&quot;,&quot;;[Entrada.A783])+1;100))" office:value-type="float" office:value="28">
            <text:p>28</text:p>
          </table:table-cell>
          <table:table-cell table:formula="of:=[Entrada.B783]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formula="of:=VALUE(LEFT([Entrada.A784];SEARCH(&quot;,&quot;;[Entrada.A784])-1))" office:value-type="float" office:value="24">
            <text:p>24</text:p>
          </table:table-cell>
          <table:table-cell table:formula="of:=VALUE(MID([Entrada.A784];SEARCH(&quot;,&quot;;[Entrada.A784])+1;100))" office:value-type="float" office:value="26">
            <text:p>26</text:p>
          </table:table-cell>
          <table:table-cell table:formula="of:=[Entrada.B784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785];SEARCH(&quot;,&quot;;[Entrada.A785])-1))" office:value-type="float" office:value="10">
            <text:p>10</text:p>
          </table:table-cell>
          <table:table-cell table:formula="of:=VALUE(MID([Entrada.A785];SEARCH(&quot;,&quot;;[Entrada.A785])+1;100))" office:value-type="float" office:value="21">
            <text:p>21</text:p>
          </table:table-cell>
          <table:table-cell table:formula="of:=[Entrada.B785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786];SEARCH(&quot;,&quot;;[Entrada.A786])-1))" office:value-type="float" office:value="13">
            <text:p>13</text:p>
          </table:table-cell>
          <table:table-cell table:formula="of:=VALUE(MID([Entrada.A786];SEARCH(&quot;,&quot;;[Entrada.A786])+1;100))" office:value-type="float" office:value="8">
            <text:p>8</text:p>
          </table:table-cell>
          <table:table-cell table:formula="of:=[Entrada.B786]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formula="of:=VALUE(LEFT([Entrada.A787];SEARCH(&quot;,&quot;;[Entrada.A787])-1))" office:value-type="float" office:value="38">
            <text:p>38</text:p>
          </table:table-cell>
          <table:table-cell table:formula="of:=VALUE(MID([Entrada.A787];SEARCH(&quot;,&quot;;[Entrada.A787])+1;100))" office:value-type="float" office:value="16">
            <text:p>16</text:p>
          </table:table-cell>
          <table:table-cell table:formula="of:=[Entrada.B787]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formula="of:=VALUE(LEFT([Entrada.A788];SEARCH(&quot;,&quot;;[Entrada.A788])-1))" office:value-type="float" office:value="3">
            <text:p>3</text:p>
          </table:table-cell>
          <table:table-cell table:formula="of:=VALUE(MID([Entrada.A788];SEARCH(&quot;,&quot;;[Entrada.A788])+1;100))" office:value-type="float" office:value="14">
            <text:p>14</text:p>
          </table:table-cell>
          <table:table-cell table:formula="of:=[Entrada.B788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formula="of:=VALUE(LEFT([Entrada.A789];SEARCH(&quot;,&quot;;[Entrada.A789])-1))" office:value-type="float" office:value="1">
            <text:p>1</text:p>
          </table:table-cell>
          <table:table-cell table:formula="of:=VALUE(MID([Entrada.A789];SEARCH(&quot;,&quot;;[Entrada.A789])+1;100))" office:value-type="float" office:value="36">
            <text:p>36</text:p>
          </table:table-cell>
          <table:table-cell table:formula="of:=[Entrada.B789]" office:value-type="float" office:value="13">
            <text:p>13</text:p>
          </table:table-cell>
          <table:table-cell table:number-columns-repeated="1021"/>
        </table:table-row>
        <table:table-row table:style-name="ro2">
          <table:table-cell table:formula="of:=VALUE(LEFT([Entrada.A790];SEARCH(&quot;,&quot;;[Entrada.A790])-1))" office:value-type="float" office:value="4">
            <text:p>4</text:p>
          </table:table-cell>
          <table:table-cell table:formula="of:=VALUE(MID([Entrada.A790];SEARCH(&quot;,&quot;;[Entrada.A790])+1;100))" office:value-type="float" office:value="23">
            <text:p>23</text:p>
          </table:table-cell>
          <table:table-cell table:formula="of:=[Entrada.B790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791];SEARCH(&quot;,&quot;;[Entrada.A791])-1))" office:value-type="float" office:value="26">
            <text:p>26</text:p>
          </table:table-cell>
          <table:table-cell table:formula="of:=VALUE(MID([Entrada.A791];SEARCH(&quot;,&quot;;[Entrada.A791])+1;100))" office:value-type="float" office:value="36">
            <text:p>36</text:p>
          </table:table-cell>
          <table:table-cell table:formula="of:=[Entrada.B791]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formula="of:=VALUE(LEFT([Entrada.A792];SEARCH(&quot;,&quot;;[Entrada.A792])-1))" office:value-type="float" office:value="7">
            <text:p>7</text:p>
          </table:table-cell>
          <table:table-cell table:formula="of:=VALUE(MID([Entrada.A792];SEARCH(&quot;,&quot;;[Entrada.A792])+1;100))" office:value-type="float" office:value="10">
            <text:p>10</text:p>
          </table:table-cell>
          <table:table-cell table:formula="of:=[Entrada.B792]" office:value-type="float" office:value="23">
            <text:p>23</text:p>
          </table:table-cell>
          <table:table-cell table:number-columns-repeated="1021"/>
        </table:table-row>
        <table:table-row table:style-name="ro2">
          <table:table-cell table:formula="of:=VALUE(LEFT([Entrada.A793];SEARCH(&quot;,&quot;;[Entrada.A793])-1))" office:value-type="float" office:value="16">
            <text:p>16</text:p>
          </table:table-cell>
          <table:table-cell table:formula="of:=VALUE(MID([Entrada.A793];SEARCH(&quot;,&quot;;[Entrada.A793])+1;100))" office:value-type="float" office:value="18">
            <text:p>18</text:p>
          </table:table-cell>
          <table:table-cell table:formula="of:=[Entrada.B793]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formula="of:=VALUE(LEFT([Entrada.A794];SEARCH(&quot;,&quot;;[Entrada.A794])-1))" office:value-type="float" office:value="22">
            <text:p>22</text:p>
          </table:table-cell>
          <table:table-cell table:formula="of:=VALUE(MID([Entrada.A794];SEARCH(&quot;,&quot;;[Entrada.A794])+1;100))" office:value-type="float" office:value="24">
            <text:p>24</text:p>
          </table:table-cell>
          <table:table-cell table:formula="of:=[Entrada.B794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795];SEARCH(&quot;,&quot;;[Entrada.A795])-1))" office:value-type="float" office:value="12">
            <text:p>12</text:p>
          </table:table-cell>
          <table:table-cell table:formula="of:=VALUE(MID([Entrada.A795];SEARCH(&quot;,&quot;;[Entrada.A795])+1;100))" office:value-type="float" office:value="38">
            <text:p>38</text:p>
          </table:table-cell>
          <table:table-cell table:formula="of:=[Entrada.B795]" office:value-type="float" office:value="17">
            <text:p>17</text:p>
          </table:table-cell>
          <table:table-cell table:number-columns-repeated="1021"/>
        </table:table-row>
        <table:table-row table:style-name="ro2">
          <table:table-cell table:formula="of:=VALUE(LEFT([Entrada.A796];SEARCH(&quot;,&quot;;[Entrada.A796])-1))" office:value-type="float" office:value="34">
            <text:p>34</text:p>
          </table:table-cell>
          <table:table-cell table:formula="of:=VALUE(MID([Entrada.A796];SEARCH(&quot;,&quot;;[Entrada.A796])+1;100))" office:value-type="float" office:value="23">
            <text:p>23</text:p>
          </table:table-cell>
          <table:table-cell table:formula="of:=[Entrada.B796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797];SEARCH(&quot;,&quot;;[Entrada.A797])-1))" office:value-type="float" office:value="10">
            <text:p>10</text:p>
          </table:table-cell>
          <table:table-cell table:formula="of:=VALUE(MID([Entrada.A797];SEARCH(&quot;,&quot;;[Entrada.A797])+1;100))" office:value-type="float" office:value="28">
            <text:p>28</text:p>
          </table:table-cell>
          <table:table-cell table:formula="of:=[Entrada.B797]" office:value-type="float" office:value="23">
            <text:p>23</text:p>
          </table:table-cell>
          <table:table-cell table:number-columns-repeated="1021"/>
        </table:table-row>
        <table:table-row table:style-name="ro2">
          <table:table-cell table:formula="of:=VALUE(LEFT([Entrada.A798];SEARCH(&quot;,&quot;;[Entrada.A798])-1))" office:value-type="float" office:value="13">
            <text:p>13</text:p>
          </table:table-cell>
          <table:table-cell table:formula="of:=VALUE(MID([Entrada.A798];SEARCH(&quot;,&quot;;[Entrada.A798])+1;100))" office:value-type="float" office:value="1">
            <text:p>1</text:p>
          </table:table-cell>
          <table:table-cell table:formula="of:=[Entrada.B798]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formula="of:=VALUE(LEFT([Entrada.A799];SEARCH(&quot;,&quot;;[Entrada.A799])-1))" office:value-type="float" office:value="25">
            <text:p>25</text:p>
          </table:table-cell>
          <table:table-cell table:formula="of:=VALUE(MID([Entrada.A799];SEARCH(&quot;,&quot;;[Entrada.A799])+1;100))" office:value-type="float" office:value="6">
            <text:p>6</text:p>
          </table:table-cell>
          <table:table-cell table:formula="of:=[Entrada.B799]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formula="of:=VALUE(LEFT([Entrada.A800];SEARCH(&quot;,&quot;;[Entrada.A800])-1))" office:value-type="float" office:value="28">
            <text:p>28</text:p>
          </table:table-cell>
          <table:table-cell table:formula="of:=VALUE(MID([Entrada.A800];SEARCH(&quot;,&quot;;[Entrada.A800])+1;100))" office:value-type="float" office:value="21">
            <text:p>21</text:p>
          </table:table-cell>
          <table:table-cell table:formula="of:=[Entrada.B800]"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formula="of:=VALUE(LEFT([Entrada.A801];SEARCH(&quot;,&quot;;[Entrada.A801])-1))" office:value-type="float" office:value="14">
            <text:p>14</text:p>
          </table:table-cell>
          <table:table-cell table:formula="of:=VALUE(MID([Entrada.A801];SEARCH(&quot;,&quot;;[Entrada.A801])+1;100))" office:value-type="float" office:value="32">
            <text:p>32</text:p>
          </table:table-cell>
          <table:table-cell table:formula="of:=[Entrada.B801]"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formula="of:=VALUE(LEFT([Entrada.A802];SEARCH(&quot;,&quot;;[Entrada.A802])-1))" office:value-type="float" office:value="4">
            <text:p>4</text:p>
          </table:table-cell>
          <table:table-cell table:formula="of:=VALUE(MID([Entrada.A802];SEARCH(&quot;,&quot;;[Entrada.A802])+1;100))" office:value-type="float" office:value="30">
            <text:p>30</text:p>
          </table:table-cell>
          <table:table-cell table:formula="of:=[Entrada.B802]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formula="of:=VALUE(LEFT([Entrada.A803];SEARCH(&quot;,&quot;;[Entrada.A803])-1))" office:value-type="float" office:value="16">
            <text:p>16</text:p>
          </table:table-cell>
          <table:table-cell table:formula="of:=VALUE(MID([Entrada.A803];SEARCH(&quot;,&quot;;[Entrada.A803])+1;100))" office:value-type="float" office:value="9">
            <text:p>9</text:p>
          </table:table-cell>
          <table:table-cell table:formula="of:=[Entrada.B803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804];SEARCH(&quot;,&quot;;[Entrada.A804])-1))" office:value-type="float" office:value="19">
            <text:p>19</text:p>
          </table:table-cell>
          <table:table-cell table:formula="of:=VALUE(MID([Entrada.A804];SEARCH(&quot;,&quot;;[Entrada.A804])+1;100))" office:value-type="float" office:value="4">
            <text:p>4</text:p>
          </table:table-cell>
          <table:table-cell table:formula="of:=[Entrada.B804]" office:value-type="float" office:value="24">
            <text:p>24</text:p>
          </table:table-cell>
          <table:table-cell table:number-columns-repeated="1021"/>
        </table:table-row>
        <table:table-row table:style-name="ro2">
          <table:table-cell table:formula="of:=VALUE(LEFT([Entrada.A805];SEARCH(&quot;,&quot;;[Entrada.A805])-1))" office:value-type="float" office:value="22">
            <text:p>22</text:p>
          </table:table-cell>
          <table:table-cell table:formula="of:=VALUE(MID([Entrada.A805];SEARCH(&quot;,&quot;;[Entrada.A805])+1;100))" office:value-type="float" office:value="19">
            <text:p>19</text:p>
          </table:table-cell>
          <table:table-cell table:formula="of:=[Entrada.B805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806];SEARCH(&quot;,&quot;;[Entrada.A806])-1))" office:value-type="float" office:value="35">
            <text:p>35</text:p>
          </table:table-cell>
          <table:table-cell table:formula="of:=VALUE(MID([Entrada.A806];SEARCH(&quot;,&quot;;[Entrada.A806])+1;100))" office:value-type="float" office:value="21">
            <text:p>21</text:p>
          </table:table-cell>
          <table:table-cell table:formula="of:=[Entrada.B806]" office:value-type="float" office:value="17">
            <text:p>17</text:p>
          </table:table-cell>
          <table:table-cell table:number-columns-repeated="1021"/>
        </table:table-row>
        <table:table-row table:style-name="ro2">
          <table:table-cell table:formula="of:=VALUE(LEFT([Entrada.A807];SEARCH(&quot;,&quot;;[Entrada.A807])-1))" office:value-type="float" office:value="25">
            <text:p>25</text:p>
          </table:table-cell>
          <table:table-cell table:formula="of:=VALUE(MID([Entrada.A807];SEARCH(&quot;,&quot;;[Entrada.A807])+1;100))" office:value-type="float" office:value="15">
            <text:p>15</text:p>
          </table:table-cell>
          <table:table-cell table:formula="of:=[Entrada.B807]" office:value-type="float" office:value="23">
            <text:p>23</text:p>
          </table:table-cell>
          <table:table-cell table:number-columns-repeated="1021"/>
        </table:table-row>
        <table:table-row table:style-name="ro2">
          <table:table-cell table:formula="of:=VALUE(LEFT([Entrada.A808];SEARCH(&quot;,&quot;;[Entrada.A808])-1))" office:value-type="float" office:value="4">
            <text:p>4</text:p>
          </table:table-cell>
          <table:table-cell table:formula="of:=VALUE(MID([Entrada.A808];SEARCH(&quot;,&quot;;[Entrada.A808])+1;100))" office:value-type="float" office:value="5">
            <text:p>5</text:p>
          </table:table-cell>
          <table:table-cell table:formula="of:=[Entrada.B808]"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formula="of:=VALUE(LEFT([Entrada.A809];SEARCH(&quot;,&quot;;[Entrada.A809])-1))" office:value-type="float" office:value="29">
            <text:p>29</text:p>
          </table:table-cell>
          <table:table-cell table:formula="of:=VALUE(MID([Entrada.A809];SEARCH(&quot;,&quot;;[Entrada.A809])+1;100))" office:value-type="float" office:value="11">
            <text:p>11</text:p>
          </table:table-cell>
          <table:table-cell table:formula="of:=[Entrada.B809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810];SEARCH(&quot;,&quot;;[Entrada.A810])-1))" office:value-type="float" office:value="19">
            <text:p>19</text:p>
          </table:table-cell>
          <table:table-cell table:formula="of:=VALUE(MID([Entrada.A810];SEARCH(&quot;,&quot;;[Entrada.A810])+1;100))" office:value-type="float" office:value="13">
            <text:p>13</text:p>
          </table:table-cell>
          <table:table-cell table:formula="of:=[Entrada.B810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811];SEARCH(&quot;,&quot;;[Entrada.A811])-1))" office:value-type="float" office:value="5">
            <text:p>5</text:p>
          </table:table-cell>
          <table:table-cell table:formula="of:=VALUE(MID([Entrada.A811];SEARCH(&quot;,&quot;;[Entrada.A811])+1;100))" office:value-type="float" office:value="34">
            <text:p>34</text:p>
          </table:table-cell>
          <table:table-cell table:formula="of:=[Entrada.B811]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formula="of:=VALUE(LEFT([Entrada.A812];SEARCH(&quot;,&quot;;[Entrada.A812])-1))" office:value-type="float" office:value="9">
            <text:p>9</text:p>
          </table:table-cell>
          <table:table-cell table:formula="of:=VALUE(MID([Entrada.A812];SEARCH(&quot;,&quot;;[Entrada.A812])+1;100))" office:value-type="float" office:value="39">
            <text:p>39</text:p>
          </table:table-cell>
          <table:table-cell table:formula="of:=[Entrada.B812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813];SEARCH(&quot;,&quot;;[Entrada.A813])-1))" office:value-type="float" office:value="23">
            <text:p>23</text:p>
          </table:table-cell>
          <table:table-cell table:formula="of:=VALUE(MID([Entrada.A813];SEARCH(&quot;,&quot;;[Entrada.A813])+1;100))" office:value-type="float" office:value="9">
            <text:p>9</text:p>
          </table:table-cell>
          <table:table-cell table:formula="of:=[Entrada.B813]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formula="of:=VALUE(LEFT([Entrada.A814];SEARCH(&quot;,&quot;;[Entrada.A814])-1))" office:value-type="float" office:value="10">
            <text:p>10</text:p>
          </table:table-cell>
          <table:table-cell table:formula="of:=VALUE(MID([Entrada.A814];SEARCH(&quot;,&quot;;[Entrada.A814])+1;100))" office:value-type="float" office:value="14">
            <text:p>14</text:p>
          </table:table-cell>
          <table:table-cell table:formula="of:=[Entrada.B814]" office:value-type="float" office:value="17">
            <text:p>17</text:p>
          </table:table-cell>
          <table:table-cell table:number-columns-repeated="1021"/>
        </table:table-row>
        <table:table-row table:style-name="ro2">
          <table:table-cell table:formula="of:=VALUE(LEFT([Entrada.A815];SEARCH(&quot;,&quot;;[Entrada.A815])-1))" office:value-type="float" office:value="35">
            <text:p>35</text:p>
          </table:table-cell>
          <table:table-cell table:formula="of:=VALUE(MID([Entrada.A815];SEARCH(&quot;,&quot;;[Entrada.A815])+1;100))" office:value-type="float" office:value="26">
            <text:p>26</text:p>
          </table:table-cell>
          <table:table-cell table:formula="of:=[Entrada.B815]" office:value-type="float" office:value="16">
            <text:p>16</text:p>
          </table:table-cell>
          <table:table-cell table:number-columns-repeated="1021"/>
        </table:table-row>
        <table:table-row table:style-name="ro2">
          <table:table-cell table:formula="of:=VALUE(LEFT([Entrada.A816];SEARCH(&quot;,&quot;;[Entrada.A816])-1))" office:value-type="float" office:value="38">
            <text:p>38</text:p>
          </table:table-cell>
          <table:table-cell table:formula="of:=VALUE(MID([Entrada.A816];SEARCH(&quot;,&quot;;[Entrada.A816])+1;100))" office:value-type="float" office:value="5">
            <text:p>5</text:p>
          </table:table-cell>
          <table:table-cell table:formula="of:=[Entrada.B816]"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formula="of:=VALUE(LEFT([Entrada.A817];SEARCH(&quot;,&quot;;[Entrada.A817])-1))" office:value-type="float" office:value="16">
            <text:p>16</text:p>
          </table:table-cell>
          <table:table-cell table:formula="of:=VALUE(MID([Entrada.A817];SEARCH(&quot;,&quot;;[Entrada.A817])+1;100))" office:value-type="float" office:value="7">
            <text:p>7</text:p>
          </table:table-cell>
          <table:table-cell table:formula="of:=[Entrada.B817]"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formula="of:=VALUE(LEFT([Entrada.A818];SEARCH(&quot;,&quot;;[Entrada.A818])-1))" office:value-type="float" office:value="19">
            <text:p>19</text:p>
          </table:table-cell>
          <table:table-cell table:formula="of:=VALUE(MID([Entrada.A818];SEARCH(&quot;,&quot;;[Entrada.A818])+1;100))" office:value-type="float" office:value="18">
            <text:p>18</text:p>
          </table:table-cell>
          <table:table-cell table:formula="of:=[Entrada.B818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819];SEARCH(&quot;,&quot;;[Entrada.A819])-1))" office:value-type="float" office:value="2">
            <text:p>2</text:p>
          </table:table-cell>
          <table:table-cell table:formula="of:=VALUE(MID([Entrada.A819];SEARCH(&quot;,&quot;;[Entrada.A819])+1;100))" office:value-type="float" office:value="38">
            <text:p>38</text:p>
          </table:table-cell>
          <table:table-cell table:formula="of:=[Entrada.B819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820];SEARCH(&quot;,&quot;;[Entrada.A820])-1))" office:value-type="float" office:value="9">
            <text:p>9</text:p>
          </table:table-cell>
          <table:table-cell table:formula="of:=VALUE(MID([Entrada.A820];SEARCH(&quot;,&quot;;[Entrada.A820])+1;100))" office:value-type="float" office:value="40">
            <text:p>40</text:p>
          </table:table-cell>
          <table:table-cell table:formula="of:=[Entrada.B820]" office:value-type="float" office:value="16">
            <text:p>16</text:p>
          </table:table-cell>
          <table:table-cell table:number-columns-repeated="1021"/>
        </table:table-row>
        <table:table-row table:style-name="ro2">
          <table:table-cell table:formula="of:=VALUE(LEFT([Entrada.A821];SEARCH(&quot;,&quot;;[Entrada.A821])-1))" office:value-type="float" office:value="34">
            <text:p>34</text:p>
          </table:table-cell>
          <table:table-cell table:formula="of:=VALUE(MID([Entrada.A821];SEARCH(&quot;,&quot;;[Entrada.A821])+1;100))" office:value-type="float" office:value="32">
            <text:p>32</text:p>
          </table:table-cell>
          <table:table-cell table:formula="of:=[Entrada.B821]"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formula="of:=VALUE(LEFT([Entrada.A822];SEARCH(&quot;,&quot;;[Entrada.A822])-1))" office:value-type="float" office:value="17">
            <text:p>17</text:p>
          </table:table-cell>
          <table:table-cell table:formula="of:=VALUE(MID([Entrada.A822];SEARCH(&quot;,&quot;;[Entrada.A822])+1;100))" office:value-type="float" office:value="24">
            <text:p>24</text:p>
          </table:table-cell>
          <table:table-cell table:formula="of:=[Entrada.B822]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formula="of:=VALUE(LEFT([Entrada.A823];SEARCH(&quot;,&quot;;[Entrada.A823])-1))" office:value-type="float" office:value="10">
            <text:p>10</text:p>
          </table:table-cell>
          <table:table-cell table:formula="of:=VALUE(MID([Entrada.A823];SEARCH(&quot;,&quot;;[Entrada.A823])+1;100))" office:value-type="float" office:value="9">
            <text:p>9</text:p>
          </table:table-cell>
          <table:table-cell table:formula="of:=[Entrada.B823]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formula="of:=VALUE(LEFT([Entrada.A824];SEARCH(&quot;,&quot;;[Entrada.A824])-1))" office:value-type="float" office:value="35">
            <text:p>35</text:p>
          </table:table-cell>
          <table:table-cell table:formula="of:=VALUE(MID([Entrada.A824];SEARCH(&quot;,&quot;;[Entrada.A824])+1;100))" office:value-type="float" office:value="3">
            <text:p>3</text:p>
          </table:table-cell>
          <table:table-cell table:formula="of:=[Entrada.B824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825];SEARCH(&quot;,&quot;;[Entrada.A825])-1))" office:value-type="float" office:value="11">
            <text:p>11</text:p>
          </table:table-cell>
          <table:table-cell table:formula="of:=VALUE(MID([Entrada.A825];SEARCH(&quot;,&quot;;[Entrada.A825])+1;100))" office:value-type="float" office:value="26">
            <text:p>26</text:p>
          </table:table-cell>
          <table:table-cell table:formula="of:=[Entrada.B825]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formula="of:=VALUE(LEFT([Entrada.A826];SEARCH(&quot;,&quot;;[Entrada.A826])-1))" office:value-type="float" office:value="39">
            <text:p>39</text:p>
          </table:table-cell>
          <table:table-cell table:formula="of:=VALUE(MID([Entrada.A826];SEARCH(&quot;,&quot;;[Entrada.A826])+1;100))" office:value-type="float" office:value="23">
            <text:p>23</text:p>
          </table:table-cell>
          <table:table-cell table:formula="of:=[Entrada.B826]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formula="of:=VALUE(LEFT([Entrada.A827];SEARCH(&quot;,&quot;;[Entrada.A827])-1))" office:value-type="float" office:value="4">
            <text:p>4</text:p>
          </table:table-cell>
          <table:table-cell table:formula="of:=VALUE(MID([Entrada.A827];SEARCH(&quot;,&quot;;[Entrada.A827])+1;100))" office:value-type="float" office:value="11">
            <text:p>11</text:p>
          </table:table-cell>
          <table:table-cell table:formula="of:=[Entrada.B827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828];SEARCH(&quot;,&quot;;[Entrada.A828])-1))" office:value-type="float" office:value="19">
            <text:p>19</text:p>
          </table:table-cell>
          <table:table-cell table:formula="of:=VALUE(MID([Entrada.A828];SEARCH(&quot;,&quot;;[Entrada.A828])+1;100))" office:value-type="float" office:value="27">
            <text:p>27</text:p>
          </table:table-cell>
          <table:table-cell table:formula="of:=[Entrada.B828]"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formula="of:=VALUE(LEFT([Entrada.A829];SEARCH(&quot;,&quot;;[Entrada.A829])-1))" office:value-type="float" office:value="2">
            <text:p>2</text:p>
          </table:table-cell>
          <table:table-cell table:formula="of:=VALUE(MID([Entrada.A829];SEARCH(&quot;,&quot;;[Entrada.A829])+1;100))" office:value-type="float" office:value="33">
            <text:p>33</text:p>
          </table:table-cell>
          <table:table-cell table:formula="of:=[Entrada.B829]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formula="of:=VALUE(LEFT([Entrada.A830];SEARCH(&quot;,&quot;;[Entrada.A830])-1))" office:value-type="float" office:value="22">
            <text:p>22</text:p>
          </table:table-cell>
          <table:table-cell table:formula="of:=VALUE(MID([Entrada.A830];SEARCH(&quot;,&quot;;[Entrada.A830])+1;100))" office:value-type="float" office:value="36">
            <text:p>36</text:p>
          </table:table-cell>
          <table:table-cell table:formula="of:=[Entrada.B830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831];SEARCH(&quot;,&quot;;[Entrada.A831])-1))" office:value-type="float" office:value="30">
            <text:p>30</text:p>
          </table:table-cell>
          <table:table-cell table:formula="of:=VALUE(MID([Entrada.A831];SEARCH(&quot;,&quot;;[Entrada.A831])+1;100))" office:value-type="float" office:value="36">
            <text:p>36</text:p>
          </table:table-cell>
          <table:table-cell table:formula="of:=[Entrada.B831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formula="of:=VALUE(LEFT([Entrada.A832];SEARCH(&quot;,&quot;;[Entrada.A832])-1))" office:value-type="float" office:value="23">
            <text:p>23</text:p>
          </table:table-cell>
          <table:table-cell table:formula="of:=VALUE(MID([Entrada.A832];SEARCH(&quot;,&quot;;[Entrada.A832])+1;100))" office:value-type="float" office:value="31">
            <text:p>31</text:p>
          </table:table-cell>
          <table:table-cell table:formula="of:=[Entrada.B832]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formula="of:=VALUE(LEFT([Entrada.A833];SEARCH(&quot;,&quot;;[Entrada.A833])-1))" office:value-type="float" office:value="35">
            <text:p>35</text:p>
          </table:table-cell>
          <table:table-cell table:formula="of:=VALUE(MID([Entrada.A833];SEARCH(&quot;,&quot;;[Entrada.A833])+1;100))" office:value-type="float" office:value="8">
            <text:p>8</text:p>
          </table:table-cell>
          <table:table-cell table:formula="of:=[Entrada.B833]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formula="of:=VALUE(LEFT([Entrada.A834];SEARCH(&quot;,&quot;;[Entrada.A834])-1))" office:value-type="float" office:value="11">
            <text:p>11</text:p>
          </table:table-cell>
          <table:table-cell table:formula="of:=VALUE(MID([Entrada.A834];SEARCH(&quot;,&quot;;[Entrada.A834])+1;100))" office:value-type="float" office:value="19">
            <text:p>19</text:p>
          </table:table-cell>
          <table:table-cell table:formula="of:=[Entrada.B834]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formula="of:=VALUE(LEFT([Entrada.A835];SEARCH(&quot;,&quot;;[Entrada.A835])-1))" office:value-type="float" office:value="39">
            <text:p>39</text:p>
          </table:table-cell>
          <table:table-cell table:formula="of:=VALUE(MID([Entrada.A835];SEARCH(&quot;,&quot;;[Entrada.A835])+1;100))" office:value-type="float" office:value="12">
            <text:p>12</text:p>
          </table:table-cell>
          <table:table-cell table:formula="of:=[Entrada.B835]"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formula="of:=VALUE(LEFT([Entrada.A836];SEARCH(&quot;,&quot;;[Entrada.A836])-1))" office:value-type="float" office:value="26">
            <text:p>26</text:p>
          </table:table-cell>
          <table:table-cell table:formula="of:=VALUE(MID([Entrada.A836];SEARCH(&quot;,&quot;;[Entrada.A836])+1;100))" office:value-type="float" office:value="3">
            <text:p>3</text:p>
          </table:table-cell>
          <table:table-cell table:formula="of:=[Entrada.B836]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formula="of:=VALUE(LEFT([Entrada.A837];SEARCH(&quot;,&quot;;[Entrada.A837])-1))" office:value-type="float" office:value="15">
            <text:p>15</text:p>
          </table:table-cell>
          <table:table-cell table:formula="of:=VALUE(MID([Entrada.A837];SEARCH(&quot;,&quot;;[Entrada.A837])+1;100))" office:value-type="float" office:value="39">
            <text:p>39</text:p>
          </table:table-cell>
          <table:table-cell table:formula="of:=[Entrada.B837]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formula="of:=VALUE(LEFT([Entrada.A838];SEARCH(&quot;,&quot;;[Entrada.A838])-1))" office:value-type="float" office:value="19">
            <text:p>19</text:p>
          </table:table-cell>
          <table:table-cell table:formula="of:=VALUE(MID([Entrada.A838];SEARCH(&quot;,&quot;;[Entrada.A838])+1;100))" office:value-type="float" office:value="32">
            <text:p>32</text:p>
          </table:table-cell>
          <table:table-cell table:formula="of:=[Entrada.B838]"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formula="of:=VALUE(LEFT([Entrada.A839];SEARCH(&quot;,&quot;;[Entrada.A839])-1))" office:value-type="float" office:value="5">
            <text:p>5</text:p>
          </table:table-cell>
          <table:table-cell table:formula="of:=VALUE(MID([Entrada.A839];SEARCH(&quot;,&quot;;[Entrada.A839])+1;100))" office:value-type="float" office:value="29">
            <text:p>29</text:p>
          </table:table-cell>
          <table:table-cell table:formula="of:=[Entrada.B839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840];SEARCH(&quot;,&quot;;[Entrada.A840])-1))" office:value-type="float" office:value="27">
            <text:p>27</text:p>
          </table:table-cell>
          <table:table-cell table:formula="of:=VALUE(MID([Entrada.A840];SEARCH(&quot;,&quot;;[Entrada.A840])+1;100))" office:value-type="float" office:value="32">
            <text:p>32</text:p>
          </table:table-cell>
          <table:table-cell table:formula="of:=[Entrada.B840]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formula="of:=VALUE(LEFT([Entrada.A841];SEARCH(&quot;,&quot;;[Entrada.A841])-1))" office:value-type="float" office:value="17">
            <text:p>17</text:p>
          </table:table-cell>
          <table:table-cell table:formula="of:=VALUE(MID([Entrada.A841];SEARCH(&quot;,&quot;;[Entrada.A841])+1;100))" office:value-type="float" office:value="10">
            <text:p>10</text:p>
          </table:table-cell>
          <table:table-cell table:formula="of:=[Entrada.B841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842];SEARCH(&quot;,&quot;;[Entrada.A842])-1))" office:value-type="float" office:value="20">
            <text:p>20</text:p>
          </table:table-cell>
          <table:table-cell table:formula="of:=VALUE(MID([Entrada.A842];SEARCH(&quot;,&quot;;[Entrada.A842])+1;100))" office:value-type="float" office:value="1">
            <text:p>1</text:p>
          </table:table-cell>
          <table:table-cell table:formula="of:=[Entrada.B842]" office:value-type="float" office:value="17">
            <text:p>17</text:p>
          </table:table-cell>
          <table:table-cell table:number-columns-repeated="1021"/>
        </table:table-row>
        <table:table-row table:style-name="ro2">
          <table:table-cell table:formula="of:=VALUE(LEFT([Entrada.A843];SEARCH(&quot;,&quot;;[Entrada.A843])-1))" office:value-type="float" office:value="23">
            <text:p>23</text:p>
          </table:table-cell>
          <table:table-cell table:formula="of:=VALUE(MID([Entrada.A843];SEARCH(&quot;,&quot;;[Entrada.A843])+1;100))" office:value-type="float" office:value="20">
            <text:p>20</text:p>
          </table:table-cell>
          <table:table-cell table:formula="of:=[Entrada.B843]"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formula="of:=VALUE(LEFT([Entrada.A844];SEARCH(&quot;,&quot;;[Entrada.A844])-1))" office:value-type="float" office:value="32">
            <text:p>32</text:p>
          </table:table-cell>
          <table:table-cell table:formula="of:=VALUE(MID([Entrada.A844];SEARCH(&quot;,&quot;;[Entrada.A844])+1;100))" office:value-type="float" office:value="4">
            <text:p>4</text:p>
          </table:table-cell>
          <table:table-cell table:formula="of:=[Entrada.B844]"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formula="of:=VALUE(LEFT([Entrada.A845];SEARCH(&quot;,&quot;;[Entrada.A845])-1))" office:value-type="float" office:value="14">
            <text:p>14</text:p>
          </table:table-cell>
          <table:table-cell table:formula="of:=VALUE(MID([Entrada.A845];SEARCH(&quot;,&quot;;[Entrada.A845])+1;100))" office:value-type="float" office:value="7">
            <text:p>7</text:p>
          </table:table-cell>
          <table:table-cell table:formula="of:=[Entrada.B845]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formula="of:=VALUE(LEFT([Entrada.A846];SEARCH(&quot;,&quot;;[Entrada.A846])-1))" office:value-type="float" office:value="26">
            <text:p>26</text:p>
          </table:table-cell>
          <table:table-cell table:formula="of:=VALUE(MID([Entrada.A846];SEARCH(&quot;,&quot;;[Entrada.A846])+1;100))" office:value-type="float" office:value="10">
            <text:p>10</text:p>
          </table:table-cell>
          <table:table-cell table:formula="of:=[Entrada.B846]"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formula="of:=VALUE(LEFT([Entrada.A847];SEARCH(&quot;,&quot;;[Entrada.A847])-1))" office:value-type="float" office:value="5">
            <text:p>5</text:p>
          </table:table-cell>
          <table:table-cell table:formula="of:=VALUE(MID([Entrada.A847];SEARCH(&quot;,&quot;;[Entrada.A847])+1;100))" office:value-type="float" office:value="6">
            <text:p>6</text:p>
          </table:table-cell>
          <table:table-cell table:formula="of:=[Entrada.B847]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formula="of:=VALUE(LEFT([Entrada.A848];SEARCH(&quot;,&quot;;[Entrada.A848])-1))" office:value-type="float" office:value="30">
            <text:p>30</text:p>
          </table:table-cell>
          <table:table-cell table:formula="of:=VALUE(MID([Entrada.A848];SEARCH(&quot;,&quot;;[Entrada.A848])+1;100))" office:value-type="float" office:value="22">
            <text:p>22</text:p>
          </table:table-cell>
          <table:table-cell table:formula="of:=[Entrada.B848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formula="of:=VALUE(LEFT([Entrada.A849];SEARCH(&quot;,&quot;;[Entrada.A849])-1))" office:value-type="float" office:value="20">
            <text:p>20</text:p>
          </table:table-cell>
          <table:table-cell table:formula="of:=VALUE(MID([Entrada.A849];SEARCH(&quot;,&quot;;[Entrada.A849])+1;100))" office:value-type="float" office:value="8">
            <text:p>8</text:p>
          </table:table-cell>
          <table:table-cell table:formula="of:=[Entrada.B849]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formula="of:=VALUE(LEFT([Entrada.A850];SEARCH(&quot;,&quot;;[Entrada.A850])-1))" office:value-type="float" office:value="32">
            <text:p>32</text:p>
          </table:table-cell>
          <table:table-cell table:formula="of:=VALUE(MID([Entrada.A850];SEARCH(&quot;,&quot;;[Entrada.A850])+1;100))" office:value-type="float" office:value="27">
            <text:p>27</text:p>
          </table:table-cell>
          <table:table-cell table:formula="of:=[Entrada.B850]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formula="of:=VALUE(LEFT([Entrada.A851];SEARCH(&quot;,&quot;;[Entrada.A851])-1))" office:value-type="float" office:value="8">
            <text:p>8</text:p>
          </table:table-cell>
          <table:table-cell table:formula="of:=VALUE(MID([Entrada.A851];SEARCH(&quot;,&quot;;[Entrada.A851])+1;100))" office:value-type="float" office:value="20">
            <text:p>20</text:p>
          </table:table-cell>
          <table:table-cell table:formula="of:=[Entrada.B851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852];SEARCH(&quot;,&quot;;[Entrada.A852])-1))" office:value-type="float" office:value="11">
            <text:p>11</text:p>
          </table:table-cell>
          <table:table-cell table:formula="of:=VALUE(MID([Entrada.A852];SEARCH(&quot;,&quot;;[Entrada.A852])+1;100))" office:value-type="float" office:value="1">
            <text:p>1</text:p>
          </table:table-cell>
          <table:table-cell table:formula="of:=[Entrada.B852]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formula="of:=VALUE(LEFT([Entrada.A853];SEARCH(&quot;,&quot;;[Entrada.A853])-1))" office:value-type="float" office:value="36">
            <text:p>36</text:p>
          </table:table-cell>
          <table:table-cell table:formula="of:=VALUE(MID([Entrada.A853];SEARCH(&quot;,&quot;;[Entrada.A853])+1;100))" office:value-type="float" office:value="31">
            <text:p>31</text:p>
          </table:table-cell>
          <table:table-cell table:formula="of:=[Entrada.B853]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formula="of:=VALUE(LEFT([Entrada.A854];SEARCH(&quot;,&quot;;[Entrada.A854])-1))" office:value-type="float" office:value="26">
            <text:p>26</text:p>
          </table:table-cell>
          <table:table-cell table:formula="of:=VALUE(MID([Entrada.A854];SEARCH(&quot;,&quot;;[Entrada.A854])+1;100))" office:value-type="float" office:value="21">
            <text:p>21</text:p>
          </table:table-cell>
          <table:table-cell table:formula="of:=[Entrada.B854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855];SEARCH(&quot;,&quot;;[Entrada.A855])-1))" office:value-type="float" office:value="24">
            <text:p>24</text:p>
          </table:table-cell>
          <table:table-cell table:formula="of:=VALUE(MID([Entrada.A855];SEARCH(&quot;,&quot;;[Entrada.A855])+1;100))" office:value-type="float" office:value="35">
            <text:p>35</text:p>
          </table:table-cell>
          <table:table-cell table:formula="of:=[Entrada.B855]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formula="of:=VALUE(LEFT([Entrada.A856];SEARCH(&quot;,&quot;;[Entrada.A856])-1))" office:value-type="float" office:value="5">
            <text:p>5</text:p>
          </table:table-cell>
          <table:table-cell table:formula="of:=VALUE(MID([Entrada.A856];SEARCH(&quot;,&quot;;[Entrada.A856])+1;100))" office:value-type="float" office:value="15">
            <text:p>15</text:p>
          </table:table-cell>
          <table:table-cell table:formula="of:=[Entrada.B856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857];SEARCH(&quot;,&quot;;[Entrada.A857])-1))" office:value-type="float" office:value="30">
            <text:p>30</text:p>
          </table:table-cell>
          <table:table-cell table:formula="of:=VALUE(MID([Entrada.A857];SEARCH(&quot;,&quot;;[Entrada.A857])+1;100))" office:value-type="float" office:value="25">
            <text:p>25</text:p>
          </table:table-cell>
          <table:table-cell table:formula="of:=[Entrada.B857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formula="of:=VALUE(LEFT([Entrada.A858];SEARCH(&quot;,&quot;;[Entrada.A858])-1))" office:value-type="float" office:value="17">
            <text:p>17</text:p>
          </table:table-cell>
          <table:table-cell table:formula="of:=VALUE(MID([Entrada.A858];SEARCH(&quot;,&quot;;[Entrada.A858])+1;100))" office:value-type="float" office:value="4">
            <text:p>4</text:p>
          </table:table-cell>
          <table:table-cell table:formula="of:=[Entrada.B858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859];SEARCH(&quot;,&quot;;[Entrada.A859])-1))" office:value-type="float" office:value="20">
            <text:p>20</text:p>
          </table:table-cell>
          <table:table-cell table:formula="of:=VALUE(MID([Entrada.A859];SEARCH(&quot;,&quot;;[Entrada.A859])+1;100))" office:value-type="float" office:value="23">
            <text:p>23</text:p>
          </table:table-cell>
          <table:table-cell table:formula="of:=[Entrada.B859]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formula="of:=VALUE(LEFT([Entrada.A860];SEARCH(&quot;,&quot;;[Entrada.A860])-1))" office:value-type="float" office:value="6">
            <text:p>6</text:p>
          </table:table-cell>
          <table:table-cell table:formula="of:=VALUE(MID([Entrada.A860];SEARCH(&quot;,&quot;;[Entrada.A860])+1;100))" office:value-type="float" office:value="38">
            <text:p>38</text:p>
          </table:table-cell>
          <table:table-cell table:formula="of:=[Entrada.B860]"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formula="of:=VALUE(LEFT([Entrada.A861];SEARCH(&quot;,&quot;;[Entrada.A861])-1))" office:value-type="float" office:value="32">
            <text:p>32</text:p>
          </table:table-cell>
          <table:table-cell table:formula="of:=VALUE(MID([Entrada.A861];SEARCH(&quot;,&quot;;[Entrada.A861])+1;100))" office:value-type="float" office:value="18">
            <text:p>18</text:p>
          </table:table-cell>
          <table:table-cell table:formula="of:=[Entrada.B861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862];SEARCH(&quot;,&quot;;[Entrada.A862])-1))" office:value-type="float" office:value="8">
            <text:p>8</text:p>
          </table:table-cell>
          <table:table-cell table:formula="of:=VALUE(MID([Entrada.A862];SEARCH(&quot;,&quot;;[Entrada.A862])+1;100))" office:value-type="float" office:value="27">
            <text:p>27</text:p>
          </table:table-cell>
          <table:table-cell table:formula="of:=[Entrada.B862]"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formula="of:=VALUE(LEFT([Entrada.A863];SEARCH(&quot;,&quot;;[Entrada.A863])-1))" office:value-type="float" office:value="11">
            <text:p>11</text:p>
          </table:table-cell>
          <table:table-cell table:formula="of:=VALUE(MID([Entrada.A863];SEARCH(&quot;,&quot;;[Entrada.A863])+1;100))" office:value-type="float" office:value="6">
            <text:p>6</text:p>
          </table:table-cell>
          <table:table-cell table:formula="of:=[Entrada.B863]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formula="of:=VALUE(LEFT([Entrada.A864];SEARCH(&quot;,&quot;;[Entrada.A864])-1))" office:value-type="float" office:value="14">
            <text:p>14</text:p>
          </table:table-cell>
          <table:table-cell table:formula="of:=VALUE(MID([Entrada.A864];SEARCH(&quot;,&quot;;[Entrada.A864])+1;100))" office:value-type="float" office:value="17">
            <text:p>17</text:p>
          </table:table-cell>
          <table:table-cell table:formula="of:=[Entrada.B864]" office:value-type="float" office:value="24">
            <text:p>24</text:p>
          </table:table-cell>
          <table:table-cell table:number-columns-repeated="1021"/>
        </table:table-row>
        <table:table-row table:style-name="ro2">
          <table:table-cell table:formula="of:=VALUE(LEFT([Entrada.A865];SEARCH(&quot;,&quot;;[Entrada.A865])-1))" office:value-type="float" office:value="36">
            <text:p>36</text:p>
          </table:table-cell>
          <table:table-cell table:formula="of:=VALUE(MID([Entrada.A865];SEARCH(&quot;,&quot;;[Entrada.A865])+1;100))" office:value-type="float" office:value="6">
            <text:p>6</text:p>
          </table:table-cell>
          <table:table-cell table:formula="of:=[Entrada.B865]"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formula="of:=VALUE(LEFT([Entrada.A866];SEARCH(&quot;,&quot;;[Entrada.A866])-1))" office:value-type="float" office:value="26">
            <text:p>26</text:p>
          </table:table-cell>
          <table:table-cell table:formula="of:=VALUE(MID([Entrada.A866];SEARCH(&quot;,&quot;;[Entrada.A866])+1;100))" office:value-type="float" office:value="28">
            <text:p>28</text:p>
          </table:table-cell>
          <table:table-cell table:formula="of:=[Entrada.B866]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formula="of:=VALUE(LEFT([Entrada.A867];SEARCH(&quot;,&quot;;[Entrada.A867])-1))" office:value-type="float" office:value="12">
            <text:p>12</text:p>
          </table:table-cell>
          <table:table-cell table:formula="of:=VALUE(MID([Entrada.A867];SEARCH(&quot;,&quot;;[Entrada.A867])+1;100))" office:value-type="float" office:value="31">
            <text:p>31</text:p>
          </table:table-cell>
          <table:table-cell table:formula="of:=[Entrada.B867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868];SEARCH(&quot;,&quot;;[Entrada.A868])-1))" office:value-type="float" office:value="2">
            <text:p>2</text:p>
          </table:table-cell>
          <table:table-cell table:formula="of:=VALUE(MID([Entrada.A868];SEARCH(&quot;,&quot;;[Entrada.A868])+1;100))" office:value-type="float" office:value="5">
            <text:p>5</text:p>
          </table:table-cell>
          <table:table-cell table:formula="of:=[Entrada.B868]"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formula="of:=VALUE(LEFT([Entrada.A869];SEARCH(&quot;,&quot;;[Entrada.A869])-1))" office:value-type="float" office:value="5">
            <text:p>5</text:p>
          </table:table-cell>
          <table:table-cell table:formula="of:=VALUE(MID([Entrada.A869];SEARCH(&quot;,&quot;;[Entrada.A869])+1;100))" office:value-type="float" office:value="8">
            <text:p>8</text:p>
          </table:table-cell>
          <table:table-cell table:formula="of:=[Entrada.B869]"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formula="of:=VALUE(LEFT([Entrada.A870];SEARCH(&quot;,&quot;;[Entrada.A870])-1))" office:value-type="float" office:value="20">
            <text:p>20</text:p>
          </table:table-cell>
          <table:table-cell table:formula="of:=VALUE(MID([Entrada.A870];SEARCH(&quot;,&quot;;[Entrada.A870])+1;100))" office:value-type="float" office:value="30">
            <text:p>30</text:p>
          </table:table-cell>
          <table:table-cell table:formula="of:=[Entrada.B870]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formula="of:=VALUE(LEFT([Entrada.A871];SEARCH(&quot;,&quot;;[Entrada.A871])-1))" office:value-type="float" office:value="6">
            <text:p>6</text:p>
          </table:table-cell>
          <table:table-cell table:formula="of:=VALUE(MID([Entrada.A871];SEARCH(&quot;,&quot;;[Entrada.A871])+1;100))" office:value-type="float" office:value="25">
            <text:p>25</text:p>
          </table:table-cell>
          <table:table-cell table:formula="of:=[Entrada.B871]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formula="of:=VALUE(LEFT([Entrada.A872];SEARCH(&quot;,&quot;;[Entrada.A872])-1))" office:value-type="float" office:value="35">
            <text:p>35</text:p>
          </table:table-cell>
          <table:table-cell table:formula="of:=VALUE(MID([Entrada.A872];SEARCH(&quot;,&quot;;[Entrada.A872])+1;100))" office:value-type="float" office:value="36">
            <text:p>36</text:p>
          </table:table-cell>
          <table:table-cell table:formula="of:=[Entrada.B872]"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formula="of:=VALUE(LEFT([Entrada.A873];SEARCH(&quot;,&quot;;[Entrada.A873])-1))" office:value-type="float" office:value="18">
            <text:p>18</text:p>
          </table:table-cell>
          <table:table-cell table:formula="of:=VALUE(MID([Entrada.A873];SEARCH(&quot;,&quot;;[Entrada.A873])+1;100))" office:value-type="float" office:value="20">
            <text:p>20</text:p>
          </table:table-cell>
          <table:table-cell table:formula="of:=[Entrada.B873]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formula="of:=VALUE(LEFT([Entrada.A874];SEARCH(&quot;,&quot;;[Entrada.A874])-1))" office:value-type="float" office:value="8">
            <text:p>8</text:p>
          </table:table-cell>
          <table:table-cell table:formula="of:=VALUE(MID([Entrada.A874];SEARCH(&quot;,&quot;;[Entrada.A874])+1;100))" office:value-type="float" office:value="2">
            <text:p>2</text:p>
          </table:table-cell>
          <table:table-cell table:formula="of:=[Entrada.B874]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formula="of:=VALUE(LEFT([Entrada.A875];SEARCH(&quot;,&quot;;[Entrada.A875])-1))" office:value-type="float" office:value="33">
            <text:p>33</text:p>
          </table:table-cell>
          <table:table-cell table:formula="of:=VALUE(MID([Entrada.A875];SEARCH(&quot;,&quot;;[Entrada.A875])+1;100))" office:value-type="float" office:value="14">
            <text:p>14</text:p>
          </table:table-cell>
          <table:table-cell table:formula="of:=[Entrada.B875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876];SEARCH(&quot;,&quot;;[Entrada.A876])-1))" office:value-type="float" office:value="12">
            <text:p>12</text:p>
          </table:table-cell>
          <table:table-cell table:formula="of:=VALUE(MID([Entrada.A876];SEARCH(&quot;,&quot;;[Entrada.A876])+1;100))" office:value-type="float" office:value="22">
            <text:p>22</text:p>
          </table:table-cell>
          <table:table-cell table:formula="of:=[Entrada.B876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877];SEARCH(&quot;,&quot;;[Entrada.A877])-1))" office:value-type="float" office:value="2">
            <text:p>2</text:p>
          </table:table-cell>
          <table:table-cell table:formula="of:=VALUE(MID([Entrada.A877];SEARCH(&quot;,&quot;;[Entrada.A877])+1;100))" office:value-type="float" office:value="28">
            <text:p>28</text:p>
          </table:table-cell>
          <table:table-cell table:formula="of:=[Entrada.B877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878];SEARCH(&quot;,&quot;;[Entrada.A878])-1))" office:value-type="float" office:value="27">
            <text:p>27</text:p>
          </table:table-cell>
          <table:table-cell table:formula="of:=VALUE(MID([Entrada.A878];SEARCH(&quot;,&quot;;[Entrada.A878])+1;100))" office:value-type="float" office:value="12">
            <text:p>12</text:p>
          </table:table-cell>
          <table:table-cell table:formula="of:=[Entrada.B878]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formula="of:=VALUE(LEFT([Entrada.A879];SEARCH(&quot;,&quot;;[Entrada.A879])-1))" office:value-type="float" office:value="30">
            <text:p>30</text:p>
          </table:table-cell>
          <table:table-cell table:formula="of:=VALUE(MID([Entrada.A879];SEARCH(&quot;,&quot;;[Entrada.A879])+1;100))" office:value-type="float" office:value="11">
            <text:p>11</text:p>
          </table:table-cell>
          <table:table-cell table:formula="of:=[Entrada.B879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880];SEARCH(&quot;,&quot;;[Entrada.A880])-1))" office:value-type="float" office:value="20">
            <text:p>20</text:p>
          </table:table-cell>
          <table:table-cell table:formula="of:=VALUE(MID([Entrada.A880];SEARCH(&quot;,&quot;;[Entrada.A880])+1;100))" office:value-type="float" office:value="37">
            <text:p>37</text:p>
          </table:table-cell>
          <table:table-cell table:formula="of:=[Entrada.B880]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formula="of:=VALUE(LEFT([Entrada.A881];SEARCH(&quot;,&quot;;[Entrada.A881])-1))" office:value-type="float" office:value="3">
            <text:p>3</text:p>
          </table:table-cell>
          <table:table-cell table:formula="of:=VALUE(MID([Entrada.A881];SEARCH(&quot;,&quot;;[Entrada.A881])+1;100))" office:value-type="float" office:value="39">
            <text:p>39</text:p>
          </table:table-cell>
          <table:table-cell table:formula="of:=[Entrada.B881]" office:value-type="float" office:value="24">
            <text:p>24</text:p>
          </table:table-cell>
          <table:table-cell table:number-columns-repeated="1021"/>
        </table:table-row>
        <table:table-row table:style-name="ro2">
          <table:table-cell table:formula="of:=VALUE(LEFT([Entrada.A882];SEARCH(&quot;,&quot;;[Entrada.A882])-1))" office:value-type="float" office:value="28">
            <text:p>28</text:p>
          </table:table-cell>
          <table:table-cell table:formula="of:=VALUE(MID([Entrada.A882];SEARCH(&quot;,&quot;;[Entrada.A882])+1;100))" office:value-type="float" office:value="37">
            <text:p>37</text:p>
          </table:table-cell>
          <table:table-cell table:formula="of:=[Entrada.B882]" office:value-type="float" office:value="23">
            <text:p>23</text:p>
          </table:table-cell>
          <table:table-cell table:number-columns-repeated="1021"/>
        </table:table-row>
        <table:table-row table:style-name="ro2">
          <table:table-cell table:formula="of:=VALUE(LEFT([Entrada.A883];SEARCH(&quot;,&quot;;[Entrada.A883])-1))" office:value-type="float" office:value="31">
            <text:p>31</text:p>
          </table:table-cell>
          <table:table-cell table:formula="of:=VALUE(MID([Entrada.A883];SEARCH(&quot;,&quot;;[Entrada.A883])+1;100))" office:value-type="float" office:value="40">
            <text:p>40</text:p>
          </table:table-cell>
          <table:table-cell table:formula="of:=[Entrada.B883]"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formula="of:=VALUE(LEFT([Entrada.A884];SEARCH(&quot;,&quot;;[Entrada.A884])-1))" office:value-type="float" office:value="18">
            <text:p>18</text:p>
          </table:table-cell>
          <table:table-cell table:formula="of:=VALUE(MID([Entrada.A884];SEARCH(&quot;,&quot;;[Entrada.A884])+1;100))" office:value-type="float" office:value="15">
            <text:p>15</text:p>
          </table:table-cell>
          <table:table-cell table:formula="of:=[Entrada.B884]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formula="of:=VALUE(LEFT([Entrada.A885];SEARCH(&quot;,&quot;;[Entrada.A885])-1))" office:value-type="float" office:value="40">
            <text:p>40</text:p>
          </table:table-cell>
          <table:table-cell table:formula="of:=VALUE(MID([Entrada.A885];SEARCH(&quot;,&quot;;[Entrada.A885])+1;100))" office:value-type="float" office:value="32">
            <text:p>32</text:p>
          </table:table-cell>
          <table:table-cell table:formula="of:=[Entrada.B885]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formula="of:=VALUE(LEFT([Entrada.A886];SEARCH(&quot;,&quot;;[Entrada.A886])-1))" office:value-type="float" office:value="8">
            <text:p>8</text:p>
          </table:table-cell>
          <table:table-cell table:formula="of:=VALUE(MID([Entrada.A886];SEARCH(&quot;,&quot;;[Entrada.A886])+1;100))" office:value-type="float" office:value="9">
            <text:p>9</text:p>
          </table:table-cell>
          <table:table-cell table:formula="of:=[Entrada.B886]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formula="of:=VALUE(LEFT([Entrada.A887];SEARCH(&quot;,&quot;;[Entrada.A887])-1))" office:value-type="float" office:value="37">
            <text:p>37</text:p>
          </table:table-cell>
          <table:table-cell table:formula="of:=VALUE(MID([Entrada.A887];SEARCH(&quot;,&quot;;[Entrada.A887])+1;100))" office:value-type="float" office:value="19">
            <text:p>19</text:p>
          </table:table-cell>
          <table:table-cell table:formula="of:=[Entrada.B887]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formula="of:=VALUE(LEFT([Entrada.A888];SEARCH(&quot;,&quot;;[Entrada.A888])-1))" office:value-type="float" office:value="2">
            <text:p>2</text:p>
          </table:table-cell>
          <table:table-cell table:formula="of:=VALUE(MID([Entrada.A888];SEARCH(&quot;,&quot;;[Entrada.A888])+1;100))" office:value-type="float" office:value="23">
            <text:p>23</text:p>
          </table:table-cell>
          <table:table-cell table:formula="of:=[Entrada.B888]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formula="of:=VALUE(LEFT([Entrada.A889];SEARCH(&quot;,&quot;;[Entrada.A889])-1))" office:value-type="float" office:value="27">
            <text:p>27</text:p>
          </table:table-cell>
          <table:table-cell table:formula="of:=VALUE(MID([Entrada.A889];SEARCH(&quot;,&quot;;[Entrada.A889])+1;100))" office:value-type="float" office:value="5">
            <text:p>5</text:p>
          </table:table-cell>
          <table:table-cell table:formula="of:=[Entrada.B889]" office:value-type="float" office:value="17">
            <text:p>17</text:p>
          </table:table-cell>
          <table:table-cell table:number-columns-repeated="1021"/>
        </table:table-row>
        <table:table-row table:style-name="ro2">
          <table:table-cell table:formula="of:=VALUE(LEFT([Entrada.A890];SEARCH(&quot;,&quot;;[Entrada.A890])-1))" office:value-type="float" office:value="32">
            <text:p>32</text:p>
          </table:table-cell>
          <table:table-cell table:formula="of:=VALUE(MID([Entrada.A890];SEARCH(&quot;,&quot;;[Entrada.A890])+1;100))" office:value-type="float" office:value="39">
            <text:p>39</text:p>
          </table:table-cell>
          <table:table-cell table:formula="of:=[Entrada.B890]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formula="of:=VALUE(LEFT([Entrada.A891];SEARCH(&quot;,&quot;;[Entrada.A891])-1))" office:value-type="float" office:value="31">
            <text:p>31</text:p>
          </table:table-cell>
          <table:table-cell table:formula="of:=VALUE(MID([Entrada.A891];SEARCH(&quot;,&quot;;[Entrada.A891])+1;100))" office:value-type="float" office:value="17">
            <text:p>17</text:p>
          </table:table-cell>
          <table:table-cell table:formula="of:=[Entrada.B891]" office:value-type="float" office:value="24">
            <text:p>24</text:p>
          </table:table-cell>
          <table:table-cell table:number-columns-repeated="1021"/>
        </table:table-row>
        <table:table-row table:style-name="ro2">
          <table:table-cell table:formula="of:=VALUE(LEFT([Entrada.A892];SEARCH(&quot;,&quot;;[Entrada.A892])-1))" office:value-type="float" office:value="18">
            <text:p>18</text:p>
          </table:table-cell>
          <table:table-cell table:formula="of:=VALUE(MID([Entrada.A892];SEARCH(&quot;,&quot;;[Entrada.A892])+1;100))" office:value-type="float" office:value="6">
            <text:p>6</text:p>
          </table:table-cell>
          <table:table-cell table:formula="of:=[Entrada.B892]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formula="of:=VALUE(LEFT([Entrada.A893];SEARCH(&quot;,&quot;;[Entrada.A893])-1))" office:value-type="float" office:value="40">
            <text:p>40</text:p>
          </table:table-cell>
          <table:table-cell table:formula="of:=VALUE(MID([Entrada.A893];SEARCH(&quot;,&quot;;[Entrada.A893])+1;100))" office:value-type="float" office:value="39">
            <text:p>39</text:p>
          </table:table-cell>
          <table:table-cell table:formula="of:=[Entrada.B893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formula="of:=VALUE(LEFT([Entrada.A894];SEARCH(&quot;,&quot;;[Entrada.A894])-1))" office:value-type="float" office:value="21">
            <text:p>21</text:p>
          </table:table-cell>
          <table:table-cell table:formula="of:=VALUE(MID([Entrada.A894];SEARCH(&quot;,&quot;;[Entrada.A894])+1;100))" office:value-type="float" office:value="11">
            <text:p>11</text:p>
          </table:table-cell>
          <table:table-cell table:formula="of:=[Entrada.B894]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formula="of:=VALUE(LEFT([Entrada.A895];SEARCH(&quot;,&quot;;[Entrada.A895])-1))" office:value-type="float" office:value="33">
            <text:p>33</text:p>
          </table:table-cell>
          <table:table-cell table:formula="of:=VALUE(MID([Entrada.A895];SEARCH(&quot;,&quot;;[Entrada.A895])+1;100))" office:value-type="float" office:value="24">
            <text:p>24</text:p>
          </table:table-cell>
          <table:table-cell table:formula="of:=[Entrada.B895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896];SEARCH(&quot;,&quot;;[Entrada.A896])-1))" office:value-type="float" office:value="39">
            <text:p>39</text:p>
          </table:table-cell>
          <table:table-cell table:formula="of:=VALUE(MID([Entrada.A896];SEARCH(&quot;,&quot;;[Entrada.A896])+1;100))" office:value-type="float" office:value="38">
            <text:p>38</text:p>
          </table:table-cell>
          <table:table-cell table:formula="of:=[Entrada.B896]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formula="of:=VALUE(LEFT([Entrada.A897];SEARCH(&quot;,&quot;;[Entrada.A897])-1))" office:value-type="float" office:value="15">
            <text:p>15</text:p>
          </table:table-cell>
          <table:table-cell table:formula="of:=VALUE(MID([Entrada.A897];SEARCH(&quot;,&quot;;[Entrada.A897])+1;100))" office:value-type="float" office:value="9">
            <text:p>9</text:p>
          </table:table-cell>
          <table:table-cell table:formula="of:=[Entrada.B897]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formula="of:=VALUE(LEFT([Entrada.A898];SEARCH(&quot;,&quot;;[Entrada.A898])-1))" office:value-type="float" office:value="37">
            <text:p>37</text:p>
          </table:table-cell>
          <table:table-cell table:formula="of:=VALUE(MID([Entrada.A898];SEARCH(&quot;,&quot;;[Entrada.A898])+1;100))" office:value-type="float" office:value="28">
            <text:p>28</text:p>
          </table:table-cell>
          <table:table-cell table:formula="of:=[Entrada.B898]"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formula="of:=VALUE(LEFT([Entrada.A899];SEARCH(&quot;,&quot;;[Entrada.A899])-1))" office:value-type="float" office:value="27">
            <text:p>27</text:p>
          </table:table-cell>
          <table:table-cell table:formula="of:=VALUE(MID([Entrada.A899];SEARCH(&quot;,&quot;;[Entrada.A899])+1;100))" office:value-type="float" office:value="26">
            <text:p>26</text:p>
          </table:table-cell>
          <table:table-cell table:formula="of:=[Entrada.B899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900];SEARCH(&quot;,&quot;;[Entrada.A900])-1))" office:value-type="float" office:value="3">
            <text:p>3</text:p>
          </table:table-cell>
          <table:table-cell table:formula="of:=VALUE(MID([Entrada.A900];SEARCH(&quot;,&quot;;[Entrada.A900])+1;100))" office:value-type="float" office:value="21">
            <text:p>21</text:p>
          </table:table-cell>
          <table:table-cell table:formula="of:=[Entrada.B900]" office:value-type="float" office:value="13">
            <text:p>13</text:p>
          </table:table-cell>
          <table:table-cell table:number-columns-repeated="1021"/>
        </table:table-row>
        <table:table-row table:style-name="ro2">
          <table:table-cell table:formula="of:=VALUE(LEFT([Entrada.A901];SEARCH(&quot;,&quot;;[Entrada.A901])-1))" office:value-type="float" office:value="6">
            <text:p>6</text:p>
          </table:table-cell>
          <table:table-cell table:formula="of:=VALUE(MID([Entrada.A901];SEARCH(&quot;,&quot;;[Entrada.A901])+1;100))" office:value-type="float" office:value="2">
            <text:p>2</text:p>
          </table:table-cell>
          <table:table-cell table:formula="of:=[Entrada.B901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902];SEARCH(&quot;,&quot;;[Entrada.A902])-1))" office:value-type="float" office:value="31">
            <text:p>31</text:p>
          </table:table-cell>
          <table:table-cell table:formula="of:=VALUE(MID([Entrada.A902];SEARCH(&quot;,&quot;;[Entrada.A902])+1;100))" office:value-type="float" office:value="30">
            <text:p>30</text:p>
          </table:table-cell>
          <table:table-cell table:formula="of:=[Entrada.B902]" office:value-type="float" office:value="23">
            <text:p>23</text:p>
          </table:table-cell>
          <table:table-cell table:number-columns-repeated="1021"/>
        </table:table-row>
        <table:table-row table:style-name="ro2">
          <table:table-cell table:formula="of:=VALUE(LEFT([Entrada.A903];SEARCH(&quot;,&quot;;[Entrada.A903])-1))" office:value-type="float" office:value="18">
            <text:p>18</text:p>
          </table:table-cell>
          <table:table-cell table:formula="of:=VALUE(MID([Entrada.A903];SEARCH(&quot;,&quot;;[Entrada.A903])+1;100))" office:value-type="float" office:value="1">
            <text:p>1</text:p>
          </table:table-cell>
          <table:table-cell table:formula="of:=[Entrada.B903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904];SEARCH(&quot;,&quot;;[Entrada.A904])-1))" office:value-type="float" office:value="21">
            <text:p>21</text:p>
          </table:table-cell>
          <table:table-cell table:formula="of:=VALUE(MID([Entrada.A904];SEARCH(&quot;,&quot;;[Entrada.A904])+1;100))" office:value-type="float" office:value="20">
            <text:p>20</text:p>
          </table:table-cell>
          <table:table-cell table:formula="of:=[Entrada.B904]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formula="of:=VALUE(LEFT([Entrada.A905];SEARCH(&quot;,&quot;;[Entrada.A905])-1))" office:value-type="float" office:value="11">
            <text:p>11</text:p>
          </table:table-cell>
          <table:table-cell table:formula="of:=VALUE(MID([Entrada.A905];SEARCH(&quot;,&quot;;[Entrada.A905])+1;100))" office:value-type="float" office:value="34">
            <text:p>34</text:p>
          </table:table-cell>
          <table:table-cell table:formula="of:=[Entrada.B905]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formula="of:=VALUE(LEFT([Entrada.A906];SEARCH(&quot;,&quot;;[Entrada.A906])-1))" office:value-type="float" office:value="33">
            <text:p>33</text:p>
          </table:table-cell>
          <table:table-cell table:formula="of:=VALUE(MID([Entrada.A906];SEARCH(&quot;,&quot;;[Entrada.A906])+1;100))" office:value-type="float" office:value="17">
            <text:p>17</text:p>
          </table:table-cell>
          <table:table-cell table:formula="of:=[Entrada.B906]"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formula="of:=VALUE(LEFT([Entrada.A907];SEARCH(&quot;,&quot;;[Entrada.A907])-1))" office:value-type="float" office:value="9">
            <text:p>9</text:p>
          </table:table-cell>
          <table:table-cell table:formula="of:=VALUE(MID([Entrada.A907];SEARCH(&quot;,&quot;;[Entrada.A907])+1;100))" office:value-type="float" office:value="24">
            <text:p>24</text:p>
          </table:table-cell>
          <table:table-cell table:formula="of:=[Entrada.B907]" office:value-type="float" office:value="17">
            <text:p>17</text:p>
          </table:table-cell>
          <table:table-cell table:number-columns-repeated="1021"/>
        </table:table-row>
        <table:table-row table:style-name="ro2">
          <table:table-cell table:formula="of:=VALUE(LEFT([Entrada.A908];SEARCH(&quot;,&quot;;[Entrada.A908])-1))" office:value-type="float" office:value="12">
            <text:p>12</text:p>
          </table:table-cell>
          <table:table-cell table:formula="of:=VALUE(MID([Entrada.A908];SEARCH(&quot;,&quot;;[Entrada.A908])+1;100))" office:value-type="float" office:value="3">
            <text:p>3</text:p>
          </table:table-cell>
          <table:table-cell table:formula="of:=[Entrada.B908]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formula="of:=VALUE(LEFT([Entrada.A909];SEARCH(&quot;,&quot;;[Entrada.A909])-1))" office:value-type="float" office:value="37">
            <text:p>37</text:p>
          </table:table-cell>
          <table:table-cell table:formula="of:=VALUE(MID([Entrada.A909];SEARCH(&quot;,&quot;;[Entrada.A909])+1;100))" office:value-type="float" office:value="5">
            <text:p>5</text:p>
          </table:table-cell>
          <table:table-cell table:formula="of:=[Entrada.B909]"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formula="of:=VALUE(LEFT([Entrada.A910];SEARCH(&quot;,&quot;;[Entrada.A910])-1))" office:value-type="float" office:value="3">
            <text:p>3</text:p>
          </table:table-cell>
          <table:table-cell table:formula="of:=VALUE(MID([Entrada.A910];SEARCH(&quot;,&quot;;[Entrada.A910])+1;100))" office:value-type="float" office:value="26">
            <text:p>26</text:p>
          </table:table-cell>
          <table:table-cell table:formula="of:=[Entrada.B910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911];SEARCH(&quot;,&quot;;[Entrada.A911])-1))" office:value-type="float" office:value="6">
            <text:p>6</text:p>
          </table:table-cell>
          <table:table-cell table:formula="of:=VALUE(MID([Entrada.A911];SEARCH(&quot;,&quot;;[Entrada.A911])+1;100))" office:value-type="float" office:value="5">
            <text:p>5</text:p>
          </table:table-cell>
          <table:table-cell table:formula="of:=[Entrada.B911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912];SEARCH(&quot;,&quot;;[Entrada.A912])-1))" office:value-type="float" office:value="40">
            <text:p>40</text:p>
          </table:table-cell>
          <table:table-cell table:formula="of:=VALUE(MID([Entrada.A912];SEARCH(&quot;,&quot;;[Entrada.A912])+1;100))" office:value-type="float" office:value="21">
            <text:p>21</text:p>
          </table:table-cell>
          <table:table-cell table:formula="of:=[Entrada.B912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913];SEARCH(&quot;,&quot;;[Entrada.A913])-1))" office:value-type="float" office:value="21">
            <text:p>21</text:p>
          </table:table-cell>
          <table:table-cell table:formula="of:=VALUE(MID([Entrada.A913];SEARCH(&quot;,&quot;;[Entrada.A913])+1;100))" office:value-type="float" office:value="29">
            <text:p>29</text:p>
          </table:table-cell>
          <table:table-cell table:formula="of:=[Entrada.B913]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formula="of:=VALUE(LEFT([Entrada.A914];SEARCH(&quot;,&quot;;[Entrada.A914])-1))" office:value-type="float" office:value="7">
            <text:p>7</text:p>
          </table:table-cell>
          <table:table-cell table:formula="of:=VALUE(MID([Entrada.A914];SEARCH(&quot;,&quot;;[Entrada.A914])+1;100))" office:value-type="float" office:value="30">
            <text:p>30</text:p>
          </table:table-cell>
          <table:table-cell table:formula="of:=[Entrada.B914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915];SEARCH(&quot;,&quot;;[Entrada.A915])-1))" office:value-type="float" office:value="36">
            <text:p>36</text:p>
          </table:table-cell>
          <table:table-cell table:formula="of:=VALUE(MID([Entrada.A915];SEARCH(&quot;,&quot;;[Entrada.A915])+1;100))" office:value-type="float" office:value="33">
            <text:p>33</text:p>
          </table:table-cell>
          <table:table-cell table:formula="of:=[Entrada.B915]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formula="of:=VALUE(LEFT([Entrada.A916];SEARCH(&quot;,&quot;;[Entrada.A916])-1))" office:value-type="float" office:value="15">
            <text:p>15</text:p>
          </table:table-cell>
          <table:table-cell table:formula="of:=VALUE(MID([Entrada.A916];SEARCH(&quot;,&quot;;[Entrada.A916])+1;100))" office:value-type="float" office:value="31">
            <text:p>31</text:p>
          </table:table-cell>
          <table:table-cell table:formula="of:=[Entrada.B916]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formula="of:=VALUE(LEFT([Entrada.A917];SEARCH(&quot;,&quot;;[Entrada.A917])-1))" office:value-type="float" office:value="24">
            <text:p>24</text:p>
          </table:table-cell>
          <table:table-cell table:formula="of:=VALUE(MID([Entrada.A917];SEARCH(&quot;,&quot;;[Entrada.A917])+1;100))" office:value-type="float" office:value="13">
            <text:p>13</text:p>
          </table:table-cell>
          <table:table-cell table:formula="of:=[Entrada.B917]"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formula="of:=VALUE(LEFT([Entrada.A918];SEARCH(&quot;,&quot;;[Entrada.A918])-1))" office:value-type="float" office:value="13">
            <text:p>13</text:p>
          </table:table-cell>
          <table:table-cell table:formula="of:=VALUE(MID([Entrada.A918];SEARCH(&quot;,&quot;;[Entrada.A918])+1;100))" office:value-type="float" office:value="21">
            <text:p>21</text:p>
          </table:table-cell>
          <table:table-cell table:formula="of:=[Entrada.B918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919];SEARCH(&quot;,&quot;;[Entrada.A919])-1))" office:value-type="float" office:value="28">
            <text:p>28</text:p>
          </table:table-cell>
          <table:table-cell table:formula="of:=VALUE(MID([Entrada.A919];SEARCH(&quot;,&quot;;[Entrada.A919])+1;100))" office:value-type="float" office:value="9">
            <text:p>9</text:p>
          </table:table-cell>
          <table:table-cell table:formula="of:=[Entrada.B919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920];SEARCH(&quot;,&quot;;[Entrada.A920])-1))" office:value-type="float" office:value="40">
            <text:p>40</text:p>
          </table:table-cell>
          <table:table-cell table:formula="of:=VALUE(MID([Entrada.A920];SEARCH(&quot;,&quot;;[Entrada.A920])+1;100))" office:value-type="float" office:value="28">
            <text:p>28</text:p>
          </table:table-cell>
          <table:table-cell table:formula="of:=[Entrada.B920]"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formula="of:=VALUE(LEFT([Entrada.A921];SEARCH(&quot;,&quot;;[Entrada.A921])-1))" office:value-type="float" office:value="8">
            <text:p>8</text:p>
          </table:table-cell>
          <table:table-cell table:formula="of:=VALUE(MID([Entrada.A921];SEARCH(&quot;,&quot;;[Entrada.A921])+1;100))" office:value-type="float" office:value="37">
            <text:p>37</text:p>
          </table:table-cell>
          <table:table-cell table:formula="of:=[Entrada.B921]"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formula="of:=VALUE(LEFT([Entrada.A922];SEARCH(&quot;,&quot;;[Entrada.A922])-1))" office:value-type="float" office:value="7">
            <text:p>7</text:p>
          </table:table-cell>
          <table:table-cell table:formula="of:=VALUE(MID([Entrada.A922];SEARCH(&quot;,&quot;;[Entrada.A922])+1;100))" office:value-type="float" office:value="23">
            <text:p>23</text:p>
          </table:table-cell>
          <table:table-cell table:formula="of:=[Entrada.B922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923];SEARCH(&quot;,&quot;;[Entrada.A923])-1))" office:value-type="float" office:value="29">
            <text:p>29</text:p>
          </table:table-cell>
          <table:table-cell table:formula="of:=VALUE(MID([Entrada.A923];SEARCH(&quot;,&quot;;[Entrada.A923])+1;100))" office:value-type="float" office:value="38">
            <text:p>38</text:p>
          </table:table-cell>
          <table:table-cell table:formula="of:=[Entrada.B923]"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formula="of:=VALUE(LEFT([Entrada.A924];SEARCH(&quot;,&quot;;[Entrada.A924])-1))" office:value-type="float" office:value="33">
            <text:p>33</text:p>
          </table:table-cell>
          <table:table-cell table:formula="of:=VALUE(MID([Entrada.A924];SEARCH(&quot;,&quot;;[Entrada.A924])+1;100))" office:value-type="float" office:value="35">
            <text:p>35</text:p>
          </table:table-cell>
          <table:table-cell table:formula="of:=[Entrada.B924]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formula="of:=VALUE(LEFT([Entrada.A925];SEARCH(&quot;,&quot;;[Entrada.A925])-1))" office:value-type="float" office:value="16">
            <text:p>16</text:p>
          </table:table-cell>
          <table:table-cell table:formula="of:=VALUE(MID([Entrada.A925];SEARCH(&quot;,&quot;;[Entrada.A925])+1;100))" office:value-type="float" office:value="37">
            <text:p>37</text:p>
          </table:table-cell>
          <table:table-cell table:formula="of:=[Entrada.B925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formula="of:=VALUE(LEFT([Entrada.A926];SEARCH(&quot;,&quot;;[Entrada.A926])-1))" office:value-type="float" office:value="36">
            <text:p>36</text:p>
          </table:table-cell>
          <table:table-cell table:formula="of:=VALUE(MID([Entrada.A926];SEARCH(&quot;,&quot;;[Entrada.A926])+1;100))" office:value-type="float" office:value="40">
            <text:p>40</text:p>
          </table:table-cell>
          <table:table-cell table:formula="of:=[Entrada.B926]" office:value-type="float" office:value="13">
            <text:p>13</text:p>
          </table:table-cell>
          <table:table-cell table:number-columns-repeated="1021"/>
        </table:table-row>
        <table:table-row table:style-name="ro2">
          <table:table-cell table:formula="of:=VALUE(LEFT([Entrada.A927];SEARCH(&quot;,&quot;;[Entrada.A927])-1))" office:value-type="float" office:value="22">
            <text:p>22</text:p>
          </table:table-cell>
          <table:table-cell table:formula="of:=VALUE(MID([Entrada.A927];SEARCH(&quot;,&quot;;[Entrada.A927])+1;100))" office:value-type="float" office:value="15">
            <text:p>15</text:p>
          </table:table-cell>
          <table:table-cell table:formula="of:=[Entrada.B927]"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formula="of:=VALUE(LEFT([Entrada.A928];SEARCH(&quot;,&quot;;[Entrada.A928])-1))" office:value-type="float" office:value="9">
            <text:p>9</text:p>
          </table:table-cell>
          <table:table-cell table:formula="of:=VALUE(MID([Entrada.A928];SEARCH(&quot;,&quot;;[Entrada.A928])+1;100))" office:value-type="float" office:value="10">
            <text:p>10</text:p>
          </table:table-cell>
          <table:table-cell table:formula="of:=[Entrada.B928]"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formula="of:=VALUE(LEFT([Entrada.A929];SEARCH(&quot;,&quot;;[Entrada.A929])-1))" office:value-type="float" office:value="34">
            <text:p>34</text:p>
          </table:table-cell>
          <table:table-cell table:formula="of:=VALUE(MID([Entrada.A929];SEARCH(&quot;,&quot;;[Entrada.A929])+1;100))" office:value-type="float" office:value="2">
            <text:p>2</text:p>
          </table:table-cell>
          <table:table-cell table:formula="of:=[Entrada.B929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formula="of:=VALUE(LEFT([Entrada.A930];SEARCH(&quot;,&quot;;[Entrada.A930])-1))" office:value-type="float" office:value="24">
            <text:p>24</text:p>
          </table:table-cell>
          <table:table-cell table:formula="of:=VALUE(MID([Entrada.A930];SEARCH(&quot;,&quot;;[Entrada.A930])+1;100))" office:value-type="float" office:value="20">
            <text:p>20</text:p>
          </table:table-cell>
          <table:table-cell table:formula="of:=[Entrada.B930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formula="of:=VALUE(LEFT([Entrada.A931];SEARCH(&quot;,&quot;;[Entrada.A931])-1))" office:value-type="float" office:value="38">
            <text:p>38</text:p>
          </table:table-cell>
          <table:table-cell table:formula="of:=VALUE(MID([Entrada.A931];SEARCH(&quot;,&quot;;[Entrada.A931])+1;100))" office:value-type="float" office:value="30">
            <text:p>30</text:p>
          </table:table-cell>
          <table:table-cell table:formula="of:=[Entrada.B931]" office:value-type="float" office:value="17">
            <text:p>17</text:p>
          </table:table-cell>
          <table:table-cell table:number-columns-repeated="1021"/>
        </table:table-row>
        <table:table-row table:style-name="ro2">
          <table:table-cell table:formula="of:=VALUE(LEFT([Entrada.A932];SEARCH(&quot;,&quot;;[Entrada.A932])-1))" office:value-type="float" office:value="3">
            <text:p>3</text:p>
          </table:table-cell>
          <table:table-cell table:formula="of:=VALUE(MID([Entrada.A932];SEARCH(&quot;,&quot;;[Entrada.A932])+1;100))" office:value-type="float" office:value="8">
            <text:p>8</text:p>
          </table:table-cell>
          <table:table-cell table:formula="of:=[Entrada.B932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933];SEARCH(&quot;,&quot;;[Entrada.A933])-1))" office:value-type="float" office:value="40">
            <text:p>40</text:p>
          </table:table-cell>
          <table:table-cell table:formula="of:=VALUE(MID([Entrada.A933];SEARCH(&quot;,&quot;;[Entrada.A933])+1;100))" office:value-type="float" office:value="3">
            <text:p>3</text:p>
          </table:table-cell>
          <table:table-cell table:formula="of:=[Entrada.B933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934];SEARCH(&quot;,&quot;;[Entrada.A934])-1))" office:value-type="float" office:value="7">
            <text:p>7</text:p>
          </table:table-cell>
          <table:table-cell table:formula="of:=VALUE(MID([Entrada.A934];SEARCH(&quot;,&quot;;[Entrada.A934])+1;100))" office:value-type="float" office:value="12">
            <text:p>12</text:p>
          </table:table-cell>
          <table:table-cell table:formula="of:=[Entrada.B934]"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formula="of:=VALUE(LEFT([Entrada.A935];SEARCH(&quot;,&quot;;[Entrada.A935])-1))" office:value-type="float" office:value="33">
            <text:p>33</text:p>
          </table:table-cell>
          <table:table-cell table:formula="of:=VALUE(MID([Entrada.A935];SEARCH(&quot;,&quot;;[Entrada.A935])+1;100))" office:value-type="float" office:value="36">
            <text:p>36</text:p>
          </table:table-cell>
          <table:table-cell table:formula="of:=[Entrada.B935]" office:value-type="float" office:value="24">
            <text:p>24</text:p>
          </table:table-cell>
          <table:table-cell table:number-columns-repeated="1021"/>
        </table:table-row>
        <table:table-row table:style-name="ro2">
          <table:table-cell table:formula="of:=VALUE(LEFT([Entrada.A936];SEARCH(&quot;,&quot;;[Entrada.A936])-1))" office:value-type="float" office:value="16">
            <text:p>16</text:p>
          </table:table-cell>
          <table:table-cell table:formula="of:=VALUE(MID([Entrada.A936];SEARCH(&quot;,&quot;;[Entrada.A936])+1;100))" office:value-type="float" office:value="28">
            <text:p>28</text:p>
          </table:table-cell>
          <table:table-cell table:formula="of:=[Entrada.B936]" office:value-type="float" office:value="16">
            <text:p>16</text:p>
          </table:table-cell>
          <table:table-cell table:number-columns-repeated="1021"/>
        </table:table-row>
        <table:table-row table:style-name="ro2">
          <table:table-cell table:formula="of:=VALUE(LEFT([Entrada.A937];SEARCH(&quot;,&quot;;[Entrada.A937])-1))" office:value-type="float" office:value="12">
            <text:p>12</text:p>
          </table:table-cell>
          <table:table-cell table:formula="of:=VALUE(MID([Entrada.A937];SEARCH(&quot;,&quot;;[Entrada.A937])+1;100))" office:value-type="float" office:value="40">
            <text:p>40</text:p>
          </table:table-cell>
          <table:table-cell table:formula="of:=[Entrada.B937]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formula="of:=VALUE(LEFT([Entrada.A938];SEARCH(&quot;,&quot;;[Entrada.A938])-1))" office:value-type="float" office:value="24">
            <text:p>24</text:p>
          </table:table-cell>
          <table:table-cell table:formula="of:=VALUE(MID([Entrada.A938];SEARCH(&quot;,&quot;;[Entrada.A938])+1;100))" office:value-type="float" office:value="27">
            <text:p>27</text:p>
          </table:table-cell>
          <table:table-cell table:formula="of:=[Entrada.B938]" office:value-type="float" office:value="16">
            <text:p>16</text:p>
          </table:table-cell>
          <table:table-cell table:number-columns-repeated="1021"/>
        </table:table-row>
        <table:table-row table:style-name="ro2">
          <table:table-cell table:formula="of:=VALUE(LEFT([Entrada.A939];SEARCH(&quot;,&quot;;[Entrada.A939])-1))" office:value-type="float" office:value="10">
            <text:p>10</text:p>
          </table:table-cell>
          <table:table-cell table:formula="of:=VALUE(MID([Entrada.A939];SEARCH(&quot;,&quot;;[Entrada.A939])+1;100))" office:value-type="float" office:value="18">
            <text:p>18</text:p>
          </table:table-cell>
          <table:table-cell table:formula="of:=[Entrada.B939]"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formula="of:=VALUE(LEFT([Entrada.A940];SEARCH(&quot;,&quot;;[Entrada.A940])-1))" office:value-type="float" office:value="13">
            <text:p>13</text:p>
          </table:table-cell>
          <table:table-cell table:formula="of:=VALUE(MID([Entrada.A940];SEARCH(&quot;,&quot;;[Entrada.A940])+1;100))" office:value-type="float" office:value="7">
            <text:p>7</text:p>
          </table:table-cell>
          <table:table-cell table:formula="of:=[Entrada.B940]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formula="of:=VALUE(LEFT([Entrada.A941];SEARCH(&quot;,&quot;;[Entrada.A941])-1))" office:value-type="float" office:value="38">
            <text:p>38</text:p>
          </table:table-cell>
          <table:table-cell table:formula="of:=VALUE(MID([Entrada.A941];SEARCH(&quot;,&quot;;[Entrada.A941])+1;100))" office:value-type="float" office:value="17">
            <text:p>17</text:p>
          </table:table-cell>
          <table:table-cell table:formula="of:=[Entrada.B941]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formula="of:=VALUE(LEFT([Entrada.A942];SEARCH(&quot;,&quot;;[Entrada.A942])-1))" office:value-type="float" office:value="40">
            <text:p>40</text:p>
          </table:table-cell>
          <table:table-cell table:formula="of:=VALUE(MID([Entrada.A942];SEARCH(&quot;,&quot;;[Entrada.A942])+1;100))" office:value-type="float" office:value="10">
            <text:p>10</text:p>
          </table:table-cell>
          <table:table-cell table:formula="of:=[Entrada.B942]"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formula="of:=VALUE(LEFT([Entrada.A943];SEARCH(&quot;,&quot;;[Entrada.A943])-1))" office:value-type="float" office:value="21">
            <text:p>21</text:p>
          </table:table-cell>
          <table:table-cell table:formula="of:=VALUE(MID([Entrada.A943];SEARCH(&quot;,&quot;;[Entrada.A943])+1;100))" office:value-type="float" office:value="40">
            <text:p>40</text:p>
          </table:table-cell>
          <table:table-cell table:formula="of:=[Entrada.B943]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formula="of:=VALUE(LEFT([Entrada.A944];SEARCH(&quot;,&quot;;[Entrada.A944])-1))" office:value-type="float" office:value="4">
            <text:p>4</text:p>
          </table:table-cell>
          <table:table-cell table:formula="of:=VALUE(MID([Entrada.A944];SEARCH(&quot;,&quot;;[Entrada.A944])+1;100))" office:value-type="float" office:value="16">
            <text:p>16</text:p>
          </table:table-cell>
          <table:table-cell table:formula="of:=[Entrada.B944]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formula="of:=VALUE(LEFT([Entrada.A945];SEARCH(&quot;,&quot;;[Entrada.A945])-1))" office:value-type="float" office:value="26">
            <text:p>26</text:p>
          </table:table-cell>
          <table:table-cell table:formula="of:=VALUE(MID([Entrada.A945];SEARCH(&quot;,&quot;;[Entrada.A945])+1;100))" office:value-type="float" office:value="37">
            <text:p>37</text:p>
          </table:table-cell>
          <table:table-cell table:formula="of:=[Entrada.B945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946];SEARCH(&quot;,&quot;;[Entrada.A946])-1))" office:value-type="float" office:value="7">
            <text:p>7</text:p>
          </table:table-cell>
          <table:table-cell table:formula="of:=VALUE(MID([Entrada.A946];SEARCH(&quot;,&quot;;[Entrada.A946])+1;100))" office:value-type="float" office:value="5">
            <text:p>5</text:p>
          </table:table-cell>
          <table:table-cell table:formula="of:=[Entrada.B946]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formula="of:=VALUE(LEFT([Entrada.A947];SEARCH(&quot;,&quot;;[Entrada.A947])-1))" office:value-type="float" office:value="22">
            <text:p>22</text:p>
          </table:table-cell>
          <table:table-cell table:formula="of:=VALUE(MID([Entrada.A947];SEARCH(&quot;,&quot;;[Entrada.A947])+1;100))" office:value-type="float" office:value="25">
            <text:p>25</text:p>
          </table:table-cell>
          <table:table-cell table:formula="of:=[Entrada.B947]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formula="of:=VALUE(LEFT([Entrada.A948];SEARCH(&quot;,&quot;;[Entrada.A948])-1))" office:value-type="float" office:value="10">
            <text:p>10</text:p>
          </table:table-cell>
          <table:table-cell table:formula="of:=VALUE(MID([Entrada.A948];SEARCH(&quot;,&quot;;[Entrada.A948])+1;100))" office:value-type="float" office:value="29">
            <text:p>29</text:p>
          </table:table-cell>
          <table:table-cell table:formula="of:=[Entrada.B948]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formula="of:=VALUE(LEFT([Entrada.A949];SEARCH(&quot;,&quot;;[Entrada.A949])-1))" office:value-type="float" office:value="38">
            <text:p>38</text:p>
          </table:table-cell>
          <table:table-cell table:formula="of:=VALUE(MID([Entrada.A949];SEARCH(&quot;,&quot;;[Entrada.A949])+1;100))" office:value-type="float" office:value="8">
            <text:p>8</text:p>
          </table:table-cell>
          <table:table-cell table:formula="of:=[Entrada.B949]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formula="of:=VALUE(LEFT([Entrada.A950];SEARCH(&quot;,&quot;;[Entrada.A950])-1))" office:value-type="float" office:value="14">
            <text:p>14</text:p>
          </table:table-cell>
          <table:table-cell table:formula="of:=VALUE(MID([Entrada.A950];SEARCH(&quot;,&quot;;[Entrada.A950])+1;100))" office:value-type="float" office:value="33">
            <text:p>33</text:p>
          </table:table-cell>
          <table:table-cell table:formula="of:=[Entrada.B950]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formula="of:=VALUE(LEFT([Entrada.A951];SEARCH(&quot;,&quot;;[Entrada.A951])-1))" office:value-type="float" office:value="35">
            <text:p>35</text:p>
          </table:table-cell>
          <table:table-cell table:formula="of:=VALUE(MID([Entrada.A951];SEARCH(&quot;,&quot;;[Entrada.A951])+1;100))" office:value-type="float" office:value="20">
            <text:p>20</text:p>
          </table:table-cell>
          <table:table-cell table:formula="of:=[Entrada.B951]" office:value-type="float" office:value="23">
            <text:p>23</text:p>
          </table:table-cell>
          <table:table-cell table:number-columns-repeated="1021"/>
        </table:table-row>
        <table:table-row table:style-name="ro2">
          <table:table-cell table:formula="of:=VALUE(LEFT([Entrada.A952];SEARCH(&quot;,&quot;;[Entrada.A952])-1))" office:value-type="float" office:value="25">
            <text:p>25</text:p>
          </table:table-cell>
          <table:table-cell table:formula="of:=VALUE(MID([Entrada.A952];SEARCH(&quot;,&quot;;[Entrada.A952])+1;100))" office:value-type="float" office:value="14">
            <text:p>14</text:p>
          </table:table-cell>
          <table:table-cell table:formula="of:=[Entrada.B952]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formula="of:=VALUE(LEFT([Entrada.A953];SEARCH(&quot;,&quot;;[Entrada.A953])-1))" office:value-type="float" office:value="4">
            <text:p>4</text:p>
          </table:table-cell>
          <table:table-cell table:formula="of:=VALUE(MID([Entrada.A953];SEARCH(&quot;,&quot;;[Entrada.A953])+1;100))" office:value-type="float" office:value="6">
            <text:p>6</text:p>
          </table:table-cell>
          <table:table-cell table:formula="of:=[Entrada.B953]"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formula="of:=VALUE(LEFT([Entrada.A954];SEARCH(&quot;,&quot;;[Entrada.A954])-1))" office:value-type="float" office:value="19">
            <text:p>19</text:p>
          </table:table-cell>
          <table:table-cell table:formula="of:=VALUE(MID([Entrada.A954];SEARCH(&quot;,&quot;;[Entrada.A954])+1;100))" office:value-type="float" office:value="12">
            <text:p>12</text:p>
          </table:table-cell>
          <table:table-cell table:formula="of:=[Entrada.B954]"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formula="of:=VALUE(LEFT([Entrada.A955];SEARCH(&quot;,&quot;;[Entrada.A955])-1))" office:value-type="float" office:value="5">
            <text:p>5</text:p>
          </table:table-cell>
          <table:table-cell table:formula="of:=VALUE(MID([Entrada.A955];SEARCH(&quot;,&quot;;[Entrada.A955])+1;100))" office:value-type="float" office:value="33">
            <text:p>33</text:p>
          </table:table-cell>
          <table:table-cell table:formula="of:=[Entrada.B955]"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formula="of:=VALUE(LEFT([Entrada.A956];SEARCH(&quot;,&quot;;[Entrada.A956])-1))" office:value-type="float" office:value="9">
            <text:p>9</text:p>
          </table:table-cell>
          <table:table-cell table:formula="of:=VALUE(MID([Entrada.A956];SEARCH(&quot;,&quot;;[Entrada.A956])+1;100))" office:value-type="float" office:value="38">
            <text:p>38</text:p>
          </table:table-cell>
          <table:table-cell table:formula="of:=[Entrada.B956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formula="of:=VALUE(LEFT([Entrada.A957];SEARCH(&quot;,&quot;;[Entrada.A957])-1))" office:value-type="float" office:value="34">
            <text:p>34</text:p>
          </table:table-cell>
          <table:table-cell table:formula="of:=VALUE(MID([Entrada.A957];SEARCH(&quot;,&quot;;[Entrada.A957])+1;100))" office:value-type="float" office:value="38">
            <text:p>38</text:p>
          </table:table-cell>
          <table:table-cell table:formula="of:=[Entrada.B957]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formula="of:=VALUE(LEFT([Entrada.A958];SEARCH(&quot;,&quot;;[Entrada.A958])-1))" office:value-type="float" office:value="17">
            <text:p>17</text:p>
          </table:table-cell>
          <table:table-cell table:formula="of:=VALUE(MID([Entrada.A958];SEARCH(&quot;,&quot;;[Entrada.A958])+1;100))" office:value-type="float" office:value="38">
            <text:p>38</text:p>
          </table:table-cell>
          <table:table-cell table:formula="of:=[Entrada.B958]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formula="of:=VALUE(LEFT([Entrada.A959];SEARCH(&quot;,&quot;;[Entrada.A959])-1))" office:value-type="float" office:value="23">
            <text:p>23</text:p>
          </table:table-cell>
          <table:table-cell table:formula="of:=VALUE(MID([Entrada.A959];SEARCH(&quot;,&quot;;[Entrada.A959])+1;100))" office:value-type="float" office:value="8">
            <text:p>8</text:p>
          </table:table-cell>
          <table:table-cell table:formula="of:=[Entrada.B959]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formula="of:=VALUE(LEFT([Entrada.A960];SEARCH(&quot;,&quot;;[Entrada.A960])-1))" office:value-type="float" office:value="35">
            <text:p>35</text:p>
          </table:table-cell>
          <table:table-cell table:formula="of:=VALUE(MID([Entrada.A960];SEARCH(&quot;,&quot;;[Entrada.A960])+1;100))" office:value-type="float" office:value="29">
            <text:p>29</text:p>
          </table:table-cell>
          <table:table-cell table:formula="of:=[Entrada.B960]" office:value-type="float" office:value="17">
            <text:p>17</text:p>
          </table:table-cell>
          <table:table-cell table:number-columns-repeated="1021"/>
        </table:table-row>
        <table:table-row table:style-name="ro2">
          <table:table-cell table:formula="of:=VALUE(LEFT([Entrada.A961];SEARCH(&quot;,&quot;;[Entrada.A961])-1))" office:value-type="float" office:value="25">
            <text:p>25</text:p>
          </table:table-cell>
          <table:table-cell table:formula="of:=VALUE(MID([Entrada.A961];SEARCH(&quot;,&quot;;[Entrada.A961])+1;100))" office:value-type="float" office:value="23">
            <text:p>23</text:p>
          </table:table-cell>
          <table:table-cell table:formula="of:=[Entrada.B961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formula="of:=VALUE(LEFT([Entrada.A962];SEARCH(&quot;,&quot;;[Entrada.A962])-1))" office:value-type="float" office:value="1">
            <text:p>1</text:p>
          </table:table-cell>
          <table:table-cell table:formula="of:=VALUE(MID([Entrada.A962];SEARCH(&quot;,&quot;;[Entrada.A962])+1;100))" office:value-type="float" office:value="14">
            <text:p>14</text:p>
          </table:table-cell>
          <table:table-cell table:formula="of:=[Entrada.B962]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formula="of:=VALUE(LEFT([Entrada.A963];SEARCH(&quot;,&quot;;[Entrada.A963])-1))" office:value-type="float" office:value="22">
            <text:p>22</text:p>
          </table:table-cell>
          <table:table-cell table:formula="of:=VALUE(MID([Entrada.A963];SEARCH(&quot;,&quot;;[Entrada.A963])+1;100))" office:value-type="float" office:value="34">
            <text:p>34</text:p>
          </table:table-cell>
          <table:table-cell table:formula="of:=[Entrada.B963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964];SEARCH(&quot;,&quot;;[Entrada.A964])-1))" office:value-type="float" office:value="34">
            <text:p>34</text:p>
          </table:table-cell>
          <table:table-cell table:formula="of:=VALUE(MID([Entrada.A964];SEARCH(&quot;,&quot;;[Entrada.A964])+1;100))" office:value-type="float" office:value="33">
            <text:p>33</text:p>
          </table:table-cell>
          <table:table-cell table:formula="of:=[Entrada.B964]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formula="of:=VALUE(LEFT([Entrada.A965];SEARCH(&quot;,&quot;;[Entrada.A965])-1))" office:value-type="float" office:value="17">
            <text:p>17</text:p>
          </table:table-cell>
          <table:table-cell table:formula="of:=VALUE(MID([Entrada.A965];SEARCH(&quot;,&quot;;[Entrada.A965])+1;100))" office:value-type="float" office:value="31">
            <text:p>31</text:p>
          </table:table-cell>
          <table:table-cell table:formula="of:=[Entrada.B965]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formula="of:=VALUE(LEFT([Entrada.A966];SEARCH(&quot;,&quot;;[Entrada.A966])-1))" office:value-type="float" office:value="23">
            <text:p>23</text:p>
          </table:table-cell>
          <table:table-cell table:formula="of:=VALUE(MID([Entrada.A966];SEARCH(&quot;,&quot;;[Entrada.A966])+1;100))" office:value-type="float" office:value="1">
            <text:p>1</text:p>
          </table:table-cell>
          <table:table-cell table:formula="of:=[Entrada.B966]"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formula="of:=VALUE(LEFT([Entrada.A967];SEARCH(&quot;,&quot;;[Entrada.A967])-1))" office:value-type="float" office:value="35">
            <text:p>35</text:p>
          </table:table-cell>
          <table:table-cell table:formula="of:=VALUE(MID([Entrada.A967];SEARCH(&quot;,&quot;;[Entrada.A967])+1;100))" office:value-type="float" office:value="2">
            <text:p>2</text:p>
          </table:table-cell>
          <table:table-cell table:formula="of:=[Entrada.B967]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formula="of:=VALUE(LEFT([Entrada.A968];SEARCH(&quot;,&quot;;[Entrada.A968])-1))" office:value-type="float" office:value="11">
            <text:p>11</text:p>
          </table:table-cell>
          <table:table-cell table:formula="of:=VALUE(MID([Entrada.A968];SEARCH(&quot;,&quot;;[Entrada.A968])+1;100))" office:value-type="float" office:value="29">
            <text:p>29</text:p>
          </table:table-cell>
          <table:table-cell table:formula="of:=[Entrada.B968]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formula="of:=VALUE(LEFT([Entrada.A969];SEARCH(&quot;,&quot;;[Entrada.A969])-1))" office:value-type="float" office:value="1">
            <text:p>1</text:p>
          </table:table-cell>
          <table:table-cell table:formula="of:=VALUE(MID([Entrada.A969];SEARCH(&quot;,&quot;;[Entrada.A969])+1;100))" office:value-type="float" office:value="7">
            <text:p>7</text:p>
          </table:table-cell>
          <table:table-cell table:formula="of:=[Entrada.B969]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formula="of:=VALUE(LEFT([Entrada.A970];SEARCH(&quot;,&quot;;[Entrada.A970])-1))" office:value-type="float" office:value="39">
            <text:p>39</text:p>
          </table:table-cell>
          <table:table-cell table:formula="of:=VALUE(MID([Entrada.A970];SEARCH(&quot;,&quot;;[Entrada.A970])+1;100))" office:value-type="float" office:value="22">
            <text:p>22</text:p>
          </table:table-cell>
          <table:table-cell table:formula="of:=[Entrada.B970]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formula="of:=VALUE(LEFT([Entrada.A971];SEARCH(&quot;,&quot;;[Entrada.A971])-1))" office:value-type="float" office:value="29">
            <text:p>29</text:p>
          </table:table-cell>
          <table:table-cell table:formula="of:=VALUE(MID([Entrada.A971];SEARCH(&quot;,&quot;;[Entrada.A971])+1;100))" office:value-type="float" office:value="28">
            <text:p>28</text:p>
          </table:table-cell>
          <table:table-cell table:formula="of:=[Entrada.B971]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formula="of:=VALUE(LEFT([Entrada.A972];SEARCH(&quot;,&quot;;[Entrada.A972])-1))" office:value-type="float" office:value="19">
            <text:p>19</text:p>
          </table:table-cell>
          <table:table-cell table:formula="of:=VALUE(MID([Entrada.A972];SEARCH(&quot;,&quot;;[Entrada.A972])+1;100))" office:value-type="float" office:value="26">
            <text:p>26</text:p>
          </table:table-cell>
          <table:table-cell table:formula="of:=[Entrada.B972]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formula="of:=VALUE(LEFT([Entrada.A973];SEARCH(&quot;,&quot;;[Entrada.A973])-1))" office:value-type="float" office:value="22">
            <text:p>22</text:p>
          </table:table-cell>
          <table:table-cell table:formula="of:=VALUE(MID([Entrada.A973];SEARCH(&quot;,&quot;;[Entrada.A973])+1;100))" office:value-type="float" office:value="37">
            <text:p>37</text:p>
          </table:table-cell>
          <table:table-cell table:formula="of:=[Entrada.B973]"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formula="of:=VALUE(LEFT([Entrada.A974];SEARCH(&quot;,&quot;;[Entrada.A974])-1))" office:value-type="float" office:value="5">
            <text:p>5</text:p>
          </table:table-cell>
          <table:table-cell table:formula="of:=VALUE(MID([Entrada.A974];SEARCH(&quot;,&quot;;[Entrada.A974])+1;100))" office:value-type="float" office:value="19">
            <text:p>19</text:p>
          </table:table-cell>
          <table:table-cell table:formula="of:=[Entrada.B974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975];SEARCH(&quot;,&quot;;[Entrada.A975])-1))" office:value-type="float" office:value="17">
            <text:p>17</text:p>
          </table:table-cell>
          <table:table-cell table:formula="of:=VALUE(MID([Entrada.A975];SEARCH(&quot;,&quot;;[Entrada.A975])+1;100))" office:value-type="float" office:value="16">
            <text:p>16</text:p>
          </table:table-cell>
          <table:table-cell table:formula="of:=[Entrada.B975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formula="of:=VALUE(LEFT([Entrada.A976];SEARCH(&quot;,&quot;;[Entrada.A976])-1))" office:value-type="float" office:value="23">
            <text:p>23</text:p>
          </table:table-cell>
          <table:table-cell table:formula="of:=VALUE(MID([Entrada.A976];SEARCH(&quot;,&quot;;[Entrada.A976])+1;100))" office:value-type="float" office:value="30">
            <text:p>30</text:p>
          </table:table-cell>
          <table:table-cell table:formula="of:=[Entrada.B976]" office:value-type="float" office:value="16">
            <text:p>16</text:p>
          </table:table-cell>
          <table:table-cell table:number-columns-repeated="1021"/>
        </table:table-row>
        <table:table-row table:style-name="ro2">
          <table:table-cell table:formula="of:=VALUE(LEFT([Entrada.A977];SEARCH(&quot;,&quot;;[Entrada.A977])-1))" office:value-type="float" office:value="35">
            <text:p>35</text:p>
          </table:table-cell>
          <table:table-cell table:formula="of:=VALUE(MID([Entrada.A977];SEARCH(&quot;,&quot;;[Entrada.A977])+1;100))" office:value-type="float" office:value="11">
            <text:p>11</text:p>
          </table:table-cell>
          <table:table-cell table:formula="of:=[Entrada.B977]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formula="of:=VALUE(LEFT([Entrada.A978];SEARCH(&quot;,&quot;;[Entrada.A978])-1))" office:value-type="float" office:value="11">
            <text:p>11</text:p>
          </table:table-cell>
          <table:table-cell table:formula="of:=VALUE(MID([Entrada.A978];SEARCH(&quot;,&quot;;[Entrada.A978])+1;100))" office:value-type="float" office:value="18">
            <text:p>18</text:p>
          </table:table-cell>
          <table:table-cell table:formula="of:=[Entrada.B978]"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formula="of:=VALUE(LEFT([Entrada.A979];SEARCH(&quot;,&quot;;[Entrada.A979])-1))" office:value-type="float" office:value="1">
            <text:p>1</text:p>
          </table:table-cell>
          <table:table-cell table:formula="of:=VALUE(MID([Entrada.A979];SEARCH(&quot;,&quot;;[Entrada.A979])+1;100))" office:value-type="float" office:value="24">
            <text:p>24</text:p>
          </table:table-cell>
          <table:table-cell table:formula="of:=[Entrada.B979]" office:value-type="float" office:value="13">
            <text:p>13</text:p>
          </table:table-cell>
          <table:table-cell table:number-columns-repeated="1021"/>
        </table:table-row>
        <table:table-row table:style-name="ro2">
          <table:table-cell table:formula="of:=VALUE(LEFT([Entrada.A980];SEARCH(&quot;,&quot;;[Entrada.A980])-1))" office:value-type="float" office:value="39">
            <text:p>39</text:p>
          </table:table-cell>
          <table:table-cell table:formula="of:=VALUE(MID([Entrada.A980];SEARCH(&quot;,&quot;;[Entrada.A980])+1;100))" office:value-type="float" office:value="15">
            <text:p>15</text:p>
          </table:table-cell>
          <table:table-cell table:formula="of:=[Entrada.B980]" office:value-type="float" office:value="17">
            <text:p>17</text:p>
          </table:table-cell>
          <table:table-cell table:number-columns-repeated="1021"/>
        </table:table-row>
        <table:table-row table:style-name="ro2">
          <table:table-cell table:formula="of:=VALUE(LEFT([Entrada.A981];SEARCH(&quot;,&quot;;[Entrada.A981])-1))" office:value-type="float" office:value="5">
            <text:p>5</text:p>
          </table:table-cell>
          <table:table-cell table:formula="of:=VALUE(MID([Entrada.A981];SEARCH(&quot;,&quot;;[Entrada.A981])+1;100))" office:value-type="float" office:value="28">
            <text:p>28</text:p>
          </table:table-cell>
          <table:table-cell table:formula="of:=[Entrada.B981]"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formula="of:=VALUE(LEFT([Entrada.A982];SEARCH(&quot;,&quot;;[Entrada.A982])-1))" office:value-type="float" office:value="27">
            <text:p>27</text:p>
          </table:table-cell>
          <table:table-cell table:formula="of:=VALUE(MID([Entrada.A982];SEARCH(&quot;,&quot;;[Entrada.A982])+1;100))" office:value-type="float" office:value="35">
            <text:p>35</text:p>
          </table:table-cell>
          <table:table-cell table:formula="of:=[Entrada.B982]" office:value-type="float" office:value="16">
            <text:p>16</text:p>
          </table:table-cell>
          <table:table-cell table:number-columns-repeated="1021"/>
        </table:table-row>
        <table:table-row table:style-name="ro2">
          <table:table-cell table:formula="of:=VALUE(LEFT([Entrada.A983];SEARCH(&quot;,&quot;;[Entrada.A983])-1))" office:value-type="float" office:value="17">
            <text:p>17</text:p>
          </table:table-cell>
          <table:table-cell table:formula="of:=VALUE(MID([Entrada.A983];SEARCH(&quot;,&quot;;[Entrada.A983])+1;100))" office:value-type="float" office:value="9">
            <text:p>9</text:p>
          </table:table-cell>
          <table:table-cell table:formula="of:=[Entrada.B983]"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formula="of:=VALUE(LEFT([Entrada.A984];SEARCH(&quot;,&quot;;[Entrada.A984])-1))" office:value-type="float" office:value="18">
            <text:p>18</text:p>
          </table:table-cell>
          <table:table-cell table:formula="of:=VALUE(MID([Entrada.A984];SEARCH(&quot;,&quot;;[Entrada.A984])+1;100))" office:value-type="float" office:value="40">
            <text:p>40</text:p>
          </table:table-cell>
          <table:table-cell table:formula="of:=[Entrada.B984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formula="of:=VALUE(LEFT([Entrada.A985];SEARCH(&quot;,&quot;;[Entrada.A985])-1))" office:value-type="float" office:value="1">
            <text:p>1</text:p>
          </table:table-cell>
          <table:table-cell table:formula="of:=VALUE(MID([Entrada.A985];SEARCH(&quot;,&quot;;[Entrada.A985])+1;100))" office:value-type="float" office:value="17">
            <text:p>17</text:p>
          </table:table-cell>
          <table:table-cell table:formula="of:=[Entrada.B985]" office:value-type="float" office:value="23">
            <text:p>23</text:p>
          </table:table-cell>
          <table:table-cell table:number-columns-repeated="1021"/>
        </table:table-row>
        <table:table-row table:style-name="ro2">
          <table:table-cell table:formula="of:=VALUE(LEFT([Entrada.A986];SEARCH(&quot;,&quot;;[Entrada.A986])-1))" office:value-type="float" office:value="39">
            <text:p>39</text:p>
          </table:table-cell>
          <table:table-cell table:formula="of:=VALUE(MID([Entrada.A986];SEARCH(&quot;,&quot;;[Entrada.A986])+1;100))" office:value-type="float" office:value="4">
            <text:p>4</text:p>
          </table:table-cell>
          <table:table-cell table:formula="of:=[Entrada.B986]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formula="of:=VALUE(LEFT([Entrada.A987];SEARCH(&quot;,&quot;;[Entrada.A987])-1))" office:value-type="float" office:value="19">
            <text:p>19</text:p>
          </table:table-cell>
          <table:table-cell table:formula="of:=VALUE(MID([Entrada.A987];SEARCH(&quot;,&quot;;[Entrada.A987])+1;100))" office:value-type="float" office:value="40">
            <text:p>40</text:p>
          </table:table-cell>
          <table:table-cell table:formula="of:=[Entrada.B987]" office:value-type="float" office:value="23">
            <text:p>23</text:p>
          </table:table-cell>
          <table:table-cell table:number-columns-repeated="1021"/>
        </table:table-row>
        <table:table-row table:style-name="ro2">
          <table:table-cell table:formula="of:=VALUE(LEFT([Entrada.A988];SEARCH(&quot;,&quot;;[Entrada.A988])-1))" office:value-type="float" office:value="30">
            <text:p>30</text:p>
          </table:table-cell>
          <table:table-cell table:formula="of:=VALUE(MID([Entrada.A988];SEARCH(&quot;,&quot;;[Entrada.A988])+1;100))" office:value-type="float" office:value="23">
            <text:p>23</text:p>
          </table:table-cell>
          <table:table-cell table:formula="of:=[Entrada.B988]" office:value-type="float" office:value="17">
            <text:p>17</text:p>
          </table:table-cell>
          <table:table-cell table:number-columns-repeated="1021"/>
        </table:table-row>
        <table:table-row table:style-name="ro2">
          <table:table-cell table:formula="of:=VALUE(LEFT([Entrada.A989];SEARCH(&quot;,&quot;;[Entrada.A989])-1))" office:value-type="float" office:value="17">
            <text:p>17</text:p>
          </table:table-cell>
          <table:table-cell table:formula="of:=VALUE(MID([Entrada.A989];SEARCH(&quot;,&quot;;[Entrada.A989])+1;100))" office:value-type="float" office:value="2">
            <text:p>2</text:p>
          </table:table-cell>
          <table:table-cell table:formula="of:=[Entrada.B989]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formula="of:=VALUE(LEFT([Entrada.A990];SEARCH(&quot;,&quot;;[Entrada.A990])-1))" office:value-type="float" office:value="20">
            <text:p>20</text:p>
          </table:table-cell>
          <table:table-cell table:formula="of:=VALUE(MID([Entrada.A990];SEARCH(&quot;,&quot;;[Entrada.A990])+1;100))" office:value-type="float" office:value="9">
            <text:p>9</text:p>
          </table:table-cell>
          <table:table-cell table:formula="of:=[Entrada.B990]" office:value-type="float" office:value="13">
            <text:p>13</text:p>
          </table:table-cell>
          <table:table-cell table:number-columns-repeated="1021"/>
        </table:table-row>
        <table:table-row table:style-name="ro2">
          <table:table-cell table:formula="of:=VALUE(LEFT([Entrada.A991];SEARCH(&quot;,&quot;;[Entrada.A991])-1))" office:value-type="float" office:value="10">
            <text:p>10</text:p>
          </table:table-cell>
          <table:table-cell table:formula="of:=VALUE(MID([Entrada.A991];SEARCH(&quot;,&quot;;[Entrada.A991])+1;100))" office:value-type="float" office:value="35">
            <text:p>35</text:p>
          </table:table-cell>
          <table:table-cell table:formula="of:=[Entrada.B991]"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formula="of:=VALUE(LEFT([Entrada.A992];SEARCH(&quot;,&quot;;[Entrada.A992])-1))" office:value-type="float" office:value="32">
            <text:p>32</text:p>
          </table:table-cell>
          <table:table-cell table:formula="of:=VALUE(MID([Entrada.A992];SEARCH(&quot;,&quot;;[Entrada.A992])+1;100))" office:value-type="float" office:value="28">
            <text:p>28</text:p>
          </table:table-cell>
          <table:table-cell table:formula="of:=[Entrada.B992]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formula="of:=VALUE(LEFT([Entrada.A993];SEARCH(&quot;,&quot;;[Entrada.A993])-1))" office:value-type="float" office:value="18">
            <text:p>18</text:p>
          </table:table-cell>
          <table:table-cell table:formula="of:=VALUE(MID([Entrada.A993];SEARCH(&quot;,&quot;;[Entrada.A993])+1;100))" office:value-type="float" office:value="35">
            <text:p>35</text:p>
          </table:table-cell>
          <table:table-cell table:formula="of:=[Entrada.B993]"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formula="of:=VALUE(LEFT([Entrada.A994];SEARCH(&quot;,&quot;;[Entrada.A994])-1))" office:value-type="float" office:value="8">
            <text:p>8</text:p>
          </table:table-cell>
          <table:table-cell table:formula="of:=VALUE(MID([Entrada.A994];SEARCH(&quot;,&quot;;[Entrada.A994])+1;100))" office:value-type="float" office:value="21">
            <text:p>21</text:p>
          </table:table-cell>
          <table:table-cell table:formula="of:=[Entrada.B994]"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formula="of:=VALUE(LEFT([Entrada.A995];SEARCH(&quot;,&quot;;[Entrada.A995])-1))" office:value-type="float" office:value="14">
            <text:p>14</text:p>
          </table:table-cell>
          <table:table-cell table:formula="of:=VALUE(MID([Entrada.A995];SEARCH(&quot;,&quot;;[Entrada.A995])+1;100))" office:value-type="float" office:value="15">
            <text:p>15</text:p>
          </table:table-cell>
          <table:table-cell table:formula="of:=[Entrada.B995]" office:value-type="float" office:value="24">
            <text:p>24</text:p>
          </table:table-cell>
          <table:table-cell table:number-columns-repeated="1021"/>
        </table:table-row>
        <table:table-row table:style-name="ro2">
          <table:table-cell table:formula="of:=VALUE(LEFT([Entrada.A996];SEARCH(&quot;,&quot;;[Entrada.A996])-1))" office:value-type="float" office:value="26">
            <text:p>26</text:p>
          </table:table-cell>
          <table:table-cell table:formula="of:=VALUE(MID([Entrada.A996];SEARCH(&quot;,&quot;;[Entrada.A996])+1;100))" office:value-type="float" office:value="18">
            <text:p>18</text:p>
          </table:table-cell>
          <table:table-cell table:formula="of:=[Entrada.B996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formula="of:=VALUE(LEFT([Entrada.A997];SEARCH(&quot;,&quot;;[Entrada.A997])-1))" office:value-type="float" office:value="2">
            <text:p>2</text:p>
          </table:table-cell>
          <table:table-cell table:formula="of:=VALUE(MID([Entrada.A997];SEARCH(&quot;,&quot;;[Entrada.A997])+1;100))" office:value-type="float" office:value="11">
            <text:p>11</text:p>
          </table:table-cell>
          <table:table-cell table:formula="of:=[Entrada.B997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998];SEARCH(&quot;,&quot;;[Entrada.A998])-1))" office:value-type="float" office:value="20">
            <text:p>20</text:p>
          </table:table-cell>
          <table:table-cell table:formula="of:=VALUE(MID([Entrada.A998];SEARCH(&quot;,&quot;;[Entrada.A998])+1;100))" office:value-type="float" office:value="16">
            <text:p>16</text:p>
          </table:table-cell>
          <table:table-cell table:formula="of:=[Entrada.B998]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formula="of:=VALUE(LEFT([Entrada.A999];SEARCH(&quot;,&quot;;[Entrada.A999])-1))" office:value-type="float" office:value="6">
            <text:p>6</text:p>
          </table:table-cell>
          <table:table-cell table:formula="of:=VALUE(MID([Entrada.A999];SEARCH(&quot;,&quot;;[Entrada.A999])+1;100))" office:value-type="float" office:value="39">
            <text:p>39</text:p>
          </table:table-cell>
          <table:table-cell table:formula="of:=[Entrada.B999]"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formula="of:=VALUE(LEFT([Entrada.A1000];SEARCH(&quot;,&quot;;[Entrada.A1000])-1))" office:value-type="float" office:value="8">
            <text:p>8</text:p>
          </table:table-cell>
          <table:table-cell table:formula="of:=VALUE(MID([Entrada.A1000];SEARCH(&quot;,&quot;;[Entrada.A1000])+1;100))" office:value-type="float" office:value="28">
            <text:p>28</text:p>
          </table:table-cell>
          <table:table-cell table:formula="of:=[Entrada.B1000]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formula="of:=VALUE(LEFT([Entrada.A1001];SEARCH(&quot;,&quot;;[Entrada.A1001])-1))" office:value-type="float" office:value="36">
            <text:p>36</text:p>
          </table:table-cell>
          <table:table-cell table:formula="of:=VALUE(MID([Entrada.A1001];SEARCH(&quot;,&quot;;[Entrada.A1001])+1;100))" office:value-type="float" office:value="7">
            <text:p>7</text:p>
          </table:table-cell>
          <table:table-cell table:formula="of:=[Entrada.B1001]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formula="of:=VALUE(LEFT([Entrada.A1002];SEARCH(&quot;,&quot;;[Entrada.A1002])-1))" office:value-type="float" office:value="26">
            <text:p>26</text:p>
          </table:table-cell>
          <table:table-cell table:formula="of:=VALUE(MID([Entrada.A1002];SEARCH(&quot;,&quot;;[Entrada.A1002])+1;100))" office:value-type="float" office:value="29">
            <text:p>29</text:p>
          </table:table-cell>
          <table:table-cell table:formula="of:=[Entrada.B1002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1003];SEARCH(&quot;,&quot;;[Entrada.A1003])-1))" office:value-type="float" office:value="12">
            <text:p>12</text:p>
          </table:table-cell>
          <table:table-cell table:formula="of:=VALUE(MID([Entrada.A1003];SEARCH(&quot;,&quot;;[Entrada.A1003])+1;100))" office:value-type="float" office:value="24">
            <text:p>24</text:p>
          </table:table-cell>
          <table:table-cell table:formula="of:=[Entrada.B1003]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formula="of:=VALUE(LEFT([Entrada.A1004];SEARCH(&quot;,&quot;;[Entrada.A1004])-1))" office:value-type="float" office:value="30">
            <text:p>30</text:p>
          </table:table-cell>
          <table:table-cell table:formula="of:=VALUE(MID([Entrada.A1004];SEARCH(&quot;,&quot;;[Entrada.A1004])+1;100))" office:value-type="float" office:value="1">
            <text:p>1</text:p>
          </table:table-cell>
          <table:table-cell table:formula="of:=[Entrada.B1004]"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formula="of:=VALUE(LEFT([Entrada.A1005];SEARCH(&quot;,&quot;;[Entrada.A1005])-1))" office:value-type="float" office:value="20">
            <text:p>20</text:p>
          </table:table-cell>
          <table:table-cell table:formula="of:=VALUE(MID([Entrada.A1005];SEARCH(&quot;,&quot;;[Entrada.A1005])+1;100))" office:value-type="float" office:value="31">
            <text:p>31</text:p>
          </table:table-cell>
          <table:table-cell table:formula="of:=[Entrada.B1005]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formula="of:=VALUE(LEFT([Entrada.A1006];SEARCH(&quot;,&quot;;[Entrada.A1006])-1))" office:value-type="float" office:value="3">
            <text:p>3</text:p>
          </table:table-cell>
          <table:table-cell table:formula="of:=VALUE(MID([Entrada.A1006];SEARCH(&quot;,&quot;;[Entrada.A1006])+1;100))" office:value-type="float" office:value="33">
            <text:p>33</text:p>
          </table:table-cell>
          <table:table-cell table:formula="of:=[Entrada.B1006]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formula="of:=VALUE(LEFT([Entrada.A1007];SEARCH(&quot;,&quot;;[Entrada.A1007])-1))" office:value-type="float" office:value="23">
            <text:p>23</text:p>
          </table:table-cell>
          <table:table-cell table:formula="of:=VALUE(MID([Entrada.A1007];SEARCH(&quot;,&quot;;[Entrada.A1007])+1;100))" office:value-type="float" office:value="34">
            <text:p>34</text:p>
          </table:table-cell>
          <table:table-cell table:formula="of:=[Entrada.B1007]"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formula="of:=VALUE(LEFT([Entrada.A1008];SEARCH(&quot;,&quot;;[Entrada.A1008])-1))" office:value-type="float" office:value="6">
            <text:p>6</text:p>
          </table:table-cell>
          <table:table-cell table:formula="of:=VALUE(MID([Entrada.A1008];SEARCH(&quot;,&quot;;[Entrada.A1008])+1;100))" office:value-type="float" office:value="30">
            <text:p>30</text:p>
          </table:table-cell>
          <table:table-cell table:formula="of:=[Entrada.B1008]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formula="of:=VALUE(LEFT([Entrada.A1009];SEARCH(&quot;,&quot;;[Entrada.A1009])-1))" office:value-type="float" office:value="31">
            <text:p>31</text:p>
          </table:table-cell>
          <table:table-cell table:formula="of:=VALUE(MID([Entrada.A1009];SEARCH(&quot;,&quot;;[Entrada.A1009])+1;100))" office:value-type="float" office:value="34">
            <text:p>34</text:p>
          </table:table-cell>
          <table:table-cell table:formula="of:=[Entrada.B1009]" office:value-type="float" office:value="24">
            <text:p>24</text:p>
          </table:table-cell>
          <table:table-cell table:number-columns-repeated="1021"/>
        </table:table-row>
        <table:table-row table:style-name="ro2">
          <table:table-cell table:formula="of:=VALUE(LEFT([Entrada.A1010];SEARCH(&quot;,&quot;;[Entrada.A1010])-1))" office:value-type="float" office:value="8">
            <text:p>8</text:p>
          </table:table-cell>
          <table:table-cell table:formula="of:=VALUE(MID([Entrada.A1010];SEARCH(&quot;,&quot;;[Entrada.A1010])+1;100))" office:value-type="float" office:value="3">
            <text:p>3</text:p>
          </table:table-cell>
          <table:table-cell table:formula="of:=[Entrada.B1010]" office:value-type="float" office:value="16">
            <text:p>16</text:p>
          </table:table-cell>
          <table:table-cell table:number-columns-repeated="1021"/>
        </table:table-row>
        <table:table-row table:style-name="ro2">
          <table:table-cell table:formula="of:=VALUE(LEFT([Entrada.A1011];SEARCH(&quot;,&quot;;[Entrada.A1011])-1))" office:value-type="float" office:value="36">
            <text:p>36</text:p>
          </table:table-cell>
          <table:table-cell table:formula="of:=VALUE(MID([Entrada.A1011];SEARCH(&quot;,&quot;;[Entrada.A1011])+1;100))" office:value-type="float" office:value="14">
            <text:p>14</text:p>
          </table:table-cell>
          <table:table-cell table:formula="of:=[Entrada.B1011]"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formula="of:=VALUE(LEFT([Entrada.A1012];SEARCH(&quot;,&quot;;[Entrada.A1012])-1))" office:value-type="float" office:value="2">
            <text:p>2</text:p>
          </table:table-cell>
          <table:table-cell table:formula="of:=VALUE(MID([Entrada.A1012];SEARCH(&quot;,&quot;;[Entrada.A1012])+1;100))" office:value-type="float" office:value="29">
            <text:p>29</text:p>
          </table:table-cell>
          <table:table-cell table:formula="of:=[Entrada.B1012]"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formula="of:=VALUE(LEFT([Entrada.A1013];SEARCH(&quot;,&quot;;[Entrada.A1013])-1))" office:value-type="float" office:value="30">
            <text:p>30</text:p>
          </table:table-cell>
          <table:table-cell table:formula="of:=VALUE(MID([Entrada.A1013];SEARCH(&quot;,&quot;;[Entrada.A1013])+1;100))" office:value-type="float" office:value="8">
            <text:p>8</text:p>
          </table:table-cell>
          <table:table-cell table:formula="of:=[Entrada.B1013]" office:value-type="float" office:value="24">
            <text:p>24</text:p>
          </table:table-cell>
          <table:table-cell table:number-columns-repeated="1021"/>
        </table:table-row>
        <table:table-row table:style-name="ro2">
          <table:table-cell table:formula="of:=VALUE(LEFT([Entrada.A1014];SEARCH(&quot;,&quot;;[Entrada.A1014])-1))" office:value-type="float" office:value="3">
            <text:p>3</text:p>
          </table:table-cell>
          <table:table-cell table:formula="of:=VALUE(MID([Entrada.A1014];SEARCH(&quot;,&quot;;[Entrada.A1014])+1;100))" office:value-type="float" office:value="38">
            <text:p>38</text:p>
          </table:table-cell>
          <table:table-cell table:formula="of:=[Entrada.B1014]"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formula="of:=VALUE(LEFT([Entrada.A1015];SEARCH(&quot;,&quot;;[Entrada.A1015])-1))" office:value-type="float" office:value="6">
            <text:p>6</text:p>
          </table:table-cell>
          <table:table-cell table:formula="of:=VALUE(MID([Entrada.A1015];SEARCH(&quot;,&quot;;[Entrada.A1015])+1;100))" office:value-type="float" office:value="17">
            <text:p>17</text:p>
          </table:table-cell>
          <table:table-cell table:formula="of:=[Entrada.B1015]"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formula="of:=VALUE(LEFT([Entrada.A1016];SEARCH(&quot;,&quot;;[Entrada.A1016])-1))" office:value-type="float" office:value="28">
            <text:p>28</text:p>
          </table:table-cell>
          <table:table-cell table:formula="of:=VALUE(MID([Entrada.A1016];SEARCH(&quot;,&quot;;[Entrada.A1016])+1;100))" office:value-type="float" office:value="38">
            <text:p>38</text:p>
          </table:table-cell>
          <table:table-cell table:formula="of:=[Entrada.B1016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1017];SEARCH(&quot;,&quot;;[Entrada.A1017])-1))" office:value-type="float" office:value="40">
            <text:p>40</text:p>
          </table:table-cell>
          <table:table-cell table:formula="of:=VALUE(MID([Entrada.A1017];SEARCH(&quot;,&quot;;[Entrada.A1017])+1;100))" office:value-type="float" office:value="33">
            <text:p>33</text:p>
          </table:table-cell>
          <table:table-cell table:formula="of:=[Entrada.B1017]"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formula="of:=VALUE(LEFT([Entrada.A1018];SEARCH(&quot;,&quot;;[Entrada.A1018])-1))" office:value-type="float" office:value="8">
            <text:p>8</text:p>
          </table:table-cell>
          <table:table-cell table:formula="of:=VALUE(MID([Entrada.A1018];SEARCH(&quot;,&quot;;[Entrada.A1018])+1;100))" office:value-type="float" office:value="10">
            <text:p>10</text:p>
          </table:table-cell>
          <table:table-cell table:formula="of:=[Entrada.B1018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formula="of:=VALUE(LEFT([Entrada.A1019];SEARCH(&quot;,&quot;;[Entrada.A1019])-1))" office:value-type="float" office:value="33">
            <text:p>33</text:p>
          </table:table-cell>
          <table:table-cell table:formula="of:=VALUE(MID([Entrada.A1019];SEARCH(&quot;,&quot;;[Entrada.A1019])+1;100))" office:value-type="float" office:value="6">
            <text:p>6</text:p>
          </table:table-cell>
          <table:table-cell table:formula="of:=[Entrada.B1019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1020];SEARCH(&quot;,&quot;;[Entrada.A1020])-1))" office:value-type="float" office:value="12">
            <text:p>12</text:p>
          </table:table-cell>
          <table:table-cell table:formula="of:=VALUE(MID([Entrada.A1020];SEARCH(&quot;,&quot;;[Entrada.A1020])+1;100))" office:value-type="float" office:value="14">
            <text:p>14</text:p>
          </table:table-cell>
          <table:table-cell table:formula="of:=[Entrada.B1020]"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formula="of:=VALUE(LEFT([Entrada.A1021];SEARCH(&quot;,&quot;;[Entrada.A1021])-1))" office:value-type="float" office:value="15">
            <text:p>15</text:p>
          </table:table-cell>
          <table:table-cell table:formula="of:=VALUE(MID([Entrada.A1021];SEARCH(&quot;,&quot;;[Entrada.A1021])+1;100))" office:value-type="float" office:value="3">
            <text:p>3</text:p>
          </table:table-cell>
          <table:table-cell table:formula="of:=[Entrada.B1021]" office:value-type="float" office:value="24">
            <text:p>24</text:p>
          </table:table-cell>
          <table:table-cell table:number-columns-repeated="1021"/>
        </table:table-row>
        <table:table-row table:style-name="ro2">
          <table:table-cell table:formula="of:=VALUE(LEFT([Entrada.A1022];SEARCH(&quot;,&quot;;[Entrada.A1022])-1))" office:value-type="float" office:value="2">
            <text:p>2</text:p>
          </table:table-cell>
          <table:table-cell table:formula="of:=VALUE(MID([Entrada.A1022];SEARCH(&quot;,&quot;;[Entrada.A1022])+1;100))" office:value-type="float" office:value="20">
            <text:p>20</text:p>
          </table:table-cell>
          <table:table-cell table:formula="of:=[Entrada.B1022]"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formula="of:=VALUE(LEFT([Entrada.A1023];SEARCH(&quot;,&quot;;[Entrada.A1023])-1))" office:value-type="float" office:value="6">
            <text:p>6</text:p>
          </table:table-cell>
          <table:table-cell table:formula="of:=VALUE(MID([Entrada.A1023];SEARCH(&quot;,&quot;;[Entrada.A1023])+1;100))" office:value-type="float" office:value="8">
            <text:p>8</text:p>
          </table:table-cell>
          <table:table-cell table:formula="of:=[Entrada.B1023]"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formula="of:=VALUE(LEFT([Entrada.A1024];SEARCH(&quot;,&quot;;[Entrada.A1024])-1))" office:value-type="float" office:value="31">
            <text:p>31</text:p>
          </table:table-cell>
          <table:table-cell table:formula="of:=VALUE(MID([Entrada.A1024];SEARCH(&quot;,&quot;;[Entrada.A1024])+1;100))" office:value-type="float" office:value="16">
            <text:p>16</text:p>
          </table:table-cell>
          <table:table-cell table:formula="of:=[Entrada.B1024]"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formula="of:=VALUE(LEFT([Entrada.A1025];SEARCH(&quot;,&quot;;[Entrada.A1025])-1))" office:value-type="float" office:value="18">
            <text:p>18</text:p>
          </table:table-cell>
          <table:table-cell table:formula="of:=VALUE(MID([Entrada.A1025];SEARCH(&quot;,&quot;;[Entrada.A1025])+1;100))" office:value-type="float" office:value="7">
            <text:p>7</text:p>
          </table:table-cell>
          <table:table-cell table:formula="of:=[Entrada.B1025]"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formula="of:=VALUE(LEFT([Entrada.A1026];SEARCH(&quot;,&quot;;[Entrada.A1026])-1))" office:value-type="float" office:value="21">
            <text:p>21</text:p>
          </table:table-cell>
          <table:table-cell table:formula="of:=VALUE(MID([Entrada.A1026];SEARCH(&quot;,&quot;;[Entrada.A1026])+1;100))" office:value-type="float" office:value="10">
            <text:p>10</text:p>
          </table:table-cell>
          <table:table-cell table:formula="of:=[Entrada.B1026]" office:value-type="float" office:value="13">
            <text:p>13</text:p>
          </table:table-cell>
          <table:table-cell table:number-columns-repeated="1021"/>
        </table:table-row>
        <table:table-row table:style-name="ro2">
          <table:table-cell table:formula="of:=VALUE(LEFT([Entrada.A1027];SEARCH(&quot;,&quot;;[Entrada.A1027])-1))" office:value-type="float" office:value="33">
            <text:p>33</text:p>
          </table:table-cell>
          <table:table-cell table:formula="of:=VALUE(MID([Entrada.A1027];SEARCH(&quot;,&quot;;[Entrada.A1027])+1;100))" office:value-type="float" office:value="31">
            <text:p>31</text:p>
          </table:table-cell>
          <table:table-cell table:formula="of:=[Entrada.B1027]" office:value-type="float" office:value="17">
            <text:p>17</text:p>
          </table:table-cell>
          <table:table-cell table:number-columns-repeated="1021"/>
        </table:table-row>
        <table:table-row table:style-name="ro2">
          <table:table-cell table:formula="of:=VALUE(LEFT([Entrada.A1028];SEARCH(&quot;,&quot;;[Entrada.A1028])-1))" office:value-type="float" office:value="39">
            <text:p>39</text:p>
          </table:table-cell>
          <table:table-cell table:formula="of:=VALUE(MID([Entrada.A1028];SEARCH(&quot;,&quot;;[Entrada.A1028])+1;100))" office:value-type="float" office:value="33">
            <text:p>33</text:p>
          </table:table-cell>
          <table:table-cell table:formula="of:=[Entrada.B1028]" office:value-type="float" office:value="24">
            <text:p>24</text:p>
          </table:table-cell>
          <table:table-cell table:number-columns-repeated="1021"/>
        </table:table-row>
        <table:table-row table:style-name="ro2">
          <table:table-cell table:formula="of:=VALUE(LEFT([Entrada.A1029];SEARCH(&quot;,&quot;;[Entrada.A1029])-1))" office:value-type="float" office:value="9">
            <text:p>9</text:p>
          </table:table-cell>
          <table:table-cell table:formula="of:=VALUE(MID([Entrada.A1029];SEARCH(&quot;,&quot;;[Entrada.A1029])+1;100))" office:value-type="float" office:value="22">
            <text:p>22</text:p>
          </table:table-cell>
          <table:table-cell table:formula="of:=[Entrada.B1029]" office:value-type="float" office:value="13">
            <text:p>13</text:p>
          </table:table-cell>
          <table:table-cell table:number-columns-repeated="1021"/>
        </table:table-row>
        <table:table-row table:style-name="ro2">
          <table:table-cell table:formula="of:=VALUE(LEFT([Entrada.A1030];SEARCH(&quot;,&quot;;[Entrada.A1030])-1))" office:value-type="float" office:value="12">
            <text:p>12</text:p>
          </table:table-cell>
          <table:table-cell table:formula="of:=VALUE(MID([Entrada.A1030];SEARCH(&quot;,&quot;;[Entrada.A1030])+1;100))" office:value-type="float" office:value="5">
            <text:p>5</text:p>
          </table:table-cell>
          <table:table-cell table:formula="of:=[Entrada.B1030]"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formula="of:=VALUE(LEFT([Entrada.A1031];SEARCH(&quot;,&quot;;[Entrada.A1031])-1))" office:value-type="float" office:value="27">
            <text:p>27</text:p>
          </table:table-cell>
          <table:table-cell table:formula="of:=VALUE(MID([Entrada.A1031];SEARCH(&quot;,&quot;;[Entrada.A1031])+1;100))" office:value-type="float" office:value="29">
            <text:p>29</text:p>
          </table:table-cell>
          <table:table-cell table:formula="of:=[Entrada.B1031]"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formula="of:=VALUE(LEFT([Entrada.A1032];SEARCH(&quot;,&quot;;[Entrada.A1032])-1))" office:value-type="float" office:value="25">
            <text:p>25</text:p>
          </table:table-cell>
          <table:table-cell table:formula="of:=VALUE(MID([Entrada.A1032];SEARCH(&quot;,&quot;;[Entrada.A1032])+1;100))" office:value-type="float" office:value="39">
            <text:p>39</text:p>
          </table:table-cell>
          <table:table-cell table:formula="of:=[Entrada.B1032]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formula="of:=VALUE(LEFT([Entrada.A1033];SEARCH(&quot;,&quot;;[Entrada.A1033])-1))" office:value-type="float" office:value="6">
            <text:p>6</text:p>
          </table:table-cell>
          <table:table-cell table:formula="of:=VALUE(MID([Entrada.A1033];SEARCH(&quot;,&quot;;[Entrada.A1033])+1;100))" office:value-type="float" office:value="3">
            <text:p>3</text:p>
          </table:table-cell>
          <table:table-cell table:formula="of:=[Entrada.B1033]"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formula="of:=VALUE(LEFT([Entrada.A1034];SEARCH(&quot;,&quot;;[Entrada.A1034])-1))" office:value-type="float" office:value="31">
            <text:p>31</text:p>
          </table:table-cell>
          <table:table-cell table:formula="of:=VALUE(MID([Entrada.A1034];SEARCH(&quot;,&quot;;[Entrada.A1034])+1;100))" office:value-type="float" office:value="25">
            <text:p>25</text:p>
          </table:table-cell>
          <table:table-cell table:formula="of:=[Entrada.B1034]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formula="of:=VALUE(LEFT([Entrada.A1035];SEARCH(&quot;,&quot;;[Entrada.A1035])-1))" office:value-type="float" office:value="21">
            <text:p>21</text:p>
          </table:table-cell>
          <table:table-cell table:formula="of:=VALUE(MID([Entrada.A1035];SEARCH(&quot;,&quot;;[Entrada.A1035])+1;100))" office:value-type="float" office:value="19">
            <text:p>19</text:p>
          </table:table-cell>
          <table:table-cell table:formula="of:=[Entrada.B1035]"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formula="of:=VALUE(LEFT([Entrada.A1036];SEARCH(&quot;,&quot;;[Entrada.A1036])-1))" office:value-type="float" office:value="33">
            <text:p>33</text:p>
          </table:table-cell>
          <table:table-cell table:formula="of:=VALUE(MID([Entrada.A1036];SEARCH(&quot;,&quot;;[Entrada.A1036])+1;100))" office:value-type="float" office:value="16">
            <text:p>16</text:p>
          </table:table-cell>
          <table:table-cell table:formula="of:=[Entrada.B1036]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formula="of:=VALUE(LEFT([Entrada.A1037];SEARCH(&quot;,&quot;;[Entrada.A1037])-1))" office:value-type="float" office:value="16">
            <text:p>16</text:p>
          </table:table-cell>
          <table:table-cell table:formula="of:=VALUE(MID([Entrada.A1037];SEARCH(&quot;,&quot;;[Entrada.A1037])+1;100))" office:value-type="float" office:value="40">
            <text:p>40</text:p>
          </table:table-cell>
          <table:table-cell table:formula="of:=[Entrada.B1037]"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formula="of:=VALUE(LEFT([Entrada.A1038];SEARCH(&quot;,&quot;;[Entrada.A1038])-1))" office:value-type="float" office:value="9">
            <text:p>9</text:p>
          </table:table-cell>
          <table:table-cell table:formula="of:=VALUE(MID([Entrada.A1038];SEARCH(&quot;,&quot;;[Entrada.A1038])+1;100))" office:value-type="float" office:value="31">
            <text:p>31</text:p>
          </table:table-cell>
          <table:table-cell table:formula="of:=[Entrada.B1038]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formula="of:=VALUE(LEFT([Entrada.A1039];SEARCH(&quot;,&quot;;[Entrada.A1039])-1))" office:value-type="float" office:value="37">
            <text:p>37</text:p>
          </table:table-cell>
          <table:table-cell table:formula="of:=VALUE(MID([Entrada.A1039];SEARCH(&quot;,&quot;;[Entrada.A1039])+1;100))" office:value-type="float" office:value="4">
            <text:p>4</text:p>
          </table:table-cell>
          <table:table-cell table:formula="of:=[Entrada.B1039]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formula="of:=VALUE(LEFT([Entrada.A1040];SEARCH(&quot;,&quot;;[Entrada.A1040])-1))" office:value-type="float" office:value="24">
            <text:p>24</text:p>
          </table:table-cell>
          <table:table-cell table:formula="of:=VALUE(MID([Entrada.A1040];SEARCH(&quot;,&quot;;[Entrada.A1040])+1;100))" office:value-type="float" office:value="7">
            <text:p>7</text:p>
          </table:table-cell>
          <table:table-cell table:formula="of:=[Entrada.B1040]"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formula="of:=VALUE(LEFT([Entrada.A1041];SEARCH(&quot;,&quot;;[Entrada.A1041])-1))" office:value-type="float" office:value="13">
            <text:p>13</text:p>
          </table:table-cell>
          <table:table-cell table:formula="of:=VALUE(MID([Entrada.A1041];SEARCH(&quot;,&quot;;[Entrada.A1041])+1;100))" office:value-type="float" office:value="27">
            <text:p>27</text:p>
          </table:table-cell>
          <table:table-cell table:formula="of:=[Entrada.B1041]"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formula="of:=VALUE(LEFT([Entrada.A1042];SEARCH(&quot;,&quot;;[Entrada.A1042])-1))" office:value-type="float" office:value="25">
            <text:p>25</text:p>
          </table:table-cell>
          <table:table-cell table:formula="of:=VALUE(MID([Entrada.A1042];SEARCH(&quot;,&quot;;[Entrada.A1042])+1;100))" office:value-type="float" office:value="40">
            <text:p>40</text:p>
          </table:table-cell>
          <table:table-cell table:formula="of:=[Entrada.B1042]" office:value-type="float" office:value="12">
            <text:p>12</text:p>
          </table:table-cell>
          <table:table-cell table:number-columns-repeated="1021"/>
        </table:table-row>
        <table:table-row table:style-name="ro2" table:number-rows-repeated="1047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AA1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4">24/06/2011</text:date>, <text:time>14:3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4T14:34:25.14</dc:date>
    <dc:creator>Luiz Claudio Carvalho</dc:creator>
    <meta:editing-duration>PT19H5M8S</meta:editing-duration>
    <meta:editing-cycles>13</meta:editing-cycles>
    <meta:generator>OpenOffice.org/3.3$Win32 OpenOffice.org_project/330m20$Build-9567</meta:generator>
    <meta:document-statistic meta:table-count="3" meta:cell-count="6509" meta:object-count="0"/>
  </office:meta>
</office:document-meta>
</file>